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style:text-underline-style="solid" style:text-underline-width="auto" style:text-underline-color="font-color" officeooo:rsid="001e6dff" officeooo:paragraph-rsid="001e6dff"/>
    </style:style>
    <style:style style:name="P2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officeooo:rsid="002060af" officeooo:paragraph-rsid="002060af"/>
    </style:style>
    <style:style style:name="P3" style:family="paragraph" style:parent-style-name="Standard">
      <style:text-properties style:text-underline-style="solid" style:text-underline-width="auto" style:text-underline-color="font-color" officeooo:rsid="00228fbe" officeooo:paragraph-rsid="00228fbe"/>
    </style:style>
    <style:style style:name="P4" style:family="paragraph" style:parent-style-name="Standard">
      <style:text-properties style:text-underline-style="solid" style:text-underline-width="auto" style:text-underline-color="font-color" officeooo:rsid="0022db4b" officeooo:paragraph-rsid="0022db4b"/>
    </style:style>
    <style:style style:name="P5" style:family="paragraph" style:parent-style-name="Standard">
      <style:text-properties style:text-underline-style="solid" style:text-underline-width="auto" style:text-underline-color="font-color" officeooo:rsid="00238fac" officeooo:paragraph-rsid="00238fac"/>
    </style:style>
    <style:style style:name="P6" style:family="paragraph" style:parent-style-name="Standard">
      <style:text-properties style:text-underline-style="solid" style:text-underline-width="auto" style:text-underline-color="font-color" officeooo:rsid="00239339" officeooo:paragraph-rsid="00239339"/>
    </style:style>
    <style:style style:name="P7" style:family="paragraph" style:parent-style-name="Standard">
      <style:text-properties style:text-underline-style="solid" style:text-underline-width="auto" style:text-underline-color="font-color" officeooo:rsid="0026fe21" officeooo:paragraph-rsid="0026fe21"/>
    </style:style>
    <style:style style:name="P8" style:family="paragraph" style:parent-style-name="Standard">
      <style:text-properties style:text-underline-style="solid" style:text-underline-width="auto" style:text-underline-color="font-color" officeooo:rsid="0028b4a5" officeooo:paragraph-rsid="0028b4a5"/>
    </style:style>
    <style:style style:name="P9" style:family="paragraph" style:parent-style-name="Standard">
      <style:text-properties style:text-underline-style="solid" style:text-underline-width="auto" style:text-underline-color="font-color" officeooo:rsid="00291307" officeooo:paragraph-rsid="00291307"/>
    </style:style>
    <style:style style:name="P10" style:family="paragraph" style:parent-style-name="Standard">
      <style:text-properties style:text-underline-style="solid" style:text-underline-width="auto" style:text-underline-color="font-color" officeooo:rsid="0029ddc6" officeooo:paragraph-rsid="0029ddc6"/>
    </style:style>
    <style:style style:name="P11" style:family="paragraph" style:parent-style-name="Standard">
      <style:text-properties style:text-underline-style="solid" style:text-underline-width="auto" style:text-underline-color="font-color" officeooo:rsid="002aece4" officeooo:paragraph-rsid="002aece4"/>
    </style:style>
    <style:style style:name="P12" style:family="paragraph" style:parent-style-name="Standard">
      <style:text-properties style:text-underline-style="solid" style:text-underline-width="auto" style:text-underline-color="font-color" officeooo:rsid="002d4842" officeooo:paragraph-rsid="002d4842"/>
    </style:style>
    <style:style style:name="P13" style:family="paragraph" style:parent-style-name="Standard">
      <style:text-properties style:text-underline-style="solid" style:text-underline-width="auto" style:text-underline-color="font-color" officeooo:rsid="00360a0b" officeooo:paragraph-rsid="00360a0b"/>
    </style:style>
    <style:style style:name="P14" style:family="paragraph" style:parent-style-name="Standard">
      <style:text-properties style:text-underline-style="solid" style:text-underline-width="auto" style:text-underline-color="font-color" officeooo:rsid="003a60c0" officeooo:paragraph-rsid="003a60c0"/>
    </style:style>
    <style:style style:name="P15" style:family="paragraph" style:parent-style-name="Standard">
      <style:text-properties style:text-underline-style="solid" style:text-underline-width="auto" style:text-underline-color="font-color" officeooo:rsid="00475704" officeooo:paragraph-rsid="00475704"/>
    </style:style>
    <style:style style:name="P16" style:family="paragraph" style:parent-style-name="Standard">
      <style:text-properties style:text-underline-style="solid" style:text-underline-width="auto" style:text-underline-color="font-color" officeooo:rsid="0054ccba" officeooo:paragraph-rsid="0054ccba"/>
    </style:style>
    <style:style style:name="P17" style:family="paragraph" style:parent-style-name="Standard">
      <style:text-properties style:text-underline-style="solid" style:text-underline-width="auto" style:text-underline-color="font-color" officeooo:rsid="0068cf78" officeooo:paragraph-rsid="0068cf78"/>
    </style:style>
    <style:style style:name="P18" style:family="paragraph" style:parent-style-name="Standard">
      <style:text-properties style:text-underline-style="solid" style:text-underline-width="auto" style:text-underline-color="font-color" fo:font-weight="normal" officeooo:rsid="006f90e3" officeooo:paragraph-rsid="006f90e3" style:font-weight-asian="normal" style:font-weight-complex="normal"/>
    </style:style>
    <style:style style:name="P19" style:family="paragraph" style:parent-style-name="Standard">
      <style:text-properties style:text-underline-style="solid" style:text-underline-width="auto" style:text-underline-color="font-color" fo:font-weight="normal" officeooo:rsid="017814b2" officeooo:paragraph-rsid="017814b2" style:font-weight-asian="normal" style:font-weight-complex="normal"/>
    </style:style>
    <style:style style:name="P20" style:family="paragraph" style:parent-style-name="Standard">
      <style:text-properties style:text-underline-style="solid" style:text-underline-width="auto" style:text-underline-color="font-color" fo:font-weight="normal" officeooo:rsid="017bdf91" officeooo:paragraph-rsid="017bdf91" style:font-weight-asian="normal" style:font-weight-complex="normal"/>
    </style:style>
    <style:style style:name="P21" style:family="paragraph" style:parent-style-name="Standard">
      <style:text-properties style:text-underline-style="solid" style:text-underline-width="auto" style:text-underline-color="font-color" fo:font-weight="normal" officeooo:rsid="018427ba" officeooo:paragraph-rsid="018427ba" style:font-weight-asian="normal" style:font-weight-complex="normal"/>
    </style:style>
    <style:style style:name="P22" style:family="paragraph" style:parent-style-name="Standard">
      <style:text-properties style:text-underline-style="solid" style:text-underline-width="auto" style:text-underline-color="font-color" fo:font-weight="normal" officeooo:rsid="0030ea11" officeooo:paragraph-rsid="0030ea11" style:font-weight-asian="normal" style:font-weight-complex="normal"/>
    </style:style>
    <style:style style:name="P23" style:family="paragraph" style:parent-style-name="Standard">
      <style:text-properties style:text-underline-style="solid" style:text-underline-width="auto" style:text-underline-color="font-color" fo:font-weight="normal" officeooo:rsid="003d3cdc" officeooo:paragraph-rsid="003d3cdc" style:font-weight-asian="normal" style:font-weight-complex="normal"/>
    </style:style>
    <style:style style:name="P24" style:family="paragraph" style:parent-style-name="Standard">
      <style:text-properties style:text-underline-style="solid" style:text-underline-width="auto" style:text-underline-color="font-color" fo:font-weight="normal" officeooo:rsid="003fe5f2" officeooo:paragraph-rsid="003fe5f2" style:font-weight-asian="normal" style:font-weight-complex="normal"/>
    </style:style>
    <style:style style:name="P25" style:family="paragraph" style:parent-style-name="Standard">
      <style:text-properties style:text-underline-style="solid" style:text-underline-width="auto" style:text-underline-color="font-color" fo:font-weight="normal" officeooo:rsid="0045bf16" officeooo:paragraph-rsid="0045bf16" style:font-weight-asian="normal" style:font-weight-complex="normal"/>
    </style:style>
    <style:style style:name="P26" style:family="paragraph" style:parent-style-name="Standard">
      <style:text-properties style:text-underline-style="solid" style:text-underline-width="auto" style:text-underline-color="font-color" fo:font-weight="normal" officeooo:rsid="004e5854" officeooo:paragraph-rsid="004e5854" style:font-weight-asian="normal" style:font-weight-complex="normal"/>
    </style:style>
    <style:style style:name="P27" style:family="paragraph" style:parent-style-name="Standard">
      <style:text-properties style:text-underline-style="solid" style:text-underline-width="auto" style:text-underline-color="font-color" fo:font-weight="normal" officeooo:rsid="0054ccba" officeooo:paragraph-rsid="0054ccba" style:font-weight-asian="normal" style:font-weight-complex="normal"/>
    </style:style>
    <style:style style:name="P28" style:family="paragraph" style:parent-style-name="Standard">
      <style:text-properties style:text-underline-style="solid" style:text-underline-width="auto" style:text-underline-color="font-color" fo:font-weight="normal" officeooo:rsid="005ff0a3" officeooo:paragraph-rsid="005ff0a3" style:font-weight-asian="normal" style:font-weight-complex="normal"/>
    </style:style>
    <style:style style:name="P29" style:family="paragraph" style:parent-style-name="Standard">
      <style:text-properties style:text-underline-style="solid" style:text-underline-width="auto" style:text-underline-color="font-color" fo:font-weight="normal" officeooo:rsid="0068cf78" officeooo:paragraph-rsid="0068cf78" style:font-weight-asian="normal" style:font-weight-complex="normal"/>
    </style:style>
    <style:style style:name="P30" style:family="paragraph" style:parent-style-name="Standard">
      <style:text-properties style:text-underline-style="solid" style:text-underline-width="auto" style:text-underline-color="font-color" fo:font-weight="normal" officeooo:rsid="007e7647" officeooo:paragraph-rsid="007e7647" style:font-weight-asian="normal" style:font-weight-complex="normal"/>
    </style:style>
    <style:style style:name="P31" style:family="paragraph" style:parent-style-name="Standard">
      <style:text-properties style:text-underline-style="solid" style:text-underline-width="auto" style:text-underline-color="font-color" fo:font-weight="normal" officeooo:rsid="001ae535" officeooo:paragraph-rsid="00fe13c0" style:font-weight-asian="normal" style:font-weight-complex="normal"/>
    </style:style>
    <style:style style:name="P32" style:family="paragraph" style:parent-style-name="Standard">
      <style:text-properties style:text-underline-style="solid" style:text-underline-width="auto" style:text-underline-color="font-color" fo:font-weight="normal" officeooo:rsid="001c4026" officeooo:paragraph-rsid="00fe13c0" style:font-weight-asian="normal" style:font-weight-complex="normal"/>
    </style:style>
    <style:style style:name="P33" style:family="paragraph" style:parent-style-name="Standard">
      <style:text-properties style:text-underline-style="solid" style:text-underline-width="auto" style:text-underline-color="font-color" fo:font-weight="normal" officeooo:rsid="001ed6f4" officeooo:paragraph-rsid="00fe13c0" style:font-weight-asian="normal" style:font-weight-complex="normal"/>
    </style:style>
    <style:style style:name="P34" style:family="paragraph" style:parent-style-name="Standard">
      <style:text-properties style:text-underline-style="solid" style:text-underline-width="auto" style:text-underline-color="font-color" fo:font-weight="normal" officeooo:rsid="002387fc" officeooo:paragraph-rsid="00fe13c0" style:font-weight-asian="normal" style:font-weight-complex="normal"/>
    </style:style>
    <style:style style:name="P35" style:family="paragraph" style:parent-style-name="Standard">
      <style:text-properties style:text-underline-style="solid" style:text-underline-width="auto" style:text-underline-color="font-color" fo:font-weight="normal" officeooo:rsid="002db851" officeooo:paragraph-rsid="00fe13c0" style:font-weight-asian="normal" style:font-weight-complex="normal"/>
    </style:style>
    <style:style style:name="P36" style:family="paragraph" style:parent-style-name="Standard">
      <style:text-properties style:text-underline-style="solid" style:text-underline-width="auto" style:text-underline-color="font-color" fo:font-weight="normal" officeooo:rsid="003364b4" officeooo:paragraph-rsid="00fe13c0" style:font-weight-asian="normal" style:font-weight-complex="normal"/>
    </style:style>
    <style:style style:name="P37" style:family="paragraph" style:parent-style-name="Standard">
      <style:text-properties style:text-underline-style="solid" style:text-underline-width="auto" style:text-underline-color="font-color" fo:font-weight="normal" officeooo:rsid="00421644" officeooo:paragraph-rsid="00fe13c0" style:font-weight-asian="normal" style:font-weight-complex="normal"/>
    </style:style>
    <style:style style:name="P38" style:family="paragraph" style:parent-style-name="Standard">
      <style:text-properties style:text-underline-style="solid" style:text-underline-width="auto" style:text-underline-color="font-color" fo:font-weight="normal" officeooo:rsid="0048ee53" officeooo:paragraph-rsid="00fe13c0" style:font-weight-asian="normal" style:font-weight-complex="normal"/>
    </style:style>
    <style:style style:name="P39" style:family="paragraph" style:parent-style-name="Standard">
      <style:text-properties style:text-underline-style="solid" style:text-underline-width="auto" style:text-underline-color="font-color" fo:font-weight="normal" officeooo:rsid="005f9ff4" officeooo:paragraph-rsid="00fe13c0" style:font-weight-asian="normal" style:font-weight-complex="normal"/>
    </style:style>
    <style:style style:name="P40" style:family="paragraph" style:parent-style-name="Standard">
      <style:text-properties style:text-underline-style="solid" style:text-underline-width="auto" style:text-underline-color="font-color" fo:font-weight="normal" officeooo:rsid="005faf60" officeooo:paragraph-rsid="00fe13c0" style:font-weight-asian="normal" style:font-weight-complex="normal"/>
    </style:style>
    <style:style style:name="P41" style:family="paragraph" style:parent-style-name="Standard">
      <style:text-properties style:text-underline-style="solid" style:text-underline-width="auto" style:text-underline-color="font-color" fo:font-weight="normal" officeooo:rsid="006faa31" officeooo:paragraph-rsid="00fe13c0" style:font-weight-asian="normal" style:font-weight-complex="normal"/>
    </style:style>
    <style:style style:name="P42" style:family="paragraph" style:parent-style-name="Standard">
      <style:text-properties style:text-underline-style="solid" style:text-underline-width="auto" style:text-underline-color="font-color" fo:font-weight="normal" officeooo:rsid="0074ec18" officeooo:paragraph-rsid="00fe13c0" style:font-weight-asian="normal" style:font-weight-complex="normal"/>
    </style:style>
    <style:style style:name="P43" style:family="paragraph" style:parent-style-name="Standard">
      <style:text-properties style:text-underline-style="solid" style:text-underline-width="auto" style:text-underline-color="font-color" fo:font-weight="normal" officeooo:rsid="01580437" officeooo:paragraph-rsid="01580437" fo:background-color="transparent" style:font-weight-asian="normal" style:font-weight-complex="normal"/>
    </style:style>
    <style:style style:name="P44" style:family="paragraph" style:parent-style-name="Standard">
      <style:text-properties style:text-underline-style="solid" style:text-underline-width="auto" style:text-underline-color="font-color" fo:font-weight="normal" officeooo:rsid="0169655d" officeooo:paragraph-rsid="0169655d" fo:background-color="transparent" style:font-weight-asian="normal" style:font-weight-complex="normal"/>
    </style:style>
    <style:style style:name="P45" style:family="paragraph" style:parent-style-name="Standard">
      <style:text-properties style:text-underline-style="solid" style:text-underline-width="auto" style:text-underline-color="font-color" fo:font-weight="normal" officeooo:rsid="016cef21" officeooo:paragraph-rsid="016cef21" fo:background-color="transparent" style:font-weight-asian="normal" style:font-weight-complex="normal"/>
    </style:style>
    <style:style style:name="P46" style:family="paragraph" style:parent-style-name="Standard">
      <style:text-properties style:text-underline-style="solid" style:text-underline-width="auto" style:text-underline-color="font-color" fo:font-weight="normal" officeooo:rsid="0188fe84" officeooo:paragraph-rsid="0188fe84" fo:background-color="transparent" style:font-weight-asian="normal" style:font-weight-complex="normal"/>
    </style:style>
    <style:style style:name="P47" style:family="paragraph" style:parent-style-name="Standard">
      <style:text-properties style:text-underline-style="solid" style:text-underline-width="auto" style:text-underline-color="font-color" officeooo:rsid="0080e5eb" officeooo:paragraph-rsid="0080e5eb"/>
    </style:style>
    <style:style style:name="P48" style:family="paragraph" style:parent-style-name="Standard">
      <style:text-properties style:text-underline-style="solid" style:text-underline-width="auto" style:text-underline-color="font-color" officeooo:rsid="008c59cb" officeooo:paragraph-rsid="008c59cb"/>
    </style:style>
    <style:style style:name="P49" style:family="paragraph" style:parent-style-name="Standard">
      <style:text-properties style:text-underline-style="solid" style:text-underline-width="auto" style:text-underline-color="font-color" officeooo:rsid="008f852a" officeooo:paragraph-rsid="008f852a"/>
    </style:style>
    <style:style style:name="P50" style:family="paragraph" style:parent-style-name="Standard">
      <style:text-properties style:text-underline-style="solid" style:text-underline-width="auto" style:text-underline-color="font-color" officeooo:rsid="009156ab" officeooo:paragraph-rsid="00931251"/>
    </style:style>
    <style:style style:name="P51" style:family="paragraph" style:parent-style-name="Standard">
      <style:text-properties style:text-underline-style="solid" style:text-underline-width="auto" style:text-underline-color="font-color" officeooo:rsid="00c7c30e" officeooo:paragraph-rsid="00c7c30e"/>
    </style:style>
    <style:style style:name="P52" style:family="paragraph" style:parent-style-name="Standard">
      <style:text-properties style:text-underline-style="solid" style:text-underline-width="auto" style:text-underline-color="font-color" officeooo:rsid="00cf6874" officeooo:paragraph-rsid="00cf6874"/>
    </style:style>
    <style:style style:name="P53" style:family="paragraph" style:parent-style-name="Standard">
      <style:text-properties style:text-underline-style="solid" style:text-underline-width="auto" style:text-underline-color="font-color" officeooo:paragraph-rsid="00d448ec"/>
    </style:style>
    <style:style style:name="P54" style:family="paragraph" style:parent-style-name="Standard">
      <style:text-properties style:text-underline-style="solid" style:text-underline-width="auto" style:text-underline-color="font-color" officeooo:rsid="00d2cf78" officeooo:paragraph-rsid="00d2cf78"/>
    </style:style>
    <style:style style:name="P55" style:family="paragraph" style:parent-style-name="Standard">
      <style:text-properties style:text-underline-style="solid" style:text-underline-width="auto" style:text-underline-color="font-color" officeooo:rsid="00dcffd7" officeooo:paragraph-rsid="00dcffd7"/>
    </style:style>
    <style:style style:name="P56" style:family="paragraph" style:parent-style-name="Standard">
      <style:text-properties style:text-underline-style="solid" style:text-underline-width="auto" style:text-underline-color="font-color" officeooo:rsid="00dd1c06" officeooo:paragraph-rsid="00dd1c06"/>
    </style:style>
    <style:style style:name="P57" style:family="paragraph" style:parent-style-name="Standard">
      <style:text-properties style:text-underline-style="solid" style:text-underline-width="auto" style:text-underline-color="font-color" officeooo:rsid="00ea81ae" officeooo:paragraph-rsid="00ea81ae"/>
    </style:style>
    <style:style style:name="P58" style:family="paragraph" style:parent-style-name="Standard">
      <style:text-properties style:text-underline-style="solid" style:text-underline-width="auto" style:text-underline-color="font-color" officeooo:rsid="00f92386" officeooo:paragraph-rsid="00f92386"/>
    </style:style>
    <style:style style:name="P59" style:family="paragraph" style:parent-style-name="Standard">
      <style:text-properties style:text-underline-style="solid" style:text-underline-width="auto" style:text-underline-color="font-color" officeooo:rsid="0018344f" officeooo:paragraph-rsid="00fe13c0"/>
    </style:style>
    <style:style style:name="P60" style:family="paragraph" style:parent-style-name="Standard">
      <style:text-properties style:text-underline-style="solid" style:text-underline-width="auto" style:text-underline-color="font-color" officeooo:rsid="0018990d" officeooo:paragraph-rsid="00fe13c0"/>
    </style:style>
    <style:style style:name="P61" style:family="paragraph" style:parent-style-name="Standard">
      <style:text-properties style:text-underline-style="solid" style:text-underline-width="auto" style:text-underline-color="font-color" officeooo:rsid="001ae535" officeooo:paragraph-rsid="00fe13c0"/>
    </style:style>
    <style:style style:name="P62" style:family="paragraph" style:parent-style-name="Standard">
      <style:text-properties style:text-underline-style="solid" style:text-underline-width="auto" style:text-underline-color="font-color" officeooo:rsid="003a2e9e" officeooo:paragraph-rsid="00fe13c0"/>
    </style:style>
    <style:style style:name="P63" style:family="paragraph" style:parent-style-name="Standard">
      <style:text-properties style:text-underline-style="solid" style:text-underline-width="auto" style:text-underline-color="font-color" officeooo:rsid="003c8ba5" officeooo:paragraph-rsid="00fe13c0"/>
    </style:style>
    <style:style style:name="P64" style:family="paragraph" style:parent-style-name="Standard">
      <style:text-properties style:text-underline-style="solid" style:text-underline-width="auto" style:text-underline-color="font-color" officeooo:rsid="007197c2" officeooo:paragraph-rsid="00fe13c0"/>
    </style:style>
    <style:style style:name="P65" style:family="paragraph" style:parent-style-name="Standard">
      <style:text-properties style:text-underline-style="solid" style:text-underline-width="auto" style:text-underline-color="font-color" officeooo:rsid="0073ea4e" officeooo:paragraph-rsid="00fe13c0"/>
    </style:style>
    <style:style style:name="P66" style:family="paragraph" style:parent-style-name="Standard">
      <style:text-properties style:text-underline-style="solid" style:text-underline-width="auto" style:text-underline-color="font-color" officeooo:rsid="0110c0cf" officeooo:paragraph-rsid="0110c0cf"/>
    </style:style>
    <style:style style:name="P67" style:family="paragraph" style:parent-style-name="Standard">
      <style:text-properties style:text-underline-style="solid" style:text-underline-width="auto" style:text-underline-color="font-color" officeooo:rsid="0126f1aa" officeooo:paragraph-rsid="0126f1aa"/>
    </style:style>
    <style:style style:name="P68" style:family="paragraph" style:parent-style-name="Standard">
      <style:text-properties style:text-underline-style="solid" style:text-underline-width="auto" style:text-underline-color="font-color" officeooo:rsid="0127fe83" officeooo:paragraph-rsid="0127fe83"/>
    </style:style>
    <style:style style:name="P69" style:family="paragraph" style:parent-style-name="Standard">
      <style:text-properties style:text-underline-style="solid" style:text-underline-width="auto" style:text-underline-color="font-color" officeooo:rsid="0029e42a" officeooo:paragraph-rsid="00291307"/>
    </style:style>
    <style:style style:name="P70" style:family="paragraph" style:parent-style-name="Standard">
      <style:text-properties style:text-underline-style="solid" style:text-underline-width="auto" style:text-underline-color="font-color" officeooo:rsid="01a18aba" officeooo:paragraph-rsid="01a18aba"/>
    </style:style>
    <style:style style:name="P71" style:family="paragraph" style:parent-style-name="Standard">
      <style:text-properties style:text-underline-style="solid" style:text-underline-width="auto" style:text-underline-color="font-color" officeooo:rsid="01ac4d0d" officeooo:paragraph-rsid="01ac4d0d"/>
    </style:style>
    <style:style style:name="P72" style:family="paragraph" style:parent-style-name="Standard">
      <style:text-properties style:text-underline-style="solid" style:text-underline-width="auto" style:text-underline-color="font-color" officeooo:rsid="01c53a79" officeooo:paragraph-rsid="01c53a79" fo:background-color="transparent"/>
    </style:style>
    <style:style style:name="P73" style:family="paragraph" style:parent-style-name="Standard">
      <style:text-properties style:text-underline-style="solid" style:text-underline-width="auto" style:text-underline-color="font-color" officeooo:rsid="01d62234" officeooo:paragraph-rsid="01d62234"/>
    </style:style>
    <style:style style:name="P74" style:family="paragraph" style:parent-style-name="Standard">
      <style:text-properties style:text-underline-style="none" officeooo:rsid="001e6dff" officeooo:paragraph-rsid="001e6dff"/>
    </style:style>
    <style:style style:name="P75" style:family="paragraph" style:parent-style-name="Standard">
      <style:text-properties style:text-underline-style="none" officeooo:rsid="0020a9ee" officeooo:paragraph-rsid="0020a9ee"/>
    </style:style>
    <style:style style:name="P76" style:family="paragraph" style:parent-style-name="Standard">
      <style:text-properties style:text-underline-style="none" officeooo:rsid="00228fbe" officeooo:paragraph-rsid="00228fbe"/>
    </style:style>
    <style:style style:name="P77" style:family="paragraph" style:parent-style-name="Standard">
      <style:text-properties style:text-underline-style="none" officeooo:rsid="0022db4b" officeooo:paragraph-rsid="0022db4b"/>
    </style:style>
    <style:style style:name="P78" style:family="paragraph" style:parent-style-name="Standard">
      <style:text-properties style:text-underline-style="none" officeooo:rsid="00238fac" officeooo:paragraph-rsid="00238fac"/>
    </style:style>
    <style:style style:name="P79" style:family="paragraph" style:parent-style-name="Standard">
      <style:text-properties style:text-underline-style="none" officeooo:rsid="00238fac" officeooo:paragraph-rsid="00239339"/>
    </style:style>
    <style:style style:name="P80" style:family="paragraph" style:parent-style-name="Standard">
      <style:text-properties style:text-underline-style="none" officeooo:rsid="00239339" officeooo:paragraph-rsid="00239339"/>
    </style:style>
    <style:style style:name="P81" style:family="paragraph" style:parent-style-name="Standard">
      <style:text-properties style:text-underline-style="none" officeooo:rsid="00252cdd" officeooo:paragraph-rsid="00252cdd"/>
    </style:style>
    <style:style style:name="P82" style:family="paragraph" style:parent-style-name="Standard">
      <style:text-properties style:text-underline-style="none" officeooo:rsid="0026fdc4" officeooo:paragraph-rsid="0026fdc4"/>
    </style:style>
    <style:style style:name="P83" style:family="paragraph" style:parent-style-name="Standard">
      <style:text-properties style:text-underline-style="none" officeooo:rsid="0026fe21" officeooo:paragraph-rsid="0026fe21"/>
    </style:style>
    <style:style style:name="P84" style:family="paragraph" style:parent-style-name="Standard">
      <style:text-properties style:text-underline-style="none" officeooo:rsid="00291307" officeooo:paragraph-rsid="00291307"/>
    </style:style>
    <style:style style:name="P85" style:family="paragraph" style:parent-style-name="Standard">
      <style:text-properties style:text-underline-style="none" officeooo:paragraph-rsid="00291307"/>
    </style:style>
    <style:style style:name="P86" style:family="paragraph" style:parent-style-name="Standard">
      <style:text-properties style:text-underline-style="none" officeooo:rsid="0029e42a" officeooo:paragraph-rsid="0029e42a"/>
    </style:style>
    <style:style style:name="P87" style:family="paragraph" style:parent-style-name="Standard">
      <style:text-properties style:text-underline-style="none" officeooo:rsid="002aece4" officeooo:paragraph-rsid="002aece4"/>
    </style:style>
    <style:style style:name="P88" style:family="paragraph" style:parent-style-name="Standard">
      <style:text-properties style:text-underline-style="none" officeooo:rsid="002c75ff" officeooo:paragraph-rsid="002c75ff"/>
    </style:style>
    <style:style style:name="P89" style:family="paragraph" style:parent-style-name="Standard">
      <style:text-properties style:text-underline-style="none" officeooo:rsid="002d9fb9" officeooo:paragraph-rsid="002d9fb9"/>
    </style:style>
    <style:style style:name="P90" style:family="paragraph" style:parent-style-name="Standard">
      <style:text-properties style:text-underline-style="none" fo:font-weight="bold" officeooo:rsid="0018990d" officeooo:paragraph-rsid="00fe13c0" style:font-weight-asian="bold" style:font-weight-complex="bold"/>
    </style:style>
    <style:style style:name="P91" style:family="paragraph" style:parent-style-name="Standard">
      <style:text-properties style:text-underline-style="none" fo:font-weight="bold" officeooo:rsid="004aaba1" officeooo:paragraph-rsid="00fe13c0" style:font-weight-asian="bold" style:font-weight-complex="bold"/>
    </style:style>
    <style:style style:name="P92" style:family="paragraph" style:parent-style-name="Standard">
      <style:text-properties style:text-underline-style="none" fo:font-weight="bold" officeooo:rsid="0063db5f" officeooo:paragraph-rsid="00fe13c0" style:font-weight-asian="bold" style:font-weight-complex="bold"/>
    </style:style>
    <style:style style:name="P93" style:family="paragraph" style:parent-style-name="Standard">
      <style:text-properties style:text-underline-style="none" fo:font-weight="bold" officeooo:rsid="007a4b06" officeooo:paragraph-rsid="00fe13c0" style:font-weight-asian="bold" style:font-weight-complex="bold"/>
    </style:style>
    <style:style style:name="P94" style:family="paragraph" style:parent-style-name="Standard">
      <style:text-properties style:text-underline-style="none" fo:font-weight="bold" officeooo:rsid="008c59cb" officeooo:paragraph-rsid="008c59cb" fo:background-color="#ffff00" style:font-weight-asian="bold" style:font-weight-complex="bold"/>
    </style:style>
    <style:style style:name="P95" style:family="paragraph" style:parent-style-name="Standard">
      <style:text-properties style:text-underline-style="none" fo:font-weight="bold" officeooo:rsid="00550af7" officeooo:paragraph-rsid="00550af7" fo:background-color="#ffff00" style:font-weight-asian="bold" style:font-weight-complex="bold"/>
    </style:style>
    <style:style style:name="P96" style:family="paragraph" style:parent-style-name="Standard">
      <style:text-properties style:text-underline-style="none" fo:font-weight="bold" officeooo:rsid="007536e2" officeooo:paragraph-rsid="00fe13c0" fo:background-color="#ffff00" style:font-weight-asian="bold" style:font-weight-complex="bold"/>
    </style:style>
    <style:style style:name="P97" style:family="paragraph" style:parent-style-name="Standard">
      <style:text-properties style:text-underline-style="none" fo:font-weight="bold" officeooo:rsid="0088450e" officeooo:paragraph-rsid="00fe13c0" fo:background-color="transparent" style:font-weight-asian="bold" style:font-weight-complex="bold"/>
    </style:style>
    <style:style style:name="P98" style:family="paragraph" style:parent-style-name="Standard">
      <style:text-properties style:text-underline-style="none" officeooo:rsid="002efd8a" officeooo:paragraph-rsid="002efd8a"/>
    </style:style>
    <style:style style:name="P99" style:family="paragraph" style:parent-style-name="Standard">
      <style:text-properties style:text-underline-style="none" officeooo:rsid="00325e9d" officeooo:paragraph-rsid="00325e9d"/>
    </style:style>
    <style:style style:name="P100" style:family="paragraph" style:parent-style-name="Standard">
      <style:text-properties style:text-underline-style="none" officeooo:rsid="00360a0b" officeooo:paragraph-rsid="00360a0b"/>
    </style:style>
    <style:style style:name="P101" style:family="paragraph" style:parent-style-name="Standard">
      <style:text-properties style:text-underline-style="none" officeooo:rsid="003a8b44" officeooo:paragraph-rsid="003a8b44"/>
    </style:style>
    <style:style style:name="P102" style:family="paragraph" style:parent-style-name="Standard">
      <style:text-properties style:text-underline-style="none" officeooo:rsid="003c3b1d" officeooo:paragraph-rsid="003c3b1d"/>
    </style:style>
    <style:style style:name="P103" style:family="paragraph" style:parent-style-name="Standard">
      <style:text-properties style:text-underline-style="none" officeooo:rsid="003e4c22" officeooo:paragraph-rsid="003e4c22"/>
    </style:style>
    <style:style style:name="P104" style:family="paragraph" style:parent-style-name="Standard">
      <style:text-properties style:text-underline-style="none" officeooo:rsid="003fe5f2" officeooo:paragraph-rsid="003fe5f2"/>
    </style:style>
    <style:style style:name="P105" style:family="paragraph" style:parent-style-name="Standard">
      <style:text-properties style:text-underline-style="none" officeooo:rsid="0041bb49" officeooo:paragraph-rsid="0041bb49"/>
    </style:style>
    <style:style style:name="P106" style:family="paragraph" style:parent-style-name="Standard">
      <style:text-properties style:text-underline-style="none" officeooo:rsid="0045bf16" officeooo:paragraph-rsid="0045bf16"/>
    </style:style>
    <style:style style:name="P107" style:family="paragraph" style:parent-style-name="Standard">
      <style:text-properties style:text-underline-style="none" officeooo:rsid="0048f7d0" officeooo:paragraph-rsid="0048f7d0"/>
    </style:style>
    <style:style style:name="P108" style:family="paragraph" style:parent-style-name="Standard">
      <style:text-properties style:text-underline-style="none" officeooo:rsid="004b0bf8" officeooo:paragraph-rsid="004b0bf8"/>
    </style:style>
    <style:style style:name="P109" style:family="paragraph" style:parent-style-name="Standard">
      <style:text-properties style:text-underline-style="none" officeooo:rsid="004c6004" officeooo:paragraph-rsid="004c6004"/>
    </style:style>
    <style:style style:name="P110" style:family="paragraph" style:parent-style-name="Standard">
      <style:text-properties style:text-underline-style="none" officeooo:rsid="004e5854" officeooo:paragraph-rsid="004e5854"/>
    </style:style>
    <style:style style:name="P111" style:family="paragraph" style:parent-style-name="Standard">
      <style:text-properties style:text-underline-style="none" officeooo:rsid="0054ccba" officeooo:paragraph-rsid="0054ccba"/>
    </style:style>
    <style:style style:name="P112" style:family="paragraph" style:parent-style-name="Standard">
      <style:text-properties style:text-underline-style="none" fo:font-weight="normal" officeooo:rsid="0054ccba" officeooo:paragraph-rsid="0054ccba" style:font-weight-asian="normal" style:font-weight-complex="normal"/>
    </style:style>
    <style:style style:name="P113" style:family="paragraph" style:parent-style-name="Standard">
      <style:text-properties style:text-underline-style="none" fo:font-weight="normal" officeooo:rsid="00550af7" officeooo:paragraph-rsid="00550af7" style:font-weight-asian="normal" style:font-weight-complex="normal"/>
    </style:style>
    <style:style style:name="P114" style:family="paragraph" style:parent-style-name="Standard">
      <style:text-properties style:text-underline-style="none" fo:font-weight="normal" officeooo:rsid="006a9319" officeooo:paragraph-rsid="006a9319" style:font-weight-asian="normal" style:font-weight-complex="normal"/>
    </style:style>
    <style:style style:name="P115" style:family="paragraph" style:parent-style-name="Standard">
      <style:text-properties style:text-underline-style="none" fo:font-weight="normal" officeooo:rsid="006c7804" officeooo:paragraph-rsid="006c7804" style:font-weight-asian="normal" style:font-weight-complex="normal"/>
    </style:style>
    <style:style style:name="P116" style:family="paragraph" style:parent-style-name="Standard">
      <style:text-properties style:text-underline-style="none" fo:font-weight="normal" officeooo:rsid="006fc4c0" officeooo:paragraph-rsid="006fc4c0" style:font-weight-asian="normal" style:font-weight-complex="normal"/>
    </style:style>
    <style:style style:name="P117" style:family="paragraph" style:parent-style-name="Standard">
      <style:text-properties style:text-underline-style="none" fo:font-weight="normal" officeooo:rsid="007023a6" officeooo:paragraph-rsid="007023a6" style:font-weight-asian="normal" style:font-weight-complex="normal"/>
    </style:style>
    <style:style style:name="P118" style:family="paragraph" style:parent-style-name="Standard">
      <style:text-properties style:text-underline-style="none" fo:font-weight="normal" officeooo:rsid="0072a4d2" officeooo:paragraph-rsid="0072a4d2" style:font-weight-asian="normal" style:font-weight-complex="normal"/>
    </style:style>
    <style:style style:name="P119" style:family="paragraph" style:parent-style-name="Standard">
      <style:text-properties style:text-underline-style="none" fo:font-weight="normal" officeooo:rsid="0072a4d2" officeooo:paragraph-rsid="007023a6" style:font-weight-asian="normal" style:font-weight-complex="normal"/>
    </style:style>
    <style:style style:name="P120" style:family="paragraph" style:parent-style-name="Standard">
      <style:text-properties style:text-underline-style="none" fo:font-weight="normal" officeooo:rsid="0072a4d2" officeooo:paragraph-rsid="00740e26" style:font-weight-asian="normal" style:font-weight-complex="normal"/>
    </style:style>
    <style:style style:name="P121" style:family="paragraph" style:parent-style-name="Standard">
      <style:text-properties style:text-underline-style="none" fo:font-weight="normal" officeooo:rsid="001c4026" officeooo:paragraph-rsid="00fe13c0" style:font-weight-asian="normal" style:font-weight-complex="normal"/>
    </style:style>
    <style:style style:name="P122" style:family="paragraph" style:parent-style-name="Standard">
      <style:text-properties style:text-underline-style="none" fo:font-weight="normal" officeooo:rsid="004c024e" officeooo:paragraph-rsid="00fe13c0" style:font-weight-asian="normal" style:font-weight-complex="normal"/>
    </style:style>
    <style:style style:name="P123" style:family="paragraph" style:parent-style-name="Standard">
      <style:text-properties style:text-underline-style="none" fo:font-weight="normal" officeooo:rsid="007a4b06" officeooo:paragraph-rsid="00fe13c0" style:font-weight-asian="normal" style:font-weight-complex="normal"/>
    </style:style>
    <style:style style:name="P124" style:family="paragraph" style:parent-style-name="Standard">
      <style:text-properties style:text-underline-style="none" fo:font-weight="normal" officeooo:rsid="007b31d2" officeooo:paragraph-rsid="00fe13c0" style:font-weight-asian="normal" style:font-weight-complex="normal"/>
    </style:style>
    <style:style style:name="P125" style:family="paragraph" style:parent-style-name="Standard">
      <style:text-properties style:text-underline-style="none" fo:font-weight="normal" officeooo:rsid="007d2d55" officeooo:paragraph-rsid="00fe13c0" style:font-weight-asian="normal" style:font-weight-complex="normal"/>
    </style:style>
    <style:style style:name="P126" style:family="paragraph" style:parent-style-name="Standard">
      <style:text-properties style:text-underline-style="none" fo:font-weight="normal" officeooo:rsid="017814b2" officeooo:paragraph-rsid="017814b2" style:font-weight-asian="normal" style:font-weight-complex="normal"/>
    </style:style>
    <style:style style:name="P127" style:family="paragraph" style:parent-style-name="Standard">
      <style:text-properties style:text-underline-style="none" fo:font-weight="normal" officeooo:rsid="018427ba" officeooo:paragraph-rsid="018427ba" style:font-weight-asian="normal" style:font-weight-complex="normal"/>
    </style:style>
    <style:style style:name="P128" style:family="paragraph" style:parent-style-name="Standard">
      <style:text-properties style:text-underline-style="none" fo:font-weight="normal" officeooo:rsid="002c75ff" officeooo:paragraph-rsid="002c75ff" style:font-weight-asian="normal" style:font-weight-complex="normal"/>
    </style:style>
    <style:style style:name="P129" style:family="paragraph" style:parent-style-name="Standard">
      <style:text-properties style:text-underline-style="none" fo:font-weight="normal" officeooo:rsid="002cf977" officeooo:paragraph-rsid="002c75ff" style:font-weight-asian="normal" style:font-weight-complex="normal"/>
    </style:style>
    <style:style style:name="P130" style:family="paragraph" style:parent-style-name="Standard">
      <style:text-properties style:text-underline-style="none" fo:font-weight="normal" officeooo:rsid="002d4842" officeooo:paragraph-rsid="002d4842" style:font-weight-asian="normal" style:font-weight-complex="normal"/>
    </style:style>
    <style:style style:name="P131" style:family="paragraph" style:parent-style-name="Standard">
      <style:text-properties style:text-underline-style="none" fo:font-weight="normal" officeooo:rsid="002d4842" officeooo:paragraph-rsid="002c75ff" style:font-weight-asian="normal" style:font-weight-complex="normal"/>
    </style:style>
    <style:style style:name="P132" style:family="paragraph" style:parent-style-name="Standard">
      <style:text-properties style:text-underline-style="none" fo:font-weight="normal" officeooo:rsid="002d9fb9" officeooo:paragraph-rsid="002d9fb9" style:font-weight-asian="normal" style:font-weight-complex="normal"/>
    </style:style>
    <style:style style:name="P133" style:family="paragraph" style:parent-style-name="Standard">
      <style:text-properties style:text-underline-style="none" fo:font-weight="normal" officeooo:rsid="002efd8a" officeooo:paragraph-rsid="002efd8a" style:font-weight-asian="normal" style:font-weight-complex="normal"/>
    </style:style>
    <style:style style:name="P134" style:family="paragraph" style:parent-style-name="Standard">
      <style:text-properties style:text-underline-style="none" fo:font-weight="normal" officeooo:rsid="004380c1" officeooo:paragraph-rsid="004380c1" style:font-weight-asian="normal" style:font-weight-complex="normal"/>
    </style:style>
    <style:style style:name="P135" style:family="paragraph" style:parent-style-name="Standard">
      <style:text-properties style:text-underline-style="none" fo:font-weight="normal" officeooo:rsid="00325e9d" officeooo:paragraph-rsid="00325e9d" style:font-weight-asian="normal" style:font-weight-complex="normal"/>
    </style:style>
    <style:style style:name="P136" style:family="paragraph" style:parent-style-name="Standard">
      <style:text-properties style:text-underline-style="none" fo:font-weight="normal" officeooo:rsid="00325e9d" officeooo:paragraph-rsid="00360a0b" style:font-weight-asian="normal" style:font-weight-complex="normal"/>
    </style:style>
    <style:style style:name="P137" style:family="paragraph" style:parent-style-name="Standard">
      <style:text-properties style:text-underline-style="none" fo:font-weight="normal" officeooo:rsid="0034149a" officeooo:paragraph-rsid="00325e9d" style:font-weight-asian="normal" style:font-weight-complex="normal"/>
    </style:style>
    <style:style style:name="P138" style:family="paragraph" style:parent-style-name="Standard">
      <style:text-properties style:text-underline-style="none" fo:font-weight="normal" officeooo:rsid="00360a0b" officeooo:paragraph-rsid="00325e9d" style:font-weight-asian="normal" style:font-weight-complex="normal"/>
    </style:style>
    <style:style style:name="P139" style:family="paragraph" style:parent-style-name="Standard">
      <style:text-properties style:text-underline-style="none" fo:font-weight="normal" officeooo:rsid="00360a0b" officeooo:paragraph-rsid="00360a0b" style:font-weight-asian="normal" style:font-weight-complex="normal"/>
    </style:style>
    <style:style style:name="P140" style:family="paragraph" style:parent-style-name="Standard">
      <style:text-properties style:text-underline-style="none" fo:font-weight="normal" officeooo:rsid="00373c81" officeooo:paragraph-rsid="00360a0b" style:font-weight-asian="normal" style:font-weight-complex="normal"/>
    </style:style>
    <style:style style:name="P141" style:family="paragraph" style:parent-style-name="Standard">
      <style:text-properties style:text-underline-style="none" fo:font-weight="normal" officeooo:rsid="003a8b44" officeooo:paragraph-rsid="003a8b44" style:font-weight-asian="normal" style:font-weight-complex="normal"/>
    </style:style>
    <style:style style:name="P142" style:family="paragraph" style:parent-style-name="Standard">
      <style:text-properties style:text-underline-style="none" fo:font-weight="normal" officeooo:rsid="003c3b1d" officeooo:paragraph-rsid="003c3b1d" style:font-weight-asian="normal" style:font-weight-complex="normal"/>
    </style:style>
    <style:style style:name="P143" style:family="paragraph" style:parent-style-name="Standard">
      <style:text-properties style:text-underline-style="none" fo:font-weight="normal" officeooo:rsid="003e4c22" officeooo:paragraph-rsid="003e4c22" style:font-weight-asian="normal" style:font-weight-complex="normal"/>
    </style:style>
    <style:style style:name="P144" style:family="paragraph" style:parent-style-name="Standard">
      <style:text-properties style:text-underline-style="none" fo:font-weight="normal" officeooo:rsid="003fe5f2" officeooo:paragraph-rsid="003e4c22" style:font-weight-asian="normal" style:font-weight-complex="normal"/>
    </style:style>
    <style:style style:name="P145" style:family="paragraph" style:parent-style-name="Standard">
      <style:text-properties style:text-underline-style="none" fo:font-weight="normal" officeooo:rsid="003fe5f2" officeooo:paragraph-rsid="003fe5f2" style:font-weight-asian="normal" style:font-weight-complex="normal"/>
    </style:style>
    <style:style style:name="P146" style:family="paragraph" style:parent-style-name="Standard">
      <style:text-properties style:text-underline-style="none" fo:font-weight="normal" officeooo:rsid="0041bb49" officeooo:paragraph-rsid="0041bb49" style:font-weight-asian="normal" style:font-weight-complex="normal"/>
    </style:style>
    <style:style style:name="P147" style:family="paragraph" style:parent-style-name="Standard">
      <style:text-properties style:text-underline-style="none" fo:font-weight="normal" officeooo:rsid="0045bf16" officeooo:paragraph-rsid="0045bf16" style:font-weight-asian="normal" style:font-weight-complex="normal"/>
    </style:style>
    <style:style style:name="P148" style:family="paragraph" style:parent-style-name="Standard">
      <style:text-properties style:text-underline-style="none" fo:font-weight="normal" officeooo:rsid="0046eeb1" officeooo:paragraph-rsid="0045bf16" style:font-weight-asian="normal" style:font-weight-complex="normal"/>
    </style:style>
    <style:style style:name="P149" style:family="paragraph" style:parent-style-name="Standard">
      <style:text-properties style:text-underline-style="none" fo:font-weight="normal" officeooo:rsid="0048f7d0" officeooo:paragraph-rsid="0048f7d0" style:font-weight-asian="normal" style:font-weight-complex="normal"/>
    </style:style>
    <style:style style:name="P150" style:family="paragraph" style:parent-style-name="Standard">
      <style:text-properties style:text-underline-style="none" fo:font-weight="normal" officeooo:rsid="004e5854" officeooo:paragraph-rsid="004e5854" style:font-weight-asian="normal" style:font-weight-complex="normal"/>
    </style:style>
    <style:style style:name="P151" style:family="paragraph" style:parent-style-name="Standard">
      <style:text-properties style:text-underline-style="none" fo:font-weight="normal" officeooo:rsid="004e5854" officeooo:paragraph-rsid="004e8093" style:font-weight-asian="normal" style:font-weight-complex="normal"/>
    </style:style>
    <style:style style:name="P152" style:family="paragraph" style:parent-style-name="Standard">
      <style:text-properties style:text-underline-style="none" fo:font-weight="normal" officeooo:rsid="00534035" officeooo:paragraph-rsid="004e8093" style:font-weight-asian="normal" style:font-weight-complex="normal"/>
    </style:style>
    <style:style style:name="P153" style:family="paragraph" style:parent-style-name="Standard">
      <style:text-properties style:text-underline-style="none" fo:font-weight="normal" officeooo:rsid="00570a21" officeooo:paragraph-rsid="0054ccba" style:font-weight-asian="normal" style:font-weight-complex="normal"/>
    </style:style>
    <style:style style:name="P154" style:family="paragraph" style:parent-style-name="Standard">
      <style:text-properties style:text-underline-style="none" fo:font-weight="normal" officeooo:rsid="0059d15b" officeooo:paragraph-rsid="0058d394" style:font-weight-asian="normal" style:font-weight-complex="normal"/>
    </style:style>
    <style:style style:name="P155" style:family="paragraph" style:parent-style-name="Standard">
      <style:text-properties style:text-underline-style="none" fo:font-weight="normal" officeooo:rsid="005ff0a3" officeooo:paragraph-rsid="005ff0a3" style:font-weight-asian="normal" style:font-weight-complex="normal"/>
    </style:style>
    <style:style style:name="P156" style:family="paragraph" style:parent-style-name="Standard">
      <style:text-properties style:text-underline-style="none" fo:font-weight="normal" officeooo:rsid="0065bf42" officeooo:paragraph-rsid="005ff0a3" style:font-weight-asian="normal" style:font-weight-complex="normal"/>
    </style:style>
    <style:style style:name="P157" style:family="paragraph" style:parent-style-name="Standard">
      <style:text-properties style:text-underline-style="none" fo:font-weight="normal" officeooo:rsid="0065bf42" officeooo:paragraph-rsid="0065bf42" style:font-weight-asian="normal" style:font-weight-complex="normal"/>
    </style:style>
    <style:style style:name="P158" style:family="paragraph" style:parent-style-name="Standard">
      <style:text-properties style:text-underline-style="none" fo:font-weight="normal" officeooo:rsid="0061affb" officeooo:paragraph-rsid="0061affb" style:font-weight-asian="normal" style:font-weight-complex="normal"/>
    </style:style>
    <style:style style:name="P159" style:family="paragraph" style:parent-style-name="Standard">
      <style:text-properties style:text-underline-style="none" fo:font-weight="normal" officeooo:rsid="0068cf78" officeooo:paragraph-rsid="0068cf78" style:font-weight-asian="normal" style:font-weight-complex="normal"/>
    </style:style>
    <style:style style:name="P160" style:family="paragraph" style:parent-style-name="Standard">
      <style:text-properties style:text-underline-style="none" fo:font-weight="normal" officeooo:rsid="00740e26" officeooo:paragraph-rsid="007503d9" style:font-weight-asian="normal" style:font-weight-complex="normal"/>
    </style:style>
    <style:style style:name="P161" style:family="paragraph" style:parent-style-name="Standard">
      <style:text-properties style:text-underline-style="none" fo:font-weight="normal" officeooo:rsid="00849432" officeooo:paragraph-rsid="00849432" style:font-weight-asian="normal" style:font-weight-complex="normal"/>
    </style:style>
    <style:style style:name="P162" style:family="paragraph" style:parent-style-name="Standard">
      <style:text-properties style:text-underline-style="none" fo:font-weight="normal" officeooo:rsid="0085d9ac" officeooo:paragraph-rsid="0085d9ac" style:font-weight-asian="normal" style:font-weight-complex="normal"/>
    </style:style>
    <style:style style:name="P163" style:family="paragraph" style:parent-style-name="Standard">
      <style:text-properties style:text-underline-style="none" fo:font-weight="normal" officeooo:rsid="007e7647" officeooo:paragraph-rsid="007e7647" style:font-weight-asian="normal" style:font-weight-complex="normal"/>
    </style:style>
    <style:style style:name="P164" style:family="paragraph" style:parent-style-name="Standard">
      <style:text-properties style:text-underline-style="none" fo:font-weight="normal" officeooo:rsid="007fcf35" officeooo:paragraph-rsid="007023a6" style:font-weight-asian="normal" style:font-weight-complex="normal"/>
    </style:style>
    <style:style style:name="P165" style:family="paragraph" style:parent-style-name="Standard">
      <style:text-properties style:text-underline-style="none" fo:font-weight="normal" officeooo:rsid="0080e5eb" officeooo:paragraph-rsid="00817f49" style:font-weight-asian="normal" style:font-weight-complex="normal"/>
    </style:style>
    <style:style style:name="P166" style:family="paragraph" style:parent-style-name="Standard">
      <style:text-properties style:text-underline-style="none" fo:font-weight="normal" officeooo:rsid="0080e5eb" officeooo:paragraph-rsid="0080e5eb" style:font-weight-asian="normal" style:font-weight-complex="normal"/>
    </style:style>
    <style:style style:name="P167" style:family="paragraph" style:parent-style-name="Standard">
      <style:text-properties style:text-underline-style="none" fo:font-weight="normal" officeooo:rsid="00817f49" officeooo:paragraph-rsid="0080e5eb" style:font-weight-asian="normal" style:font-weight-complex="normal"/>
    </style:style>
    <style:style style:name="P168" style:family="paragraph" style:parent-style-name="Standard">
      <style:text-properties style:text-underline-style="none" fo:font-weight="normal" officeooo:rsid="008c59cb" officeooo:paragraph-rsid="008c59cb" style:font-weight-asian="normal" style:font-weight-complex="normal"/>
    </style:style>
    <style:style style:name="P169" style:family="paragraph" style:parent-style-name="Standard">
      <style:text-properties style:text-underline-style="none" fo:font-weight="normal" officeooo:rsid="008cfe00" officeooo:paragraph-rsid="008c59cb" style:font-weight-asian="normal" style:font-weight-complex="normal"/>
    </style:style>
    <style:style style:name="P170" style:family="paragraph" style:parent-style-name="Standard">
      <style:text-properties style:text-underline-style="none" fo:font-weight="normal" officeooo:rsid="008cfe00" officeooo:paragraph-rsid="008f852a" style:font-weight-asian="normal" style:font-weight-complex="normal"/>
    </style:style>
    <style:style style:name="P171" style:family="paragraph" style:parent-style-name="Standard">
      <style:text-properties style:text-underline-style="none" fo:font-weight="normal" officeooo:rsid="008cfe00" officeooo:paragraph-rsid="008cfe00" style:font-weight-asian="normal" style:font-weight-complex="normal"/>
    </style:style>
    <style:style style:name="P172" style:family="paragraph" style:parent-style-name="Standard">
      <style:text-properties style:text-underline-style="none" fo:font-weight="normal" officeooo:rsid="008f852a" officeooo:paragraph-rsid="008f852a" style:font-weight-asian="normal" style:font-weight-complex="normal"/>
    </style:style>
    <style:style style:name="P173" style:family="paragraph" style:parent-style-name="Standard">
      <style:text-properties style:text-underline-style="none" fo:font-weight="normal" officeooo:rsid="009156ab" officeooo:paragraph-rsid="009156ab" style:font-weight-asian="normal" style:font-weight-complex="normal"/>
    </style:style>
    <style:style style:name="P174" style:family="paragraph" style:parent-style-name="Standard">
      <style:text-properties style:text-underline-style="none" fo:font-weight="normal" officeooo:rsid="001a5d6f" officeooo:paragraph-rsid="00fe13c0" style:font-weight-asian="normal" style:font-weight-complex="normal"/>
    </style:style>
    <style:style style:name="P175" style:family="paragraph" style:parent-style-name="Standard">
      <style:text-properties style:text-underline-style="none" fo:font-weight="normal" officeooo:rsid="001ae535" officeooo:paragraph-rsid="00fe13c0" style:font-weight-asian="normal" style:font-weight-complex="normal"/>
    </style:style>
    <style:style style:name="P176" style:family="paragraph" style:parent-style-name="Standard">
      <style:text-properties style:text-underline-style="none" fo:font-weight="normal" officeooo:rsid="001d041a" officeooo:paragraph-rsid="00fe13c0" style:font-weight-asian="normal" style:font-weight-complex="normal"/>
    </style:style>
    <style:style style:name="P177" style:family="paragraph" style:parent-style-name="Standard">
      <style:text-properties style:text-underline-style="none" fo:font-weight="normal" officeooo:rsid="001f3f71" officeooo:paragraph-rsid="00fe13c0" style:font-weight-asian="normal" style:font-weight-complex="normal"/>
    </style:style>
    <style:style style:name="P178" style:family="paragraph" style:parent-style-name="Standard">
      <style:text-properties style:text-underline-style="none" fo:font-weight="normal" officeooo:rsid="0021292c" officeooo:paragraph-rsid="00fe13c0" style:font-weight-asian="normal" style:font-weight-complex="normal"/>
    </style:style>
    <style:style style:name="P179" style:family="paragraph" style:parent-style-name="Standard">
      <style:text-properties style:text-underline-style="none" fo:font-weight="normal" officeooo:rsid="002178e3" officeooo:paragraph-rsid="00fe13c0" style:font-weight-asian="normal" style:font-weight-complex="normal"/>
    </style:style>
    <style:style style:name="P180" style:family="paragraph" style:parent-style-name="Standard">
      <style:text-properties style:text-underline-style="none" fo:font-weight="normal" officeooo:rsid="0021c2d2" officeooo:paragraph-rsid="00fe13c0" style:font-weight-asian="normal" style:font-weight-complex="normal"/>
    </style:style>
    <style:style style:name="P181" style:family="paragraph" style:parent-style-name="Standard">
      <style:text-properties style:text-underline-style="none" fo:font-weight="normal" officeooo:rsid="002387fc" officeooo:paragraph-rsid="00fe13c0" style:font-weight-asian="normal" style:font-weight-complex="normal"/>
    </style:style>
    <style:style style:name="P182" style:family="paragraph" style:parent-style-name="Standard">
      <style:text-properties style:text-underline-style="none" fo:font-weight="normal" officeooo:rsid="0024dd8f" officeooo:paragraph-rsid="00fe13c0" style:font-weight-asian="normal" style:font-weight-complex="normal"/>
    </style:style>
    <style:style style:name="P183" style:family="paragraph" style:parent-style-name="Standard">
      <style:text-properties style:text-underline-style="none" fo:font-weight="normal" officeooo:rsid="00258096" officeooo:paragraph-rsid="00fe13c0" style:font-weight-asian="normal" style:font-weight-complex="normal"/>
    </style:style>
    <style:style style:name="P184" style:family="paragraph" style:parent-style-name="Standard">
      <style:text-properties style:text-underline-style="none" fo:font-weight="normal" officeooo:rsid="00280705" officeooo:paragraph-rsid="00fe13c0" style:font-weight-asian="normal" style:font-weight-complex="normal"/>
    </style:style>
    <style:style style:name="P185" style:family="paragraph" style:parent-style-name="Standard">
      <style:text-properties style:text-underline-style="none" fo:font-weight="normal" officeooo:rsid="002755a5" officeooo:paragraph-rsid="00fe13c0" style:font-weight-asian="normal" style:font-weight-complex="normal"/>
    </style:style>
    <style:style style:name="P186" style:family="paragraph" style:parent-style-name="Standard">
      <style:text-properties style:text-underline-style="none" fo:font-weight="normal" officeooo:rsid="00298f52" officeooo:paragraph-rsid="00fe13c0" style:font-weight-asian="normal" style:font-weight-complex="normal"/>
    </style:style>
    <style:style style:name="P187" style:family="paragraph" style:parent-style-name="Standard">
      <style:text-properties style:text-underline-style="none" fo:font-weight="normal" officeooo:rsid="0029e300" officeooo:paragraph-rsid="00fe13c0" style:font-weight-asian="normal" style:font-weight-complex="normal"/>
    </style:style>
    <style:style style:name="P188" style:family="paragraph" style:parent-style-name="Standard">
      <style:text-properties style:text-underline-style="none" fo:font-weight="normal" officeooo:rsid="0029e3b8" officeooo:paragraph-rsid="00fe13c0" style:font-weight-asian="normal" style:font-weight-complex="normal"/>
    </style:style>
    <style:style style:name="P189" style:family="paragraph" style:parent-style-name="Standard">
      <style:text-properties style:text-underline-style="none" fo:font-weight="normal" officeooo:rsid="002b03a2" officeooo:paragraph-rsid="00fe13c0" style:font-weight-asian="normal" style:font-weight-complex="normal"/>
    </style:style>
    <style:style style:name="P190" style:family="paragraph" style:parent-style-name="Standard">
      <style:text-properties style:text-underline-style="none" fo:font-weight="normal" officeooo:rsid="002c2abe" officeooo:paragraph-rsid="00fe13c0" style:font-weight-asian="normal" style:font-weight-complex="normal"/>
    </style:style>
    <style:style style:name="P191" style:family="paragraph" style:parent-style-name="Standard">
      <style:text-properties style:text-underline-style="none" fo:font-weight="normal" officeooo:rsid="002db851" officeooo:paragraph-rsid="00fe13c0" style:font-weight-asian="normal" style:font-weight-complex="normal"/>
    </style:style>
    <style:style style:name="P192" style:family="paragraph" style:parent-style-name="Standard">
      <style:text-properties style:text-underline-style="none" fo:font-weight="normal" officeooo:rsid="002f97a5" officeooo:paragraph-rsid="00fe13c0" style:font-weight-asian="normal" style:font-weight-complex="normal"/>
    </style:style>
    <style:style style:name="P193" style:family="paragraph" style:parent-style-name="Standard">
      <style:text-properties style:text-underline-style="none" fo:font-weight="normal" officeooo:rsid="003a2e9e" officeooo:paragraph-rsid="00fe13c0" style:font-weight-asian="normal" style:font-weight-complex="normal"/>
    </style:style>
    <style:style style:name="P194" style:family="paragraph" style:parent-style-name="Standard">
      <style:text-properties style:text-underline-style="none" fo:font-weight="normal" officeooo:rsid="003b1e68" officeooo:paragraph-rsid="00fe13c0" style:font-weight-asian="normal" style:font-weight-complex="normal"/>
    </style:style>
    <style:style style:name="P195" style:family="paragraph" style:parent-style-name="Standard">
      <style:text-properties style:text-underline-style="none" fo:font-weight="normal" officeooo:rsid="003d71d1" officeooo:paragraph-rsid="00fe13c0" style:font-weight-asian="normal" style:font-weight-complex="normal"/>
    </style:style>
    <style:style style:name="P196" style:family="paragraph" style:parent-style-name="Standard">
      <style:text-properties style:text-underline-style="none" fo:font-weight="normal" officeooo:rsid="00467b01" officeooo:paragraph-rsid="00fe13c0" style:font-weight-asian="normal" style:font-weight-complex="normal"/>
    </style:style>
    <style:style style:name="P197" style:family="paragraph" style:parent-style-name="Standard">
      <style:text-properties style:text-underline-style="none" fo:font-weight="normal" officeooo:rsid="0043f927" officeooo:paragraph-rsid="00fe13c0" style:font-weight-asian="normal" style:font-weight-complex="normal"/>
    </style:style>
    <style:style style:name="P198" style:family="paragraph" style:parent-style-name="Standard">
      <style:text-properties style:text-underline-style="none" fo:font-weight="normal" officeooo:rsid="00470dd9" officeooo:paragraph-rsid="00fe13c0" style:font-weight-asian="normal" style:font-weight-complex="normal"/>
    </style:style>
    <style:style style:name="P199" style:family="paragraph" style:parent-style-name="Standard">
      <style:text-properties style:text-underline-style="none" fo:font-weight="normal" officeooo:rsid="00485482" officeooo:paragraph-rsid="00fe13c0" style:font-weight-asian="normal" style:font-weight-complex="normal"/>
    </style:style>
    <style:style style:name="P200" style:family="paragraph" style:parent-style-name="Standard">
      <style:text-properties style:text-underline-style="none" fo:font-weight="normal" officeooo:rsid="004bd237" officeooo:paragraph-rsid="00fe13c0" style:font-weight-asian="normal" style:font-weight-complex="normal"/>
    </style:style>
    <style:style style:name="P201" style:family="paragraph" style:parent-style-name="Standard">
      <style:text-properties style:text-underline-style="none" fo:font-weight="normal" officeooo:rsid="004aaba1" officeooo:paragraph-rsid="00fe13c0" style:font-weight-asian="normal" style:font-weight-complex="normal"/>
    </style:style>
    <style:style style:name="P202" style:family="paragraph" style:parent-style-name="Standard">
      <style:text-properties style:text-underline-style="none" fo:font-weight="normal" officeooo:rsid="005f9ff4" officeooo:paragraph-rsid="00fe13c0" style:font-weight-asian="normal" style:font-weight-complex="normal"/>
    </style:style>
    <style:style style:name="P203" style:family="paragraph" style:parent-style-name="Standard">
      <style:text-properties style:text-underline-style="none" fo:font-weight="normal" officeooo:rsid="005faf60" officeooo:paragraph-rsid="00fe13c0" style:font-weight-asian="normal" style:font-weight-complex="normal"/>
    </style:style>
    <style:style style:name="P204" style:family="paragraph" style:parent-style-name="Standard">
      <style:text-properties style:text-underline-style="none" fo:font-weight="normal" officeooo:rsid="0063db5f" officeooo:paragraph-rsid="00fe13c0" style:font-weight-asian="normal" style:font-weight-complex="normal"/>
    </style:style>
    <style:style style:name="P205" style:family="paragraph" style:parent-style-name="Standard">
      <style:text-properties style:text-underline-style="none" fo:font-weight="normal" officeooo:rsid="00697e38" officeooo:paragraph-rsid="00fe13c0" style:font-weight-asian="normal" style:font-weight-complex="normal"/>
    </style:style>
    <style:style style:name="P206" style:family="paragraph" style:parent-style-name="Standard">
      <style:text-properties style:text-underline-style="none" fo:font-weight="normal" officeooo:rsid="006650e6" officeooo:paragraph-rsid="00fe13c0" style:font-weight-asian="normal" style:font-weight-complex="normal"/>
    </style:style>
    <style:style style:name="P207" style:family="paragraph" style:parent-style-name="Standard">
      <style:text-properties style:text-underline-style="none" fo:font-weight="normal" officeooo:rsid="006a306f" officeooo:paragraph-rsid="00fe13c0" style:font-weight-asian="normal" style:font-weight-complex="normal"/>
    </style:style>
    <style:style style:name="P208" style:family="paragraph" style:parent-style-name="Standard">
      <style:text-properties style:text-underline-style="none" fo:font-weight="normal" officeooo:rsid="00643b8f" officeooo:paragraph-rsid="00fe13c0" style:font-weight-asian="normal" style:font-weight-complex="normal"/>
    </style:style>
    <style:style style:name="P209" style:family="paragraph" style:parent-style-name="Standard">
      <style:text-properties style:text-underline-style="none" fo:font-weight="normal" officeooo:rsid="0070f2eb" officeooo:paragraph-rsid="00fe13c0" style:font-weight-asian="normal" style:font-weight-complex="normal"/>
    </style:style>
    <style:style style:name="P210" style:family="paragraph" style:parent-style-name="Standard">
      <style:text-properties style:text-underline-style="none" fo:font-weight="normal" officeooo:rsid="007197c2" officeooo:paragraph-rsid="00fe13c0" style:font-weight-asian="normal" style:font-weight-complex="normal"/>
    </style:style>
    <style:style style:name="P211" style:family="paragraph" style:parent-style-name="Standard">
      <style:text-properties style:text-underline-style="none" fo:font-weight="normal" officeooo:rsid="007310ea" officeooo:paragraph-rsid="00fe13c0" style:font-weight-asian="normal" style:font-weight-complex="normal"/>
    </style:style>
    <style:style style:name="P212" style:family="paragraph" style:parent-style-name="Standard">
      <style:text-properties style:text-underline-style="none" fo:font-weight="normal" officeooo:rsid="0073ea4e" officeooo:paragraph-rsid="00fe13c0" style:font-weight-asian="normal" style:font-weight-complex="normal"/>
    </style:style>
    <style:style style:name="P213" style:family="paragraph" style:parent-style-name="Standard">
      <style:text-properties style:text-underline-style="none" fo:font-weight="normal" officeooo:rsid="0074ec18" officeooo:paragraph-rsid="00fe13c0" style:font-weight-asian="normal" style:font-weight-complex="normal"/>
    </style:style>
    <style:style style:name="P214" style:family="paragraph" style:parent-style-name="Standard">
      <style:text-properties style:text-underline-style="none" fo:font-weight="normal" officeooo:rsid="007536e2" officeooo:paragraph-rsid="00fe13c0" style:font-weight-asian="normal" style:font-weight-complex="normal"/>
    </style:style>
    <style:style style:name="P215" style:family="paragraph" style:parent-style-name="Standard">
      <style:text-properties style:text-underline-style="none" fo:font-weight="normal" officeooo:rsid="008552b8" officeooo:paragraph-rsid="00fe13c0" style:font-weight-asian="normal" style:font-weight-complex="normal"/>
    </style:style>
    <style:style style:name="P216" style:family="paragraph" style:parent-style-name="Standard">
      <style:text-properties style:text-underline-style="none" fo:font-weight="normal" officeooo:rsid="0032a610" officeooo:paragraph-rsid="00fe13c0" fo:background-color="transparent" style:font-weight-asian="normal" style:font-weight-complex="normal"/>
    </style:style>
    <style:style style:name="P217" style:family="paragraph" style:parent-style-name="Standard">
      <style:text-properties style:text-underline-style="none" fo:font-weight="normal" officeooo:rsid="0077338f" officeooo:paragraph-rsid="00fe13c0" fo:background-color="transparent" style:font-weight-asian="normal" style:font-weight-complex="normal"/>
    </style:style>
    <style:style style:name="P218" style:family="paragraph" style:parent-style-name="Standard">
      <style:text-properties style:text-underline-style="none" fo:font-weight="normal" officeooo:paragraph-rsid="0149cf82" fo:background-color="transparent" style:font-weight-asian="normal" style:font-weight-complex="normal"/>
    </style:style>
    <style:style style:name="P219" style:family="paragraph" style:parent-style-name="Standard">
      <style:text-properties style:text-underline-style="none" fo:font-weight="normal" officeooo:paragraph-rsid="0153637b" fo:background-color="transparent" style:font-weight-asian="normal" style:font-weight-complex="normal"/>
    </style:style>
    <style:style style:name="P220" style:family="paragraph" style:parent-style-name="Standard">
      <style:text-properties style:text-underline-style="none" fo:font-weight="normal" officeooo:rsid="0159484f" officeooo:paragraph-rsid="0159484f" fo:background-color="transparent" style:font-weight-asian="normal" style:font-weight-complex="normal"/>
    </style:style>
    <style:style style:name="P221" style:family="paragraph" style:parent-style-name="Standard">
      <style:text-properties style:text-underline-style="none" fo:font-weight="normal" officeooo:rsid="0159484f" officeooo:paragraph-rsid="015a1184" fo:background-color="transparent" style:font-weight-asian="normal" style:font-weight-complex="normal"/>
    </style:style>
    <style:style style:name="P222" style:family="paragraph" style:parent-style-name="Standard">
      <style:text-properties style:text-underline-style="none" fo:font-weight="normal" officeooo:rsid="0159484f" officeooo:paragraph-rsid="016253c4" fo:background-color="transparent" style:font-weight-asian="normal" style:font-weight-complex="normal"/>
    </style:style>
    <style:style style:name="P223" style:family="paragraph" style:parent-style-name="Standard">
      <style:text-properties style:text-underline-style="none" fo:font-weight="normal" officeooo:rsid="01606e8f" officeooo:paragraph-rsid="01606e8f" fo:background-color="transparent" style:font-weight-asian="normal" style:font-weight-complex="normal"/>
    </style:style>
    <style:style style:name="P224" style:family="paragraph" style:parent-style-name="Standard">
      <style:text-properties style:text-underline-style="none" fo:font-weight="normal" officeooo:rsid="01606e8f" officeooo:paragraph-rsid="016b218b" fo:background-color="transparent" style:font-weight-asian="normal" style:font-weight-complex="normal"/>
    </style:style>
    <style:style style:name="P225" style:family="paragraph" style:parent-style-name="Standard">
      <style:text-properties style:text-underline-style="none" fo:font-weight="normal" officeooo:rsid="01679c46" officeooo:paragraph-rsid="016b218b" fo:background-color="transparent" style:font-weight-asian="normal" style:font-weight-complex="normal"/>
    </style:style>
    <style:style style:name="P226" style:family="paragraph" style:parent-style-name="Standard">
      <style:text-properties style:text-underline-style="none" fo:font-weight="normal" officeooo:rsid="01859aec" officeooo:paragraph-rsid="01859aec" fo:background-color="transparent" style:font-weight-asian="normal" style:font-weight-complex="normal"/>
    </style:style>
    <style:style style:name="P227" style:family="paragraph" style:parent-style-name="Standard">
      <style:text-properties style:text-underline-style="none" fo:font-weight="normal" officeooo:rsid="00874889" officeooo:paragraph-rsid="00fe13c0" fo:background-color="transparent" style:font-weight-asian="normal" style:font-weight-complex="normal"/>
    </style:style>
    <style:style style:name="P228" style:family="paragraph" style:parent-style-name="Standard">
      <style:text-properties style:text-underline-style="none" fo:font-weight="normal" officeooo:rsid="008870f7" officeooo:paragraph-rsid="00fe13c0" fo:background-color="transparent" style:font-weight-asian="normal" style:font-weight-complex="normal"/>
    </style:style>
    <style:style style:name="P229" style:family="paragraph" style:parent-style-name="Standard">
      <style:text-properties style:text-underline-style="none" fo:font-weight="normal" officeooo:rsid="008895ed" officeooo:paragraph-rsid="00fe13c0" fo:background-color="transparent" style:font-weight-asian="normal" style:font-weight-complex="normal"/>
    </style:style>
    <style:style style:name="P230" style:family="paragraph" style:parent-style-name="Standard">
      <style:text-properties style:text-underline-style="none" fo:font-weight="normal" officeooo:rsid="00891396" officeooo:paragraph-rsid="00fe13c0" fo:background-color="transparent" style:font-weight-asian="normal" style:font-weight-complex="normal"/>
    </style:style>
    <style:style style:name="P231" style:family="paragraph" style:parent-style-name="Standard">
      <style:text-properties style:text-underline-style="none" fo:font-weight="normal" officeooo:rsid="01859aec" officeooo:paragraph-rsid="01859aec" fo:background-color="#ffff00" style:font-weight-asian="normal" style:font-weight-complex="normal"/>
    </style:style>
    <style:style style:name="P232" style:family="paragraph" style:parent-style-name="Standard">
      <style:text-properties style:text-underline-style="none" officeooo:rsid="005ff0a3" officeooo:paragraph-rsid="005ff0a3"/>
    </style:style>
    <style:style style:name="P233" style:family="paragraph" style:parent-style-name="Standard">
      <style:text-properties style:text-underline-style="none" officeooo:rsid="0068cf78" officeooo:paragraph-rsid="0068cf78"/>
    </style:style>
    <style:style style:name="P234" style:family="paragraph" style:parent-style-name="Standard">
      <style:text-properties style:text-underline-style="none" officeooo:rsid="007e7647" officeooo:paragraph-rsid="007e7647"/>
    </style:style>
    <style:style style:name="P235" style:family="paragraph" style:parent-style-name="Standard">
      <style:text-properties style:text-underline-style="none" officeooo:rsid="007fcf35" officeooo:paragraph-rsid="007023a6"/>
    </style:style>
    <style:style style:name="P236" style:family="paragraph" style:parent-style-name="Standard">
      <style:text-properties style:text-underline-style="none" officeooo:rsid="0080e5eb" officeooo:paragraph-rsid="00817f49"/>
    </style:style>
    <style:style style:name="P237" style:family="paragraph" style:parent-style-name="Standard">
      <style:text-properties style:text-underline-style="none" officeooo:rsid="008cfe00" officeooo:paragraph-rsid="008cfe00"/>
    </style:style>
    <style:style style:name="P238" style:family="paragraph" style:parent-style-name="Standard">
      <style:text-properties style:text-underline-style="none" officeooo:rsid="008cfe00" officeooo:paragraph-rsid="008f852a"/>
    </style:style>
    <style:style style:name="P239" style:family="paragraph" style:parent-style-name="Standard">
      <style:text-properties style:text-underline-style="none" officeooo:rsid="008f852a" officeooo:paragraph-rsid="008f852a"/>
    </style:style>
    <style:style style:name="P240" style:family="paragraph" style:parent-style-name="Standard">
      <style:text-properties style:text-underline-style="none" officeooo:rsid="009156ab" officeooo:paragraph-rsid="009156ab"/>
    </style:style>
    <style:style style:name="P241" style:family="paragraph" style:parent-style-name="Standard">
      <style:text-properties style:text-underline-style="none" officeooo:rsid="00d81062" officeooo:paragraph-rsid="00d81062"/>
    </style:style>
    <style:style style:name="P242" style:family="paragraph" style:parent-style-name="Standard">
      <style:text-properties style:text-underline-style="none" officeooo:rsid="00dd1c06" officeooo:paragraph-rsid="00dd1c06"/>
    </style:style>
    <style:style style:name="P243" style:family="paragraph" style:parent-style-name="Standard">
      <style:text-properties style:text-underline-style="none" officeooo:rsid="00ea81ae" officeooo:paragraph-rsid="00ea81ae"/>
    </style:style>
    <style:style style:name="P244" style:family="paragraph" style:parent-style-name="Standard">
      <style:text-properties style:text-underline-style="none" officeooo:rsid="00ec8425" officeooo:paragraph-rsid="00ec8425"/>
    </style:style>
    <style:style style:name="P245" style:family="paragraph" style:parent-style-name="Standard">
      <style:text-properties style:text-underline-style="none" officeooo:rsid="00efa8fb" officeooo:paragraph-rsid="00efa8fb"/>
    </style:style>
    <style:style style:name="P246" style:family="paragraph" style:parent-style-name="Standard">
      <style:text-properties style:text-underline-style="none" officeooo:rsid="00f3ac1a" officeooo:paragraph-rsid="00f3ac1a"/>
    </style:style>
    <style:style style:name="P247" style:family="paragraph" style:parent-style-name="Standard">
      <style:text-properties style:text-underline-style="none" officeooo:rsid="00f79015" officeooo:paragraph-rsid="00f79015"/>
    </style:style>
    <style:style style:name="P248" style:family="paragraph" style:parent-style-name="Standard">
      <style:text-properties style:text-underline-style="none" officeooo:rsid="00f92386" officeooo:paragraph-rsid="00fa09d4"/>
    </style:style>
    <style:style style:name="P249" style:family="paragraph" style:parent-style-name="Standard">
      <style:text-properties style:text-underline-style="none" officeooo:rsid="00fa4d9d" officeooo:paragraph-rsid="00fa4d9d"/>
    </style:style>
    <style:style style:name="P250" style:family="paragraph" style:parent-style-name="Standard">
      <style:text-properties style:text-underline-style="none" officeooo:rsid="0018344f" officeooo:paragraph-rsid="00fe13c0"/>
    </style:style>
    <style:style style:name="P251" style:family="paragraph" style:parent-style-name="Standard">
      <style:text-properties style:text-underline-style="none" officeooo:rsid="0018990d" officeooo:paragraph-rsid="00fe13c0"/>
    </style:style>
    <style:style style:name="P252" style:family="paragraph" style:parent-style-name="Standard">
      <style:text-properties style:text-underline-style="none" officeooo:rsid="001ae535" officeooo:paragraph-rsid="00fe13c0"/>
    </style:style>
    <style:style style:name="P253" style:family="paragraph" style:parent-style-name="Standard">
      <style:text-properties style:text-underline-style="none" officeooo:rsid="001c4026" officeooo:paragraph-rsid="00fe13c0"/>
    </style:style>
    <style:style style:name="P254" style:family="paragraph" style:parent-style-name="Standard">
      <style:text-properties style:text-underline-style="none" officeooo:rsid="001d041a" officeooo:paragraph-rsid="00fe13c0"/>
    </style:style>
    <style:style style:name="P255" style:family="paragraph" style:parent-style-name="Standard">
      <style:text-properties style:text-underline-style="none" officeooo:rsid="001f3f71" officeooo:paragraph-rsid="00fe13c0"/>
    </style:style>
    <style:style style:name="P256" style:family="paragraph" style:parent-style-name="Standard">
      <style:text-properties style:text-underline-style="none" officeooo:rsid="0021292c" officeooo:paragraph-rsid="00fe13c0"/>
    </style:style>
    <style:style style:name="P257" style:family="paragraph" style:parent-style-name="Standard">
      <style:text-properties style:text-underline-style="none" officeooo:rsid="002387fc" officeooo:paragraph-rsid="00fe13c0"/>
    </style:style>
    <style:style style:name="P258" style:family="paragraph" style:parent-style-name="Standard">
      <style:text-properties style:text-underline-style="none" officeooo:rsid="00318ee8" officeooo:paragraph-rsid="00fe13c0"/>
    </style:style>
    <style:style style:name="P259" style:family="paragraph" style:parent-style-name="Standard">
      <style:text-properties style:text-underline-style="none" officeooo:rsid="003b1e68" officeooo:paragraph-rsid="00fe13c0"/>
    </style:style>
    <style:style style:name="P260" style:family="paragraph" style:parent-style-name="Standard">
      <style:text-properties style:text-underline-style="none" officeooo:rsid="003d71d1" officeooo:paragraph-rsid="00fe13c0"/>
    </style:style>
    <style:style style:name="P261" style:family="paragraph" style:parent-style-name="Standard">
      <style:text-properties style:text-underline-style="none" officeooo:rsid="00467b01" officeooo:paragraph-rsid="00fe13c0"/>
    </style:style>
    <style:style style:name="P262" style:family="paragraph" style:parent-style-name="Standard">
      <style:text-properties style:text-underline-style="none" officeooo:rsid="00451c76" officeooo:paragraph-rsid="00fe13c0"/>
    </style:style>
    <style:style style:name="P263" style:family="paragraph" style:parent-style-name="Standard">
      <style:text-properties style:text-underline-style="none" officeooo:rsid="004bd237" officeooo:paragraph-rsid="00fe13c0"/>
    </style:style>
    <style:style style:name="P264" style:family="paragraph" style:parent-style-name="Standard">
      <style:text-properties style:text-underline-style="none" officeooo:rsid="004aaba1" officeooo:paragraph-rsid="00fe13c0"/>
    </style:style>
    <style:style style:name="P265" style:family="paragraph" style:parent-style-name="Standard">
      <style:text-properties style:text-underline-style="none" officeooo:rsid="00697e38" officeooo:paragraph-rsid="00fe13c0"/>
    </style:style>
    <style:style style:name="P266" style:family="paragraph" style:parent-style-name="Standard">
      <style:text-properties style:text-underline-style="none" officeooo:rsid="007536e2" officeooo:paragraph-rsid="00fe13c0"/>
    </style:style>
    <style:style style:name="P267" style:family="paragraph" style:parent-style-name="Standard">
      <style:text-properties style:text-underline-style="none" officeooo:rsid="0074ec18" officeooo:paragraph-rsid="00fe13c0"/>
    </style:style>
    <style:style style:name="P268" style:family="paragraph" style:parent-style-name="Standard">
      <style:text-properties style:text-underline-style="none" officeooo:rsid="0077c338" officeooo:paragraph-rsid="00fe13c0"/>
    </style:style>
    <style:style style:name="P269" style:family="paragraph" style:parent-style-name="Standard">
      <style:text-properties style:text-underline-style="none" officeooo:rsid="011b69e3" officeooo:paragraph-rsid="011b69e3"/>
    </style:style>
    <style:style style:name="P270" style:family="paragraph" style:parent-style-name="Standard">
      <style:text-properties style:text-underline-style="none" officeooo:rsid="0120db37" officeooo:paragraph-rsid="0120db37"/>
    </style:style>
    <style:style style:name="P271" style:family="paragraph" style:parent-style-name="Standard">
      <style:text-properties style:text-underline-style="none" officeooo:rsid="0120db37" officeooo:paragraph-rsid="0123e662"/>
    </style:style>
    <style:style style:name="P272" style:family="paragraph" style:parent-style-name="Standard">
      <style:text-properties style:text-underline-style="none" officeooo:rsid="0143fb1b" officeooo:paragraph-rsid="0143fb1b"/>
    </style:style>
    <style:style style:name="P273" style:family="paragraph" style:parent-style-name="Standard">
      <style:text-properties style:text-underline-style="none" officeooo:paragraph-rsid="0149cf82" fo:background-color="transparent"/>
    </style:style>
    <style:style style:name="P274" style:family="paragraph" style:parent-style-name="Standard">
      <style:text-properties style:text-underline-style="none" officeooo:rsid="0029ddc6" officeooo:paragraph-rsid="00291307"/>
    </style:style>
    <style:style style:name="P275" style:family="paragraph" style:parent-style-name="Standard">
      <style:text-properties style:text-underline-style="none" officeooo:rsid="0029ddc6" officeooo:paragraph-rsid="0029ddc6"/>
    </style:style>
    <style:style style:name="P276" style:family="paragraph" style:parent-style-name="Standard">
      <style:text-properties style:text-underline-style="none" officeooo:rsid="002aa043" officeooo:paragraph-rsid="0029ddc6"/>
    </style:style>
    <style:style style:name="P277" style:family="paragraph" style:parent-style-name="Standard">
      <style:text-properties style:text-underline-style="none" officeooo:rsid="01d62234" officeooo:paragraph-rsid="01d62234"/>
    </style:style>
    <style:style style:name="P278" style:family="paragraph" style:parent-style-name="Standard">
      <style:text-properties style:text-underline-style="none" officeooo:rsid="01d7f701" officeooo:paragraph-rsid="01d7f701"/>
    </style:style>
    <style:style style:name="P279" style:family="paragraph" style:parent-style-name="Standard">
      <style:text-properties style:text-underline-style="none" officeooo:paragraph-rsid="021b2dee"/>
    </style:style>
    <style:style style:name="P280" style:family="paragraph" style:parent-style-name="Standard">
      <style:text-properties style:text-underline-style="none" officeooo:paragraph-rsid="021c4a88"/>
    </style:style>
    <style:style style:name="P281" style:family="paragraph" style:parent-style-name="Standard">
      <style:text-properties style:text-underline-style="none" officeooo:rsid="021cc7fc" officeooo:paragraph-rsid="021cc7fc"/>
    </style:style>
    <style:style style:name="P282" style:family="paragraph" style:parent-style-name="Standard">
      <style:text-properties style:text-underline-style="none" officeooo:paragraph-rsid="021e8f62"/>
    </style:style>
    <style:style style:name="P283" style:family="paragraph" style:parent-style-name="Standard">
      <style:text-properties officeooo:paragraph-rsid="0026fe21"/>
    </style:style>
    <style:style style:name="P284" style:family="paragraph" style:parent-style-name="Standard">
      <style:text-properties officeooo:paragraph-rsid="00291307"/>
    </style:style>
    <style:style style:name="P285" style:family="paragraph" style:parent-style-name="Standard">
      <style:text-properties officeooo:paragraph-rsid="0029ddc6"/>
    </style:style>
    <style:style style:name="P286" style:family="paragraph" style:parent-style-name="Standard">
      <style:text-properties officeooo:paragraph-rsid="002c75ff"/>
    </style:style>
    <style:style style:name="P287" style:family="paragraph" style:parent-style-name="Standard">
      <style:text-properties officeooo:paragraph-rsid="002d9fb9"/>
    </style:style>
    <style:style style:name="P288" style:family="paragraph" style:parent-style-name="Standard">
      <style:text-properties fo:font-size="14pt" style:text-underline-style="none" fo:font-weight="bold" officeooo:rsid="002d9fb9" officeooo:paragraph-rsid="002d9fb9" fo:background-color="#ffff00" style:font-size-asian="14pt" style:font-weight-asian="bold" style:font-size-complex="14pt" style:font-weight-complex="bold"/>
    </style:style>
    <style:style style:name="P289" style:family="paragraph" style:parent-style-name="Standard">
      <style:text-properties fo:font-size="14pt" style:text-underline-style="none" officeooo:rsid="01d7f701" officeooo:paragraph-rsid="01d7f701" fo:background-color="#ffff00" style:font-size-asian="14pt" style:font-size-complex="14pt"/>
    </style:style>
    <style:style style:name="P290" style:family="paragraph" style:parent-style-name="Standard">
      <style:text-properties fo:font-size="14pt" fo:font-weight="bold" officeooo:rsid="00874889" officeooo:paragraph-rsid="00fe13c0" fo:background-color="#ffff00" style:font-size-asian="14pt" style:font-weight-asian="bold" style:font-size-complex="14pt" style:font-weight-complex="bold"/>
    </style:style>
    <style:style style:name="P291" style:family="paragraph" style:parent-style-name="Standard">
      <style:text-properties officeooo:paragraph-rsid="00360a0b"/>
    </style:style>
    <style:style style:name="P292" style:family="paragraph" style:parent-style-name="Standard">
      <style:text-properties officeooo:paragraph-rsid="003e4c22"/>
    </style:style>
    <style:style style:name="P293" style:family="paragraph" style:parent-style-name="Standard">
      <style:text-properties officeooo:paragraph-rsid="004e5854"/>
    </style:style>
    <style:style style:name="P294" style:family="paragraph" style:parent-style-name="Standard">
      <style:text-properties officeooo:paragraph-rsid="004e8093"/>
    </style:style>
    <style:style style:name="P295" style:family="paragraph" style:parent-style-name="Standard">
      <style:text-properties officeooo:paragraph-rsid="0054ccba"/>
    </style:style>
    <style:style style:name="P296" style:family="paragraph" style:parent-style-name="Standard">
      <style:text-properties fo:font-weight="normal" officeooo:rsid="0171450c" officeooo:paragraph-rsid="0171450c" style:font-weight-asian="normal" style:font-weight-complex="normal"/>
    </style:style>
    <style:style style:name="P297" style:family="paragraph" style:parent-style-name="Standard">
      <style:text-properties fo:font-weight="normal" officeooo:paragraph-rsid="00fe13c0" style:font-weight-asian="normal" style:font-weight-complex="normal"/>
    </style:style>
    <style:style style:name="P298" style:family="paragraph" style:parent-style-name="Standard">
      <style:text-properties officeooo:paragraph-rsid="00550af7"/>
    </style:style>
    <style:style style:name="P299" style:family="paragraph" style:parent-style-name="Standard">
      <style:text-properties officeooo:paragraph-rsid="0058d394"/>
    </style:style>
    <style:style style:name="P300" style:family="paragraph" style:parent-style-name="Standard">
      <style:text-properties officeooo:rsid="005ba75b" officeooo:paragraph-rsid="005ba75b"/>
    </style:style>
    <style:style style:name="P301" style:family="paragraph" style:parent-style-name="Standard">
      <style:text-properties officeooo:rsid="005eff16" officeooo:paragraph-rsid="005eff16"/>
    </style:style>
    <style:style style:name="P302" style:family="paragraph" style:parent-style-name="Standard">
      <style:text-properties officeooo:paragraph-rsid="0065bf42"/>
    </style:style>
    <style:style style:name="P303" style:family="paragraph" style:parent-style-name="Standard">
      <style:text-properties officeooo:paragraph-rsid="007023a6"/>
    </style:style>
    <style:style style:name="P304" style:family="paragraph" style:parent-style-name="Standard">
      <style:text-properties officeooo:paragraph-rsid="00740e26"/>
    </style:style>
    <style:style style:name="P305" style:family="paragraph" style:parent-style-name="Standard">
      <style:text-properties officeooo:paragraph-rsid="007503d9"/>
    </style:style>
    <style:style style:name="P306" style:family="paragraph" style:parent-style-name="Standard">
      <style:text-properties officeooo:paragraph-rsid="007cc3c9"/>
    </style:style>
    <style:style style:name="P307" style:family="paragraph" style:parent-style-name="Standard">
      <style:text-properties officeooo:paragraph-rsid="007e7647"/>
    </style:style>
    <style:style style:name="P308" style:family="paragraph" style:parent-style-name="Standard">
      <style:text-properties officeooo:paragraph-rsid="00817f49"/>
    </style:style>
    <style:style style:name="P309" style:family="paragraph" style:parent-style-name="Standard">
      <style:text-properties officeooo:paragraph-rsid="0080e5eb"/>
    </style:style>
    <style:style style:name="P310" style:family="paragraph" style:parent-style-name="Standard">
      <style:text-properties officeooo:rsid="00849432" officeooo:paragraph-rsid="00849432"/>
    </style:style>
    <style:style style:name="P311" style:family="paragraph" style:parent-style-name="Standard">
      <style:text-properties fo:font-style="normal" style:text-underline-style="none" officeooo:rsid="009570df" officeooo:paragraph-rsid="009570df" style:font-style-asian="normal" style:font-style-complex="normal"/>
    </style:style>
    <style:style style:name="P312" style:family="paragraph" style:parent-style-name="Standard">
      <style:text-properties fo:font-style="normal" style:text-underline-style="none" officeooo:rsid="009b7c18" officeooo:paragraph-rsid="009b7c18" style:font-style-asian="normal" style:font-style-complex="normal"/>
    </style:style>
    <style:style style:name="P313" style:family="paragraph" style:parent-style-name="Standard">
      <style:text-properties fo:font-style="normal" style:text-underline-style="none" officeooo:rsid="009bb4a1" officeooo:paragraph-rsid="009bb4a1" style:font-style-asian="normal" style:font-style-complex="normal"/>
    </style:style>
    <style:style style:name="P314" style:family="paragraph" style:parent-style-name="Standard">
      <style:text-properties fo:font-style="normal" style:text-underline-style="none" fo:font-weight="bold" officeooo:rsid="009570df" officeooo:paragraph-rsid="009570df" style:font-style-asian="normal" style:font-weight-asian="bold" style:font-style-complex="normal" style:font-weight-complex="bold"/>
    </style:style>
    <style:style style:name="P315" style:family="paragraph" style:parent-style-name="Standard">
      <style:text-properties fo:font-style="normal" style:text-underline-style="none" fo:font-weight="bold" officeooo:rsid="00b78174" officeooo:paragraph-rsid="00b78174" style:font-style-asian="normal" style:font-weight-asian="bold" style:font-style-complex="normal" style:font-weight-complex="bold"/>
    </style:style>
    <style:style style:name="P316" style:family="paragraph" style:parent-style-name="Standard">
      <style:text-properties fo:font-style="normal" style:text-underline-style="none" fo:font-weight="bold" officeooo:rsid="00a8bfb1" officeooo:paragraph-rsid="00a7e42b" style:font-style-asian="normal" style:font-weight-asian="bold" style:font-style-complex="normal" style:font-weight-complex="bold"/>
    </style:style>
    <style:style style:name="P317" style:family="paragraph" style:parent-style-name="Standard">
      <style:text-properties fo:font-style="normal" style:text-underline-style="none" fo:font-weight="bold" officeooo:rsid="00fa4d9d" officeooo:paragraph-rsid="00fa4d9d" style:font-style-asian="normal" style:font-weight-asian="bold" style:font-style-complex="normal" style:font-weight-complex="bold"/>
    </style:style>
    <style:style style:name="P318" style:family="paragraph" style:parent-style-name="Standard">
      <style:text-properties fo:font-style="normal" style:text-underline-style="none" fo:font-weight="normal" officeooo:rsid="009edc17" officeooo:paragraph-rsid="009edc17" style:font-style-asian="normal" style:font-weight-asian="normal" style:font-style-complex="normal" style:font-weight-complex="normal"/>
    </style:style>
    <style:style style:name="P319" style:family="paragraph" style:parent-style-name="Standard">
      <style:text-properties fo:font-style="normal" style:text-underline-style="none" fo:font-weight="normal" officeooo:rsid="009f3e19" officeooo:paragraph-rsid="009f3e19" style:font-style-asian="normal" style:font-weight-asian="normal" style:font-style-complex="normal" style:font-weight-complex="normal"/>
    </style:style>
    <style:style style:name="P320" style:family="paragraph" style:parent-style-name="Standard">
      <style:text-properties fo:font-style="normal" style:text-underline-style="none" fo:font-weight="normal" officeooo:rsid="009f3e19" officeooo:paragraph-rsid="00a016f9" style:font-style-asian="normal" style:font-weight-asian="normal" style:font-style-complex="normal" style:font-weight-complex="normal"/>
    </style:style>
    <style:style style:name="P321" style:family="paragraph" style:parent-style-name="Standard">
      <style:text-properties fo:font-style="normal" style:text-underline-style="none" fo:font-weight="normal" officeooo:rsid="00a6dcd0" officeooo:paragraph-rsid="00a6dcd0" style:font-style-asian="normal" style:font-weight-asian="normal" style:font-style-complex="normal" style:font-weight-complex="normal"/>
    </style:style>
    <style:style style:name="P322" style:family="paragraph" style:parent-style-name="Standard">
      <style:text-properties fo:font-style="normal" style:text-underline-style="none" fo:font-weight="normal" officeooo:rsid="00a7e42b" officeooo:paragraph-rsid="00a7e42b" style:font-style-asian="normal" style:font-weight-asian="normal" style:font-style-complex="normal" style:font-weight-complex="normal"/>
    </style:style>
    <style:style style:name="P323" style:family="paragraph" style:parent-style-name="Standard">
      <style:text-properties fo:font-style="normal" style:text-underline-style="none" fo:font-weight="normal" officeooo:rsid="00a9950b" officeooo:paragraph-rsid="00a9950b" style:font-style-asian="normal" style:font-weight-asian="normal" style:font-style-complex="normal" style:font-weight-complex="normal"/>
    </style:style>
    <style:style style:name="P324" style:family="paragraph" style:parent-style-name="Standard">
      <style:text-properties fo:font-style="normal" style:text-underline-style="none" fo:font-weight="normal" officeooo:rsid="00adf7bb" officeooo:paragraph-rsid="00adf7bb" style:font-style-asian="normal" style:font-weight-asian="normal" style:font-style-complex="normal" style:font-weight-complex="normal"/>
    </style:style>
    <style:style style:name="P325" style:family="paragraph" style:parent-style-name="Standard">
      <style:text-properties fo:font-style="normal" style:text-underline-style="none" fo:font-weight="normal" officeooo:rsid="00adf7bb" officeooo:paragraph-rsid="00ae16b9" style:font-style-asian="normal" style:font-weight-asian="normal" style:font-style-complex="normal" style:font-weight-complex="normal"/>
    </style:style>
    <style:style style:name="P326" style:family="paragraph" style:parent-style-name="Standard">
      <style:text-properties fo:font-style="normal" style:text-underline-style="none" fo:font-weight="normal" officeooo:rsid="00adf7bb" officeooo:paragraph-rsid="00b3e8ca" style:font-style-asian="normal" style:font-weight-asian="normal" style:font-style-complex="normal" style:font-weight-complex="normal"/>
    </style:style>
    <style:style style:name="P327" style:family="paragraph" style:parent-style-name="Standard">
      <style:text-properties fo:font-style="normal" style:text-underline-style="none" fo:font-weight="normal" officeooo:rsid="00affdd4" officeooo:paragraph-rsid="00affdd4" style:font-style-asian="normal" style:font-weight-asian="normal" style:font-style-complex="normal" style:font-weight-complex="normal"/>
    </style:style>
    <style:style style:name="P328" style:family="paragraph" style:parent-style-name="Standard">
      <style:text-properties fo:font-style="normal" style:text-underline-style="none" fo:font-weight="normal" officeooo:rsid="00b78174" officeooo:paragraph-rsid="00b78174" style:font-style-asian="normal" style:font-weight-asian="normal" style:font-style-complex="normal" style:font-weight-complex="normal"/>
    </style:style>
    <style:style style:name="P329" style:family="paragraph" style:parent-style-name="Standard">
      <style:text-properties fo:font-style="normal" style:text-underline-style="none" fo:font-weight="normal" officeooo:rsid="00b78174" officeooo:paragraph-rsid="00c553b9" style:font-style-asian="normal" style:font-weight-asian="normal" style:font-style-complex="normal" style:font-weight-complex="normal"/>
    </style:style>
    <style:style style:name="P330" style:family="paragraph" style:parent-style-name="Standard">
      <style:text-properties fo:font-style="normal" style:text-underline-style="none" fo:font-weight="normal" officeooo:rsid="00bb9deb" officeooo:paragraph-rsid="00bb9deb" style:font-style-asian="normal" style:font-weight-asian="normal" style:font-style-complex="normal" style:font-weight-complex="normal"/>
    </style:style>
    <style:style style:name="P331" style:family="paragraph" style:parent-style-name="Standard">
      <style:text-properties fo:font-style="normal" style:text-underline-style="none" fo:font-weight="normal" officeooo:rsid="009570df" officeooo:paragraph-rsid="009570df" style:font-style-asian="normal" style:font-weight-asian="normal" style:font-style-complex="normal" style:font-weight-complex="normal"/>
    </style:style>
    <style:style style:name="P332" style:family="paragraph" style:parent-style-name="Standard">
      <style:text-properties fo:font-style="normal" style:text-underline-style="none" fo:font-weight="normal" officeooo:rsid="00970e7c" officeooo:paragraph-rsid="00970e7c" style:font-style-asian="normal" style:font-weight-asian="normal" style:font-style-complex="normal" style:font-weight-complex="normal"/>
    </style:style>
    <style:style style:name="P333" style:family="paragraph" style:parent-style-name="Standard">
      <style:text-properties fo:font-style="normal" style:text-underline-style="none" fo:font-weight="normal" officeooo:rsid="009b7c18" officeooo:paragraph-rsid="009b7c18" style:font-style-asian="normal" style:font-weight-asian="normal" style:font-style-complex="normal" style:font-weight-complex="normal"/>
    </style:style>
    <style:style style:name="P334" style:family="paragraph" style:parent-style-name="Standard">
      <style:text-properties fo:font-style="normal" style:text-underline-style="none" fo:font-weight="normal" officeooo:rsid="009bb4a1" officeooo:paragraph-rsid="009b7c18" style:font-style-asian="normal" style:font-weight-asian="normal" style:font-style-complex="normal" style:font-weight-complex="normal"/>
    </style:style>
    <style:style style:name="P335" style:family="paragraph" style:parent-style-name="Standard">
      <style:text-properties fo:font-style="normal" style:text-underline-style="none" fo:font-weight="normal" officeooo:rsid="009bb4a1" officeooo:paragraph-rsid="009bb4a1" style:font-style-asian="normal" style:font-weight-asian="normal" style:font-style-complex="normal" style:font-weight-complex="normal"/>
    </style:style>
    <style:style style:name="P336" style:family="paragraph" style:parent-style-name="Standard">
      <style:text-properties fo:font-style="normal" style:text-underline-style="none" fo:font-weight="normal" officeooo:rsid="00a016f9" officeooo:paragraph-rsid="00a016f9" style:font-style-asian="normal" style:font-weight-asian="normal" style:font-style-complex="normal" style:font-weight-complex="normal"/>
    </style:style>
    <style:style style:name="P337" style:family="paragraph" style:parent-style-name="Standard">
      <style:text-properties fo:font-style="normal" style:text-underline-style="none" fo:font-weight="normal" officeooo:rsid="00a164a5" officeooo:paragraph-rsid="00a164a5" style:font-style-asian="normal" style:font-weight-asian="normal" style:font-style-complex="normal" style:font-weight-complex="normal"/>
    </style:style>
    <style:style style:name="P338" style:family="paragraph" style:parent-style-name="Standard">
      <style:text-properties fo:font-style="normal" style:text-underline-style="none" fo:font-weight="normal" officeooo:rsid="00a2f5e1" officeooo:paragraph-rsid="00a2f5e1" style:font-style-asian="normal" style:font-weight-asian="normal" style:font-style-complex="normal" style:font-weight-complex="normal"/>
    </style:style>
    <style:style style:name="P339" style:family="paragraph" style:parent-style-name="Standard">
      <style:text-properties fo:font-style="normal" style:text-underline-style="none" fo:font-weight="normal" officeooo:rsid="00a5f674" officeooo:paragraph-rsid="00a164a5" style:font-style-asian="normal" style:font-weight-asian="normal" style:font-style-complex="normal" style:font-weight-complex="normal"/>
    </style:style>
    <style:style style:name="P340" style:family="paragraph" style:parent-style-name="Standard">
      <style:text-properties fo:font-style="normal" style:text-underline-style="none" fo:font-weight="normal" officeooo:rsid="00b3e8ca" officeooo:paragraph-rsid="00b3e8ca" style:font-style-asian="normal" style:font-weight-asian="normal" style:font-style-complex="normal" style:font-weight-complex="normal"/>
    </style:style>
    <style:style style:name="P341" style:family="paragraph" style:parent-style-name="Standard">
      <style:text-properties fo:font-style="normal" style:text-underline-style="none" fo:font-weight="normal" officeooo:rsid="00b47fc5" officeooo:paragraph-rsid="00b47fc5" style:font-style-asian="normal" style:font-weight-asian="normal" style:font-style-complex="normal" style:font-weight-complex="normal"/>
    </style:style>
    <style:style style:name="P342" style:family="paragraph" style:parent-style-name="Standard">
      <style:text-properties fo:font-style="normal" style:text-underline-style="none" fo:font-weight="normal" officeooo:rsid="00b6c13b" officeooo:paragraph-rsid="00b72425" style:font-style-asian="normal" style:font-weight-asian="normal" style:font-style-complex="normal" style:font-weight-complex="normal"/>
    </style:style>
    <style:style style:name="P343" style:family="paragraph" style:parent-style-name="Standard">
      <style:text-properties fo:font-style="normal" style:text-underline-style="none" fo:font-weight="normal" officeooo:rsid="00c3b399" officeooo:paragraph-rsid="00b78174" style:font-style-asian="normal" style:font-weight-asian="normal" style:font-style-complex="normal" style:font-weight-complex="normal"/>
    </style:style>
    <style:style style:name="P344" style:family="paragraph" style:parent-style-name="Standard">
      <style:text-properties fo:font-style="normal" style:text-underline-style="none" fo:font-weight="normal" officeooo:rsid="00c679e3" officeooo:paragraph-rsid="00b78174" style:font-style-asian="normal" style:font-weight-asian="normal" style:font-style-complex="normal" style:font-weight-complex="normal"/>
    </style:style>
    <style:style style:name="P345" style:family="paragraph" style:parent-style-name="Standard">
      <style:text-properties fo:font-style="normal" style:text-underline-style="none" fo:font-weight="normal" officeooo:rsid="00c98c6c" officeooo:paragraph-rsid="00c98c6c" style:font-style-asian="normal" style:font-weight-asian="normal" style:font-style-complex="normal" style:font-weight-complex="normal"/>
    </style:style>
    <style:style style:name="P346" style:family="paragraph" style:parent-style-name="Standard">
      <style:text-properties fo:font-style="normal" style:text-underline-style="none" fo:font-weight="normal" officeooo:rsid="00cba513" officeooo:paragraph-rsid="00cba513" style:font-style-asian="normal" style:font-weight-asian="normal" style:font-style-complex="normal" style:font-weight-complex="normal"/>
    </style:style>
    <style:style style:name="P347" style:family="paragraph" style:parent-style-name="Standard">
      <style:text-properties fo:font-style="normal" style:text-underline-style="none" fo:font-weight="normal" officeooo:rsid="00cb4f52" officeooo:paragraph-rsid="00c98c6c" style:font-style-asian="normal" style:font-weight-asian="normal" style:font-style-complex="normal" style:font-weight-complex="normal"/>
    </style:style>
    <style:style style:name="P348" style:family="paragraph" style:parent-style-name="Standard">
      <style:text-properties fo:font-style="normal" style:text-underline-style="none" fo:font-weight="normal" officeooo:rsid="00cb4f52" officeooo:paragraph-rsid="00cb4f52" style:font-style-asian="normal" style:font-weight-asian="normal" style:font-style-complex="normal" style:font-weight-complex="normal"/>
    </style:style>
    <style:style style:name="P349" style:family="paragraph" style:parent-style-name="Standard">
      <style:text-properties fo:font-style="normal" style:text-underline-style="none" fo:font-weight="normal" officeooo:rsid="00cceb1c" officeooo:paragraph-rsid="00cba513" style:font-style-asian="normal" style:font-weight-asian="normal" style:font-style-complex="normal" style:font-weight-complex="normal"/>
    </style:style>
    <style:style style:name="P350" style:family="paragraph" style:parent-style-name="Standard">
      <style:text-properties fo:font-style="normal" style:text-underline-style="none" fo:font-weight="normal" officeooo:rsid="00cf6874" officeooo:paragraph-rsid="00cf6874" style:font-style-asian="normal" style:font-weight-asian="normal" style:font-style-complex="normal" style:font-weight-complex="normal"/>
    </style:style>
    <style:style style:name="P351" style:family="paragraph" style:parent-style-name="Standard">
      <style:text-properties fo:font-style="normal" style:text-underline-style="none" fo:font-weight="normal" officeooo:rsid="00cf864b" officeooo:paragraph-rsid="00cf864b" style:font-style-asian="normal" style:font-weight-asian="normal" style:font-style-complex="normal" style:font-weight-complex="normal"/>
    </style:style>
    <style:style style:name="P352" style:family="paragraph" style:parent-style-name="Standard">
      <style:text-properties fo:font-style="normal" style:text-underline-style="none" fo:font-weight="normal" officeooo:rsid="00cf864b" officeooo:paragraph-rsid="00d448ec" style:font-style-asian="normal" style:font-weight-asian="normal" style:font-style-complex="normal" style:font-weight-complex="normal"/>
    </style:style>
    <style:style style:name="P353" style:family="paragraph" style:parent-style-name="Standard">
      <style:text-properties fo:font-style="normal" style:text-underline-style="none" fo:font-weight="normal" officeooo:rsid="00d0d5e4" officeooo:paragraph-rsid="00d12d7b" style:font-style-asian="normal" style:font-weight-asian="normal" style:font-style-complex="normal" style:font-weight-complex="normal"/>
    </style:style>
    <style:style style:name="P354" style:family="paragraph" style:parent-style-name="Standard">
      <style:text-properties fo:font-style="normal" style:text-underline-style="none" fo:font-weight="normal" officeooo:rsid="00d2cf78" officeooo:paragraph-rsid="00d12d7b" style:font-style-asian="normal" style:font-weight-asian="normal" style:font-style-complex="normal" style:font-weight-complex="normal"/>
    </style:style>
    <style:style style:name="P355" style:family="paragraph" style:parent-style-name="Standard">
      <style:text-properties fo:font-style="normal" style:text-underline-style="none" fo:font-weight="normal" officeooo:rsid="00d2cf78" officeooo:paragraph-rsid="00d2cf78" style:font-style-asian="normal" style:font-weight-asian="normal" style:font-style-complex="normal" style:font-weight-complex="normal"/>
    </style:style>
    <style:style style:name="P356" style:family="paragraph" style:parent-style-name="Standard">
      <style:text-properties fo:font-style="normal" style:text-underline-style="none" fo:font-weight="normal" officeooo:rsid="00d81062" officeooo:paragraph-rsid="00d9bff9" style:font-style-asian="normal" style:font-weight-asian="normal" style:font-style-complex="normal" style:font-weight-complex="normal"/>
    </style:style>
    <style:style style:name="P357" style:family="paragraph" style:parent-style-name="Standard">
      <style:text-properties fo:font-style="normal" style:text-underline-style="none" fo:font-weight="normal" officeooo:rsid="00d9bff9" officeooo:paragraph-rsid="00d9bff9" style:font-style-asian="normal" style:font-weight-asian="normal" style:font-style-complex="normal" style:font-weight-complex="normal"/>
    </style:style>
    <style:style style:name="P358" style:family="paragraph" style:parent-style-name="Standard">
      <style:text-properties fo:font-style="normal" style:text-underline-style="none" fo:font-weight="normal" officeooo:rsid="00d9bff9" officeooo:paragraph-rsid="00d81062" style:font-style-asian="normal" style:font-weight-asian="normal" style:font-style-complex="normal" style:font-weight-complex="normal"/>
    </style:style>
    <style:style style:name="P359" style:family="paragraph" style:parent-style-name="Standard">
      <style:text-properties fo:font-style="normal" style:text-underline-style="none" fo:font-weight="normal" officeooo:rsid="00dc5de7" officeooo:paragraph-rsid="00d81062" style:font-style-asian="normal" style:font-weight-asian="normal" style:font-style-complex="normal" style:font-weight-complex="normal"/>
    </style:style>
    <style:style style:name="P360" style:family="paragraph" style:parent-style-name="Standard">
      <style:text-properties fo:font-style="normal" style:text-underline-style="none" fo:font-weight="normal" officeooo:rsid="00dcffd7" officeooo:paragraph-rsid="00dcffd7" style:font-style-asian="normal" style:font-weight-asian="normal" style:font-style-complex="normal" style:font-weight-complex="normal"/>
    </style:style>
    <style:style style:name="P361" style:family="paragraph" style:parent-style-name="Standard">
      <style:text-properties fo:font-style="normal" style:text-underline-style="none" fo:font-weight="normal" officeooo:rsid="00dd1c06" officeooo:paragraph-rsid="00dd1c06" style:font-style-asian="normal" style:font-weight-asian="normal" style:font-style-complex="normal" style:font-weight-complex="normal"/>
    </style:style>
    <style:style style:name="P362" style:family="paragraph" style:parent-style-name="Standard">
      <style:text-properties fo:font-style="normal" style:text-underline-style="none" fo:font-weight="normal" officeooo:rsid="00ddd5bc" officeooo:paragraph-rsid="00dd1c06" style:font-style-asian="normal" style:font-weight-asian="normal" style:font-style-complex="normal" style:font-weight-complex="normal"/>
    </style:style>
    <style:style style:name="P363" style:family="paragraph" style:parent-style-name="Standard">
      <style:text-properties fo:font-style="normal" style:text-underline-style="none" fo:font-weight="normal" officeooo:rsid="00dff459" officeooo:paragraph-rsid="00dd1c06" style:font-style-asian="normal" style:font-weight-asian="normal" style:font-style-complex="normal" style:font-weight-complex="normal"/>
    </style:style>
    <style:style style:name="P364" style:family="paragraph" style:parent-style-name="Standard">
      <style:text-properties fo:font-style="normal" style:text-underline-style="none" fo:font-weight="normal" officeooo:rsid="00e872e4" officeooo:paragraph-rsid="00dd1c06" style:font-style-asian="normal" style:font-weight-asian="normal" style:font-style-complex="normal" style:font-weight-complex="normal"/>
    </style:style>
    <style:style style:name="P365" style:family="paragraph" style:parent-style-name="Standard">
      <style:text-properties fo:font-style="normal" style:text-underline-style="none" fo:font-weight="normal" officeooo:rsid="00e8aace" officeooo:paragraph-rsid="00e8aace" style:font-style-asian="normal" style:font-weight-asian="normal" style:font-style-complex="normal" style:font-weight-complex="normal"/>
    </style:style>
    <style:style style:name="P366" style:family="paragraph" style:parent-style-name="Standard">
      <style:text-properties fo:font-style="normal" style:text-underline-style="none" fo:font-weight="normal" officeooo:rsid="00eb4fd5" officeooo:paragraph-rsid="00ea81ae" style:font-style-asian="normal" style:font-weight-asian="normal" style:font-style-complex="normal" style:font-weight-complex="normal"/>
    </style:style>
    <style:style style:name="P367" style:family="paragraph" style:parent-style-name="Standard">
      <style:text-properties fo:font-style="normal" style:text-underline-style="none" fo:font-weight="normal" officeooo:rsid="00ea81ae" officeooo:paragraph-rsid="00ea81ae" style:font-style-asian="normal" style:font-weight-asian="normal" style:font-style-complex="normal" style:font-weight-complex="normal"/>
    </style:style>
    <style:style style:name="P368" style:family="paragraph" style:parent-style-name="Standard">
      <style:text-properties fo:font-style="normal" style:text-underline-style="none" fo:font-weight="normal" officeooo:rsid="00ec8425" officeooo:paragraph-rsid="00ec8425" style:font-style-asian="normal" style:font-weight-asian="normal" style:font-style-complex="normal" style:font-weight-complex="normal"/>
    </style:style>
    <style:style style:name="P369" style:family="paragraph" style:parent-style-name="Standard">
      <style:text-properties fo:font-style="normal" style:text-underline-style="none" fo:font-weight="normal" officeooo:rsid="00efa8fb" officeooo:paragraph-rsid="00efa8fb" style:font-style-asian="normal" style:font-weight-asian="normal" style:font-style-complex="normal" style:font-weight-complex="normal"/>
    </style:style>
    <style:style style:name="P370" style:family="paragraph" style:parent-style-name="Standard">
      <style:text-properties fo:font-style="normal" style:text-underline-style="none" fo:font-weight="normal" officeooo:rsid="00f5d082" officeooo:paragraph-rsid="00f5d082" style:font-style-asian="normal" style:font-weight-asian="normal" style:font-style-complex="normal" style:font-weight-complex="normal"/>
    </style:style>
    <style:style style:name="P371" style:family="paragraph" style:parent-style-name="Standard">
      <style:text-properties fo:font-style="normal" style:text-underline-style="none" fo:font-weight="normal" officeooo:rsid="00f1669f" officeooo:paragraph-rsid="00efa8fb" style:font-style-asian="normal" style:font-weight-asian="normal" style:font-style-complex="normal" style:font-weight-complex="normal"/>
    </style:style>
    <style:style style:name="P372" style:family="paragraph" style:parent-style-name="Standard">
      <style:text-properties fo:font-style="normal" style:text-underline-style="none" fo:font-weight="normal" officeooo:rsid="00f3ac1a" officeooo:paragraph-rsid="00f3ac1a" style:font-style-asian="normal" style:font-weight-asian="normal" style:font-style-complex="normal" style:font-weight-complex="normal"/>
    </style:style>
    <style:style style:name="P373" style:family="paragraph" style:parent-style-name="Standard">
      <style:text-properties fo:font-style="normal" style:text-underline-style="none" fo:font-weight="normal" officeooo:rsid="00f45621" officeooo:paragraph-rsid="00f3ac1a" style:font-style-asian="normal" style:font-weight-asian="normal" style:font-style-complex="normal" style:font-weight-complex="normal"/>
    </style:style>
    <style:style style:name="P374" style:family="paragraph" style:parent-style-name="Standard">
      <style:text-properties fo:font-style="normal" style:text-underline-style="none" fo:font-weight="normal" officeooo:rsid="00f79d2d" officeooo:paragraph-rsid="00f79015" style:font-style-asian="normal" style:font-weight-asian="normal" style:font-style-complex="normal" style:font-weight-complex="normal"/>
    </style:style>
    <style:style style:name="P375" style:family="paragraph" style:parent-style-name="Standard">
      <style:text-properties fo:font-style="normal" style:text-underline-style="none" fo:font-weight="normal" officeooo:rsid="00f92386" officeooo:paragraph-rsid="00f92386" style:font-style-asian="normal" style:font-weight-asian="normal" style:font-style-complex="normal" style:font-weight-complex="normal"/>
    </style:style>
    <style:style style:name="P376" style:family="paragraph" style:parent-style-name="Standard">
      <style:text-properties fo:font-style="normal" style:text-underline-style="none" fo:font-weight="normal" officeooo:rsid="00fa09d4" officeooo:paragraph-rsid="00fa09d4" style:font-style-asian="normal" style:font-weight-asian="normal" style:font-style-complex="normal" style:font-weight-complex="normal"/>
    </style:style>
    <style:style style:name="P377" style:family="paragraph" style:parent-style-name="Standard">
      <style:text-properties fo:font-style="normal" style:text-underline-style="none" fo:font-weight="normal" officeooo:rsid="00fa4d9d" officeooo:paragraph-rsid="00fa4d9d" style:font-style-asian="normal" style:font-weight-asian="normal" style:font-style-complex="normal" style:font-weight-complex="normal"/>
    </style:style>
    <style:style style:name="P378" style:family="paragraph" style:parent-style-name="Standard">
      <style:text-properties fo:font-style="normal" style:text-underline-style="none" fo:font-weight="normal" officeooo:rsid="00affdd4" officeooo:paragraph-rsid="00affdd4" fo:background-color="transparent" style:font-style-asian="normal" style:font-weight-asian="normal" style:font-style-complex="normal" style:font-weight-complex="normal"/>
    </style:style>
    <style:style style:name="P379" style:family="paragraph" style:parent-style-name="Standard">
      <style:text-properties fo:font-style="normal" style:text-underline-style="none" fo:font-weight="normal" officeooo:rsid="00affdd4" officeooo:paragraph-rsid="00b15e23" fo:background-color="transparent" style:font-style-asian="normal" style:font-weight-asian="normal" style:font-style-complex="normal" style:font-weight-complex="normal"/>
    </style:style>
    <style:style style:name="P380" style:family="paragraph" style:parent-style-name="Standard">
      <style:text-properties fo:font-style="normal" style:text-underline-style="none" fo:font-weight="normal" officeooo:rsid="00b2ead3" officeooo:paragraph-rsid="00b2ead3" fo:background-color="transparent" style:font-style-asian="normal" style:font-weight-asian="normal" style:font-style-complex="normal" style:font-weight-complex="normal"/>
    </style:style>
    <style:style style:name="P381" style:family="paragraph" style:parent-style-name="Standard">
      <style:text-properties fo:font-style="normal" style:text-underline-style="solid" style:text-underline-width="auto" style:text-underline-color="font-color" officeooo:rsid="009570df" officeooo:paragraph-rsid="009570df" style:font-style-asian="normal" style:font-style-complex="normal"/>
    </style:style>
    <style:style style:name="P382" style:family="paragraph" style:parent-style-name="Standard">
      <style:text-properties fo:font-style="normal" style:text-underline-style="solid" style:text-underline-width="auto" style:text-underline-color="font-color" officeooo:rsid="009edc17" officeooo:paragraph-rsid="009edc17" style:font-style-asian="normal" style:font-style-complex="normal"/>
    </style:style>
    <style:style style:name="P383" style:family="paragraph" style:parent-style-name="Standard">
      <style:text-properties fo:font-style="normal" style:text-underline-style="solid" style:text-underline-width="auto" style:text-underline-color="font-color" fo:font-weight="normal" officeooo:rsid="009edc17" officeooo:paragraph-rsid="009edc17" style:font-style-asian="normal" style:font-weight-asian="normal" style:font-style-complex="normal" style:font-weight-complex="normal"/>
    </style:style>
    <style:style style:name="P384" style:family="paragraph" style:parent-style-name="Standard">
      <style:text-properties fo:font-style="normal" style:text-underline-style="solid" style:text-underline-width="auto" style:text-underline-color="font-color" fo:font-weight="normal" officeooo:rsid="009f3e19" officeooo:paragraph-rsid="009f3e19" style:font-style-asian="normal" style:font-weight-asian="normal" style:font-style-complex="normal" style:font-weight-complex="normal"/>
    </style:style>
    <style:style style:name="P385" style:family="paragraph" style:parent-style-name="Standard">
      <style:text-properties fo:font-style="normal" style:text-underline-style="solid" style:text-underline-width="auto" style:text-underline-color="font-color" fo:font-weight="normal" officeooo:rsid="00a6dcd0" officeooo:paragraph-rsid="00a6dcd0" style:font-style-asian="normal" style:font-weight-asian="normal" style:font-style-complex="normal" style:font-weight-complex="normal"/>
    </style:style>
    <style:style style:name="P386" style:family="paragraph" style:parent-style-name="Standard">
      <style:text-properties fo:font-style="normal" style:text-underline-style="solid" style:text-underline-width="auto" style:text-underline-color="font-color" fo:font-weight="normal" officeooo:rsid="00ac5ec6" officeooo:paragraph-rsid="00ac5ec6" style:font-style-asian="normal" style:font-weight-asian="normal" style:font-style-complex="normal" style:font-weight-complex="normal"/>
    </style:style>
    <style:style style:name="P387" style:family="paragraph" style:parent-style-name="Standard">
      <style:text-properties fo:font-style="normal" style:text-underline-style="solid" style:text-underline-width="auto" style:text-underline-color="font-color" fo:font-weight="normal" officeooo:rsid="00b3e8ca" officeooo:paragraph-rsid="00b3e8ca" style:font-style-asian="normal" style:font-weight-asian="normal" style:font-style-complex="normal" style:font-weight-complex="normal"/>
    </style:style>
    <style:style style:name="P388" style:family="paragraph" style:parent-style-name="Standard">
      <style:text-properties fo:font-style="normal" style:text-underline-style="solid" style:text-underline-width="auto" style:text-underline-color="font-color" fo:font-weight="normal" officeooo:rsid="00b46c58" officeooo:paragraph-rsid="00b46c58" style:font-style-asian="normal" style:font-weight-asian="normal" style:font-style-complex="normal" style:font-weight-complex="normal"/>
    </style:style>
    <style:style style:name="P389" style:family="paragraph" style:parent-style-name="Standard">
      <style:text-properties fo:font-style="normal" style:text-underline-style="solid" style:text-underline-width="auto" style:text-underline-color="font-color" fo:font-weight="normal" officeooo:rsid="00b47fc5" officeooo:paragraph-rsid="00b47fc5" style:font-style-asian="normal" style:font-weight-asian="normal" style:font-style-complex="normal" style:font-weight-complex="normal"/>
    </style:style>
    <style:style style:name="P390" style:family="paragraph" style:parent-style-name="Standard">
      <style:text-properties fo:font-style="normal" style:text-underline-style="solid" style:text-underline-width="auto" style:text-underline-color="font-color" fo:font-weight="normal" officeooo:rsid="00b6c13b" officeooo:paragraph-rsid="00b72425" style:font-style-asian="normal" style:font-weight-asian="normal" style:font-style-complex="normal" style:font-weight-complex="normal"/>
    </style:style>
    <style:style style:name="P391" style:family="paragraph" style:parent-style-name="Standard">
      <style:text-properties fo:font-style="normal" style:text-underline-style="solid" style:text-underline-width="auto" style:text-underline-color="font-color" fo:font-weight="normal" officeooo:rsid="00b78174" officeooo:paragraph-rsid="00b78174" style:font-style-asian="normal" style:font-weight-asian="normal" style:font-style-complex="normal" style:font-weight-complex="normal"/>
    </style:style>
    <style:style style:name="P392" style:family="paragraph" style:parent-style-name="Standard">
      <style:text-properties fo:font-style="normal" style:text-underline-style="solid" style:text-underline-width="auto" style:text-underline-color="font-color" fo:font-weight="normal" officeooo:rsid="009b7c18" officeooo:paragraph-rsid="009b7c18" style:font-style-asian="normal" style:font-weight-asian="normal" style:font-style-complex="normal" style:font-weight-complex="normal"/>
    </style:style>
    <style:style style:name="P393" style:family="paragraph" style:parent-style-name="Standard">
      <style:text-properties fo:font-style="normal" style:text-underline-style="solid" style:text-underline-width="auto" style:text-underline-color="font-color" fo:font-weight="normal" officeooo:rsid="009bb4a1" officeooo:paragraph-rsid="009bb4a1" style:font-style-asian="normal" style:font-weight-asian="normal" style:font-style-complex="normal" style:font-weight-complex="normal"/>
    </style:style>
    <style:style style:name="P394" style:family="paragraph" style:parent-style-name="Standard">
      <style:text-properties fo:font-style="normal" style:text-underline-style="solid" style:text-underline-width="auto" style:text-underline-color="font-color" fo:font-weight="normal" officeooo:rsid="00a016f9" officeooo:paragraph-rsid="00a016f9" style:font-style-asian="normal" style:font-weight-asian="normal" style:font-style-complex="normal" style:font-weight-complex="normal"/>
    </style:style>
    <style:style style:name="P395" style:family="paragraph" style:parent-style-name="Standard">
      <style:text-properties fo:font-style="normal" style:text-underline-style="solid" style:text-underline-width="auto" style:text-underline-color="font-color" fo:font-weight="normal" officeooo:rsid="00a164a5" officeooo:paragraph-rsid="00a164a5" style:font-style-asian="normal" style:font-weight-asian="normal" style:font-style-complex="normal" style:font-weight-complex="normal"/>
    </style:style>
    <style:style style:name="P396" style:family="paragraph" style:parent-style-name="Standard">
      <style:text-properties fo:font-style="normal" style:text-underline-style="solid" style:text-underline-width="auto" style:text-underline-color="font-color" fo:font-weight="normal" officeooo:rsid="00d81062" officeooo:paragraph-rsid="00d81062" style:font-style-asian="normal" style:font-weight-asian="normal" style:font-style-complex="normal" style:font-weight-complex="normal"/>
    </style:style>
    <style:style style:name="P397" style:family="paragraph" style:parent-style-name="Standard">
      <style:text-properties fo:font-style="normal" style:text-underline-style="solid" style:text-underline-width="auto" style:text-underline-color="font-color" fo:font-weight="normal" officeooo:rsid="00ee7398" officeooo:paragraph-rsid="00ee7398" style:font-style-asian="normal" style:font-weight-asian="normal" style:font-style-complex="normal" style:font-weight-complex="normal"/>
    </style:style>
    <style:style style:name="P398" style:family="paragraph" style:parent-style-name="Standard">
      <style:text-properties officeooo:paragraph-rsid="009bb4a1"/>
    </style:style>
    <style:style style:name="P399" style:family="paragraph" style:parent-style-name="Standard">
      <style:text-properties officeooo:paragraph-rsid="009f3e19"/>
    </style:style>
    <style:style style:name="P400" style:family="paragraph" style:parent-style-name="Standard">
      <style:text-properties officeooo:rsid="009f3e19" officeooo:paragraph-rsid="009f3e19"/>
    </style:style>
    <style:style style:name="P401" style:family="paragraph" style:parent-style-name="Standard">
      <style:text-properties officeooo:rsid="009f3e19" officeooo:paragraph-rsid="00a016f9"/>
    </style:style>
    <style:style style:name="P402" style:family="paragraph" style:parent-style-name="Standard">
      <style:text-properties officeooo:rsid="00a016f9" officeooo:paragraph-rsid="00a016f9"/>
    </style:style>
    <style:style style:name="P403" style:family="paragraph" style:parent-style-name="Standard">
      <style:text-properties officeooo:rsid="00a164a5" officeooo:paragraph-rsid="00a164a5"/>
    </style:style>
    <style:style style:name="P404" style:family="paragraph" style:parent-style-name="Standard">
      <style:text-properties officeooo:rsid="00a164a5" officeooo:paragraph-rsid="00a2f5e1"/>
    </style:style>
    <style:style style:name="P405" style:family="paragraph" style:parent-style-name="Standard">
      <style:text-properties officeooo:paragraph-rsid="00a2f5e1"/>
    </style:style>
    <style:style style:name="P406" style:family="paragraph" style:parent-style-name="Standard">
      <style:text-properties officeooo:paragraph-rsid="00a6dcd0"/>
    </style:style>
    <style:style style:name="P407" style:family="paragraph" style:parent-style-name="Standard">
      <style:text-properties officeooo:paragraph-rsid="0149cf82" fo:background-color="transparent"/>
    </style:style>
    <style:style style:name="P408" style:family="paragraph" style:parent-style-name="Standard">
      <style:text-properties officeooo:rsid="014c2873" officeooo:paragraph-rsid="014c2873" fo:background-color="transparent"/>
    </style:style>
    <style:style style:name="P409" style:family="paragraph" style:parent-style-name="Standard">
      <style:text-properties officeooo:paragraph-rsid="01ac4d0d" fo:background-color="transparent"/>
    </style:style>
    <style:style style:name="P410" style:family="paragraph" style:parent-style-name="Standard">
      <style:text-properties officeooo:paragraph-rsid="01b2499e" fo:background-color="transparent"/>
    </style:style>
    <style:style style:name="P411" style:family="paragraph" style:parent-style-name="Standard">
      <style:text-properties officeooo:paragraph-rsid="01b8c0c4" fo:background-color="transparent"/>
    </style:style>
    <style:style style:name="P412" style:family="paragraph" style:parent-style-name="Standard">
      <style:text-properties officeooo:paragraph-rsid="01c283ce" fo:background-color="transparent"/>
    </style:style>
    <style:style style:name="P413" style:family="paragraph" style:parent-style-name="Standard">
      <style:text-properties officeooo:paragraph-rsid="01c567c2" fo:background-color="transparent"/>
    </style:style>
    <style:style style:name="P414" style:family="paragraph" style:parent-style-name="Standard">
      <style:text-properties officeooo:paragraph-rsid="01c7fbb5" fo:background-color="transparent"/>
    </style:style>
    <style:style style:name="P415" style:family="paragraph" style:parent-style-name="Standard">
      <style:paragraph-properties fo:margin-left="1.251cm" fo:margin-right="0cm" fo:text-indent="0cm" style:auto-text-indent="false">
        <style:tab-stops>
          <style:tab-stop style:position="10.333cm"/>
        </style:tab-stops>
      </style:paragraph-properties>
      <style:text-properties officeooo:rsid="02c978bc" officeooo:paragraph-rsid="02c978bc" fo:background-color="transparent"/>
    </style:style>
    <style:style style:name="P416" style:family="paragraph" style:parent-style-name="Standard">
      <style:text-properties officeooo:paragraph-rsid="00ae16b9"/>
    </style:style>
    <style:style style:name="P417" style:family="paragraph" style:parent-style-name="Standard">
      <style:text-properties officeooo:paragraph-rsid="00b47fc5"/>
    </style:style>
    <style:style style:name="P418" style:family="paragraph" style:parent-style-name="Standard">
      <style:text-properties officeooo:paragraph-rsid="00b78174"/>
    </style:style>
    <style:style style:name="P419" style:family="paragraph" style:parent-style-name="Standard">
      <style:text-properties officeooo:paragraph-rsid="00bb9deb"/>
    </style:style>
    <style:style style:name="P420" style:family="paragraph" style:parent-style-name="Standard">
      <style:text-properties fo:font-weight="bold" officeooo:rsid="005f9ff4" officeooo:paragraph-rsid="00fe13c0" fo:background-color="#ffff00" style:font-weight-asian="bold" style:font-weight-complex="bold"/>
    </style:style>
    <style:style style:name="P421" style:family="paragraph" style:parent-style-name="Standard">
      <style:text-properties fo:font-weight="bold" officeooo:rsid="00874889" officeooo:paragraph-rsid="00fe13c0" fo:background-color="#ffff00" style:font-weight-asian="bold" style:font-weight-complex="bold"/>
    </style:style>
    <style:style style:name="P422" style:family="paragraph" style:parent-style-name="Standard">
      <style:text-properties fo:font-weight="bold" officeooo:rsid="0088450e" officeooo:paragraph-rsid="00fe13c0" fo:background-color="#ffff00" style:font-weight-asian="bold" style:font-weight-complex="bold"/>
    </style:style>
    <style:style style:name="P423" style:family="paragraph" style:parent-style-name="Standard">
      <style:text-properties fo:font-weight="bold" officeooo:rsid="00891396" officeooo:paragraph-rsid="00fe13c0" fo:background-color="#ffff00" style:font-weight-asian="bold" style:font-weight-complex="bold"/>
    </style:style>
    <style:style style:name="P424" style:family="paragraph" style:parent-style-name="Standard">
      <style:text-properties fo:font-weight="bold" officeooo:paragraph-rsid="00fe13c0" style:font-weight-asian="bold" style:font-weight-complex="bold"/>
    </style:style>
    <style:style style:name="P425" style:family="paragraph" style:parent-style-name="Standard">
      <style:text-properties officeooo:paragraph-rsid="00c553b9"/>
    </style:style>
    <style:style style:name="P426" style:family="paragraph" style:parent-style-name="Standard">
      <style:text-properties officeooo:rsid="00c98c6c" officeooo:paragraph-rsid="00c98c6c"/>
    </style:style>
    <style:style style:name="P427" style:family="paragraph" style:parent-style-name="Standard">
      <style:text-properties officeooo:rsid="00cb4f52" officeooo:paragraph-rsid="00cb4f52"/>
    </style:style>
    <style:style style:name="P428" style:family="paragraph" style:parent-style-name="Standard">
      <style:text-properties officeooo:rsid="00cba513" officeooo:paragraph-rsid="00cba513"/>
    </style:style>
    <style:style style:name="P429" style:family="paragraph" style:parent-style-name="Standard">
      <style:text-properties officeooo:rsid="00ce5bf0" officeooo:paragraph-rsid="00ce5bf0"/>
    </style:style>
    <style:style style:name="P430" style:family="paragraph" style:parent-style-name="Standard">
      <style:text-properties officeooo:paragraph-rsid="00cf864b"/>
    </style:style>
    <style:style style:name="P431" style:family="paragraph" style:parent-style-name="Standard">
      <style:text-properties officeooo:paragraph-rsid="00d12d7b"/>
    </style:style>
    <style:style style:name="P432" style:family="paragraph" style:parent-style-name="Standard">
      <style:text-properties officeooo:rsid="00d2cf78" officeooo:paragraph-rsid="00d2cf78"/>
    </style:style>
    <style:style style:name="P433" style:family="paragraph" style:parent-style-name="Standard">
      <style:text-properties officeooo:paragraph-rsid="00e8aace"/>
    </style:style>
    <style:style style:name="P434" style:family="paragraph" style:parent-style-name="Standard">
      <style:text-properties officeooo:rsid="00ea81ae" officeooo:paragraph-rsid="00ea81ae"/>
    </style:style>
    <style:style style:name="P435" style:family="paragraph" style:parent-style-name="Standard">
      <style:text-properties officeooo:rsid="00ec8425" officeooo:paragraph-rsid="00ec8425"/>
    </style:style>
    <style:style style:name="P436" style:family="paragraph" style:parent-style-name="Standard">
      <style:text-properties officeooo:rsid="00ec8425" officeooo:paragraph-rsid="00ed3f29"/>
    </style:style>
    <style:style style:name="P437" style:family="paragraph" style:parent-style-name="Standard">
      <style:text-properties officeooo:paragraph-rsid="00fa4d9d"/>
    </style:style>
    <style:style style:name="P438" style:family="paragraph" style:parent-style-name="Standard">
      <style:text-properties officeooo:rsid="008cb485" officeooo:paragraph-rsid="00fe13c0"/>
    </style:style>
    <style:style style:name="P439" style:family="paragraph" style:parent-style-name="Standard">
      <style:text-properties officeooo:rsid="0021292c" officeooo:paragraph-rsid="00fe13c0"/>
    </style:style>
    <style:style style:name="P440" style:family="paragraph" style:parent-style-name="Standard">
      <style:text-properties officeooo:rsid="0021c2d2" officeooo:paragraph-rsid="00fe13c0"/>
    </style:style>
    <style:style style:name="P441" style:family="paragraph" style:parent-style-name="Standard">
      <style:text-properties officeooo:rsid="002178e3" officeooo:paragraph-rsid="00fe13c0"/>
    </style:style>
    <style:style style:name="P442" style:family="paragraph" style:parent-style-name="Standard">
      <style:text-properties officeooo:rsid="00298f52" officeooo:paragraph-rsid="00fe13c0"/>
    </style:style>
    <style:style style:name="P443" style:family="paragraph" style:parent-style-name="Standard">
      <style:text-properties officeooo:rsid="002c2abe" officeooo:paragraph-rsid="00fe13c0"/>
    </style:style>
    <style:style style:name="P444" style:family="paragraph" style:parent-style-name="Standard">
      <style:text-properties officeooo:rsid="002f97a5" officeooo:paragraph-rsid="00fe13c0"/>
    </style:style>
    <style:style style:name="P445" style:family="paragraph" style:parent-style-name="Standard">
      <style:text-properties officeooo:rsid="005f9ff4" officeooo:paragraph-rsid="00fe13c0"/>
    </style:style>
    <style:style style:name="P446" style:family="paragraph" style:parent-style-name="Standard">
      <style:text-properties officeooo:rsid="0064baef" officeooo:paragraph-rsid="00fe13c0"/>
    </style:style>
    <style:style style:name="P447" style:family="paragraph" style:parent-style-name="Standard">
      <style:text-properties officeooo:rsid="00643b8f" officeooo:paragraph-rsid="00fe13c0"/>
    </style:style>
    <style:style style:name="P448" style:family="paragraph" style:parent-style-name="Standard">
      <style:text-properties officeooo:rsid="006a306f" officeooo:paragraph-rsid="00fe13c0"/>
    </style:style>
    <style:style style:name="P449" style:family="paragraph" style:parent-style-name="Standard">
      <style:text-properties officeooo:paragraph-rsid="00fe13c0"/>
    </style:style>
    <style:style style:name="P450" style:family="paragraph" style:parent-style-name="Standard">
      <style:text-properties officeooo:paragraph-rsid="0110c0cf"/>
    </style:style>
    <style:style style:name="P451" style:family="paragraph" style:parent-style-name="Standard">
      <style:text-properties officeooo:rsid="0110c0cf" officeooo:paragraph-rsid="0110c0cf"/>
    </style:style>
    <style:style style:name="P452" style:family="paragraph" style:parent-style-name="Standard">
      <style:text-properties officeooo:rsid="0110c0cf" officeooo:paragraph-rsid="011671e3"/>
    </style:style>
    <style:style style:name="P453" style:family="paragraph" style:parent-style-name="Standard">
      <style:text-properties officeooo:rsid="0113f26b" officeooo:paragraph-rsid="0113f26b"/>
    </style:style>
    <style:style style:name="P454" style:family="paragraph" style:parent-style-name="Standard">
      <style:text-properties officeooo:paragraph-rsid="011671e3"/>
    </style:style>
    <style:style style:name="P455" style:family="paragraph" style:parent-style-name="Standard">
      <style:text-properties officeooo:paragraph-rsid="0117c64d"/>
    </style:style>
    <style:style style:name="P456" style:family="paragraph" style:parent-style-name="Standard">
      <style:text-properties officeooo:paragraph-rsid="0123e662"/>
    </style:style>
    <style:style style:name="P457" style:family="paragraph" style:parent-style-name="Standard">
      <style:text-properties officeooo:paragraph-rsid="012c1522"/>
    </style:style>
    <style:style style:name="P458" style:family="paragraph" style:parent-style-name="Standard">
      <style:text-properties officeooo:paragraph-rsid="0131696f"/>
    </style:style>
    <style:style style:name="P459" style:family="paragraph" style:parent-style-name="Standard">
      <style:text-properties officeooo:paragraph-rsid="0136f409"/>
    </style:style>
    <style:style style:name="P460" style:family="paragraph" style:parent-style-name="Standard">
      <style:text-properties officeooo:paragraph-rsid="013a946e"/>
    </style:style>
    <style:style style:name="P461" style:family="paragraph" style:parent-style-name="Standard">
      <style:text-properties officeooo:rsid="013ae230" officeooo:paragraph-rsid="013ae230"/>
    </style:style>
    <style:style style:name="P462" style:family="paragraph" style:parent-style-name="Standard">
      <style:text-properties officeooo:paragraph-rsid="013e2a9a"/>
    </style:style>
    <style:style style:name="P463" style:family="paragraph" style:parent-style-name="Standard">
      <style:text-properties officeooo:paragraph-rsid="0142e29a"/>
    </style:style>
    <style:style style:name="P464" style:family="paragraph" style:parent-style-name="Standard">
      <style:text-properties officeooo:paragraph-rsid="0149cf82" fo:background-color="#ffb66c"/>
    </style:style>
    <style:style style:name="P465" style:family="paragraph" style:parent-style-name="Standard">
      <style:text-properties officeooo:paragraph-rsid="01606e8f"/>
    </style:style>
    <style:style style:name="P466" style:family="paragraph" style:parent-style-name="Standard">
      <style:text-properties officeooo:paragraph-rsid="016feda8"/>
    </style:style>
    <style:style style:name="P467" style:family="paragraph" style:parent-style-name="Standard">
      <style:text-properties officeooo:paragraph-rsid="01702129"/>
    </style:style>
    <style:style style:name="P468" style:family="paragraph" style:parent-style-name="Standard">
      <style:text-properties officeooo:paragraph-rsid="017814b2"/>
    </style:style>
    <style:style style:name="P469" style:family="paragraph" style:parent-style-name="Standard">
      <style:text-properties officeooo:rsid="017bdf91" officeooo:paragraph-rsid="017bdf91"/>
    </style:style>
    <style:style style:name="P470" style:family="paragraph" style:parent-style-name="Standard">
      <style:text-properties fo:font-style="italic" style:text-underline-style="none" fo:font-weight="normal" officeooo:rsid="009156ab" officeooo:paragraph-rsid="009156ab" style:font-style-asian="italic" style:font-weight-asian="normal" style:font-style-complex="italic" style:font-weight-complex="normal"/>
    </style:style>
    <style:style style:name="P471" style:family="paragraph" style:parent-style-name="Standard">
      <style:text-properties fo:font-style="italic" style:text-underline-style="none" fo:font-weight="normal" officeooo:rsid="00a164a5" officeooo:paragraph-rsid="00a164a5" style:font-style-asian="italic" style:font-weight-asian="normal" style:font-style-complex="italic" style:font-weight-complex="normal"/>
    </style:style>
    <style:style style:name="P472" style:family="paragraph" style:parent-style-name="Standard">
      <style:text-properties style:text-line-through-style="none" style:text-line-through-type="none" style:text-underline-style="none" fo:font-weight="normal" officeooo:rsid="008afbdc" officeooo:paragraph-rsid="00fe13c0" fo:background-color="transparent" style:font-weight-asian="normal" style:font-weight-complex="normal"/>
    </style:style>
    <style:style style:name="P473" style:family="paragraph" style:parent-style-name="Standard">
      <style:text-properties style:text-line-through-style="none" style:text-line-through-type="none" style:text-underline-style="none" fo:font-weight="normal" officeooo:rsid="008b5f13" officeooo:paragraph-rsid="00fe13c0" fo:background-color="transparent" style:font-weight-asian="normal" style:font-weight-complex="normal"/>
    </style:style>
    <style:style style:name="P474" style:family="paragraph" style:parent-style-name="Standard">
      <style:text-properties style:text-line-through-style="none" style:text-line-through-type="none" style:text-underline-style="none" fo:font-weight="normal" officeooo:rsid="008dfce4" officeooo:paragraph-rsid="00fe13c0" fo:background-color="transparent" style:font-weight-asian="normal" style:font-weight-complex="normal"/>
    </style:style>
    <style:style style:name="P475" style:family="paragraph" style:parent-style-name="Standard">
      <style:text-properties style:text-line-through-style="none" style:text-line-through-type="none" fo:font-style="normal" style:text-underline-style="none" fo:font-weight="bold" officeooo:rsid="008ebbbc" officeooo:paragraph-rsid="00fe13c0" fo:background-color="transparent" style:font-style-asian="normal" style:font-weight-asian="bold" style:font-style-complex="normal" style:font-weight-complex="bold"/>
    </style:style>
    <style:style style:name="P476" style:family="paragraph" style:parent-style-name="Standard">
      <style:text-properties style:text-line-through-style="none" style:text-line-through-type="none" fo:font-style="normal" style:text-underline-style="none" fo:font-weight="bold" officeooo:rsid="01152657" officeooo:paragraph-rsid="0110c0cf" fo:background-color="transparent" style:font-style-asian="normal" style:font-weight-asian="bold" style:font-style-complex="normal" style:font-weight-complex="bold"/>
    </style:style>
    <style:style style:name="P477" style:family="paragraph" style:parent-style-name="Standard">
      <style:text-properties style:text-line-through-style="none" style:text-line-through-type="none" fo:font-style="normal" style:text-underline-style="none" fo:font-weight="bold" officeooo:rsid="0136f409" officeooo:paragraph-rsid="0136f409" fo:background-color="transparent" style:font-style-asian="normal" style:font-weight-asian="bold" style:font-style-complex="normal" style:font-weight-complex="bold"/>
    </style:style>
    <style:style style:name="P478" style:family="paragraph" style:parent-style-name="Standard">
      <style:text-properties style:text-line-through-style="none" style:text-line-through-type="none" fo:font-style="normal" style:text-underline-style="none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479" style:family="paragraph" style:parent-style-name="Standard">
      <style:text-properties style:text-line-through-style="none" style:text-line-through-type="none" fo:font-style="normal" style:text-underline-style="none" fo:font-weight="normal" officeooo:rsid="01152657" officeooo:paragraph-rsid="0110c0cf" fo:background-color="transparent" style:font-style-asian="normal" style:font-weight-asian="normal" style:font-style-complex="normal" style:font-weight-complex="normal"/>
    </style:style>
    <style:style style:name="P480" style:family="paragraph" style:parent-style-name="Standard">
      <style:text-properties style:text-line-through-style="none" style:text-line-through-type="none" fo:font-style="normal" style:text-underline-style="none" fo:font-weight="normal" officeooo:rsid="01153358" officeooo:paragraph-rsid="0117c64d" fo:background-color="transparent" style:font-style-asian="normal" style:font-weight-asian="normal" style:font-style-complex="normal" style:font-weight-complex="normal"/>
    </style:style>
    <style:style style:name="P481" style:family="paragraph" style:parent-style-name="Standard">
      <style:text-properties style:text-line-through-style="none" style:text-line-through-type="none" fo:font-style="normal" style:text-underline-style="none" fo:font-weight="normal" officeooo:rsid="0116e0a7" officeooo:paragraph-rsid="0110c0cf" fo:background-color="transparent" style:font-style-asian="normal" style:font-weight-asian="normal" style:font-style-complex="normal" style:font-weight-complex="normal"/>
    </style:style>
    <style:style style:name="P482" style:family="paragraph" style:parent-style-name="Standard">
      <style:text-properties style:text-line-through-style="none" style:text-line-through-type="none" fo:font-style="normal" style:text-underline-style="none" fo:font-weight="normal" officeooo:rsid="011b69e3" officeooo:paragraph-rsid="0110c0cf" fo:background-color="transparent" style:font-style-asian="normal" style:font-weight-asian="normal" style:font-style-complex="normal" style:font-weight-complex="normal"/>
    </style:style>
    <style:style style:name="P483" style:family="paragraph" style:parent-style-name="Standard">
      <style:text-properties style:text-line-through-style="none" style:text-line-through-type="none" fo:font-style="normal" style:text-underline-style="none" fo:font-weight="normal" officeooo:rsid="01197f18" officeooo:paragraph-rsid="0110c0cf" fo:background-color="transparent" style:font-style-asian="normal" style:font-weight-asian="normal" style:font-style-complex="normal" style:font-weight-complex="normal"/>
    </style:style>
    <style:style style:name="P484" style:family="paragraph" style:parent-style-name="Standard">
      <style:text-properties style:text-line-through-style="none" style:text-line-through-type="none" fo:font-style="normal" style:text-underline-style="none" fo:font-weight="normal" officeooo:rsid="0120db37" officeooo:paragraph-rsid="0120db37" fo:background-color="transparent" style:font-style-asian="normal" style:font-weight-asian="normal" style:font-style-complex="normal" style:font-weight-complex="normal"/>
    </style:style>
    <style:style style:name="P485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0db37" fo:background-color="transparent" style:font-style-asian="normal" style:font-weight-asian="normal" style:font-style-complex="normal" style:font-weight-complex="normal"/>
    </style:style>
    <style:style style:name="P486" style:family="paragraph" style:parent-style-name="Standard">
      <style:text-properties style:text-line-through-style="none" style:text-line-through-type="none" fo:font-style="normal" style:text-underline-style="none" fo:font-weight="normal" officeooo:rsid="0122b493" officeooo:paragraph-rsid="0123e662" fo:background-color="transparent" style:font-style-asian="normal" style:font-weight-asian="normal" style:font-style-complex="normal" style:font-weight-complex="normal"/>
    </style:style>
    <style:style style:name="P487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40a64" fo:background-color="transparent" style:font-style-asian="normal" style:font-weight-asian="normal" style:font-style-complex="normal" style:font-weight-complex="normal"/>
    </style:style>
    <style:style style:name="P488" style:family="paragraph" style:parent-style-name="Standard">
      <style:text-properties style:text-line-through-style="none" style:text-line-through-type="none" fo:font-style="normal" style:text-underline-style="none" fo:font-weight="normal" officeooo:rsid="01240a64" officeooo:paragraph-rsid="0123e662" fo:background-color="transparent" style:font-style-asian="normal" style:font-weight-asian="normal" style:font-style-complex="normal" style:font-weight-complex="normal"/>
    </style:style>
    <style:style style:name="P489" style:family="paragraph" style:parent-style-name="Standard">
      <style:text-properties style:text-line-through-style="none" style:text-line-through-type="none" fo:font-style="normal" style:text-underline-style="none" fo:font-weight="normal" officeooo:rsid="012a34c1" officeooo:paragraph-rsid="012a34c1" fo:background-color="transparent" style:font-style-asian="normal" style:font-weight-asian="normal" style:font-style-complex="normal" style:font-weight-complex="normal"/>
    </style:style>
    <style:style style:name="P490" style:family="paragraph" style:parent-style-name="Standard">
      <style:text-properties style:text-line-through-style="none" style:text-line-through-type="none" fo:font-style="normal" style:text-underline-style="none" fo:font-weight="normal" officeooo:rsid="0127fe83" officeooo:paragraph-rsid="0127fe83" fo:background-color="transparent" style:font-style-asian="normal" style:font-weight-asian="normal" style:font-style-complex="normal" style:font-weight-complex="normal"/>
    </style:style>
    <style:style style:name="P491" style:family="paragraph" style:parent-style-name="Standard">
      <style:text-properties style:text-line-through-style="none" style:text-line-through-type="none" fo:font-style="normal" style:text-underline-style="none" fo:font-weight="normal" officeooo:rsid="012c1522" officeooo:paragraph-rsid="012c1522" fo:background-color="transparent" style:font-style-asian="normal" style:font-weight-asian="normal" style:font-style-complex="normal" style:font-weight-complex="normal"/>
    </style:style>
    <style:style style:name="P492" style:family="paragraph" style:parent-style-name="Standard">
      <style:text-properties style:text-line-through-style="none" style:text-line-through-type="none" fo:font-style="normal" style:text-underline-style="none" fo:font-weight="normal" officeooo:rsid="012f77cb" officeooo:paragraph-rsid="012c1522" fo:background-color="transparent" style:font-style-asian="normal" style:font-weight-asian="normal" style:font-style-complex="normal" style:font-weight-complex="normal"/>
    </style:style>
    <style:style style:name="P493" style:family="paragraph" style:parent-style-name="Standard">
      <style:text-properties style:text-line-through-style="none" style:text-line-through-type="none" fo:font-style="normal" style:text-underline-style="none" fo:font-weight="normal" officeooo:rsid="0133df3a" officeooo:paragraph-rsid="012c1522" fo:background-color="transparent" style:font-style-asian="normal" style:font-weight-asian="normal" style:font-style-complex="normal" style:font-weight-complex="normal"/>
    </style:style>
    <style:style style:name="P494" style:family="paragraph" style:parent-style-name="Standard">
      <style:text-properties style:text-line-through-style="none" style:text-line-through-type="none" fo:font-style="normal" style:text-underline-style="none" fo:font-weight="normal" officeooo:rsid="0136f409" officeooo:paragraph-rsid="0136f409" fo:background-color="transparent" style:font-style-asian="normal" style:font-weight-asian="normal" style:font-style-complex="normal" style:font-weight-complex="normal"/>
    </style:style>
    <style:style style:name="P495" style:family="paragraph" style:parent-style-name="Standard">
      <style:text-properties style:text-line-through-style="none" style:text-line-through-type="none" fo:font-style="normal" style:text-underline-style="none" fo:font-weight="normal" officeooo:rsid="013a946e" officeooo:paragraph-rsid="013a946e" fo:background-color="transparent" style:font-style-asian="normal" style:font-weight-asian="normal" style:font-style-complex="normal" style:font-weight-complex="normal"/>
    </style:style>
    <style:style style:name="P496" style:family="paragraph" style:parent-style-name="Standard">
      <style:text-properties style:text-line-through-style="none" style:text-line-through-type="none" fo:font-style="normal" style:text-underline-style="none" fo:font-weight="normal" officeooo:rsid="013ae230" officeooo:paragraph-rsid="013ae230" fo:background-color="transparent" style:font-style-asian="normal" style:font-weight-asian="normal" style:font-style-complex="normal" style:font-weight-complex="normal"/>
    </style:style>
    <style:style style:name="P497" style:family="paragraph" style:parent-style-name="Standard">
      <style:text-properties style:text-line-through-style="none" style:text-line-through-type="none" fo:font-style="normal" style:text-underline-style="none" fo:font-weight="normal" officeooo:rsid="013c6b11" officeooo:paragraph-rsid="013ae230" fo:background-color="transparent" style:font-style-asian="normal" style:font-weight-asian="normal" style:font-style-complex="normal" style:font-weight-complex="normal"/>
    </style:style>
    <style:style style:name="P498" style:family="paragraph" style:parent-style-name="Standard">
      <style:text-properties style:text-line-through-style="none" style:text-line-through-type="none" fo:font-style="normal" style:text-underline-style="none" fo:font-weight="normal" officeooo:rsid="013fce99" officeooo:paragraph-rsid="013e2a9a" fo:background-color="transparent" style:font-style-asian="normal" style:font-weight-asian="normal" style:font-style-complex="normal" style:font-weight-complex="normal"/>
    </style:style>
    <style:style style:name="P499" style:family="paragraph" style:parent-style-name="Standard">
      <style:text-properties style:text-line-through-style="none" style:text-line-through-type="none" fo:font-style="normal" style:text-underline-style="none" fo:font-weight="normal" officeooo:rsid="013e2a9a" officeooo:paragraph-rsid="013e2a9a" fo:background-color="transparent" style:font-style-asian="normal" style:font-weight-asian="normal" style:font-style-complex="normal" style:font-weight-complex="normal"/>
    </style:style>
    <style:style style:name="P500" style:family="paragraph" style:parent-style-name="Standard">
      <style:text-properties style:text-line-through-style="none" style:text-line-through-type="none" fo:font-style="normal" style:text-underline-style="none" fo:font-weight="normal" officeooo:rsid="0142dd63" officeooo:paragraph-rsid="0142dd63" fo:background-color="transparent" style:font-style-asian="normal" style:font-weight-asian="normal" style:font-style-complex="normal" style:font-weight-complex="normal"/>
    </style:style>
    <style:style style:name="P501" style:family="paragraph" style:parent-style-name="Standard">
      <style:text-properties style:text-line-through-style="none" style:text-line-through-type="none" fo:font-style="normal" style:text-underline-style="none" fo:font-weight="normal" officeooo:rsid="0142116e" officeooo:paragraph-rsid="0142116e" fo:background-color="transparent" style:font-style-asian="normal" style:font-weight-asian="normal" style:font-style-complex="normal" style:font-weight-complex="normal"/>
    </style:style>
    <style:style style:name="P502" style:family="paragraph" style:parent-style-name="Standard">
      <style:text-properties style:text-line-through-style="none" style:text-line-through-type="none" fo:font-style="normal" style:text-underline-style="none" fo:font-weight="normal" officeooo:rsid="0143fb1b" officeooo:paragraph-rsid="0143fb1b" fo:background-color="transparent" style:font-style-asian="normal" style:font-weight-asian="normal" style:font-style-complex="normal" style:font-weight-complex="normal"/>
    </style:style>
    <style:style style:name="P503" style:family="paragraph" style:parent-style-name="Standard">
      <style:text-properties style:text-line-through-style="none" style:text-line-through-type="none" fo:font-style="normal" style:text-underline-style="none" fo:font-weight="normal" officeooo:rsid="014668fa" officeooo:paragraph-rsid="0143fb1b" fo:background-color="transparent" style:font-style-asian="normal" style:font-weight-asian="normal" style:font-style-complex="normal" style:font-weight-complex="normal"/>
    </style:style>
    <style:style style:name="P504" style:family="paragraph" style:parent-style-name="Standard">
      <style:text-properties style:text-line-through-style="none" style:text-line-through-type="none" fo:font-style="normal" style:text-underline-style="none" fo:font-weight="normal" officeooo:rsid="014841d2" officeooo:paragraph-rsid="0143fb1b" fo:background-color="transparent" style:font-style-asian="normal" style:font-weight-asian="normal" style:font-style-complex="normal" style:font-weight-complex="normal"/>
    </style:style>
    <style:style style:name="P505" style:family="paragraph" style:parent-style-name="Standard">
      <style:text-properties style:text-line-through-style="none" style:text-line-through-type="none" fo:font-style="normal" style:text-underline-style="none" fo:font-weight="normal" officeooo:rsid="0149c345" officeooo:paragraph-rsid="0143fb1b" fo:background-color="transparent" style:font-style-asian="normal" style:font-weight-asian="normal" style:font-style-complex="normal" style:font-weight-complex="normal"/>
    </style:style>
    <style:style style:name="P506" style:family="paragraph" style:parent-style-name="Standard">
      <style:text-properties style:text-line-through-style="none" style:text-line-through-type="none" fo:font-style="normal" style:text-underline-style="none" fo:font-weight="normal" officeooo:rsid="014c2873" officeooo:paragraph-rsid="014c2873" fo:background-color="transparent" style:font-style-asian="normal" style:font-weight-asian="normal" style:font-style-complex="normal" style:font-weight-complex="normal"/>
    </style:style>
    <style:style style:name="P507" style:family="paragraph" style:parent-style-name="Standard">
      <style:text-properties style:text-line-through-style="none" style:text-line-through-type="none" fo:font-style="normal" style:text-underline-style="none" fo:font-weight="normal" officeooo:rsid="014ab91a" officeooo:paragraph-rsid="0149cf82" fo:background-color="transparent" style:font-style-asian="normal" style:font-weight-asian="normal" style:font-style-complex="normal" style:font-weight-complex="normal"/>
    </style:style>
    <style:style style:name="P508" style:family="paragraph" style:parent-style-name="Standard">
      <style:text-properties style:text-line-through-style="none" style:text-line-through-type="none" fo:font-style="normal" style:text-underline-style="none" fo:font-weight="normal" officeooo:rsid="014fc1ec" officeooo:paragraph-rsid="0149cf82" fo:background-color="transparent" style:font-style-asian="normal" style:font-weight-asian="normal" style:font-style-complex="normal" style:font-weight-complex="normal"/>
    </style:style>
    <style:style style:name="P509" style:family="paragraph" style:parent-style-name="Standard">
      <style:text-properties style:text-line-through-style="none" style:text-line-through-type="none" fo:font-style="normal" style:text-underline-style="none" fo:font-weight="normal" officeooo:rsid="0150a224" officeooo:paragraph-rsid="0149cf82" fo:background-color="transparent" style:font-style-asian="normal" style:font-weight-asian="normal" style:font-style-complex="normal" style:font-weight-complex="normal"/>
    </style:style>
    <style:style style:name="P510" style:family="paragraph" style:parent-style-name="Standard">
      <style:text-properties style:text-line-through-style="none" style:text-line-through-type="none" fo:font-style="normal" style:text-underline-style="none" fo:font-weight="normal" officeooo:rsid="0151c1fb" officeooo:paragraph-rsid="0149cf82" fo:background-color="transparent" style:font-style-asian="normal" style:font-weight-asian="normal" style:font-style-complex="normal" style:font-weight-complex="normal"/>
    </style:style>
    <style:style style:name="P511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49cf82" fo:background-color="transparent" style:font-style-asian="normal" style:font-weight-asian="normal" style:font-style-complex="normal" style:font-weight-complex="normal"/>
    </style:style>
    <style:style style:name="P512" style:family="paragraph" style:parent-style-name="Standard">
      <style:text-properties style:text-line-through-style="none" style:text-line-through-type="none" fo:font-style="normal" style:text-underline-style="none" fo:font-weight="normal" officeooo:rsid="01530c78" officeooo:paragraph-rsid="0153637b" fo:background-color="transparent" style:font-style-asian="normal" style:font-weight-asian="normal" style:font-style-complex="normal" style:font-weight-complex="normal"/>
    </style:style>
    <style:style style:name="P513" style:family="paragraph" style:parent-style-name="Standard">
      <style:text-properties style:text-line-through-style="none" style:text-line-through-type="none" fo:font-style="normal" style:text-underline-style="none" fo:font-weight="normal" officeooo:rsid="0153637b" officeooo:paragraph-rsid="0149cf82" fo:background-color="transparent" style:font-style-asian="normal" style:font-weight-asian="normal" style:font-style-complex="normal" style:font-weight-complex="normal"/>
    </style:style>
    <style:style style:name="P514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transparent" style:font-style-asian="normal" style:font-weight-asian="normal" style:font-style-complex="normal" style:font-weight-complex="normal"/>
    </style:style>
    <style:style style:name="P515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a1184" fo:background-color="transparent" style:font-style-asian="normal" style:font-weight-asian="normal" style:font-style-complex="normal" style:font-weight-complex="normal"/>
    </style:style>
    <style:style style:name="P516" style:family="paragraph" style:parent-style-name="Standard">
      <style:text-properties style:text-line-through-style="none" style:text-line-through-type="none" fo:font-style="normal" style:text-underline-style="none" fo:font-weight="normal" officeooo:rsid="016060bf" officeooo:paragraph-rsid="0159484f" fo:background-color="transparent" style:font-style-asian="normal" style:font-weight-asian="normal" style:font-style-complex="normal" style:font-weight-complex="normal"/>
    </style:style>
    <style:style style:name="P517" style:family="paragraph" style:parent-style-name="Standard">
      <style:text-properties style:text-line-through-style="none" style:text-line-through-type="none" fo:font-style="normal" style:text-underline-style="none" fo:font-weight="normal" officeooo:rsid="01606e8f" officeooo:paragraph-rsid="016b218b" fo:background-color="transparent" style:font-style-asian="normal" style:font-weight-asian="normal" style:font-style-complex="normal" style:font-weight-complex="normal"/>
    </style:style>
    <style:style style:name="P518" style:family="paragraph" style:parent-style-name="Standard">
      <style:text-properties style:text-line-through-style="none" style:text-line-through-type="none" fo:font-style="normal" style:text-underline-style="none" fo:font-weight="normal" officeooo:rsid="01615af9" officeooo:paragraph-rsid="016253c4" fo:background-color="transparent" style:font-style-asian="normal" style:font-weight-asian="normal" style:font-style-complex="normal" style:font-weight-complex="normal"/>
    </style:style>
    <style:style style:name="P519" style:family="paragraph" style:parent-style-name="Standard">
      <style:text-properties style:text-line-through-style="none" style:text-line-through-type="none" fo:font-style="normal" style:text-underline-style="none" fo:font-weight="normal" officeooo:rsid="01679c46" officeooo:paragraph-rsid="01679c46" fo:background-color="transparent" style:font-style-asian="normal" style:font-weight-asian="normal" style:font-style-complex="normal" style:font-weight-complex="normal"/>
    </style:style>
    <style:style style:name="P520" style:family="paragraph" style:parent-style-name="Standard">
      <style:text-properties style:text-line-through-style="none" style:text-line-through-type="none" fo:font-style="normal" style:text-underline-style="none" fo:font-weight="normal" officeooo:rsid="015bb9c9" officeooo:paragraph-rsid="0159484f" fo:background-color="transparent" style:font-style-asian="normal" style:font-weight-asian="normal" style:font-style-complex="normal" style:font-weight-complex="normal"/>
    </style:style>
    <style:style style:name="P521" style:family="paragraph" style:parent-style-name="Standard">
      <style:text-properties style:text-line-through-style="none" style:text-line-through-type="none" fo:font-style="normal" style:text-underline-style="none" fo:font-weight="normal" officeooo:rsid="016feda8" officeooo:paragraph-rsid="01702129" fo:background-color="transparent" style:font-style-asian="normal" style:font-weight-asian="normal" style:font-style-complex="normal" style:font-weight-complex="normal"/>
    </style:style>
    <style:style style:name="P522" style:family="paragraph" style:parent-style-name="Standard">
      <style:text-properties style:text-line-through-style="none" style:text-line-through-type="none" fo:font-style="normal" style:text-underline-style="none" fo:font-weight="normal" officeooo:rsid="01702129" officeooo:paragraph-rsid="016feda8" fo:background-color="transparent" style:font-style-asian="normal" style:font-weight-asian="normal" style:font-style-complex="normal" style:font-weight-complex="normal"/>
    </style:style>
    <style:style style:name="P523" style:family="paragraph" style:parent-style-name="Standard">
      <style:text-properties style:text-line-through-style="none" style:text-line-through-type="none" fo:font-style="normal" style:text-underline-style="none" fo:font-weight="normal" officeooo:rsid="01710283" officeooo:paragraph-rsid="016feda8" fo:background-color="transparent" style:font-style-asian="normal" style:font-weight-asian="normal" style:font-style-complex="normal" style:font-weight-complex="normal"/>
    </style:style>
    <style:style style:name="P524" style:family="paragraph" style:parent-style-name="Standard">
      <style:text-properties style:text-line-through-style="none" style:text-line-through-type="none" fo:font-style="normal" style:text-underline-style="none" fo:font-weight="normal" officeooo:rsid="0171450c" officeooo:paragraph-rsid="0171450c" fo:background-color="transparent" style:font-style-asian="normal" style:font-weight-asian="normal" style:font-style-complex="normal" style:font-weight-complex="normal"/>
    </style:style>
    <style:style style:name="P525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14b2" fo:background-color="transparent" style:font-style-asian="normal" style:font-weight-asian="normal" style:font-style-complex="normal" style:font-weight-complex="normal"/>
    </style:style>
    <style:style style:name="P526" style:family="paragraph" style:parent-style-name="Standard">
      <style:text-properties style:text-line-through-style="none" style:text-line-through-type="none" fo:font-style="normal" style:text-underline-style="none" fo:font-weight="normal" officeooo:rsid="017814b2" officeooo:paragraph-rsid="01784c7b" fo:background-color="transparent" style:font-style-asian="normal" style:font-weight-asian="normal" style:font-style-complex="normal" style:font-weight-complex="normal"/>
    </style:style>
    <style:style style:name="P527" style:family="paragraph" style:parent-style-name="Standard">
      <style:text-properties style:text-line-through-style="none" style:text-line-through-type="none" fo:font-style="normal" style:text-underline-style="none" fo:font-weight="normal" officeooo:rsid="01798b6f" officeooo:paragraph-rsid="017814b2" fo:background-color="transparent" style:font-style-asian="normal" style:font-weight-asian="normal" style:font-style-complex="normal" style:font-weight-complex="normal"/>
    </style:style>
    <style:style style:name="P528" style:family="paragraph" style:parent-style-name="Standard">
      <style:text-properties style:text-line-through-style="none" style:text-line-through-type="none" fo:font-style="normal" style:text-underline-style="none" fo:font-weight="normal" officeooo:rsid="017bdf91" officeooo:paragraph-rsid="017bdf91" fo:background-color="transparent" style:font-style-asian="normal" style:font-weight-asian="normal" style:font-style-complex="normal" style:font-weight-complex="normal"/>
    </style:style>
    <style:style style:name="P529" style:family="paragraph" style:parent-style-name="Standard">
      <style:text-properties style:text-line-through-style="none" style:text-line-through-type="none" fo:font-style="normal" style:text-underline-style="none" fo:font-weight="normal" officeooo:rsid="017ef37f" officeooo:paragraph-rsid="017bdf91" fo:background-color="transparent" style:font-style-asian="normal" style:font-weight-asian="normal" style:font-style-complex="normal" style:font-weight-complex="normal"/>
    </style:style>
    <style:style style:name="P530" style:family="paragraph" style:parent-style-name="Standard">
      <style:text-properties style:text-line-through-style="none" style:text-line-through-type="none" fo:font-style="normal" style:text-underline-style="none" fo:font-weight="normal" officeooo:rsid="0180b67f" officeooo:paragraph-rsid="017814b2" fo:background-color="transparent" style:font-style-asian="normal" style:font-weight-asian="normal" style:font-style-complex="normal" style:font-weight-complex="normal"/>
    </style:style>
    <style:style style:name="P531" style:family="paragraph" style:parent-style-name="Standard">
      <style:text-properties style:text-line-through-style="none" style:text-line-through-type="none" fo:font-style="normal" style:text-underline-style="none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2" style:family="paragraph" style:parent-style-name="Standard">
      <style:text-properties style:text-line-through-style="none" style:text-line-through-type="none" fo:font-style="normal" style:text-underline-style="none" fo:font-weight="normal" officeooo:rsid="01859aec" officeooo:paragraph-rsid="018427ba" fo:background-color="transparent" style:font-style-asian="normal" style:font-weight-asian="normal" style:font-style-complex="normal" style:font-weight-complex="normal"/>
    </style:style>
    <style:style style:name="P533" style:family="paragraph" style:parent-style-name="Standard">
      <style:text-properties style:text-line-through-style="none" style:text-line-through-type="none" fo:font-style="normal" style:text-underline-style="none" fo:font-weight="normal" officeooo:rsid="0149cf82" officeooo:paragraph-rsid="0149cf82" fo:background-color="#ffb66c" style:font-style-asian="normal" style:font-weight-asian="normal" style:font-style-complex="normal" style:font-weight-complex="normal"/>
    </style:style>
    <style:style style:name="P534" style:family="paragraph" style:parent-style-name="Standard">
      <style:text-properties style:text-line-through-style="none" style:text-line-through-type="none" fo:font-style="normal" style:text-underline-style="none" fo:font-weight="normal" officeooo:rsid="0159484f" officeooo:paragraph-rsid="0159484f" fo:background-color="#ffff00" style:font-style-asian="normal" style:font-weight-asian="normal" style:font-style-complex="normal" style:font-weight-complex="normal"/>
    </style:style>
    <style:style style:name="P535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0c0cf" officeooo:paragraph-rsid="0110c0cf" fo:background-color="transparent" style:font-style-asian="normal" style:font-weight-asian="normal" style:font-style-complex="normal" style:font-weight-complex="normal"/>
    </style:style>
    <style:style style:name="P536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2e29a" officeooo:paragraph-rsid="0142e29a" fo:background-color="transparent" style:font-style-asian="normal" style:font-weight-asian="normal" style:font-style-complex="normal" style:font-weight-complex="normal"/>
    </style:style>
    <style:style style:name="P537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7afcf" officeooo:paragraph-rsid="0177afcf" fo:background-color="transparent" style:font-style-asian="normal" style:font-weight-asian="normal" style:font-style-complex="normal" style:font-weight-complex="normal"/>
    </style:style>
    <style:style style:name="P538" style:family="paragraph" style:parent-style-name="Standard">
      <style:text-properties style:text-line-through-style="none" style:text-line-through-type="none" fo:font-style="normal" style:text-underline-style="solid" style:text-underline-width="auto" style:text-underline-color="font-color" fo:font-weight="normal" officeooo:rsid="018427ba" officeooo:paragraph-rsid="018427ba" fo:background-color="transparent" style:font-style-asian="normal" style:font-weight-asian="normal" style:font-style-complex="normal" style:font-weight-complex="normal"/>
    </style:style>
    <style:style style:name="P53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7b1cb" officeooo:paragraph-rsid="01859ae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aa89c" officeooo:paragraph-rsid="0188fe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8b53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8b5336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55c98" officeooo:paragraph-rsid="01955c9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9da19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23c1b" officeooo:paragraph-rsid="0195a5c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9a9176" officeooo:paragraph-rsid="0199da1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18aba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4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453dc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c4d0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fea3b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3d7ed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2499e" officeooo:paragraph-rsid="01ac4d0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4922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a9806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5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b9610" officeooo:paragraph-rsid="01c28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bd31b9" officeooo:paragraph-rsid="01b249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3a79" officeooo:paragraph-rsid="01c53a7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567c2" officeooo:paragraph-rsid="01c7fbb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7b921" officeooo:paragraph-rsid="01c567c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8a93c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7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a3473" officeooo:paragraph-rsid="01c8a9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8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cb7670" officeooo:paragraph-rsid="01cb767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69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530d2" officeooo:paragraph-rsid="01d530d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0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1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7f701" officeooo:paragraph-rsid="01d9bc8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2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d7f70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3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df547" officeooo:paragraph-rsid="01e3047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4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dfd21b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5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76" style:family="paragraph" style:parent-style-name="Standard">
      <style:text-properties style:text-line-through-style="none" style:text-line-through-type="none" fo:font-size="12pt" fo:font-style="normal" style:text-underline-style="none" fo:font-weight="normal" officeooo:rsid="01addddc" officeooo:paragraph-rsid="01ac4d0d" fo:background-color="#ffff00" style:font-size-asian="12pt" style:font-style-asian="normal" style:font-weight-asian="normal" style:font-size-complex="12pt" style:font-style-complex="normal" style:font-weight-complex="normal"/>
    </style:style>
    <style:style style:name="P577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ac4d0d" officeooo:paragraph-rsid="01ac4d0d" fo:background-color="transparent" style:font-size-asian="12pt" style:font-style-asian="normal" style:font-weight-asian="bold" style:font-size-complex="12pt" style:font-style-complex="normal" style:font-weight-complex="bold"/>
    </style:style>
    <style:style style:name="P578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567c2" fo:background-color="transparent" style:font-size-asian="12pt" style:font-style-asian="normal" style:font-weight-asian="bold" style:font-size-complex="12pt" style:font-style-complex="normal" style:font-weight-complex="bold"/>
    </style:style>
    <style:style style:name="P579" style:family="paragraph" style:parent-style-name="Standard">
      <style:text-properties style:text-line-through-style="none" style:text-line-through-type="none" fo:font-size="12pt" fo:font-style="normal" style:text-underline-style="none" fo:font-weight="bold" officeooo:rsid="01c7b921" officeooo:paragraph-rsid="01c7fbb5" fo:background-color="transparent" style:font-size-asian="12pt" style:font-style-asian="normal" style:font-weight-asian="bold" style:font-size-complex="12pt" style:font-style-complex="normal" style:font-weight-complex="bold"/>
    </style:style>
    <style:style style:name="P580" style:family="paragraph" style:parent-style-name="Standard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755b2" officeooo:paragraph-rsid="019755b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81" style:family="paragraph" style:parent-style-name="Standard">
      <style:text-properties officeooo:paragraph-rsid="018b5336"/>
    </style:style>
    <style:style style:name="P582" style:family="paragraph" style:parent-style-name="Standard">
      <style:text-properties officeooo:paragraph-rsid="017bdf91"/>
    </style:style>
    <style:style style:name="P583" style:family="paragraph" style:parent-style-name="Standard">
      <style:text-properties fo:font-size="12pt" officeooo:paragraph-rsid="01c567c2" fo:background-color="transparent" style:font-size-asian="12pt" style:font-size-complex="12pt"/>
    </style:style>
    <style:style style:name="P584" style:family="paragraph" style:parent-style-name="Standard">
      <style:text-properties fo:font-size="12pt" officeooo:paragraph-rsid="01c8a93c" fo:background-color="transparent" style:font-size-asian="12pt" style:font-size-complex="12pt"/>
    </style:style>
    <style:style style:name="P585" style:family="paragraph" style:parent-style-name="Standard">
      <style:text-properties fo:font-size="12pt" officeooo:rsid="01cb7670" officeooo:paragraph-rsid="01cb7670" fo:background-color="transparent" style:font-size-asian="12pt" style:font-size-complex="12pt"/>
    </style:style>
    <style:style style:name="P586" style:family="paragraph" style:parent-style-name="Standard">
      <style:text-properties fo:font-size="12pt" officeooo:rsid="01d7f701" officeooo:paragraph-rsid="01d7f701" fo:background-color="transparent" style:font-size-asian="12pt" style:font-size-complex="12pt"/>
    </style:style>
    <style:style style:name="P587" style:family="paragraph" style:parent-style-name="Standard">
      <style:text-properties fo:font-size="12pt" officeooo:rsid="01d7f701" officeooo:paragraph-rsid="01d9bc89" fo:background-color="transparent" style:font-size-asian="12pt" style:font-size-complex="12pt"/>
    </style:style>
    <style:style style:name="P588" style:family="paragraph" style:parent-style-name="Standard">
      <style:text-properties fo:font-size="12pt" officeooo:rsid="01ddf547" officeooo:paragraph-rsid="01dfd21b" fo:background-color="transparent" style:font-size-asian="12pt" style:font-size-complex="12pt"/>
    </style:style>
    <style:style style:name="P589" style:family="paragraph" style:parent-style-name="Standard">
      <style:text-properties fo:font-size="12pt" officeooo:rsid="01ddf547" officeooo:paragraph-rsid="01e2ac6d" fo:background-color="transparent" style:font-size-asian="12pt" style:font-size-complex="12pt"/>
    </style:style>
    <style:style style:name="P590" style:family="paragraph" style:parent-style-name="Standard">
      <style:text-properties fo:font-size="12pt" style:text-underline-style="none" officeooo:rsid="01d530d2" officeooo:paragraph-rsid="01d530d2" fo:background-color="transparent" style:font-size-asian="12pt" style:font-size-complex="12pt"/>
    </style:style>
    <style:style style:name="P591" style:family="paragraph" style:parent-style-name="Standard">
      <style:text-properties fo:font-size="12pt" style:text-underline-style="solid" style:text-underline-width="auto" style:text-underline-color="font-color" officeooo:rsid="01d530d2" officeooo:paragraph-rsid="01d530d2" fo:background-color="transparent" style:font-size-asian="12pt" style:font-size-complex="12pt"/>
    </style:style>
    <style:style style:name="P592" style:family="paragraph" style:parent-style-name="Standard">
      <style:text-properties fo:font-size="12pt" style:text-underline-style="solid" style:text-underline-width="auto" style:text-underline-color="font-color" officeooo:rsid="01e59636" officeooo:paragraph-rsid="01e59636" fo:background-color="transparent" style:font-size-asian="12pt" style:font-size-complex="12pt"/>
    </style:style>
    <style:style style:name="P593" style:family="paragraph" style:parent-style-name="Standard">
      <style:text-properties fo:font-size="12pt" style:text-underline-style="solid" style:text-underline-width="auto" style:text-underline-color="font-color" officeooo:rsid="01e59636" officeooo:paragraph-rsid="01e83426" fo:background-color="transparent" style:font-size-asian="12pt" style:font-size-complex="12pt"/>
    </style:style>
    <style:style style:name="P594" style:family="paragraph" style:parent-style-name="Standard">
      <style:text-properties fo:font-size="12pt" style:text-underline-style="solid" style:text-underline-width="auto" style:text-underline-color="font-color" officeooo:rsid="01e83426" officeooo:paragraph-rsid="01e83426" fo:background-color="transparent" style:font-size-asian="12pt" style:font-size-complex="12pt"/>
    </style:style>
    <style:style style:name="P595" style:family="paragraph" style:parent-style-name="Standard">
      <style:text-properties fo:font-size="12pt" style:text-underline-style="solid" style:text-underline-width="auto" style:text-underline-color="font-color" officeooo:rsid="01ebe49e" officeooo:paragraph-rsid="01ebe49e" fo:background-color="transparent" style:font-size-asian="12pt" style:font-size-complex="12pt"/>
    </style:style>
    <style:style style:name="P596" style:family="paragraph" style:parent-style-name="Standard">
      <style:text-properties fo:font-size="12pt" style:text-underline-style="solid" style:text-underline-width="auto" style:text-underline-color="font-color" officeooo:rsid="01ee1762" officeooo:paragraph-rsid="01ee1762" fo:background-color="transparent" style:font-size-asian="12pt" style:font-size-complex="12pt"/>
    </style:style>
    <style:style style:name="P597" style:family="paragraph" style:parent-style-name="Standard">
      <style:text-properties fo:font-size="12pt" style:text-underline-style="solid" style:text-underline-width="auto" style:text-underline-color="font-color" officeooo:rsid="01f4d7ad" officeooo:paragraph-rsid="01f4d7ad" fo:background-color="transparent" style:font-size-asian="12pt" style:font-size-complex="12pt"/>
    </style:style>
    <style:style style:name="P598" style:family="paragraph" style:parent-style-name="Standard">
      <style:text-properties officeooo:paragraph-rsid="0199da19"/>
    </style:style>
    <style:style style:name="P599" style:family="paragraph" style:parent-style-name="Standard">
      <style:text-properties officeooo:rsid="01a18aba" officeooo:paragraph-rsid="01a18aba"/>
    </style:style>
    <style:style style:name="P600" style:family="paragraph" style:parent-style-name="Standard">
      <style:text-properties officeooo:paragraph-rsid="01a18aba"/>
    </style:style>
    <style:style style:name="P601" style:family="paragraph" style:parent-style-name="Standard">
      <style:text-properties officeooo:paragraph-rsid="01ac4d0d"/>
    </style:style>
    <style:style style:name="P602" style:family="paragraph" style:parent-style-name="Standard">
      <style:text-properties fo:color="#808080" loext:opacity="100%" style:text-underline-style="solid" style:text-underline-width="auto" style:text-underline-color="font-color" officeooo:rsid="01ac4d0d" officeooo:paragraph-rsid="01ac4d0d"/>
    </style:style>
    <style:style style:name="P60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1ac4d0d" officeooo:paragraph-rsid="01adddd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029b51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0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889530" officeooo:paragraph-rsid="0288953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6a8d62" officeooo:paragraph-rsid="026a61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4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5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6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3c73b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7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424c3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8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normal" officeooo:rsid="02bb1ff5" officeooo:paragraph-rsid="02bb1f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19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5f873f" officeooo:paragraph-rsid="025f873f" fo:background-color="transparent" style:font-size-asian="12pt" style:font-style-asian="normal" style:font-weight-asian="bold" style:font-size-complex="12pt" style:font-style-complex="normal" style:font-weight-complex="bold"/>
    </style:style>
    <style:style style:name="P620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6dcfd" fo:background-color="transparent" style:font-size-asian="12pt" style:font-style-asian="normal" style:font-weight-asian="bold" style:font-size-complex="12pt" style:font-style-complex="normal" style:font-weight-complex="bold"/>
    </style:style>
    <style:style style:name="P621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6dcfd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22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900ad" officeooo:paragraph-rsid="026900ad" fo:background-color="transparent" style:font-size-asian="12pt" style:font-style-asian="normal" style:font-weight-asian="bold" style:font-size-complex="12pt" style:font-style-complex="normal" style:font-weight-complex="bold"/>
    </style:style>
    <style:style style:name="P623" style:family="paragraph" style:parent-style-name="Standard">
      <style:text-properties fo:color="#808080" loext:opacity="100%" style:text-line-through-style="none" style:text-line-through-type="none" fo:font-size="12pt" fo:font-style="normal" style:text-underline-style="none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2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12875" officeooo:paragraph-rsid="0248ac9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2f51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2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cfba9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3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29c53" officeooo:paragraph-rsid="02929c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b02c6" officeooo:paragraph-rsid="029b02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4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18b40" officeooo:paragraph-rsid="02a18b4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2c064" officeooo:paragraph-rsid="02a2c0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4d2e3" officeooo:paragraph-rsid="02a4d2e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8a2eb" officeooo:paragraph-rsid="02a8a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9df36" officeooo:paragraph-rsid="02a9df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ad1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ad129" officeooo:paragraph-rsid="02ac93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e07fe" officeooo:paragraph-rsid="02ae07f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fc48b" officeooo:paragraph-rsid="02afc48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5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401e55" officeooo:paragraph-rsid="02401e55" fo:background-color="#afd095" style:font-size-asian="12pt" style:font-style-asian="normal" style:font-weight-asian="normal" style:font-size-complex="12pt" style:font-style-complex="normal" style:font-weight-complex="normal"/>
    </style:style>
    <style:style style:name="P65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83d9d" officeooo:paragraph-rsid="02983d9d" fo:background-color="#ffff00" style:font-size-asian="12pt" style:font-style-asian="normal" style:font-weight-asian="normal" style:font-size-complex="12pt" style:font-style-complex="normal" style:font-weight-complex="normal"/>
    </style:style>
    <style:style style:name="P66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49b37a" fo:background-color="transparent" style:font-size-asian="12pt" style:font-style-asian="normal" style:font-weight-asian="bold" style:font-size-complex="12pt" style:font-style-complex="normal" style:font-weight-complex="bold"/>
    </style:style>
    <style:style style:name="P66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transparent" style:font-size-asian="12pt" style:font-style-asian="normal" style:font-weight-asian="bold" style:font-size-complex="12pt" style:font-style-complex="normal" style:font-weight-complex="bold"/>
    </style:style>
    <style:style style:name="P66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1a427" officeooo:paragraph-rsid="0251a427" fo:background-color="transparent" style:font-size-asian="12pt" style:font-style-asian="normal" style:font-weight-asian="bold" style:font-size-complex="12pt" style:font-style-complex="normal" style:font-weight-complex="bold"/>
    </style:style>
    <style:style style:name="P66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31c46" officeooo:paragraph-rsid="02531c4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46a3c" officeooo:paragraph-rsid="02546a3c" fo:background-color="transparent" style:font-size-asian="12pt" style:font-style-asian="normal" style:font-weight-asian="bold" style:font-size-complex="12pt" style:font-style-complex="normal" style:font-weight-complex="bold"/>
    </style:style>
    <style:style style:name="P66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658c6" officeooo:paragraph-rsid="025658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8edb0" officeooo:paragraph-rsid="0258ed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6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a9ab0" officeooo:paragraph-rsid="025a9ab0" fo:background-color="transparent" style:font-size-asian="12pt" style:font-style-asian="normal" style:font-weight-asian="bold" style:font-size-complex="12pt" style:font-style-complex="normal" style:font-weight-complex="bold"/>
    </style:style>
    <style:style style:name="P66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5c13c6" officeooo:paragraph-rsid="025c13c6" fo:background-color="transparent" style:font-size-asian="12pt" style:font-style-asian="normal" style:font-weight-asian="bold" style:font-size-complex="12pt" style:font-style-complex="normal" style:font-weight-complex="bold"/>
    </style:style>
    <style:style style:name="P66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0fa1" officeooo:paragraph-rsid="02620fa1" fo:background-color="transparent" style:font-size-asian="12pt" style:font-style-asian="normal" style:font-weight-asian="bold" style:font-size-complex="12pt" style:font-style-complex="normal" style:font-weight-complex="bold"/>
    </style:style>
    <style:style style:name="P67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29fca" officeooo:paragraph-rsid="02629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67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39818" officeooo:paragraph-rsid="02639818" fo:background-color="transparent" style:font-size-asian="12pt" style:font-style-asian="normal" style:font-weight-asian="bold" style:font-size-complex="12pt" style:font-style-complex="normal" style:font-weight-complex="bold"/>
    </style:style>
    <style:style style:name="P67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61b4" officeooo:paragraph-rsid="026a61b4" fo:background-color="transparent" style:font-size-asian="12pt" style:font-style-asian="normal" style:font-weight-asian="bold" style:font-size-complex="12pt" style:font-style-complex="normal" style:font-weight-complex="bold"/>
    </style:style>
    <style:style style:name="P67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a8d62" officeooo:paragraph-rsid="026a8d62" fo:background-color="transparent" style:font-size-asian="12pt" style:font-style-asian="normal" style:font-weight-asian="bold" style:font-size-complex="12pt" style:font-style-complex="normal" style:font-weight-complex="bold"/>
    </style:style>
    <style:style style:name="P67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b5bef" officeooo:paragraph-rsid="026b5b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7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6ea302" officeooo:paragraph-rsid="026ea302" fo:background-color="transparent" style:font-size-asian="12pt" style:font-style-asian="normal" style:font-weight-asian="bold" style:font-size-complex="12pt" style:font-style-complex="normal" style:font-weight-complex="bold"/>
    </style:style>
    <style:style style:name="P676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24aef" fo:background-color="transparent" style:font-size-asian="12pt" style:font-style-asian="normal" style:font-weight-asian="bold" style:font-size-complex="12pt" style:font-style-complex="normal" style:font-weight-complex="bold"/>
    </style:style>
    <style:style style:name="P677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35e55" fo:background-color="transparent" style:font-size-asian="12pt" style:font-style-asian="normal" style:font-weight-asian="bold" style:font-size-complex="12pt" style:font-style-complex="normal" style:font-weight-complex="bold"/>
    </style:style>
    <style:style style:name="P678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ba51b" fo:background-color="transparent" style:font-size-asian="12pt" style:font-style-asian="normal" style:font-weight-asian="bold" style:font-size-complex="12pt" style:font-style-complex="normal" style:font-weight-complex="bold"/>
    </style:style>
    <style:style style:name="P679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724aef" officeooo:paragraph-rsid="027c77b6" fo:background-color="transparent" style:font-size-asian="12pt" style:font-style-asian="normal" style:font-weight-asian="bold" style:font-size-complex="12pt" style:font-style-complex="normal" style:font-weight-complex="bold"/>
    </style:style>
    <style:style style:name="P680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0687b" officeooo:paragraph-rsid="0280687b" fo:background-color="transparent" style:font-size-asian="12pt" style:font-style-asian="normal" style:font-weight-asian="bold" style:font-size-complex="12pt" style:font-style-complex="normal" style:font-weight-complex="bold"/>
    </style:style>
    <style:style style:name="P681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395a" officeooo:paragraph-rsid="0282395a" fo:background-color="transparent" style:font-size-asian="12pt" style:font-style-asian="normal" style:font-weight-asian="bold" style:font-size-complex="12pt" style:font-style-complex="normal" style:font-weight-complex="bold"/>
    </style:style>
    <style:style style:name="P682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27fcc" fo:background-color="transparent" style:font-size-asian="12pt" style:font-style-asian="normal" style:font-weight-asian="bold" style:font-size-complex="12pt" style:font-style-complex="normal" style:font-weight-complex="bold"/>
    </style:style>
    <style:style style:name="P683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27fcc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84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83bc21" officeooo:paragraph-rsid="0283bc21" fo:background-color="transparent" style:font-size-asian="12pt" style:font-style-asian="normal" style:font-weight-asian="bold" style:font-size-complex="12pt" style:font-style-complex="normal" style:font-weight-complex="bold"/>
    </style:style>
    <style:style style:name="P685" style:family="paragraph" style:parent-style-name="Standard">
      <style:text-properties fo:color="#80808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49b37a" officeooo:paragraph-rsid="02518809" fo:background-color="#ffff00" style:font-size-asian="12pt" style:font-style-asian="normal" style:font-weight-asian="bold" style:font-size-complex="12pt" style:font-style-complex="normal" style:font-weight-complex="bold"/>
    </style:style>
    <style:style style:name="P686" style:family="paragraph" style:parent-style-name="Standard">
      <style:text-properties fo:color="#808080" loext:opacity="100%" style:text-line-through-style="none" style:text-line-through-type="none" fo:font-size="14pt" fo:font-style="normal" style:text-underline-style="solid" style:text-underline-width="auto" style:text-underline-color="font-color" fo:font-weight="normal" officeooo:rsid="0286281d" officeooo:paragraph-rsid="028a5c3c" fo:background-color="transparent" style:font-size-asian="14pt" style:font-style-asian="normal" style:font-weight-asian="normal" style:font-size-complex="14pt" style:font-style-complex="normal" style:font-weight-complex="normal"/>
    </style:style>
    <style:style style:name="P687" style:family="paragraph" style:parent-style-name="Standard">
      <style:text-properties fo:color="#808080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688" style:family="paragraph" style:parent-style-name="Standard">
      <style:text-properties officeooo:paragraph-rsid="01c7fbb5"/>
    </style:style>
    <style:style style:name="P689" style:family="paragraph" style:parent-style-name="Standard">
      <style:text-properties officeooo:paragraph-rsid="01d7f701"/>
    </style:style>
    <style:style style:name="P690" style:family="paragraph" style:parent-style-name="Standard">
      <style:text-properties officeooo:paragraph-rsid="01e30471"/>
    </style:style>
    <style:style style:name="P691" style:family="paragraph" style:parent-style-name="Standard">
      <style:text-properties officeooo:paragraph-rsid="01e59636"/>
    </style:style>
    <style:style style:name="P692" style:family="paragraph" style:parent-style-name="Standard">
      <style:text-properties officeooo:paragraph-rsid="01f4d7ad"/>
    </style:style>
    <style:style style:name="P693" style:family="paragraph" style:parent-style-name="Standard">
      <style:text-properties fo:color="#000000" loext:opacity="100%" officeooo:paragraph-rsid="01f4d7ad" fo:background-color="transparent"/>
    </style:style>
    <style:style style:name="P694" style:family="paragraph" style:parent-style-name="Standard">
      <style:text-properties fo:color="#000000" loext:opacity="100%" officeooo:rsid="01fbbcff" officeooo:paragraph-rsid="01f4d7ad" fo:background-color="transparent"/>
    </style:style>
    <style:style style:name="P695" style:family="paragraph" style:parent-style-name="Standard">
      <style:text-properties fo:color="#000000" loext:opacity="100%" officeooo:paragraph-rsid="01fe4459" fo:background-color="transparent"/>
    </style:style>
    <style:style style:name="P696" style:family="paragraph" style:parent-style-name="Standard">
      <style:text-properties fo:color="#000000" loext:opacity="100%" officeooo:paragraph-rsid="0201aeed" fo:background-color="transparent"/>
    </style:style>
    <style:style style:name="P697" style:family="paragraph" style:parent-style-name="Standard">
      <style:text-properties fo:color="#000000" loext:opacity="100%" officeooo:paragraph-rsid="02029b51" fo:background-color="transparent"/>
    </style:style>
    <style:style style:name="P69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0f286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69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30471" officeooo:paragraph-rsid="01dfd2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596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5963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83426" officeooo:paragraph-rsid="01e6f2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7961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9d78e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abcba" officeooo:paragraph-rsid="01e8342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be49e" officeooo:paragraph-rsid="01ebe4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ee176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27782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4938" officeooo:paragraph-rsid="01ee17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4d7ad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6eae2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8ea66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bbcf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e4459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e445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1ff2a0f" officeooo:paragraph-rsid="01f4d7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40b1d" officeooo:paragraph-rsid="02029b5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1aeed" officeooo:paragraph-rsid="0201aee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86a1b" officeooo:paragraph-rsid="02086a1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09b0be" officeooo:paragraph-rsid="0209b0b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26b8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3c9a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94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3c9a6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1743ce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2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36ca" officeooo:paragraph-rsid="022f36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2fc32c" officeooo:paragraph-rsid="022fc32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6510e" officeooo:paragraph-rsid="023651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a63d8" officeooo:paragraph-rsid="023a63d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3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01e55" officeooo:paragraph-rsid="02401e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12875" officeooo:paragraph-rsid="024128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2f51c" officeooo:paragraph-rsid="0243abf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532eb" officeooo:paragraph-rsid="02453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49b37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49b37a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880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1a427" officeooo:paragraph-rsid="0251a4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31c46" officeooo:paragraph-rsid="02531c4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46a3c" officeooo:paragraph-rsid="02546a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4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7e744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8edb0" officeooo:paragraph-rsid="0258ed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a9ab0" officeooo:paragraph-rsid="025a9ab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5c13c6" officeooo:paragraph-rsid="025c13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0fa1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29fca" officeooo:paragraph-rsid="02620fa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6dcfd" officeooo:paragraph-rsid="0266dcf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900ad" officeooo:paragraph-rsid="026900a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5639d" officeooo:paragraph-rsid="026563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5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6b5bef" officeooo:paragraph-rsid="026b5b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0b780" officeooo:paragraph-rsid="026ea30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24aef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753802" officeooo:paragraph-rsid="02724a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bc21" officeooo:paragraph-rsid="0283bc2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36058" officeooo:paragraph-rsid="0283605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4f3e0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7de7b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7de7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6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6281d" officeooo:paragraph-rsid="0286281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a5c3c" officeooo:paragraph-rsid="028a5c3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bf477" officeooo:paragraph-rsid="028bf47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da4f7" officeooo:paragraph-rsid="028da4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cfba9" officeooo:paragraph-rsid="028cfba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3d7d" officeooo:paragraph-rsid="028f3d7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8fe50b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29c53" officeooo:paragraph-rsid="02929c5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47b55" officeooo:paragraph-rsid="02947b5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7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b02c6" officeooo:paragraph-rsid="029b02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2c064" officeooo:paragraph-rsid="02a2c06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6e7c4" officeooo:paragraph-rsid="02a6e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11ffa" officeooo:paragraph-rsid="02b11ff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8a2eb" officeooo:paragraph-rsid="02a8a2e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9df36" officeooo:paragraph-rsid="02a9df3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ad129" officeooo:paragraph-rsid="02ac93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8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aad129" officeooo:paragraph-rsid="02aad12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3c73b" officeooo:paragraph-rsid="02bd63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424c3" officeooo:paragraph-rsid="02b424c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b1ff5" officeooo:paragraph-rsid="02bb1ff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cdaaa" officeooo:paragraph-rsid="02bcda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69a84" officeooo:paragraph-rsid="02bd63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96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15afca" officeooo:paragraph-rsid="0215afca" fo:background-color="transparent" style:font-size-asian="12pt" style:font-style-asian="normal" style:font-weight-asian="bold" style:font-size-complex="12pt" style:font-style-complex="normal" style:font-weight-complex="bold"/>
    </style:style>
    <style:style style:name="P797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37a285" officeooo:paragraph-rsid="0237a285" fo:background-color="transparent" style:font-size-asian="12pt" style:font-style-asian="normal" style:font-weight-asian="bold" style:font-size-complex="12pt" style:font-style-complex="normal" style:font-weight-complex="bold"/>
    </style:style>
    <style:style style:name="P798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4d2e3" officeooo:paragraph-rsid="02a4d2e3" fo:background-color="transparent" style:font-size-asian="12pt" style:font-style-asian="normal" style:font-weight-asian="bold" style:font-size-complex="12pt" style:font-style-complex="normal" style:font-weight-complex="bold"/>
    </style:style>
    <style:style style:name="P799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62478" officeooo:paragraph-rsid="02a62478" fo:background-color="transparent" style:font-size-asian="12pt" style:font-style-asian="normal" style:font-weight-asian="bold" style:font-size-complex="12pt" style:font-style-complex="normal" style:font-weight-complex="bold"/>
    </style:style>
    <style:style style:name="P800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b3c73b" officeooo:paragraph-rsid="02b3c73b" fo:background-color="transparent" style:font-size-asian="12pt" style:font-style-asian="normal" style:font-weight-asian="bold" style:font-size-complex="12pt" style:font-style-complex="normal" style:font-weight-complex="bold"/>
    </style:style>
    <style:style style:name="P801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bb1ff5" officeooo:paragraph-rsid="02bb1ff5" fo:background-color="transparent" style:font-size-asian="12pt" style:font-style-asian="normal" style:font-weight-asian="bold" style:font-size-complex="12pt" style:font-style-complex="normal" style:font-weight-complex="bold"/>
    </style:style>
    <style:style style:name="P802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42f51c" officeooo:paragraph-rsid="0243abf9" fo:background-color="#ffff00" style:font-size-asian="12pt" style:font-style-asian="normal" style:font-weight-asian="bold" style:font-size-complex="12pt" style:font-style-complex="normal" style:font-weight-complex="bold"/>
    </style:style>
    <style:style style:name="P803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87de7b" officeooo:paragraph-rsid="0287de7b" fo:background-color="#ffff00" style:font-size-asian="12pt" style:font-style-asian="normal" style:font-weight-asian="bold" style:font-size-complex="12pt" style:font-style-complex="normal" style:font-weight-complex="bold"/>
    </style:style>
    <style:style style:name="P804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bold" officeooo:rsid="02aad129" officeooo:paragraph-rsid="02aad129" fo:background-color="#ffff00" style:font-size-asian="12pt" style:font-style-asian="normal" style:font-weight-asian="bold" style:font-size-complex="12pt" style:font-style-complex="normal" style:font-weight-complex="bold"/>
    </style:style>
    <style:style style:name="P805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126b86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6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1de52" officeooo:paragraph-rsid="0231de5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7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bdec6" officeooo:paragraph-rsid="023bde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8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dde0a" officeooo:paragraph-rsid="023dde0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09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3f9d39" officeooo:paragraph-rsid="023f9d39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0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5658c6" officeooo:paragraph-rsid="025658c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1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4f3e0" officeooo:paragraph-rsid="0284f3e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2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8fe50b" officeooo:paragraph-rsid="028fe50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3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732e1" officeooo:paragraph-rsid="029732e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4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f2b75" officeooo:paragraph-rsid="029f2b7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5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a6e7c4" officeooo:paragraph-rsid="02a6e7c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6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b3c73b" officeooo:paragraph-rsid="02b3c73b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17" style:family="paragraph" style:parent-style-name="Standard">
      <style:text-properties fo:color="#000000" loext:opacity="100%" style:text-line-through-style="none" style:text-line-through-type="none" fo:font-size="12pt" fo:font-style="normal" style:text-underline-style="solid" style:text-underline-width="auto" style:text-underline-color="font-color" fo:font-weight="bold" officeooo:rsid="02b3c73b" officeooo:paragraph-rsid="02b3c73b" fo:background-color="transparent" style:font-size-asian="12pt" style:font-style-asian="normal" style:font-weight-asian="bold" style:font-size-complex="12pt" style:font-style-complex="normal" style:font-weight-complex="bold"/>
    </style:style>
    <style:style style:name="P818" style:family="paragraph" style:parent-style-name="Standard">
      <style:text-properties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19" style:family="paragraph" style:parent-style-name="Standard">
      <style:text-properties fo:color="#000000" loext:opacity="100%" style:text-line-through-style="none" style:text-line-through-type="none" fo:font-size="10pt" fo:font-style="normal" style:text-underline-style="solid" style:text-underline-width="auto" style:text-underline-color="font-color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0" style:family="paragraph" style:parent-style-name="Standard">
      <style:text-properties fo:color="#000000" loext:opacity="100%" style:text-line-through-style="none" style:text-line-through-type="none" fo:font-size="10pt" fo:font-style="normal" style:text-underline-style="none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1" style:family="paragraph" style:parent-style-name="Standard">
      <style:text-properties fo:color="#000000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22" style:family="paragraph" style:parent-style-name="Standard">
      <style:text-properties fo:color="#000000" loext:opacity="100%" style:text-underline-style="none" officeooo:paragraph-rsid="01f4d7ad" fo:background-color="transparent"/>
    </style:style>
    <style:style style:name="P823" style:family="paragraph" style:parent-style-name="Standard">
      <style:text-properties fo:color="#000000" loext:opacity="100%" style:text-underline-style="none" officeooo:paragraph-rsid="02029b51" fo:background-color="transparent"/>
    </style:style>
    <style:style style:name="P824" style:family="paragraph" style:parent-style-name="Standard">
      <style:text-properties fo:color="#000000" loext:opacity="100%" style:text-underline-style="none" officeooo:rsid="02086a1b" officeooo:paragraph-rsid="02086a1b"/>
    </style:style>
    <style:style style:name="P825" style:family="paragraph" style:parent-style-name="Standard">
      <style:text-properties fo:color="#000000" loext:opacity="100%" style:text-underline-style="none" officeooo:rsid="0209b0be" officeooo:paragraph-rsid="0209b0be"/>
    </style:style>
    <style:style style:name="P826" style:family="paragraph" style:parent-style-name="Standard">
      <style:text-properties fo:color="#000000" loext:opacity="100%" style:text-underline-style="solid" style:text-underline-width="auto" style:text-underline-color="font-color" officeooo:rsid="02086a1b" officeooo:paragraph-rsid="02086a1b"/>
    </style:style>
    <style:style style:name="P827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28f27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8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1a5d186" officeooo:paragraph-rsid="01a18ab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29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5afca" officeooo:paragraph-rsid="0215afc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0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87e55" officeooo:paragraph-rsid="021743c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1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2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3" style:family="paragraph" style:parent-style-name="Standard">
      <style:text-properties fo:color="#999999" loext:opacity="100%" style:text-line-through-style="none" style:text-line-through-type="none" fo:font-size="12pt" fo:font-style="normal" style:text-underline-style="none" fo:font-weight="normal" officeooo:rsid="02983d9d" officeooo:paragraph-rsid="02983d9d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4" style:family="paragraph" style:parent-style-name="Standard">
      <style:text-properties fo:color="#999999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961167" officeooo:paragraph-rsid="0296116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5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0a13ea" officeooo:paragraph-rsid="020a13e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6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b7e064" officeooo:paragraph-rsid="02b69a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7" style:family="paragraph" style:parent-style-name="Standard">
      <style:text-properties fo:color="#00a933" loext:opacity="100%" style:text-line-through-style="none" style:text-line-through-type="none" fo:font-size="12pt" fo:font-style="normal" style:text-underline-style="none" fo:font-weight="normal" officeooo:rsid="02b7e064" officeooo:paragraph-rsid="02bebe3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38" style:family="paragraph" style:parent-style-name="Standard">
      <style:text-properties fo:color="#00a933" loext:opacity="100%" style:text-line-through-style="none" style:text-line-through-type="none" fo:font-size="10pt" fo:font-style="normal" style:text-underline-style="none" fo:font-weight="normal" officeooo:rsid="02b69a8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39" style:family="paragraph" style:parent-style-name="Standard">
      <style:text-properties fo:color="#00a933" loext:opacity="100%" style:text-line-through-style="none" style:text-line-through-type="none" fo:font-size="10pt" fo:font-style="normal" style:text-underline-style="none" fo:font-weight="normal" officeooo:rsid="02b7e064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40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officeooo:paragraph-rsid="0219d5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1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2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b2d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c4a88" officeooo:paragraph-rsid="021c4a8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e8f62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1fe1bd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officeooo:paragraph-rsid="021cc7f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8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49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2c5cd6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0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bebe3e" officeooo:paragraph-rsid="02bebe3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1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1659e" officeooo:paragraph-rsid="02c165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2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1659e" officeooo:paragraph-rsid="02c169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3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7beee" officeooo:paragraph-rsid="02c7be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4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c5cd6" officeooo:paragraph-rsid="022c5cd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5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c6660e" officeooo:paragraph-rsid="02c6660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6" style:family="paragraph" style:parent-style-name="Standard">
      <style:text-properties officeooo:paragraph-rsid="021b2dee"/>
    </style:style>
    <style:style style:name="P857" style:family="paragraph" style:parent-style-name="Standard">
      <style:text-properties officeooo:paragraph-rsid="021cc7fc"/>
    </style:style>
    <style:style style:name="P858" style:family="paragraph" style:parent-style-name="Standard">
      <style:text-properties fo:color="#c9211e" loext:opacity="100%" style:text-line-through-style="none" style:text-line-through-type="none" fo:font-size="12pt" fo:font-style="normal" style:text-underline-style="none" fo:font-weight="normal" officeooo:rsid="021336b3" officeooo:paragraph-rsid="02126b8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59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7a285" officeooo:paragraph-rsid="0237a285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0" style:family="paragraph" style:parent-style-name="Standard">
      <style:text-properties fo:color="#ff0000" loext:opacity="100%" style:text-line-through-style="none" style:text-line-through-type="none" fo:font-size="12pt" fo:font-style="normal" style:text-underline-style="none" fo:font-weight="normal" officeooo:rsid="0238bf47" officeooo:paragraph-rsid="0238bf4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1" style:family="paragraph" style:parent-style-name="Standard">
      <style:text-properties officeooo:paragraph-rsid="0243abf9"/>
    </style:style>
    <style:style style:name="P862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2dd008" officeooo:paragraph-rsid="022dd00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3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b7e064" officeooo:paragraph-rsid="02bebe3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4" style:family="paragraph" style:parent-style-name="Standard">
      <style:text-properties fo:color="#b2b2b2" loext:opacity="100%" style:text-line-through-style="none" style:text-line-through-type="none" fo:font-size="12pt" fo:font-style="normal" style:text-underline-style="none" fo:font-weight="normal" officeooo:rsid="02c1659e" officeooo:paragraph-rsid="02c1659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5" style:family="paragraph" style:parent-style-name="Standard">
      <style:text-properties fo:color="#ff4000" loext:opacity="100%" style:text-line-through-style="none" style:text-line-through-type="none" fo:font-size="12pt" fo:font-style="normal" style:text-underline-style="none" fo:font-weight="normal" officeooo:rsid="026a8d62" officeooo:paragraph-rsid="026a8d6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66" style:family="paragraph" style:parent-style-name="Standard">
      <style:text-properties fo:color="#158466" loext:opacity="100%" style:text-line-through-style="none" style:text-line-through-type="none" fo:font-size="12pt" fo:font-style="normal" style:text-underline-style="none" fo:font-weight="bold" officeooo:rsid="028cfba9" officeooo:paragraph-rsid="028cfba9" fo:background-color="transparent" style:font-size-asian="12pt" style:font-style-asian="normal" style:font-weight-asian="bold" style:font-size-complex="12pt" style:font-style-complex="normal" style:font-weight-complex="bold"/>
    </style:style>
    <style:style style:name="P867" style:family="paragraph" style:parent-style-name="Standard">
      <style:text-properties fo:color="#55308d" loext:opacity="100%" style:text-line-through-style="none" style:text-line-through-type="none" fo:font-size="10pt" fo:font-style="normal" style:text-underline-style="none" fo:font-weight="normal" officeooo:rsid="02b8c6bd" officeooo:paragraph-rsid="02b8d97c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868" style:family="paragraph" style:parent-style-name="Standard">
      <style:text-properties officeooo:paragraph-rsid="02b95eab"/>
    </style:style>
    <style:style style:name="P869" style:family="paragraph" style:parent-style-name="Standard">
      <style:text-properties officeooo:paragraph-rsid="02b69a84"/>
    </style:style>
    <style:style style:name="P870" style:family="paragraph" style:parent-style-name="Standard">
      <style:text-properties officeooo:paragraph-rsid="02c1659e"/>
    </style:style>
    <style:style style:name="P871" style:family="paragraph" style:parent-style-name="Standard">
      <style:text-properties fo:color="#bf0041" loext:opacity="100%" style:text-line-through-style="none" style:text-line-through-type="none" fo:font-size="12pt" fo:font-style="normal" style:text-underline-style="none" fo:font-weight="normal" officeooo:rsid="02c2f8cf" officeooo:paragraph-rsid="02c2f8c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2" style:family="paragraph" style:parent-style-name="Standard">
      <style:text-properties officeooo:paragraph-rsid="02c7beee"/>
    </style:style>
    <style:style style:name="P873" style:family="paragraph" style:parent-style-name="Standard">
      <style:text-properties officeooo:rsid="02c978bc" officeooo:paragraph-rsid="02c978bc"/>
    </style:style>
    <style:style style:name="P874" style:family="paragraph" style:parent-style-name="Standard">
      <style:paragraph-properties fo:margin-left="1.251cm" fo:margin-right="0cm" fo:text-indent="0cm" style:auto-text-indent="false"/>
      <style:text-properties officeooo:rsid="02c978bc" officeooo:paragraph-rsid="02c978bc"/>
    </style:style>
    <style:style style:name="P875" style:family="paragraph" style:parent-style-name="Standard">
      <style:text-properties fo:color="#000000" loext:opacity="100%" style:text-line-through-style="none" style:text-line-through-type="none" fo:font-size="12pt" fo:font-style="normal" style:text-underline-style="none" fo:font-weight="normal" officeooo:rsid="02bd63aa" officeooo:paragraph-rsid="02bd63a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6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bebe3e" officeooo:paragraph-rsid="02b69a8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7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16934" officeooo:paragraph-rsid="02c1693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8" style:family="paragraph" style:parent-style-name="Standard">
      <style:text-properties style:use-window-font-color="true" loext:opacity="0%" style:text-line-through-style="none" style:text-line-through-type="none" fo:font-size="12pt" fo:font-style="normal" style:text-underline-style="none" fo:font-weight="normal" officeooo:rsid="02c7beee" officeooo:paragraph-rsid="02c7bee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79" style:family="paragraph" style:parent-style-name="Standard">
      <style:paragraph-properties fo:margin-left="1.251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none" fo:font-weight="normal" officeooo:rsid="02c978bc" officeooo:paragraph-rsid="02c978b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none" fo:font-weight="normal" officeooo:rsid="02cd9794" officeooo:paragraph-rsid="02cd979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none" fo:font-weight="normal" officeooo:rsid="02cde156" officeooo:paragraph-rsid="02cde1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none" fo:font-weight="normal" officeooo:rsid="02cf02f6" officeooo:paragraph-rsid="02cf02f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none" fo:font-weight="normal" officeooo:rsid="02d08cb4" officeooo:paragraph-rsid="02d08cb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4" style:family="paragraph" style:parent-style-name="Standard">
      <style:paragraph-properties fo:margin-left="1.251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none" fo:font-weight="normal" officeooo:rsid="02c978bc" officeooo:paragraph-rsid="02c978bc" fo:background-color="#ffff00" style:font-size-asian="12pt" style:font-style-asian="normal" style:font-weight-asian="normal" style:font-size-complex="12pt" style:font-style-complex="normal" style:font-weight-complex="normal"/>
    </style:style>
    <style:style style:name="P88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cd9794" officeooo:paragraph-rsid="02cd9794" fo:background-color="#ffff00" style:font-size-asian="12pt" style:font-style-asian="normal" style:font-weight-asian="normal" style:font-size-complex="12pt" style:font-style-complex="normal" style:font-weight-complex="normal"/>
    </style:style>
    <style:style style:name="P88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cde156" officeooo:paragraph-rsid="02cde156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0c011" officeooo:paragraph-rsid="02d0c01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218e2" officeooo:paragraph-rsid="02d218e2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89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3954a" officeooo:paragraph-rsid="02d3954a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0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3954a" officeooo:paragraph-rsid="02d589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1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490f7" officeooo:paragraph-rsid="02d490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2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589ef" officeooo:paragraph-rsid="02d589ef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3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71bd4" officeooo:paragraph-rsid="02d71b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4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92d27" officeooo:paragraph-rsid="02d92d2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5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92d27" officeooo:paragraph-rsid="02dbc89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6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a89c1" officeooo:paragraph-rsid="02da89c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7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bc89c" officeooo:paragraph-rsid="02dbc89c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8" style:family="paragraph" style:parent-style-name="Standard">
      <style:paragraph-properties fo:margin-left="0cm" fo:margin-right="0cm" fo:text-indent="0cm" style:auto-text-indent="false"/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dc70f8" officeooo:paragraph-rsid="02dc70f8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899" style:family="paragraph" style:parent-style-name="Standard">
      <style:text-properties fo:color="#bf0041" loext:opacity="100%" style:text-line-through-style="none" style:text-line-through-type="none" fo:font-size="12pt" fo:font-style="normal" style:text-underline-style="none" fo:font-weight="normal" officeooo:rsid="02bebe3e" officeooo:paragraph-rsid="02bebe3e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00" style:family="paragraph" style:parent-style-name="Standard">
      <style:paragraph-properties fo:margin-left="0cm" fo:margin-right="0cm" fo:text-indent="0cm" style:auto-text-indent="false"/>
      <style:text-properties fo:color="#cccccc" loext:opacity="100%" style:text-line-through-style="none" style:text-line-through-type="none" fo:font-size="10pt" fo:font-style="normal" style:text-underline-style="solid" style:text-underline-width="auto" style:text-underline-color="font-color" fo:font-weight="normal" officeooo:rsid="02d3954a" officeooo:paragraph-rsid="02d3954a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901" style:family="paragraph" style:parent-style-name="Standard">
      <style:paragraph-properties fo:margin-left="0cm" fo:margin-right="0cm" fo:text-indent="0cm" style:auto-text-indent="false"/>
      <style:text-properties fo:color="#2a6099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d490f7" officeooo:paragraph-rsid="02d490f7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902" style:family="paragraph" style:parent-style-name="Standard">
      <style:paragraph-properties fo:margin-left="0cm" fo:margin-right="0cm" fo:text-indent="0cm" style:auto-text-indent="false"/>
      <style:text-properties fo:color="#b2b2b2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d71bd4" officeooo:paragraph-rsid="02d71bd4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060af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officeooo:rsid="00239339"/>
    </style:style>
    <style:style style:name="T4" style:family="text">
      <style:text-properties style:text-underline-style="solid" style:text-underline-width="auto" style:text-underline-color="font-color" officeooo:rsid="0026fe21"/>
    </style:style>
    <style:style style:name="T5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26fe21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29ddc6"/>
    </style:style>
    <style:style style:name="T8" style:family="text">
      <style:text-properties style:text-underline-style="solid" style:text-underline-width="auto" style:text-underline-color="font-color" officeooo:rsid="002d4842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solid" style:text-underline-width="auto" style:text-underline-color="font-color" fo:font-weight="normal" officeooo:rsid="00360a0b" style:font-weight-asian="normal" style:font-weight-complex="normal"/>
    </style:style>
    <style:style style:name="T11" style:family="text">
      <style:text-properties style:text-underline-style="solid" style:text-underline-width="auto" style:text-underline-color="font-color" fo:font-weight="normal" officeooo:rsid="00390e24" style:font-weight-asian="normal" style:font-weight-complex="normal"/>
    </style:style>
    <style:style style:name="T12" style:family="text">
      <style:text-properties style:text-underline-style="solid" style:text-underline-width="auto" style:text-underline-color="font-color" fo:font-weight="normal" officeooo:rsid="00475704" style:font-weight-asian="normal" style:font-weight-complex="normal"/>
    </style:style>
    <style:style style:name="T13" style:family="text">
      <style:text-properties style:text-underline-style="solid" style:text-underline-width="auto" style:text-underline-color="font-color" fo:font-weight="normal" officeooo:rsid="003d71d1" style:font-weight-asian="normal" style:font-weight-complex="normal"/>
    </style:style>
    <style:style style:name="T14" style:family="text">
      <style:text-properties style:text-underline-style="solid" style:text-underline-width="auto" style:text-underline-color="font-color" fo:font-weight="normal" officeooo:rsid="005faf60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21743ce"/>
    </style:style>
    <style:style style:name="T16" style:family="text">
      <style:text-properties style:text-underline-style="solid" style:text-underline-width="auto" style:text-underline-color="font-color" officeooo:rsid="021b2dee"/>
    </style:style>
    <style:style style:name="T17" style:family="text">
      <style:text-properties style:text-underline-style="none"/>
    </style:style>
    <style:style style:name="T18" style:family="text">
      <style:text-properties style:text-underline-style="none" officeooo:rsid="0026fe21"/>
    </style:style>
    <style:style style:name="T19" style:family="text">
      <style:text-properties style:text-underline-style="none" fo:font-weight="bold" style:font-weight-asian="bold" style:font-weight-complex="bold"/>
    </style:style>
    <style:style style:name="T20" style:family="text">
      <style:text-properties style:text-underline-style="none" fo:font-weight="bold" officeooo:rsid="0026fe21" style:font-weight-asian="bold" style:font-weight-complex="bold"/>
    </style:style>
    <style:style style:name="T21" style:family="text">
      <style:text-properties style:text-underline-style="none" fo:font-weight="bold" officeooo:rsid="0029ddc6" style:font-weight-asian="bold" style:font-weight-complex="bold"/>
    </style:style>
    <style:style style:name="T22" style:family="text">
      <style:text-properties style:text-underline-style="none" fo:font-weight="bold" officeooo:rsid="00360a0b" style:font-weight-asian="bold" style:font-weight-complex="bold"/>
    </style:style>
    <style:style style:name="T23" style:family="text">
      <style:text-properties style:text-underline-style="none" fo:font-weight="bold" officeooo:rsid="0058d394" style:font-weight-asian="bold" style:font-weight-complex="bold"/>
    </style:style>
    <style:style style:name="T24" style:family="text">
      <style:text-properties style:text-underline-style="none" fo:font-weight="bold" officeooo:rsid="0065bf42" style:font-weight-asian="bold" style:font-weight-complex="bold"/>
    </style:style>
    <style:style style:name="T25" style:family="text">
      <style:text-properties style:text-underline-style="none" fo:font-weight="bold" officeooo:rsid="00731eb9" style:font-weight-asian="bold" style:font-weight-complex="bold"/>
    </style:style>
    <style:style style:name="T26" style:family="text">
      <style:text-properties style:text-underline-style="none" fo:font-weight="bold" officeooo:rsid="00786b6b" style:font-weight-asian="bold" style:font-weight-complex="bold"/>
    </style:style>
    <style:style style:name="T27" style:family="text">
      <style:text-properties style:text-underline-style="none" fo:font-weight="bold" officeooo:rsid="00817f49" style:font-weight-asian="bold" style:font-weight-complex="bold"/>
    </style:style>
    <style:style style:name="T28" style:family="text">
      <style:text-properties style:text-underline-style="none" fo:font-weight="bold" officeooo:rsid="0021292c" style:font-weight-asian="bold" style:font-weight-complex="bold"/>
    </style:style>
    <style:style style:name="T29" style:family="text">
      <style:text-properties style:text-underline-style="none" fo:font-weight="bold" officeooo:rsid="002178e3" style:font-weight-asian="bold" style:font-weight-complex="bold"/>
    </style:style>
    <style:style style:name="T30" style:family="text">
      <style:text-properties style:text-underline-style="none" fo:font-weight="bold" officeooo:rsid="004aaba1" style:font-weight-asian="bold" style:font-weight-complex="bold"/>
    </style:style>
    <style:style style:name="T31" style:family="text">
      <style:text-properties style:text-underline-style="none" fo:font-weight="bold" officeooo:rsid="004bd237" style:font-weight-asian="bold" style:font-weight-complex="bold"/>
    </style:style>
    <style:style style:name="T32" style:family="text">
      <style:text-properties style:text-underline-style="none" fo:font-weight="bold" officeooo:rsid="005f9ff4" style:font-weight-asian="bold" style:font-weight-complex="bold"/>
    </style:style>
    <style:style style:name="T33" style:family="text">
      <style:text-properties style:text-underline-style="none" fo:font-weight="bold" officeooo:rsid="0064e761" style:font-weight-asian="bold" style:font-weight-complex="bold"/>
    </style:style>
    <style:style style:name="T34" style:family="text">
      <style:text-properties style:text-underline-style="none" fo:font-weight="bold" officeooo:rsid="0062758c" style:font-weight-asian="bold" style:font-weight-complex="bold"/>
    </style:style>
    <style:style style:name="T35" style:family="text">
      <style:text-properties style:text-underline-style="none" fo:font-weight="bold" officeooo:rsid="0063db5f" style:font-weight-asian="bold" style:font-weight-complex="bold"/>
    </style:style>
    <style:style style:name="T36" style:family="text">
      <style:text-properties style:text-underline-style="none" fo:font-weight="bold" officeooo:rsid="00643b8f" style:font-weight-asian="bold" style:font-weight-complex="bold"/>
    </style:style>
    <style:style style:name="T37" style:family="text">
      <style:text-properties style:text-underline-style="none" fo:font-weight="bold" officeooo:rsid="008552b8" style:font-weight-asian="bold" style:font-weight-complex="bold"/>
    </style:style>
    <style:style style:name="T38" style:family="text">
      <style:text-properties style:text-underline-style="none" fo:font-weight="bold" officeooo:rsid="029c1e22" style:font-weight-asian="bold" style:font-weight-complex="bold"/>
    </style:style>
    <style:style style:name="T39" style:family="text">
      <style:text-properties style:text-underline-style="none" fo:font-weight="bold" officeooo:rsid="02d0c011" style:font-weight-asian="bold" style:font-weight-complex="bold"/>
    </style:style>
    <style:style style:name="T40" style:family="text">
      <style:text-properties style:text-underline-style="none" fo:font-weight="bold" officeooo:rsid="02da98fb" style:font-weight-asian="bold" style:font-weight-complex="bold"/>
    </style:style>
    <style:style style:name="T41" style:family="text">
      <style:text-properties style:text-underline-style="none" fo:font-weight="bold" officeooo:rsid="02dc7f43" style:font-weight-asian="bold" style:font-weight-complex="bold"/>
    </style:style>
    <style:style style:name="T42" style:family="text">
      <style:text-properties style:text-underline-style="none" fo:font-weight="bold" fo:background-color="#ffff00" loext:char-shading-value="0" style:font-weight-asian="bold" style:font-weight-complex="bold"/>
    </style:style>
    <style:style style:name="T43" style:family="text">
      <style:text-properties style:text-underline-style="none" fo:font-weight="bold" officeooo:rsid="003e4c22" fo:background-color="#ffff00" loext:char-shading-value="0" style:font-weight-asian="bold" style:font-weight-complex="bold"/>
    </style:style>
    <style:style style:name="T44" style:family="text">
      <style:text-properties style:text-underline-style="none" fo:font-weight="bold" officeooo:rsid="00817f49" fo:background-color="#ffff00" loext:char-shading-value="0" style:font-weight-asian="bold" style:font-weight-complex="bold"/>
    </style:style>
    <style:style style:name="T45" style:family="text">
      <style:text-properties style:text-underline-style="none" fo:font-weight="bold" officeooo:rsid="001c4026" fo:background-color="#ffff00" loext:char-shading-value="0" style:font-weight-asian="bold" style:font-weight-complex="bold"/>
    </style:style>
    <style:style style:name="T46" style:family="text">
      <style:text-properties style:text-underline-style="none" fo:font-weight="bold" officeooo:rsid="002f97a5" fo:background-color="#ffff00" loext:char-shading-value="0" style:font-weight-asian="bold" style:font-weight-complex="bold"/>
    </style:style>
    <style:style style:name="T47" style:family="text">
      <style:text-properties style:text-underline-style="none" fo:font-weight="bold" officeooo:rsid="004bd237" fo:background-color="#ffff00" loext:char-shading-value="0" style:font-weight-asian="bold" style:font-weight-complex="bold"/>
    </style:style>
    <style:style style:name="T48" style:family="text">
      <style:text-properties style:text-underline-style="none" fo:font-weight="bold" officeooo:rsid="0064baef" fo:background-color="#ffff00" loext:char-shading-value="0" style:font-weight-asian="bold" style:font-weight-complex="bold"/>
    </style:style>
    <style:style style:name="T49" style:family="text">
      <style:text-properties style:text-underline-style="none" fo:font-weight="bold" officeooo:rsid="00604f4c" fo:background-color="#ffff00" loext:char-shading-value="0" style:font-weight-asian="bold" style:font-weight-complex="bold"/>
    </style:style>
    <style:style style:name="T50" style:family="text">
      <style:text-properties style:text-underline-style="none" fo:font-weight="bold" officeooo:rsid="0063db5f" fo:background-color="#ffff00" loext:char-shading-value="0" style:font-weight-asian="bold" style:font-weight-complex="bold"/>
    </style:style>
    <style:style style:name="T51" style:family="text">
      <style:text-properties style:text-underline-style="none" fo:font-weight="bold" fo:background-color="#ffb66c" loext:char-shading-value="0" style:font-weight-asian="bold" style:font-weight-complex="bold"/>
    </style:style>
    <style:style style:name="T52" style:family="text">
      <style:text-properties style:text-underline-style="none" fo:font-weight="bold" officeooo:rsid="0029e300" fo:background-color="#ffb66c" loext:char-shading-value="0" style:font-weight-asian="bold" style:font-weight-complex="bold"/>
    </style:style>
    <style:style style:name="T53" style:family="text">
      <style:text-properties style:text-underline-style="none" officeooo:rsid="00291307"/>
    </style:style>
    <style:style style:name="T54" style:family="text">
      <style:text-properties style:text-underline-style="none" officeooo:rsid="0029a4fd"/>
    </style:style>
    <style:style style:name="T55" style:family="text">
      <style:text-properties style:text-underline-style="none" officeooo:rsid="0029ddc6"/>
    </style:style>
    <style:style style:name="T56" style:family="text">
      <style:text-properties style:text-underline-style="none" officeooo:rsid="002aa043"/>
    </style:style>
    <style:style style:name="T57" style:family="text">
      <style:text-properties style:text-underline-style="none" officeooo:rsid="002c75ff"/>
    </style:style>
    <style:style style:name="T58" style:family="text">
      <style:text-properties style:text-underline-style="none" officeooo:rsid="002cf977"/>
    </style:style>
    <style:style style:name="T59" style:family="text">
      <style:text-properties style:text-underline-style="none" fo:font-weight="normal" style:font-weight-asian="normal" style:font-weight-complex="normal"/>
    </style:style>
    <style:style style:name="T60" style:family="text">
      <style:text-properties style:text-underline-style="none" fo:font-weight="normal" officeooo:rsid="002d9fb9" style:font-weight-asian="normal" style:font-weight-complex="normal"/>
    </style:style>
    <style:style style:name="T61" style:family="text">
      <style:text-properties style:text-underline-style="none" fo:font-weight="normal" officeooo:rsid="002efd8a" style:font-weight-asian="normal" style:font-weight-complex="normal"/>
    </style:style>
    <style:style style:name="T62" style:family="text">
      <style:text-properties style:text-underline-style="none" fo:font-weight="normal" officeooo:rsid="00325e9d" style:font-weight-asian="normal" style:font-weight-complex="normal"/>
    </style:style>
    <style:style style:name="T63" style:family="text">
      <style:text-properties style:text-underline-style="none" fo:font-weight="normal" officeooo:rsid="00360a0b" style:font-weight-asian="normal" style:font-weight-complex="normal"/>
    </style:style>
    <style:style style:name="T64" style:family="text">
      <style:text-properties style:text-underline-style="none" fo:font-weight="normal" officeooo:rsid="003e4c22" style:font-weight-asian="normal" style:font-weight-complex="normal"/>
    </style:style>
    <style:style style:name="T65" style:family="text">
      <style:text-properties style:text-underline-style="none" fo:font-weight="normal" officeooo:rsid="004e5854" style:font-weight-asian="normal" style:font-weight-complex="normal"/>
    </style:style>
    <style:style style:name="T66" style:family="text">
      <style:text-properties style:text-underline-style="none" fo:font-weight="normal" officeooo:rsid="004e8093" style:font-weight-asian="normal" style:font-weight-complex="normal"/>
    </style:style>
    <style:style style:name="T67" style:family="text">
      <style:text-properties style:text-underline-style="none" fo:font-weight="normal" officeooo:rsid="0051ef4b" style:font-weight-asian="normal" style:font-weight-complex="normal"/>
    </style:style>
    <style:style style:name="T68" style:family="text">
      <style:text-properties style:text-underline-style="none" fo:font-weight="normal" officeooo:rsid="00534035" style:font-weight-asian="normal" style:font-weight-complex="normal"/>
    </style:style>
    <style:style style:name="T69" style:family="text">
      <style:text-properties style:text-underline-style="none" fo:font-weight="normal" officeooo:rsid="00550af7" style:font-weight-asian="normal" style:font-weight-complex="normal"/>
    </style:style>
    <style:style style:name="T70" style:family="text">
      <style:text-properties style:text-underline-style="none" fo:font-weight="normal" officeooo:rsid="0054ccba" style:font-weight-asian="normal" style:font-weight-complex="normal"/>
    </style:style>
    <style:style style:name="T71" style:family="text">
      <style:text-properties style:text-underline-style="none" fo:font-weight="normal" officeooo:rsid="00570a21" style:font-weight-asian="normal" style:font-weight-complex="normal"/>
    </style:style>
    <style:style style:name="T72" style:family="text">
      <style:text-properties style:text-underline-style="none" fo:font-weight="normal" officeooo:rsid="0058d394" style:font-weight-asian="normal" style:font-weight-complex="normal"/>
    </style:style>
    <style:style style:name="T73" style:family="text">
      <style:text-properties style:text-underline-style="none" fo:font-weight="normal" officeooo:rsid="0059d15b" style:font-weight-asian="normal" style:font-weight-complex="normal"/>
    </style:style>
    <style:style style:name="T74" style:family="text">
      <style:text-properties style:text-underline-style="none" fo:font-weight="normal" officeooo:rsid="005b16a9" style:font-weight-asian="normal" style:font-weight-complex="normal"/>
    </style:style>
    <style:style style:name="T75" style:family="text">
      <style:text-properties style:text-underline-style="none" fo:font-weight="normal" officeooo:rsid="005c45ee" style:font-weight-asian="normal" style:font-weight-complex="normal"/>
    </style:style>
    <style:style style:name="T76" style:family="text">
      <style:text-properties style:text-underline-style="none" fo:font-weight="normal" officeooo:rsid="005c7226" style:font-weight-asian="normal" style:font-weight-complex="normal"/>
    </style:style>
    <style:style style:name="T77" style:family="text">
      <style:text-properties style:text-underline-style="none" fo:font-weight="normal" officeooo:rsid="0065bf42" style:font-weight-asian="normal" style:font-weight-complex="normal"/>
    </style:style>
    <style:style style:name="T78" style:family="text">
      <style:text-properties style:text-underline-style="none" fo:font-weight="normal" officeooo:rsid="007023a6" style:font-weight-asian="normal" style:font-weight-complex="normal"/>
    </style:style>
    <style:style style:name="T79" style:family="text">
      <style:text-properties style:text-underline-style="none" fo:font-weight="normal" officeooo:rsid="00709250" style:font-weight-asian="normal" style:font-weight-complex="normal"/>
    </style:style>
    <style:style style:name="T80" style:family="text">
      <style:text-properties style:text-underline-style="none" fo:font-weight="normal" officeooo:rsid="0072a4d2" style:font-weight-asian="normal" style:font-weight-complex="normal"/>
    </style:style>
    <style:style style:name="T81" style:family="text">
      <style:text-properties style:text-underline-style="none" fo:font-weight="normal" officeooo:rsid="00731eb9" style:font-weight-asian="normal" style:font-weight-complex="normal"/>
    </style:style>
    <style:style style:name="T82" style:family="text">
      <style:text-properties style:text-underline-style="none" fo:font-weight="normal" officeooo:rsid="00740e26" style:font-weight-asian="normal" style:font-weight-complex="normal"/>
    </style:style>
    <style:style style:name="T83" style:family="text">
      <style:text-properties style:text-underline-style="none" fo:font-weight="normal" officeooo:rsid="0075c53c" style:font-weight-asian="normal" style:font-weight-complex="normal"/>
    </style:style>
    <style:style style:name="T84" style:family="text">
      <style:text-properties style:text-underline-style="none" fo:font-weight="normal" officeooo:rsid="0077a4d5" style:font-weight-asian="normal" style:font-weight-complex="normal"/>
    </style:style>
    <style:style style:name="T85" style:family="text">
      <style:text-properties style:text-underline-style="none" fo:font-weight="normal" officeooo:rsid="00797a45" style:font-weight-asian="normal" style:font-weight-complex="normal"/>
    </style:style>
    <style:style style:name="T86" style:family="text">
      <style:text-properties style:text-underline-style="none" fo:font-weight="normal" officeooo:rsid="007e7647" style:font-weight-asian="normal" style:font-weight-complex="normal"/>
    </style:style>
    <style:style style:name="T87" style:family="text">
      <style:text-properties style:text-underline-style="none" fo:font-weight="normal" officeooo:rsid="0080e5eb" style:font-weight-asian="normal" style:font-weight-complex="normal"/>
    </style:style>
    <style:style style:name="T88" style:family="text">
      <style:text-properties style:text-underline-style="none" fo:font-weight="normal" officeooo:rsid="00817f49" style:font-weight-asian="normal" style:font-weight-complex="normal"/>
    </style:style>
    <style:style style:name="T89" style:family="text">
      <style:text-properties style:text-underline-style="none" fo:font-weight="normal" officeooo:rsid="008342a4" style:font-weight-asian="normal" style:font-weight-complex="normal"/>
    </style:style>
    <style:style style:name="T90" style:family="text">
      <style:text-properties style:text-underline-style="none" fo:font-weight="normal" officeooo:rsid="0085d9ac" style:font-weight-asian="normal" style:font-weight-complex="normal"/>
    </style:style>
    <style:style style:name="T91" style:family="text">
      <style:text-properties style:text-underline-style="none" fo:font-weight="normal" officeooo:rsid="001c4026" style:font-weight-asian="normal" style:font-weight-complex="normal"/>
    </style:style>
    <style:style style:name="T92" style:family="text">
      <style:text-properties style:text-underline-style="none" fo:font-weight="normal" officeooo:rsid="001d041a" style:font-weight-asian="normal" style:font-weight-complex="normal"/>
    </style:style>
    <style:style style:name="T93" style:family="text">
      <style:text-properties style:text-underline-style="none" fo:font-weight="normal" officeooo:rsid="001f3f71" style:font-weight-asian="normal" style:font-weight-complex="normal"/>
    </style:style>
    <style:style style:name="T94" style:family="text">
      <style:text-properties style:text-underline-style="none" fo:font-weight="normal" officeooo:rsid="0021292c" style:font-weight-asian="normal" style:font-weight-complex="normal"/>
    </style:style>
    <style:style style:name="T95" style:family="text">
      <style:text-properties style:text-underline-style="none" fo:font-weight="normal" officeooo:rsid="002178e3" style:font-weight-asian="normal" style:font-weight-complex="normal"/>
    </style:style>
    <style:style style:name="T96" style:family="text">
      <style:text-properties style:text-underline-style="none" fo:font-weight="normal" officeooo:rsid="0021c2d2" style:font-weight-asian="normal" style:font-weight-complex="normal"/>
    </style:style>
    <style:style style:name="T97" style:family="text">
      <style:text-properties style:text-underline-style="none" fo:font-weight="normal" officeooo:rsid="00258096" style:font-weight-asian="normal" style:font-weight-complex="normal"/>
    </style:style>
    <style:style style:name="T98" style:family="text">
      <style:text-properties style:text-underline-style="none" fo:font-weight="normal" officeooo:rsid="002755a5" style:font-weight-asian="normal" style:font-weight-complex="normal"/>
    </style:style>
    <style:style style:name="T99" style:family="text">
      <style:text-properties style:text-underline-style="none" fo:font-weight="normal" officeooo:rsid="00280705" style:font-weight-asian="normal" style:font-weight-complex="normal"/>
    </style:style>
    <style:style style:name="T100" style:family="text">
      <style:text-properties style:text-underline-style="none" fo:font-weight="normal" officeooo:rsid="0029e300" style:font-weight-asian="normal" style:font-weight-complex="normal"/>
    </style:style>
    <style:style style:name="T101" style:family="text">
      <style:text-properties style:text-underline-style="none" fo:font-weight="normal" officeooo:rsid="0029e3b8" style:font-weight-asian="normal" style:font-weight-complex="normal"/>
    </style:style>
    <style:style style:name="T102" style:family="text">
      <style:text-properties style:text-underline-style="none" fo:font-weight="normal" officeooo:rsid="002b03a2" style:font-weight-asian="normal" style:font-weight-complex="normal"/>
    </style:style>
    <style:style style:name="T103" style:family="text">
      <style:text-properties style:text-underline-style="none" fo:font-weight="normal" officeooo:rsid="002f97a5" style:font-weight-asian="normal" style:font-weight-complex="normal"/>
    </style:style>
    <style:style style:name="T104" style:family="text">
      <style:text-properties style:text-underline-style="none" fo:font-weight="normal" officeooo:rsid="003364b4" style:font-weight-asian="normal" style:font-weight-complex="normal"/>
    </style:style>
    <style:style style:name="T105" style:family="text">
      <style:text-properties style:text-underline-style="none" fo:font-weight="normal" officeooo:rsid="0034b5df" style:font-weight-asian="normal" style:font-weight-complex="normal"/>
    </style:style>
    <style:style style:name="T106" style:family="text">
      <style:text-properties style:text-underline-style="none" fo:font-weight="normal" officeooo:rsid="00369a26" style:font-weight-asian="normal" style:font-weight-complex="normal"/>
    </style:style>
    <style:style style:name="T107" style:family="text">
      <style:text-properties style:text-underline-style="none" fo:font-weight="normal" officeooo:rsid="004aaba1" style:font-weight-asian="normal" style:font-weight-complex="normal"/>
    </style:style>
    <style:style style:name="T108" style:family="text">
      <style:text-properties style:text-underline-style="none" fo:font-weight="normal" officeooo:rsid="004bd237" style:font-weight-asian="normal" style:font-weight-complex="normal"/>
    </style:style>
    <style:style style:name="T109" style:family="text">
      <style:text-properties style:text-underline-style="none" fo:font-weight="normal" officeooo:rsid="004c024e" style:font-weight-asian="normal" style:font-weight-complex="normal"/>
    </style:style>
    <style:style style:name="T110" style:family="text">
      <style:text-properties style:text-underline-style="none" fo:font-weight="normal" officeooo:rsid="005d2e0f" style:font-weight-asian="normal" style:font-weight-complex="normal"/>
    </style:style>
    <style:style style:name="T111" style:family="text">
      <style:text-properties style:text-underline-style="none" fo:font-weight="normal" officeooo:rsid="005b7f1e" style:font-weight-asian="normal" style:font-weight-complex="normal"/>
    </style:style>
    <style:style style:name="T112" style:family="text">
      <style:text-properties style:text-underline-style="none" fo:font-weight="normal" officeooo:rsid="005f9ff4" style:font-weight-asian="normal" style:font-weight-complex="normal"/>
    </style:style>
    <style:style style:name="T113" style:family="text">
      <style:text-properties style:text-underline-style="none" fo:font-weight="normal" officeooo:rsid="005faf60" style:font-weight-asian="normal" style:font-weight-complex="normal"/>
    </style:style>
    <style:style style:name="T114" style:family="text">
      <style:text-properties style:text-underline-style="none" fo:font-weight="normal" officeooo:rsid="0063cfb4" style:font-weight-asian="normal" style:font-weight-complex="normal"/>
    </style:style>
    <style:style style:name="T115" style:family="text">
      <style:text-properties style:text-underline-style="none" fo:font-weight="normal" officeooo:rsid="0064e761" style:font-weight-asian="normal" style:font-weight-complex="normal"/>
    </style:style>
    <style:style style:name="T116" style:family="text">
      <style:text-properties style:text-underline-style="none" fo:font-weight="normal" officeooo:rsid="00604f4c" style:font-weight-asian="normal" style:font-weight-complex="normal"/>
    </style:style>
    <style:style style:name="T117" style:family="text">
      <style:text-properties style:text-underline-style="none" fo:font-weight="normal" officeooo:rsid="0064baef" style:font-weight-asian="normal" style:font-weight-complex="normal"/>
    </style:style>
    <style:style style:name="T118" style:family="text">
      <style:text-properties style:text-underline-style="none" fo:font-weight="normal" officeooo:rsid="0062758c" style:font-weight-asian="normal" style:font-weight-complex="normal"/>
    </style:style>
    <style:style style:name="T119" style:family="text">
      <style:text-properties style:text-underline-style="none" fo:font-weight="normal" officeooo:rsid="0063db5f" style:font-weight-asian="normal" style:font-weight-complex="normal"/>
    </style:style>
    <style:style style:name="T120" style:family="text">
      <style:text-properties style:text-underline-style="none" fo:font-weight="normal" officeooo:rsid="00697e38" style:font-weight-asian="normal" style:font-weight-complex="normal"/>
    </style:style>
    <style:style style:name="T121" style:family="text">
      <style:text-properties style:text-underline-style="none" fo:font-weight="normal" officeooo:rsid="006d1c9f" style:font-weight-asian="normal" style:font-weight-complex="normal"/>
    </style:style>
    <style:style style:name="T122" style:family="text">
      <style:text-properties style:text-underline-style="none" fo:font-weight="normal" officeooo:rsid="006d0d52" style:font-weight-asian="normal" style:font-weight-complex="normal"/>
    </style:style>
    <style:style style:name="T123" style:family="text">
      <style:text-properties style:text-underline-style="none" fo:font-weight="normal" officeooo:rsid="006c5d0d" style:font-weight-asian="normal" style:font-weight-complex="normal"/>
    </style:style>
    <style:style style:name="T124" style:family="text">
      <style:text-properties style:text-underline-style="none" fo:font-weight="normal" officeooo:rsid="007310ea" style:font-weight-asian="normal" style:font-weight-complex="normal"/>
    </style:style>
    <style:style style:name="T125" style:family="text">
      <style:text-properties style:text-underline-style="none" fo:font-weight="normal" officeooo:rsid="007fa53e" style:font-weight-asian="normal" style:font-weight-complex="normal"/>
    </style:style>
    <style:style style:name="T126" style:family="text">
      <style:text-properties style:text-underline-style="none" fo:font-weight="normal" officeooo:rsid="008870f7" style:font-weight-asian="normal" style:font-weight-complex="normal"/>
    </style:style>
    <style:style style:name="T127" style:family="text">
      <style:text-properties style:text-underline-style="none" fo:font-weight="normal" officeooo:rsid="008552b8" style:font-weight-asian="normal" style:font-weight-complex="normal"/>
    </style:style>
    <style:style style:name="T128" style:family="text">
      <style:text-properties style:text-underline-style="none" fo:font-weight="normal" officeooo:rsid="026a8d62" style:font-weight-asian="normal" style:font-weight-complex="normal"/>
    </style:style>
    <style:style style:name="T129" style:family="text">
      <style:text-properties style:text-underline-style="none" fo:font-weight="normal" officeooo:rsid="003e4c22" fo:background-color="#ffff00" loext:char-shading-value="0" style:font-weight-asian="normal" style:font-weight-complex="normal"/>
    </style:style>
    <style:style style:name="T130" style:family="text">
      <style:text-properties style:text-underline-style="none" fo:font-weight="normal" officeooo:rsid="0063db5f" fo:background-color="#ffff00" loext:char-shading-value="0" style:font-weight-asian="normal" style:font-weight-complex="normal"/>
    </style:style>
    <style:style style:name="T131" style:family="text">
      <style:text-properties style:text-underline-style="none" fo:font-weight="normal" officeooo:rsid="0029e300" fo:background-color="#ffb66c" loext:char-shading-value="0" style:font-weight-asian="normal" style:font-weight-complex="normal"/>
    </style:style>
    <style:style style:name="T132" style:family="text">
      <style:text-properties style:text-underline-style="none" fo:font-weight="normal" fo:background-color="transparent" loext:char-shading-value="0" style:font-weight-asian="normal" style:font-weight-complex="normal"/>
    </style:style>
    <style:style style:name="T133" style:family="text">
      <style:text-properties style:text-underline-style="none" fo:font-weight="normal" officeooo:rsid="0088450e" fo:background-color="transparent" loext:char-shading-value="0" style:font-weight-asian="normal" style:font-weight-complex="normal"/>
    </style:style>
    <style:style style:name="T134" style:family="text">
      <style:text-properties style:text-underline-style="none" fo:font-weight="normal" officeooo:rsid="008552b8" fo:background-color="transparent" loext:char-shading-value="0" style:font-weight-asian="normal" style:font-weight-complex="normal"/>
    </style:style>
    <style:style style:name="T135" style:family="text">
      <style:text-properties style:text-underline-style="none" fo:font-weight="normal" officeooo:rsid="008895ed" fo:background-color="transparent" loext:char-shading-value="0" style:font-weight-asian="normal" style:font-weight-complex="normal"/>
    </style:style>
    <style:style style:name="T136" style:family="text">
      <style:text-properties style:text-underline-style="none" fo:font-weight="normal" officeooo:rsid="0088af6c" fo:background-color="transparent" loext:char-shading-value="0" style:font-weight-asian="normal" style:font-weight-complex="normal"/>
    </style:style>
    <style:style style:name="T137" style:family="text">
      <style:text-properties style:text-underline-style="none" fo:font-weight="normal" officeooo:rsid="00891396" fo:background-color="transparent" loext:char-shading-value="0" style:font-weight-asian="normal" style:font-weight-complex="normal"/>
    </style:style>
    <style:style style:name="T138" style:family="text">
      <style:text-properties style:text-underline-style="none" fo:font-weight="normal" officeooo:rsid="008afbdc" fo:background-color="transparent" loext:char-shading-value="0" style:font-weight-asian="normal" style:font-weight-complex="normal"/>
    </style:style>
    <style:style style:name="T139" style:family="text">
      <style:text-properties style:text-underline-style="none" fo:background-color="#ffff00" loext:char-shading-value="0"/>
    </style:style>
    <style:style style:name="T140" style:family="text">
      <style:text-properties style:text-underline-style="none" officeooo:rsid="00b70f1a"/>
    </style:style>
    <style:style style:name="T141" style:family="text">
      <style:text-properties style:text-underline-style="none" officeooo:rsid="00b72425"/>
    </style:style>
    <style:style style:name="T142" style:family="text">
      <style:text-properties style:text-underline-style="none" officeooo:rsid="00b78174"/>
    </style:style>
    <style:style style:name="T143" style:family="text">
      <style:text-properties style:text-underline-style="none" officeooo:rsid="0064e761"/>
    </style:style>
    <style:style style:name="T144" style:family="text">
      <style:text-properties style:text-underline-style="none" officeooo:rsid="005faf60"/>
    </style:style>
    <style:style style:name="T145" style:family="text">
      <style:text-properties style:text-underline-style="none" officeooo:rsid="008552b8"/>
    </style:style>
    <style:style style:name="T146" style:family="text">
      <style:text-properties style:text-underline-style="none" fo:background-color="transparent" loext:char-shading-value="0"/>
    </style:style>
    <style:style style:name="T147" style:family="text">
      <style:text-properties style:text-underline-style="none" officeooo:rsid="0088af6c" fo:background-color="transparent" loext:char-shading-value="0"/>
    </style:style>
    <style:style style:name="T148" style:family="text">
      <style:text-properties style:text-underline-style="none" officeooo:rsid="02401e55"/>
    </style:style>
    <style:style style:name="T149" style:family="text">
      <style:text-properties style:text-underline-style="none" officeooo:rsid="029732e1"/>
    </style:style>
    <style:style style:name="T150" style:family="text">
      <style:text-properties style:text-underline-style="none" officeooo:rsid="02b8d97c"/>
    </style:style>
    <style:style style:name="T151" style:family="text">
      <style:text-properties style:text-underline-style="none" officeooo:rsid="02d218e2"/>
    </style:style>
    <style:style style:name="T152" style:family="text">
      <style:text-properties style:text-underline-style="none" officeooo:rsid="02d3954a"/>
    </style:style>
    <style:style style:name="T153" style:family="text">
      <style:text-properties style:text-underline-style="none" officeooo:rsid="02d0c011"/>
    </style:style>
    <style:style style:name="T154" style:family="text">
      <style:text-properties style:text-underline-style="none" officeooo:rsid="02d490f7"/>
    </style:style>
    <style:style style:name="T155" style:family="text">
      <style:text-properties style:text-underline-style="none" officeooo:rsid="02dbc89c"/>
    </style:style>
    <style:style style:name="T156" style:family="text">
      <style:text-properties style:text-underline-style="none" officeooo:rsid="02dc7f43"/>
    </style:style>
    <style:style style:name="T157" style:family="text">
      <style:text-properties fo:font-weight="bold" style:font-weight-asian="bold" style:font-weight-complex="bold"/>
    </style:style>
    <style:style style:name="T158" style:family="text">
      <style:text-properties fo:font-weight="bold" officeooo:rsid="00239339" style:font-weight-asian="bold" style:font-weight-complex="bold"/>
    </style:style>
    <style:style style:name="T159" style:family="text">
      <style:text-properties fo:font-weight="bold" officeooo:rsid="0029a4fd" style:font-weight-asian="bold" style:font-weight-complex="bold"/>
    </style:style>
    <style:style style:name="T160" style:family="text">
      <style:text-properties fo:font-weight="bold" officeooo:rsid="002d4842" style:font-weight-asian="bold" style:font-weight-complex="bold"/>
    </style:style>
    <style:style style:name="T161" style:family="text">
      <style:text-properties fo:font-weight="bold" officeooo:rsid="0034149a" style:font-weight-asian="bold" style:font-weight-complex="bold"/>
    </style:style>
    <style:style style:name="T162" style:family="text">
      <style:text-properties fo:font-weight="bold" officeooo:rsid="00360a0b" style:font-weight-asian="bold" style:font-weight-complex="bold"/>
    </style:style>
    <style:style style:name="T163" style:family="text">
      <style:text-properties fo:font-weight="bold" officeooo:rsid="004380c1" style:font-weight-asian="bold" style:font-weight-complex="bold"/>
    </style:style>
    <style:style style:name="T164" style:family="text">
      <style:text-properties fo:font-weight="bold" officeooo:rsid="008f852a" style:font-weight-asian="bold" style:font-weight-complex="bold"/>
    </style:style>
    <style:style style:name="T165" style:family="text">
      <style:text-properties fo:font-weight="bold" officeooo:rsid="00a7e42b" style:font-weight-asian="bold" style:font-weight-complex="bold"/>
    </style:style>
    <style:style style:name="T166" style:family="text">
      <style:text-properties fo:font-weight="bold" officeooo:rsid="00a8bfb1" style:font-weight-asian="bold" style:font-weight-complex="bold"/>
    </style:style>
    <style:style style:name="T167" style:family="text">
      <style:text-properties fo:font-weight="bold" officeooo:rsid="00b3e8ca" style:font-weight-asian="bold" style:font-weight-complex="bold"/>
    </style:style>
    <style:style style:name="T168" style:family="text">
      <style:text-properties fo:font-weight="bold" officeooo:rsid="001f3f71" style:font-weight-asian="bold" style:font-weight-complex="bold"/>
    </style:style>
    <style:style style:name="T169" style:family="text">
      <style:text-properties fo:font-weight="bold" officeooo:rsid="0024dd8f" style:font-weight-asian="bold" style:font-weight-complex="bold"/>
    </style:style>
    <style:style style:name="T170" style:family="text">
      <style:text-properties fo:font-weight="bold" officeooo:rsid="00258096" style:font-weight-asian="bold" style:font-weight-complex="bold"/>
    </style:style>
    <style:style style:name="T171" style:family="text">
      <style:text-properties fo:font-weight="bold" officeooo:rsid="003e4e3f" style:font-weight-asian="bold" style:font-weight-complex="bold"/>
    </style:style>
    <style:style style:name="T172" style:family="text">
      <style:text-properties fo:font-weight="bold" officeooo:rsid="0046b357" style:font-weight-asian="bold" style:font-weight-complex="bold"/>
    </style:style>
    <style:style style:name="T173" style:family="text">
      <style:text-properties fo:font-weight="bold" officeooo:rsid="00485482" style:font-weight-asian="bold" style:font-weight-complex="bold"/>
    </style:style>
    <style:style style:name="T174" style:family="text">
      <style:text-properties fo:font-weight="bold" officeooo:rsid="004bd237" style:font-weight-asian="bold" style:font-weight-complex="bold"/>
    </style:style>
    <style:style style:name="T175" style:family="text">
      <style:text-properties fo:font-weight="bold" officeooo:rsid="004e123f" style:font-weight-asian="bold" style:font-weight-complex="bold"/>
    </style:style>
    <style:style style:name="T176" style:family="text">
      <style:text-properties fo:font-weight="bold" officeooo:rsid="004fd963" style:font-weight-asian="bold" style:font-weight-complex="bold"/>
    </style:style>
    <style:style style:name="T177" style:family="text">
      <style:text-properties fo:font-weight="bold" officeooo:rsid="00643b8f" style:font-weight-asian="bold" style:font-weight-complex="bold"/>
    </style:style>
    <style:style style:name="T178" style:family="text">
      <style:text-properties fo:font-weight="bold" officeooo:rsid="007a4b06" style:font-weight-asian="bold" style:font-weight-complex="bold"/>
    </style:style>
    <style:style style:name="T179" style:family="text">
      <style:text-properties fo:font-weight="bold" officeooo:rsid="008293c5" style:font-weight-asian="bold" style:font-weight-complex="bold"/>
    </style:style>
    <style:style style:name="T180" style:family="text">
      <style:text-properties fo:font-weight="bold" officeooo:rsid="0083ec0f" style:font-weight-asian="bold" style:font-weight-complex="bold"/>
    </style:style>
    <style:style style:name="T181" style:family="text">
      <style:text-properties fo:font-weight="bold" officeooo:rsid="0080a7c9" style:font-weight-asian="bold" style:font-weight-complex="bold"/>
    </style:style>
    <style:style style:name="T182" style:family="text">
      <style:text-properties fo:font-weight="bold" officeooo:rsid="0213c9a6" style:font-weight-asian="bold" style:font-weight-complex="bold"/>
    </style:style>
    <style:style style:name="T183" style:family="text">
      <style:text-properties fo:font-weight="bold" officeooo:rsid="02187e55" style:font-weight-asian="bold" style:font-weight-complex="bold"/>
    </style:style>
    <style:style style:name="T184" style:family="text">
      <style:text-properties fo:font-weight="bold" officeooo:rsid="022dd008" style:font-weight-asian="bold" style:font-weight-complex="bold"/>
    </style:style>
    <style:style style:name="T185" style:family="text">
      <style:text-properties fo:font-weight="bold" fo:background-color="#ffff00" loext:char-shading-value="0" style:font-weight-asian="bold" style:font-weight-complex="bold"/>
    </style:style>
    <style:style style:name="T186" style:family="text">
      <style:text-properties fo:font-weight="bold" officeooo:rsid="003fe5f2" fo:background-color="#ffff00" loext:char-shading-value="0" style:font-weight-asian="bold" style:font-weight-complex="bold"/>
    </style:style>
    <style:style style:name="T187" style:family="text">
      <style:text-properties fo:font-weight="bold" officeooo:rsid="004380c1" fo:background-color="#ffff00" loext:char-shading-value="0" style:font-weight-asian="bold" style:font-weight-complex="bold"/>
    </style:style>
    <style:style style:name="T188" style:family="text">
      <style:text-properties fo:font-weight="bold" officeooo:rsid="004f1cb9" fo:background-color="#ffff00" loext:char-shading-value="0" style:font-weight-asian="bold" style:font-weight-complex="bold"/>
    </style:style>
    <style:style style:name="T189" style:family="text">
      <style:text-properties fo:font-weight="bold" officeooo:rsid="00a7e42b" fo:background-color="#ffff00" loext:char-shading-value="0" style:font-weight-asian="bold" style:font-weight-complex="bold"/>
    </style:style>
    <style:style style:name="T190" style:family="text">
      <style:text-properties fo:font-weight="bold" officeooo:rsid="00a8bfb1" fo:background-color="#ffff00" loext:char-shading-value="0" style:font-weight-asian="bold" style:font-weight-complex="bold"/>
    </style:style>
    <style:style style:name="T191" style:family="text">
      <style:text-properties fo:font-weight="bold" officeooo:rsid="00470dd9" fo:background-color="#ffff00" loext:char-shading-value="0" style:font-weight-asian="bold" style:font-weight-complex="bold"/>
    </style:style>
    <style:style style:name="T192" style:family="text">
      <style:text-properties fo:font-weight="bold" officeooo:rsid="0050d3cd" fo:background-color="#ffff00" loext:char-shading-value="0" style:font-weight-asian="bold" style:font-weight-complex="bold"/>
    </style:style>
    <style:style style:name="T193" style:family="text">
      <style:text-properties fo:font-weight="bold" officeooo:rsid="004fd963" fo:background-color="#ffff00" loext:char-shading-value="0" style:font-weight-asian="bold" style:font-weight-complex="bold"/>
    </style:style>
    <style:style style:name="T194" style:family="text">
      <style:text-properties fo:font-weight="bold" officeooo:rsid="0052f4ff" fo:background-color="#ffff00" loext:char-shading-value="0" style:font-weight-asian="bold" style:font-weight-complex="bold"/>
    </style:style>
    <style:style style:name="T195" style:family="text">
      <style:text-properties fo:font-weight="bold" officeooo:rsid="01906a0a" fo:background-color="#ffff00" loext:char-shading-value="0" style:font-weight-asian="bold" style:font-weight-complex="bold"/>
    </style:style>
    <style:style style:name="T196" style:family="text">
      <style:text-properties fo:font-weight="bold" officeooo:rsid="01923c1b" fo:background-color="#ffff00" loext:char-shading-value="0" style:font-weight-asian="bold" style:font-weight-complex="bold"/>
    </style:style>
    <style:style style:name="T197" style:family="text">
      <style:text-properties fo:font-weight="bold" officeooo:rsid="021743ce" fo:background-color="#ffff00" loext:char-shading-value="0" style:font-weight-asian="bold" style:font-weight-complex="bold"/>
    </style:style>
    <style:style style:name="T198" style:family="text">
      <style:text-properties fo:font-weight="bold" officeooo:rsid="021336b3" fo:background-color="#ffff00" loext:char-shading-value="0" style:font-weight-asian="bold" style:font-weight-complex="bold"/>
    </style:style>
    <style:style style:name="T199" style:family="text">
      <style:text-properties fo:font-weight="bold" fo:background-color="transparent" loext:char-shading-value="0" style:font-weight-asian="bold" style:font-weight-complex="bold"/>
    </style:style>
    <style:style style:name="T200" style:family="text">
      <style:text-properties fo:font-weight="bold" fo:background-color="#afd095" loext:char-shading-value="0" style:font-weight-asian="bold" style:font-weight-complex="bold"/>
    </style:style>
    <style:style style:name="T201" style:family="text">
      <style:text-properties fo:font-weight="bold" fo:background-color="#dde8cb" loext:char-shading-value="0" style:font-weight-asian="bold" style:font-weight-complex="bold"/>
    </style:style>
    <style:style style:name="T202" style:family="text">
      <style:text-properties officeooo:rsid="00239339"/>
    </style:style>
    <style:style style:name="T203" style:family="text">
      <style:text-properties officeooo:rsid="00252cdd"/>
    </style:style>
    <style:style style:name="T204" style:family="text">
      <style:text-properties officeooo:rsid="00293779"/>
    </style:style>
    <style:style style:name="T205" style:family="text">
      <style:text-properties officeooo:rsid="0029a4fd"/>
    </style:style>
    <style:style style:name="T206" style:family="text">
      <style:text-properties officeooo:rsid="0029ddc6"/>
    </style:style>
    <style:style style:name="T207" style:family="text">
      <style:text-properties officeooo:rsid="0029e42a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weight="normal" officeooo:rsid="002cf977" style:font-weight-asian="normal" style:font-weight-complex="normal"/>
    </style:style>
    <style:style style:name="T210" style:family="text">
      <style:text-properties fo:font-weight="normal" officeooo:rsid="003006bc" style:font-weight-asian="normal" style:font-weight-complex="normal"/>
    </style:style>
    <style:style style:name="T211" style:family="text">
      <style:text-properties fo:font-weight="normal" officeooo:rsid="0034149a" style:font-weight-asian="normal" style:font-weight-complex="normal"/>
    </style:style>
    <style:style style:name="T212" style:family="text">
      <style:text-properties fo:font-weight="normal" officeooo:rsid="00360a0b" style:font-weight-asian="normal" style:font-weight-complex="normal"/>
    </style:style>
    <style:style style:name="T213" style:family="text">
      <style:text-properties fo:font-weight="normal" officeooo:rsid="00373c81" style:font-weight-asian="normal" style:font-weight-complex="normal"/>
    </style:style>
    <style:style style:name="T214" style:family="text">
      <style:text-properties fo:font-weight="normal" officeooo:rsid="003fe5f2" style:font-weight-asian="normal" style:font-weight-complex="normal"/>
    </style:style>
    <style:style style:name="T215" style:family="text">
      <style:text-properties fo:font-weight="normal" officeooo:rsid="004380c1" style:font-weight-asian="normal" style:font-weight-complex="normal"/>
    </style:style>
    <style:style style:name="T216" style:family="text">
      <style:text-properties fo:font-weight="normal" officeooo:rsid="0046eeb1" style:font-weight-asian="normal" style:font-weight-complex="normal"/>
    </style:style>
    <style:style style:name="T217" style:family="text">
      <style:text-properties fo:font-weight="normal" officeooo:rsid="0049e516" style:font-weight-asian="normal" style:font-weight-complex="normal"/>
    </style:style>
    <style:style style:name="T218" style:family="text">
      <style:text-properties fo:font-weight="normal" officeooo:rsid="004c6004" style:font-weight-asian="normal" style:font-weight-complex="normal"/>
    </style:style>
    <style:style style:name="T219" style:family="text">
      <style:text-properties fo:font-weight="normal" officeooo:rsid="004e8093" style:font-weight-asian="normal" style:font-weight-complex="normal"/>
    </style:style>
    <style:style style:name="T220" style:family="text">
      <style:text-properties fo:font-weight="normal" officeooo:rsid="00534035" style:font-weight-asian="normal" style:font-weight-complex="normal"/>
    </style:style>
    <style:style style:name="T221" style:family="text">
      <style:text-properties fo:font-weight="normal" officeooo:rsid="0065bf42" style:font-weight-asian="normal" style:font-weight-complex="normal"/>
    </style:style>
    <style:style style:name="T222" style:family="text">
      <style:text-properties fo:font-weight="normal" officeooo:rsid="0066f1ef" style:font-weight-asian="normal" style:font-weight-complex="normal"/>
    </style:style>
    <style:style style:name="T223" style:family="text">
      <style:text-properties fo:font-weight="normal" officeooo:rsid="00709250" style:font-weight-asian="normal" style:font-weight-complex="normal"/>
    </style:style>
    <style:style style:name="T224" style:family="text">
      <style:text-properties fo:font-weight="normal" officeooo:rsid="00817f49" style:font-weight-asian="normal" style:font-weight-complex="normal"/>
    </style:style>
    <style:style style:name="T225" style:family="text">
      <style:text-properties fo:font-weight="normal" officeooo:rsid="008acddb" style:font-weight-asian="normal" style:font-weight-complex="normal"/>
    </style:style>
    <style:style style:name="T226" style:family="text">
      <style:text-properties fo:font-weight="normal" officeooo:rsid="008cfe00" style:font-weight-asian="normal" style:font-weight-complex="normal"/>
    </style:style>
    <style:style style:name="T227" style:family="text">
      <style:text-properties fo:font-weight="normal" officeooo:rsid="008eaf0d" style:font-weight-asian="normal" style:font-weight-complex="normal"/>
    </style:style>
    <style:style style:name="T228" style:family="text">
      <style:text-properties fo:font-weight="normal" officeooo:rsid="008f852a" style:font-weight-asian="normal" style:font-weight-complex="normal"/>
    </style:style>
    <style:style style:name="T229" style:family="text">
      <style:text-properties fo:font-weight="normal" officeooo:rsid="009156ab" style:font-weight-asian="normal" style:font-weight-complex="normal"/>
    </style:style>
    <style:style style:name="T230" style:family="text">
      <style:text-properties fo:font-weight="normal" officeooo:rsid="0098e8bd" style:font-weight-asian="normal" style:font-weight-complex="normal"/>
    </style:style>
    <style:style style:name="T231" style:family="text">
      <style:text-properties fo:font-weight="normal" officeooo:rsid="001a5d6f" style:font-weight-asian="normal" style:font-weight-complex="normal"/>
    </style:style>
    <style:style style:name="T232" style:family="text">
      <style:text-properties fo:font-weight="normal" officeooo:rsid="001d201c" style:font-weight-asian="normal" style:font-weight-complex="normal"/>
    </style:style>
    <style:style style:name="T233" style:family="text">
      <style:text-properties fo:font-weight="normal" officeooo:rsid="001ed6f4" style:font-weight-asian="normal" style:font-weight-complex="normal"/>
    </style:style>
    <style:style style:name="T234" style:family="text">
      <style:text-properties fo:font-weight="normal" officeooo:rsid="001f3f71" style:font-weight-asian="normal" style:font-weight-complex="normal"/>
    </style:style>
    <style:style style:name="T235" style:family="text">
      <style:text-properties fo:font-weight="normal" officeooo:rsid="0024dd8f" style:font-weight-asian="normal" style:font-weight-complex="normal"/>
    </style:style>
    <style:style style:name="T236" style:family="text">
      <style:text-properties fo:font-weight="normal" officeooo:rsid="00258096" style:font-weight-asian="normal" style:font-weight-complex="normal"/>
    </style:style>
    <style:style style:name="T237" style:family="text">
      <style:text-properties fo:font-weight="normal" officeooo:rsid="00280705" style:font-weight-asian="normal" style:font-weight-complex="normal"/>
    </style:style>
    <style:style style:name="T238" style:family="text">
      <style:text-properties fo:font-weight="normal" officeooo:rsid="003364b4" style:font-weight-asian="normal" style:font-weight-complex="normal"/>
    </style:style>
    <style:style style:name="T239" style:family="text">
      <style:text-properties fo:font-weight="normal" officeooo:rsid="003e4e3f" style:font-weight-asian="normal" style:font-weight-complex="normal"/>
    </style:style>
    <style:style style:name="T240" style:family="text">
      <style:text-properties fo:font-weight="normal" officeooo:rsid="0040fbc6" style:font-weight-asian="normal" style:font-weight-complex="normal"/>
    </style:style>
    <style:style style:name="T241" style:family="text">
      <style:text-properties fo:font-weight="normal" officeooo:rsid="00467b01" style:font-weight-asian="normal" style:font-weight-complex="normal"/>
    </style:style>
    <style:style style:name="T242" style:family="text">
      <style:text-properties fo:font-weight="normal" officeooo:rsid="0046b357" style:font-weight-asian="normal" style:font-weight-complex="normal"/>
    </style:style>
    <style:style style:name="T243" style:family="text">
      <style:text-properties fo:font-weight="normal" officeooo:rsid="00470dd9" style:font-weight-asian="normal" style:font-weight-complex="normal"/>
    </style:style>
    <style:style style:name="T244" style:family="text">
      <style:text-properties fo:font-weight="normal" officeooo:rsid="00485482" style:font-weight-asian="normal" style:font-weight-complex="normal"/>
    </style:style>
    <style:style style:name="T245" style:family="text">
      <style:text-properties fo:font-weight="normal" officeooo:rsid="004bd237" style:font-weight-asian="normal" style:font-weight-complex="normal"/>
    </style:style>
    <style:style style:name="T246" style:family="text">
      <style:text-properties fo:font-weight="normal" officeooo:rsid="00643b8f" style:font-weight-asian="normal" style:font-weight-complex="normal"/>
    </style:style>
    <style:style style:name="T247" style:family="text">
      <style:text-properties fo:font-weight="normal" officeooo:rsid="007310ea" style:font-weight-asian="normal" style:font-weight-complex="normal"/>
    </style:style>
    <style:style style:name="T248" style:family="text">
      <style:text-properties fo:font-weight="normal" officeooo:rsid="0078fafc" style:font-weight-asian="normal" style:font-weight-complex="normal"/>
    </style:style>
    <style:style style:name="T249" style:family="text">
      <style:text-properties fo:font-weight="normal" officeooo:rsid="007869c7" style:font-weight-asian="normal" style:font-weight-complex="normal"/>
    </style:style>
    <style:style style:name="T250" style:family="text">
      <style:text-properties fo:font-weight="normal" officeooo:rsid="007a4b06" style:font-weight-asian="normal" style:font-weight-complex="normal"/>
    </style:style>
    <style:style style:name="T251" style:family="text">
      <style:text-properties fo:font-weight="normal" officeooo:rsid="02bb5061" style:font-weight-asian="normal" style:font-weight-complex="normal"/>
    </style:style>
    <style:style style:name="T252" style:family="text">
      <style:text-properties fo:font-weight="normal" fo:background-color="#ffff00" loext:char-shading-value="0" style:font-weight-asian="normal" style:font-weight-complex="normal"/>
    </style:style>
    <style:style style:name="T253" style:family="text">
      <style:text-properties fo:font-weight="normal" officeooo:rsid="004380c1" fo:background-color="#ffff00" loext:char-shading-value="0" style:font-weight-asian="normal" style:font-weight-complex="normal"/>
    </style:style>
    <style:style style:name="T254" style:family="text">
      <style:text-properties fo:font-weight="normal" officeooo:rsid="00470dd9" fo:background-color="#ffff00" loext:char-shading-value="0" style:font-weight-asian="normal" style:font-weight-complex="normal"/>
    </style:style>
    <style:style style:name="T255" style:family="text">
      <style:text-properties fo:font-weight="normal" fo:background-color="transparent" loext:char-shading-value="0" style:font-weight-asian="normal" style:font-weight-complex="normal"/>
    </style:style>
    <style:style style:name="T256" style:family="text">
      <style:text-properties fo:font-weight="normal" officeooo:rsid="004f1cb9" fo:background-color="transparent" loext:char-shading-value="0" style:font-weight-asian="normal" style:font-weight-complex="normal"/>
    </style:style>
    <style:style style:name="T257" style:family="text">
      <style:text-properties fo:font-weight="normal" officeooo:rsid="0050618a" fo:background-color="transparent" loext:char-shading-value="0" style:font-weight-asian="normal" style:font-weight-complex="normal"/>
    </style:style>
    <style:style style:name="T258" style:family="text">
      <style:text-properties fo:font-weight="normal" fo:background-color="#afd095" loext:char-shading-value="0" style:font-weight-asian="normal" style:font-weight-complex="normal"/>
    </style:style>
    <style:style style:name="T259" style:family="text">
      <style:text-properties fo:font-weight="normal" fo:background-color="#dde8cb" loext:char-shading-value="0" style:font-weight-asian="normal" style:font-weight-complex="normal"/>
    </style:style>
    <style:style style:name="T260" style:family="text">
      <style:text-properties fo:background-color="#ffff00" loext:char-shading-value="0"/>
    </style:style>
    <style:style style:name="T261" style:family="text">
      <style:text-properties officeooo:rsid="021336b3" fo:background-color="#ffff00" loext:char-shading-value="0"/>
    </style:style>
    <style:style style:name="T262" style:family="text">
      <style:text-properties officeooo:rsid="021743ce" fo:background-color="#ffff00" loext:char-shading-value="0"/>
    </style:style>
    <style:style style:name="T263" style:family="text">
      <style:text-properties officeooo:rsid="021b2dee" fo:background-color="#ffff00" loext:char-shading-value="0"/>
    </style:style>
    <style:style style:name="T264" style:family="text">
      <style:text-properties officeooo:rsid="02bb1ff5" fo:background-color="#ffff00" loext:char-shading-value="0"/>
    </style:style>
    <style:style style:name="T265" style:family="text">
      <style:text-properties fo:background-color="transparent" loext:char-shading-value="0"/>
    </style:style>
    <style:style style:name="T266" style:family="text">
      <style:text-properties fo:font-size="14pt" style:font-size-asian="14pt" style:font-size-complex="14pt"/>
    </style:style>
    <style:style style:name="T267" style:family="text">
      <style:text-properties fo:font-size="14pt" fo:font-weight="bold" fo:background-color="#ffff00" loext:char-shading-value="0" style:font-size-asian="14pt" style:font-weight-asian="bold" style:font-size-complex="14pt" style:font-weight-complex="bold"/>
    </style:style>
    <style:style style:name="T268" style:family="text">
      <style:text-properties fo:font-size="14pt" style:text-underline-style="none" fo:font-weight="bold" officeooo:rsid="007023a6" fo:background-color="#ffff00" loext:char-shading-value="0" style:font-size-asian="14pt" style:font-weight-asian="bold" style:font-size-complex="14pt" style:font-weight-complex="bold"/>
    </style:style>
    <style:style style:name="T269" style:family="text">
      <style:text-properties fo:font-size="14pt" style:text-underline-style="none" fo:font-weight="bold" officeooo:rsid="00709250" fo:background-color="#ffff00" loext:char-shading-value="0" style:font-size-asian="14pt" style:font-weight-asian="bold" style:font-size-complex="14pt" style:font-weight-complex="bold"/>
    </style:style>
    <style:style style:name="T270" style:family="text">
      <style:text-properties fo:font-size="14pt" style:text-underline-style="none" fo:font-weight="bold" officeooo:rsid="007cc3c9" fo:background-color="#ffff00" loext:char-shading-value="0" style:font-size-asian="14pt" style:font-weight-asian="bold" style:font-size-complex="14pt" style:font-weight-complex="bold"/>
    </style:style>
    <style:style style:name="T271" style:family="text">
      <style:text-properties fo:font-size="14pt" style:text-underline-style="none" fo:font-weight="bold" officeooo:rsid="00817f49" fo:background-color="#ffff00" loext:char-shading-value="0" style:font-size-asian="14pt" style:font-weight-asian="bold" style:font-size-complex="14pt" style:font-weight-complex="bold"/>
    </style:style>
    <style:style style:name="T272" style:family="text">
      <style:text-properties fo:font-size="14pt" style:text-underline-style="none" fo:font-weight="bold" officeooo:rsid="00697e38" fo:background-color="#ffff00" loext:char-shading-value="0" style:font-size-asian="14pt" style:font-weight-asian="bold" style:font-size-complex="14pt" style:font-weight-complex="bold"/>
    </style:style>
    <style:style style:name="T273" style:family="text">
      <style:text-properties fo:font-size="14pt" style:text-underline-style="none" fo:font-weight="normal" officeooo:rsid="00709250" fo:background-color="#ffff00" loext:char-shading-value="0" style:font-size-asian="14pt" style:font-weight-asian="normal" style:font-size-complex="14pt" style:font-weight-complex="normal"/>
    </style:style>
    <style:style style:name="T274" style:family="text">
      <style:text-properties fo:font-size="14pt" style:text-underline-style="none" fo:font-weight="normal" officeooo:rsid="0072a4d2" fo:background-color="#ffff00" loext:char-shading-value="0" style:font-size-asian="14pt" style:font-weight-asian="normal" style:font-size-complex="14pt" style:font-weight-complex="normal"/>
    </style:style>
    <style:style style:name="T275" style:family="text">
      <style:text-properties fo:font-size="14pt" style:text-underline-style="none" fo:font-weight="normal" officeooo:rsid="007cc3c9" fo:background-color="#ffff00" loext:char-shading-value="0" style:font-size-asian="14pt" style:font-weight-asian="normal" style:font-size-complex="14pt" style:font-weight-complex="normal"/>
    </style:style>
    <style:style style:name="T276" style:family="text">
      <style:text-properties fo:font-size="14pt" style:text-underline-style="none" fo:font-weight="normal" officeooo:rsid="00817f49" fo:background-color="#ffff00" loext:char-shading-value="0" style:font-size-asian="14pt" style:font-weight-asian="normal" style:font-size-complex="14pt" style:font-weight-complex="normal"/>
    </style:style>
    <style:style style:name="T277" style:family="text">
      <style:text-properties fo:font-size="14pt" style:text-underline-style="none" fo:font-weight="normal" officeooo:rsid="007cc3c9" fo:background-color="transparent" loext:char-shading-value="0" style:font-size-asian="14pt" style:font-weight-asian="normal" style:font-size-complex="14pt" style:font-weight-complex="normal"/>
    </style:style>
    <style:style style:name="T278" style:family="text">
      <style:text-properties fo:font-size="14pt" style:text-underline-style="none" fo:font-weight="normal" officeooo:rsid="00709250" fo:background-color="transparent" loext:char-shading-value="0" style:font-size-asian="14pt" style:font-weight-asian="normal" style:font-size-complex="14pt" style:font-weight-complex="normal"/>
    </style:style>
    <style:style style:name="T279" style:family="text">
      <style:text-properties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280" style:family="text">
      <style:text-properties fo:color="#c9211e" loext:opacity="100%" fo:font-weight="normal" style:font-weight-asian="normal" style:font-weight-complex="normal"/>
    </style:style>
    <style:style style:name="T281" style:family="text">
      <style:text-properties fo:color="#c9211e" loext:opacity="100%" fo:font-weight="normal" officeooo:rsid="006e8a3e" style:font-weight-asian="normal" style:font-weight-complex="normal"/>
    </style:style>
    <style:style style:name="T282" style:family="text">
      <style:text-properties fo:color="#c9211e" loext:opacity="100%" fo:font-weight="bold" fo:background-color="#ffff00" loext:char-shading-value="0" style:font-weight-asian="bold" style:font-weight-complex="bold"/>
    </style:style>
    <style:style style:name="T283" style:family="text">
      <style:text-properties fo:color="#c9211e" loext:opacity="100%" fo:font-weight="bold" style:font-weight-asian="bold" style:font-weight-complex="bold"/>
    </style:style>
    <style:style style:name="T284" style:family="text">
      <style:text-properties fo:color="#c9211e" loext:opacity="100%"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285" style:family="text">
      <style:text-properties fo:color="#c9211e" loext:opacity="100%" officeooo:rsid="021336b3"/>
    </style:style>
    <style:style style:name="T286" style:family="text">
      <style:text-properties officeooo:rsid="006cf786"/>
    </style:style>
    <style:style style:name="T287" style:family="text">
      <style:text-properties officeooo:rsid="006e8a34"/>
    </style:style>
    <style:style style:name="T288" style:family="text">
      <style:text-properties officeooo:rsid="00709250"/>
    </style:style>
    <style:style style:name="T289" style:family="text">
      <style:text-properties officeooo:rsid="007138ad"/>
    </style:style>
    <style:style style:name="T290" style:family="text">
      <style:text-properties officeooo:rsid="00731eb9"/>
    </style:style>
    <style:style style:name="T291" style:family="text">
      <style:text-properties officeooo:rsid="00797a45"/>
    </style:style>
    <style:style style:name="T292" style:family="text">
      <style:text-properties fo:font-size="12pt" style:text-underline-style="none" fo:font-weight="bold" officeooo:rsid="0072a4d2" fo:background-color="transparent" loext:char-shading-value="0" style:font-size-asian="12pt" style:font-weight-asian="bold" style:font-size-complex="12pt" style:font-weight-complex="bold"/>
    </style:style>
    <style:style style:name="T293" style:family="text">
      <style:text-properties fo:font-size="12pt" style:text-underline-style="none" fo:font-weight="normal" officeooo:rsid="0072a4d2" fo:background-color="transparent" loext:char-shading-value="0" style:font-size-asian="12pt" style:font-weight-asian="normal" style:font-size-complex="12pt" style:font-weight-complex="normal"/>
    </style:style>
    <style:style style:name="T294" style:family="text">
      <style:text-properties officeooo:rsid="0098e8bd"/>
    </style:style>
    <style:style style:name="T295" style:family="text">
      <style:text-properties fo:color="#00a933" loext:opacity="100%"/>
    </style:style>
    <style:style style:name="T296" style:family="text">
      <style:text-properties fo:color="#00a933" loext:opacity="100%" fo:font-weight="bold" style:font-weight-asian="bold" style:font-weight-complex="bold"/>
    </style:style>
    <style:style style:name="T297" style:family="text">
      <style:text-properties fo:color="#00a933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298" style:family="text">
      <style:text-properties fo:color="#00a933" loext:opacity="100%"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299" style:family="text">
      <style:text-properties fo:color="#00a933" loext:opacity="100%"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300" style:family="text">
      <style:text-properties fo:color="#00a933" loext:opacity="100%"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301" style:family="text">
      <style:text-properties fo:color="#00a933" loext:opacity="100%"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302" style:family="text">
      <style:text-properties fo:color="#00a933" loext:opacity="100%" style:text-line-through-style="none" style:text-line-through-type="none" fo:font-size="12pt" fo:font-style="normal" fo:font-weight="bold" officeooo:rsid="020aba0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03" style:family="text">
      <style:text-properties fo:color="#00a933" loext:opacity="100%" style:text-line-through-style="none" style:text-line-through-type="none" fo:font-size="12pt" fo:font-style="normal" fo:font-weight="bold" officeooo:rsid="020a13ea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304" style:family="text">
      <style:text-properties fo:color="#00a933" loext:opacity="100%" style:text-line-through-style="none" style:text-line-through-type="none" fo:font-size="10pt" fo:font-style="normal" style:text-underline-style="none" fo:font-weight="normal" officeooo:rsid="02b7e064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305" style:family="text">
      <style:text-properties fo:color="#00a933" loext:opacity="100%" fo:font-style="italic" fo:background-color="#ffff00" loext:char-shading-value="0" style:font-style-asian="italic" style:font-style-complex="italic"/>
    </style:style>
    <style:style style:name="T306" style:family="text">
      <style:text-properties fo:color="#00a933" loext:opacity="100%" style:text-underline-style="none"/>
    </style:style>
    <style:style style:name="T307" style:family="text">
      <style:text-properties fo:color="#00a933" loext:opacity="100%" style:text-underline-style="none" fo:font-weight="bold" style:font-weight-asian="bold" style:font-weight-complex="bold"/>
    </style:style>
    <style:style style:name="T308" style:family="text">
      <style:text-properties fo:color="#00a933" loext:opacity="100%" style:text-underline-style="none" fo:font-weight="bold" officeooo:rsid="02dc7f43" style:font-weight-asian="bold" style:font-weight-complex="bold"/>
    </style:style>
    <style:style style:name="T309" style:family="text">
      <style:text-properties fo:color="#00a933" loext:opacity="100%" officeooo:rsid="02bebe3e"/>
    </style:style>
    <style:style style:name="T310" style:family="text">
      <style:text-properties fo:color="#2a6099" loext:opacity="100%"/>
    </style:style>
    <style:style style:name="T311" style:family="text">
      <style:text-properties fo:color="#2a6099" loext:opacity="100%" fo:font-weight="bold" style:font-weight-asian="bold" style:font-weight-complex="bold"/>
    </style:style>
    <style:style style:name="T312" style:family="text">
      <style:text-properties fo:color="#2a6099" loext:opacity="100%" fo:font-weight="bold" officeooo:rsid="0232ab5a" style:font-weight-asian="bold" style:font-weight-complex="bold"/>
    </style:style>
    <style:style style:name="T313" style:family="text">
      <style:text-properties fo:color="#2a6099" loext:opacity="100%" fo:font-weight="bold" officeooo:rsid="02bd63aa" style:font-weight-asian="bold" style:font-weight-complex="bold"/>
    </style:style>
    <style:style style:name="T314" style:family="text">
      <style:text-properties fo:color="#2a6099" loext:opacity="100%" fo:font-weight="bold" officeooo:rsid="02c16934" style:font-weight-asian="bold" style:font-weight-complex="bold"/>
    </style:style>
    <style:style style:name="T315" style:family="text">
      <style:text-properties fo:color="#2a6099" loext:opacity="100%" fo:font-weight="normal" style:font-weight-asian="normal" style:font-weight-complex="normal"/>
    </style:style>
    <style:style style:name="T316" style:family="text">
      <style:text-properties fo:color="#2a6099" loext:opacity="100%" style:text-underline-style="none"/>
    </style:style>
    <style:style style:name="T317" style:family="text">
      <style:text-properties fo:color="#2a6099" loext:opacity="100%" style:text-underline-style="none" fo:font-weight="bold" style:font-weight-asian="bold" style:font-weight-complex="bold"/>
    </style:style>
    <style:style style:name="T318" style:family="text">
      <style:text-properties fo:color="#2a6099" loext:opacity="100%" style:text-underline-style="none" fo:font-weight="bold" officeooo:rsid="02ac93f7" fo:background-color="#ffff00" loext:char-shading-value="0" style:font-weight-asian="bold" style:font-weight-complex="bold"/>
    </style:style>
    <style:style style:name="T319" style:family="text">
      <style:text-properties fo:color="#2a6099" loext:opacity="100%" style:text-line-through-style="none" style:text-line-through-type="none" fo:font-size="12pt" fo:font-style="normal" style:text-underline-style="none" fo:font-weight="bold" officeooo:rsid="02bd63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320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321" style:family="text">
      <style:text-properties fo:font-style="normal" style:text-underline-style="none" fo:font-weight="normal" officeooo:rsid="009bb4a1" style:font-style-asian="normal" style:font-weight-asian="normal" style:font-style-complex="normal" style:font-weight-complex="normal"/>
    </style:style>
    <style:style style:name="T322" style:family="text">
      <style:text-properties fo:font-style="normal" style:text-underline-style="none" fo:font-weight="normal" officeooo:rsid="009f3e19" style:font-style-asian="normal" style:font-weight-asian="normal" style:font-style-complex="normal" style:font-weight-complex="normal"/>
    </style:style>
    <style:style style:name="T323" style:family="text">
      <style:text-properties fo:font-style="normal" style:text-underline-style="none" fo:font-weight="normal" officeooo:rsid="00a016f9" style:font-style-asian="normal" style:font-weight-asian="normal" style:font-style-complex="normal" style:font-weight-complex="normal"/>
    </style:style>
    <style:style style:name="T324" style:family="text">
      <style:text-properties fo:font-style="normal" style:text-underline-style="none" fo:font-weight="normal" officeooo:rsid="00a2f5e1" style:font-style-asian="normal" style:font-weight-asian="normal" style:font-style-complex="normal" style:font-weight-complex="normal"/>
    </style:style>
    <style:style style:name="T325" style:family="text">
      <style:text-properties fo:font-style="normal" style:text-underline-style="none" fo:font-weight="normal" officeooo:rsid="00a164a5" style:font-style-asian="normal" style:font-weight-asian="normal" style:font-style-complex="normal" style:font-weight-complex="normal"/>
    </style:style>
    <style:style style:name="T326" style:family="text">
      <style:text-properties fo:font-style="normal" style:text-underline-style="none" fo:font-weight="normal" officeooo:rsid="00a480fe" style:font-style-asian="normal" style:font-weight-asian="normal" style:font-style-complex="normal" style:font-weight-complex="normal"/>
    </style:style>
    <style:style style:name="T327" style:family="text">
      <style:text-properties fo:font-style="normal" style:text-underline-style="none" fo:font-weight="normal" officeooo:rsid="00a5f674" style:font-style-asian="normal" style:font-weight-asian="normal" style:font-style-complex="normal" style:font-weight-complex="normal"/>
    </style:style>
    <style:style style:name="T328" style:family="text">
      <style:text-properties fo:font-style="normal" style:text-underline-style="none" fo:font-weight="normal" officeooo:rsid="00a6dcd0" style:font-style-asian="normal" style:font-weight-asian="normal" style:font-style-complex="normal" style:font-weight-complex="normal"/>
    </style:style>
    <style:style style:name="T329" style:family="text">
      <style:text-properties fo:font-style="normal" style:text-underline-style="none" fo:font-weight="normal" officeooo:rsid="00a7e42b" style:font-style-asian="normal" style:font-weight-asian="normal" style:font-style-complex="normal" style:font-weight-complex="normal"/>
    </style:style>
    <style:style style:name="T330" style:family="text">
      <style:text-properties fo:font-style="normal" style:text-underline-style="none" fo:font-weight="normal" officeooo:rsid="00b47fc5" style:font-style-asian="normal" style:font-weight-asian="normal" style:font-style-complex="normal" style:font-weight-complex="normal"/>
    </style:style>
    <style:style style:name="T331" style:family="text">
      <style:text-properties fo:font-style="normal" style:text-underline-style="none" fo:font-weight="normal" officeooo:rsid="00b78174" style:font-style-asian="normal" style:font-weight-asian="normal" style:font-style-complex="normal" style:font-weight-complex="normal"/>
    </style:style>
    <style:style style:name="T332" style:family="text">
      <style:text-properties fo:font-style="normal" style:text-underline-style="none" fo:font-weight="normal" officeooo:rsid="00bb9deb" style:font-style-asian="normal" style:font-weight-asian="normal" style:font-style-complex="normal" style:font-weight-complex="normal"/>
    </style:style>
    <style:style style:name="T333" style:family="text">
      <style:text-properties fo:font-style="normal" style:text-underline-style="none" fo:font-weight="normal" officeooo:rsid="00c3b399" style:font-style-asian="normal" style:font-weight-asian="normal" style:font-style-complex="normal" style:font-weight-complex="normal"/>
    </style:style>
    <style:style style:name="T334" style:family="text">
      <style:text-properties fo:font-style="normal" style:text-underline-style="none" fo:font-weight="normal" officeooo:rsid="00c5d7e0" style:font-style-asian="normal" style:font-weight-asian="normal" style:font-style-complex="normal" style:font-weight-complex="normal"/>
    </style:style>
    <style:style style:name="T335" style:family="text">
      <style:text-properties fo:font-style="normal" style:text-underline-style="none" fo:font-weight="normal" officeooo:rsid="00c679e3" style:font-style-asian="normal" style:font-weight-asian="normal" style:font-style-complex="normal" style:font-weight-complex="normal"/>
    </style:style>
    <style:style style:name="T336" style:family="text">
      <style:text-properties fo:font-style="normal" style:text-underline-style="none" fo:font-weight="normal" officeooo:rsid="00cb4f52" style:font-style-asian="normal" style:font-weight-asian="normal" style:font-style-complex="normal" style:font-weight-complex="normal"/>
    </style:style>
    <style:style style:name="T337" style:family="text">
      <style:text-properties fo:font-style="normal" style:text-underline-style="none" fo:font-weight="normal" officeooo:rsid="00cba513" style:font-style-asian="normal" style:font-weight-asian="normal" style:font-style-complex="normal" style:font-weight-complex="normal"/>
    </style:style>
    <style:style style:name="T338" style:family="text">
      <style:text-properties fo:font-style="normal" style:text-underline-style="none" fo:font-weight="normal" officeooo:rsid="00cceb1c" style:font-style-asian="normal" style:font-weight-asian="normal" style:font-style-complex="normal" style:font-weight-complex="normal"/>
    </style:style>
    <style:style style:name="T339" style:family="text">
      <style:text-properties fo:font-style="normal" style:text-underline-style="none" fo:font-weight="normal" officeooo:rsid="00cef5f4" style:font-style-asian="normal" style:font-weight-asian="normal" style:font-style-complex="normal" style:font-weight-complex="normal"/>
    </style:style>
    <style:style style:name="T340" style:family="text">
      <style:text-properties fo:font-style="normal" style:text-underline-style="none" fo:font-weight="normal" officeooo:rsid="00cf864b" style:font-style-asian="normal" style:font-weight-asian="normal" style:font-style-complex="normal" style:font-weight-complex="normal"/>
    </style:style>
    <style:style style:name="T341" style:family="text">
      <style:text-properties fo:font-style="normal" style:text-underline-style="none" fo:font-weight="normal" officeooo:rsid="00d0d5e4" style:font-style-asian="normal" style:font-weight-asian="normal" style:font-style-complex="normal" style:font-weight-complex="normal"/>
    </style:style>
    <style:style style:name="T342" style:family="text">
      <style:text-properties fo:font-style="normal" style:text-underline-style="none" fo:font-weight="normal" officeooo:rsid="00d2cf78" style:font-style-asian="normal" style:font-weight-asian="normal" style:font-style-complex="normal" style:font-weight-complex="normal"/>
    </style:style>
    <style:style style:name="T343" style:family="text">
      <style:text-properties fo:font-style="normal" style:text-underline-style="none" fo:font-weight="normal" officeooo:rsid="00d60d91" style:font-style-asian="normal" style:font-weight-asian="normal" style:font-style-complex="normal" style:font-weight-complex="normal"/>
    </style:style>
    <style:style style:name="T344" style:family="text">
      <style:text-properties fo:font-style="normal" style:text-underline-style="none" fo:font-weight="normal" officeooo:rsid="00d73556" style:font-style-asian="normal" style:font-weight-asian="normal" style:font-style-complex="normal" style:font-weight-complex="normal"/>
    </style:style>
    <style:style style:name="T345" style:family="text">
      <style:text-properties fo:font-style="normal" style:text-underline-style="none" fo:font-weight="normal" officeooo:rsid="00e872e4" style:font-style-asian="normal" style:font-weight-asian="normal" style:font-style-complex="normal" style:font-weight-complex="normal"/>
    </style:style>
    <style:style style:name="T346" style:family="text">
      <style:text-properties fo:font-style="normal" style:text-underline-style="none" fo:font-weight="normal" officeooo:rsid="00e8aace" style:font-style-asian="normal" style:font-weight-asian="normal" style:font-style-complex="normal" style:font-weight-complex="normal"/>
    </style:style>
    <style:style style:name="T347" style:family="text">
      <style:text-properties fo:font-style="normal" style:text-underline-style="none" fo:font-weight="normal" officeooo:rsid="00eb4fd5" style:font-style-asian="normal" style:font-weight-asian="normal" style:font-style-complex="normal" style:font-weight-complex="normal"/>
    </style:style>
    <style:style style:name="T348" style:family="text">
      <style:text-properties fo:font-style="normal" style:text-underline-style="none" fo:font-weight="normal" officeooo:rsid="00ec8425" style:font-style-asian="normal" style:font-weight-asian="normal" style:font-style-complex="normal" style:font-weight-complex="normal"/>
    </style:style>
    <style:style style:name="T349" style:family="text">
      <style:text-properties fo:font-style="normal" style:text-underline-style="none" fo:font-weight="normal" officeooo:rsid="00fa4d9d" style:font-style-asian="normal" style:font-weight-asian="normal" style:font-style-complex="normal" style:font-weight-complex="normal"/>
    </style:style>
    <style:style style:name="T350" style:family="text">
      <style:text-properties fo:font-style="normal" style:text-underline-style="none" fo:font-weight="normal" officeooo:rsid="00fae0b4" style:font-style-asian="normal" style:font-weight-asian="normal" style:font-style-complex="normal" style:font-weight-complex="normal"/>
    </style:style>
    <style:style style:name="T351" style:family="text">
      <style:text-properties fo:font-style="normal" style:text-underline-style="none" fo:font-weight="normal" officeooo:rsid="009bb4a1" fo:background-color="#afd095" loext:char-shading-value="0" style:font-style-asian="normal" style:font-weight-asian="normal" style:font-style-complex="normal" style:font-weight-complex="normal"/>
    </style:style>
    <style:style style:name="T352" style:family="text">
      <style:text-properties fo:font-style="normal" style:text-underline-style="none" fo:font-weight="normal" officeooo:rsid="009f3e19" fo:background-color="#ffff00" loext:char-shading-value="0" style:font-style-asian="normal" style:font-weight-asian="normal" style:font-style-complex="normal" style:font-weight-complex="normal"/>
    </style:style>
    <style:style style:name="T353" style:family="text">
      <style:text-properties fo:font-style="normal" style:text-underline-style="none" fo:font-weight="bold" officeooo:rsid="009bb4a1" fo:background-color="#afd095" loext:char-shading-value="0" style:font-style-asian="normal" style:font-weight-asian="bold" style:font-style-complex="normal" style:font-weight-complex="bold"/>
    </style:style>
    <style:style style:name="T354" style:family="text">
      <style:text-properties fo:font-style="normal" style:text-underline-style="none" fo:font-weight="bold" style:font-style-asian="normal" style:font-weight-asian="bold" style:font-style-complex="normal" style:font-weight-complex="bold"/>
    </style:style>
    <style:style style:name="T355" style:family="text">
      <style:text-properties fo:font-style="normal" style:text-underline-style="none" fo:font-weight="bold" officeooo:rsid="00a480fe" style:font-style-asian="normal" style:font-weight-asian="bold" style:font-style-complex="normal" style:font-weight-complex="bold"/>
    </style:style>
    <style:style style:name="T356" style:family="text">
      <style:text-properties fo:font-style="normal" style:text-underline-style="none" fo:font-weight="bold" officeooo:rsid="00cceb1c" style:font-style-asian="normal" style:font-weight-asian="bold" style:font-style-complex="normal" style:font-weight-complex="bold"/>
    </style:style>
    <style:style style:name="T357" style:family="text">
      <style:text-properties fo:font-style="normal" style:text-underline-style="none" fo:font-weight="bold" officeooo:rsid="00cba513" style:font-style-asian="normal" style:font-weight-asian="bold" style:font-style-complex="normal" style:font-weight-complex="bold"/>
    </style:style>
    <style:style style:name="T358" style:family="text">
      <style:text-properties fo:font-style="normal" style:text-underline-style="none" fo:font-weight="bold" officeooo:rsid="00cf864b" style:font-style-asian="normal" style:font-weight-asian="bold" style:font-style-complex="normal" style:font-weight-complex="bold"/>
    </style:style>
    <style:style style:name="T359" style:family="text">
      <style:text-properties fo:font-style="normal" style:text-underline-style="none" fo:font-weight="bold" officeooo:rsid="009bb4a1" fo:background-color="#ffff00" loext:char-shading-value="0" style:font-style-asian="normal" style:font-weight-asian="bold" style:font-style-complex="normal" style:font-weight-complex="bold"/>
    </style:style>
    <style:style style:name="T360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361" style:family="text">
      <style:text-properties fo:font-style="normal" style:text-underline-style="solid" style:text-underline-width="auto" style:text-underline-color="font-color" fo:font-weight="normal" officeooo:rsid="009f3e19" style:font-style-asian="normal" style:font-weight-asian="normal" style:font-style-complex="normal" style:font-weight-complex="normal"/>
    </style:style>
    <style:style style:name="T362" style:family="text">
      <style:text-properties fo:font-style="normal" style:text-underline-style="solid" style:text-underline-width="auto" style:text-underline-color="font-color" fo:font-weight="normal" officeooo:rsid="00ae16b9" style:font-style-asian="normal" style:font-weight-asian="normal" style:font-style-complex="normal" style:font-weight-complex="normal"/>
    </style:style>
    <style:style style:name="T363" style:family="text">
      <style:text-properties fo:font-style="normal" style:text-underline-style="solid" style:text-underline-width="auto" style:text-underline-color="font-color" fo:font-weight="normal" officeooo:rsid="00b3e8ca" style:font-style-asian="normal" style:font-weight-asian="normal" style:font-style-complex="normal" style:font-weight-complex="normal"/>
    </style:style>
    <style:style style:name="T364" style:family="text">
      <style:text-properties fo:font-style="normal" style:text-underline-style="solid" style:text-underline-width="auto" style:text-underline-color="font-color" fo:font-weight="normal" officeooo:rsid="00bb9deb" style:font-style-asian="normal" style:font-weight-asian="normal" style:font-style-complex="normal" style:font-weight-complex="normal"/>
    </style:style>
    <style:style style:name="T365" style:family="text">
      <style:text-properties fo:font-style="normal" style:text-underline-style="solid" style:text-underline-width="auto" style:text-underline-color="font-color" fo:font-weight="normal" officeooo:rsid="00c3b399" style:font-style-asian="normal" style:font-weight-asian="normal" style:font-style-complex="normal" style:font-weight-complex="normal"/>
    </style:style>
    <style:style style:name="T366" style:family="text">
      <style:text-properties fo:font-style="normal" style:text-underline-style="solid" style:text-underline-width="auto" style:text-underline-color="font-color" fo:font-weight="normal" officeooo:rsid="00df274e" style:font-style-asian="normal" style:font-weight-asian="normal" style:font-style-complex="normal" style:font-weight-complex="normal"/>
    </style:style>
    <style:style style:name="T367" style:family="text">
      <style:text-properties fo:font-style="normal" style:text-underline-style="solid" style:text-underline-width="auto" style:text-underline-color="font-color" fo:font-weight="bold" style:font-style-asian="normal" style:font-weight-asian="bold" style:font-style-complex="normal" style:font-weight-complex="bold"/>
    </style:style>
    <style:style style:name="T368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69" style:family="text">
      <style:text-properties fo:font-style="normal" fo:font-weight="normal" officeooo:rsid="00c679e3" style:font-style-asian="normal" style:font-weight-asian="normal" style:font-style-complex="normal" style:font-weight-complex="normal"/>
    </style:style>
    <style:style style:name="T370" style:family="text">
      <style:text-properties fo:font-style="normal" fo:font-weight="normal" officeooo:rsid="00c98c6c" style:font-style-asian="normal" style:font-weight-asian="normal" style:font-style-complex="normal" style:font-weight-complex="normal"/>
    </style:style>
    <style:style style:name="T371" style:family="text">
      <style:text-properties fo:font-style="normal" fo:font-weight="normal" officeooo:rsid="00c3b399" style:font-style-asian="normal" style:font-weight-asian="normal" style:font-style-complex="normal" style:font-weight-complex="normal"/>
    </style:style>
    <style:style style:name="T372" style:family="text">
      <style:text-properties fo:font-style="normal" fo:font-weight="normal" officeooo:rsid="00d2cf78" style:font-style-asian="normal" style:font-weight-asian="normal" style:font-style-complex="normal" style:font-weight-complex="normal"/>
    </style:style>
    <style:style style:name="T373" style:family="text">
      <style:text-properties fo:font-style="normal" fo:font-weight="normal" officeooo:rsid="00cf864b" style:font-style-asian="normal" style:font-weight-asian="normal" style:font-style-complex="normal" style:font-weight-complex="normal"/>
    </style:style>
    <style:style style:name="T374" style:family="text">
      <style:text-properties fo:font-style="normal" fo:font-weight="normal" officeooo:rsid="00d448ec" style:font-style-asian="normal" style:font-weight-asian="normal" style:font-style-complex="normal" style:font-weight-complex="normal"/>
    </style:style>
    <style:style style:name="T375" style:family="text">
      <style:text-properties fo:font-style="normal" fo:font-weight="normal" officeooo:rsid="00d73556" style:font-style-asian="normal" style:font-weight-asian="normal" style:font-style-complex="normal" style:font-weight-complex="normal"/>
    </style:style>
    <style:style style:name="T376" style:family="text">
      <style:text-properties fo:font-style="normal" fo:font-weight="normal" officeooo:rsid="00d9bff9" style:font-style-asian="normal" style:font-weight-asian="normal" style:font-style-complex="normal" style:font-weight-complex="normal"/>
    </style:style>
    <style:style style:name="T377" style:family="text">
      <style:text-properties fo:font-style="normal" fo:font-weight="normal" officeooo:rsid="00dadf8a" style:font-style-asian="normal" style:font-weight-asian="normal" style:font-style-complex="normal" style:font-weight-complex="normal"/>
    </style:style>
    <style:style style:name="T378" style:family="text">
      <style:text-properties fo:font-style="normal" fo:font-weight="normal" officeooo:rsid="00dc5de7" style:font-style-asian="normal" style:font-weight-asian="normal" style:font-style-complex="normal" style:font-weight-complex="normal"/>
    </style:style>
    <style:style style:name="T379" style:family="text">
      <style:text-properties fo:font-style="normal" fo:font-weight="normal" officeooo:rsid="00ddd5bc" style:font-style-asian="normal" style:font-weight-asian="normal" style:font-style-complex="normal" style:font-weight-complex="normal"/>
    </style:style>
    <style:style style:name="T380" style:family="text">
      <style:text-properties fo:font-style="normal" fo:font-weight="normal" officeooo:rsid="00df274e" style:font-style-asian="normal" style:font-weight-asian="normal" style:font-style-complex="normal" style:font-weight-complex="normal"/>
    </style:style>
    <style:style style:name="T381" style:family="text">
      <style:text-properties fo:font-style="normal" fo:font-weight="normal" officeooo:rsid="00dff459" style:font-style-asian="normal" style:font-weight-asian="normal" style:font-style-complex="normal" style:font-weight-complex="normal"/>
    </style:style>
    <style:style style:name="T382" style:family="text">
      <style:text-properties fo:font-style="normal" fo:font-weight="normal" officeooo:rsid="00e1e822" style:font-style-asian="normal" style:font-weight-asian="normal" style:font-style-complex="normal" style:font-weight-complex="normal"/>
    </style:style>
    <style:style style:name="T383" style:family="text">
      <style:text-properties fo:font-style="normal" fo:font-weight="normal" officeooo:rsid="00e7296a" style:font-style-asian="normal" style:font-weight-asian="normal" style:font-style-complex="normal" style:font-weight-complex="normal"/>
    </style:style>
    <style:style style:name="T384" style:family="text">
      <style:text-properties fo:font-style="normal" fo:font-weight="normal" officeooo:rsid="00e810b9" style:font-style-asian="normal" style:font-weight-asian="normal" style:font-style-complex="normal" style:font-weight-complex="normal"/>
    </style:style>
    <style:style style:name="T385" style:family="text">
      <style:text-properties fo:font-style="normal" fo:font-weight="normal" officeooo:rsid="00e824c9" style:font-style-asian="normal" style:font-weight-asian="normal" style:font-style-complex="normal" style:font-weight-complex="normal"/>
    </style:style>
    <style:style style:name="T386" style:family="text">
      <style:text-properties fo:font-style="normal" fo:font-weight="normal" officeooo:rsid="00e872e4" style:font-style-asian="normal" style:font-weight-asian="normal" style:font-style-complex="normal" style:font-weight-complex="normal"/>
    </style:style>
    <style:style style:name="T387" style:family="text">
      <style:text-properties fo:font-style="normal" fo:font-weight="normal" officeooo:rsid="00e8aace" style:font-style-asian="normal" style:font-weight-asian="normal" style:font-style-complex="normal" style:font-weight-complex="normal"/>
    </style:style>
    <style:style style:name="T388" style:family="text">
      <style:text-properties fo:font-style="normal" fo:font-weight="normal" officeooo:rsid="00eb4fd5" style:font-style-asian="normal" style:font-weight-asian="normal" style:font-style-complex="normal" style:font-weight-complex="normal"/>
    </style:style>
    <style:style style:name="T389" style:family="text">
      <style:text-properties fo:font-style="normal" fo:font-weight="normal" officeooo:rsid="00f1669f" style:font-style-asian="normal" style:font-weight-asian="normal" style:font-style-complex="normal" style:font-weight-complex="normal"/>
    </style:style>
    <style:style style:name="T390" style:family="text">
      <style:text-properties fo:font-style="normal" fo:font-weight="normal" officeooo:rsid="00f25fa4" style:font-style-asian="normal" style:font-weight-asian="normal" style:font-style-complex="normal" style:font-weight-complex="normal"/>
    </style:style>
    <style:style style:name="T391" style:family="text">
      <style:text-properties fo:font-style="normal" fo:font-weight="normal" officeooo:rsid="00f3a3cd" style:font-style-asian="normal" style:font-weight-asian="normal" style:font-style-complex="normal" style:font-weight-complex="normal"/>
    </style:style>
    <style:style style:name="T392" style:family="text">
      <style:text-properties fo:font-style="normal" fo:font-weight="normal" officeooo:rsid="00f45621" style:font-style-asian="normal" style:font-weight-asian="normal" style:font-style-complex="normal" style:font-weight-complex="normal"/>
    </style:style>
    <style:style style:name="T393" style:family="text">
      <style:text-properties fo:font-style="normal" fo:font-weight="normal" officeooo:rsid="00f79d2d" style:font-style-asian="normal" style:font-weight-asian="normal" style:font-style-complex="normal" style:font-weight-complex="normal"/>
    </style:style>
    <style:style style:name="T394" style:family="text">
      <style:text-properties fo:font-style="normal" fo:font-weight="normal" officeooo:rsid="00fa09d4" style:font-style-asian="normal" style:font-weight-asian="normal" style:font-style-complex="normal" style:font-weight-complex="normal"/>
    </style:style>
    <style:style style:name="T395" style:family="text">
      <style:text-properties fo:font-style="normal" fo:font-weight="normal" officeooo:rsid="00fa4d9d" style:font-style-asian="normal" style:font-weight-asian="normal" style:font-style-complex="normal" style:font-weight-complex="normal"/>
    </style:style>
    <style:style style:name="T396" style:family="text">
      <style:text-properties fo:font-style="normal" fo:font-weight="normal" officeooo:rsid="00fae0b4" style:font-style-asian="normal" style:font-weight-asian="normal" style:font-style-complex="normal" style:font-weight-complex="normal"/>
    </style:style>
    <style:style style:name="T397" style:family="text">
      <style:text-properties fo:font-style="normal" fo:font-weight="normal" officeooo:rsid="00d9bff9" fo:background-color="#ffff00" loext:char-shading-value="0" style:font-style-asian="normal" style:font-weight-asian="normal" style:font-style-complex="normal" style:font-weight-complex="normal"/>
    </style:style>
    <style:style style:name="T398" style:family="text">
      <style:text-properties fo:font-style="normal" fo:font-weight="bold" style:font-style-asian="normal" style:font-weight-asian="bold" style:font-style-complex="normal" style:font-weight-complex="bold"/>
    </style:style>
    <style:style style:name="T399" style:family="text">
      <style:text-properties fo:font-style="normal" fo:font-weight="bold" officeooo:rsid="00d9bff9" style:font-style-asian="normal" style:font-weight-asian="bold" style:font-style-complex="normal" style:font-weight-complex="bold"/>
    </style:style>
    <style:style style:name="T400" style:family="text">
      <style:text-properties fo:font-style="normal" fo:font-weight="bold" officeooo:rsid="00dff459" style:font-style-asian="normal" style:font-weight-asian="bold" style:font-style-complex="normal" style:font-weight-complex="bold"/>
    </style:style>
    <style:style style:name="T401" style:family="text">
      <style:text-properties fo:font-style="normal" fo:font-weight="bold" officeooo:rsid="00fae0b4" style:font-style-asian="normal" style:font-weight-asian="bold" style:font-style-complex="normal" style:font-weight-complex="bold"/>
    </style:style>
    <style:style style:name="T402" style:family="text">
      <style:text-properties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403" style:family="text">
      <style:text-properties fo:font-style="normal" fo:font-weight="bold" officeooo:rsid="00d9bff9" fo:background-color="#ffff00" loext:char-shading-value="0" style:font-style-asian="normal" style:font-weight-asian="bold" style:font-style-complex="normal" style:font-weight-complex="bold"/>
    </style:style>
    <style:style style:name="T404" style:family="text">
      <style:text-properties fo:background-color="#afd095" loext:char-shading-value="0"/>
    </style:style>
    <style:style style:name="T405" style:family="text">
      <style:text-properties style:text-position="super 58%" fo:font-weight="normal" style:font-weight-asian="normal" style:font-weight-complex="normal"/>
    </style:style>
    <style:style style:name="T406" style:family="text">
      <style:text-properties officeooo:rsid="009f3e19"/>
    </style:style>
    <style:style style:name="T407" style:family="text">
      <style:text-properties officeooo:rsid="00a016f9"/>
    </style:style>
    <style:style style:name="T408" style:family="text">
      <style:text-properties officeooo:rsid="00a7e42b"/>
    </style:style>
    <style:style style:name="T409" style:family="text">
      <style:text-properties officeooo:rsid="00a8bfb1"/>
    </style:style>
    <style:style style:name="T410" style:family="text">
      <style:text-properties officeooo:rsid="00adf7bb"/>
    </style:style>
    <style:style style:name="T411" style:family="text">
      <style:text-properties officeooo:rsid="00ae16b9"/>
    </style:style>
    <style:style style:name="T412" style:family="text">
      <style:text-properties officeooo:rsid="00b15e23"/>
    </style:style>
    <style:style style:name="T413" style:family="text">
      <style:text-properties officeooo:rsid="00b3e8ca"/>
    </style:style>
    <style:style style:name="T414" style:family="text">
      <style:text-properties officeooo:rsid="00b84fcb"/>
    </style:style>
    <style:style style:name="T415" style:family="text">
      <style:text-properties officeooo:rsid="00bb9deb"/>
    </style:style>
    <style:style style:name="T416" style:family="text">
      <style:text-properties officeooo:rsid="00be3920"/>
    </style:style>
    <style:style style:name="T417" style:family="text">
      <style:text-properties style:use-window-font-color="true" loext:opacity="0%"/>
    </style:style>
    <style:style style:name="T418" style:family="text">
      <style:text-properties style:use-window-font-color="true" loext:opacity="0%" fo:background-color="transparent" loext:char-shading-value="0"/>
    </style:style>
    <style:style style:name="T419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0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1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2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3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4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5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bebe3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6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c1659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7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c2f8cf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8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c7be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29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officeooo:rsid="0226a694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30" style:family="text">
      <style:text-properties style:use-window-font-color="true" loext:opacity="0%"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431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2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3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4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5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6" style:family="text">
      <style:text-properties style:use-window-font-color="true" loext:opacity="0%" style:text-line-through-style="none" style:text-line-through-type="none" fo:font-size="12pt" fo:font-style="normal" style:text-underline-style="solid" style:text-underline-width="auto" style:text-underline-color="font-color" fo:font-weight="normal" officeooo:rsid="02267fd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7" style:family="text">
      <style:text-properties style:use-window-font-color="true" loext:opacity="0%"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8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39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40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41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42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43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444" style:family="text">
      <style:text-properties style:use-window-font-color="true" loext:opacity="0%" style:text-line-through-style="none" style:text-line-through-type="none" fo:font-size="12pt" fo:font-style="normal" fo:font-weight="normal" officeooo:rsid="021b2dee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5" style:family="text">
      <style:text-properties style:use-window-font-color="true" loext:opacity="0%" style:text-line-through-style="none" style:text-line-through-type="none" fo:font-size="12pt" fo:font-style="normal" fo:font-weight="normal" officeooo:rsid="021c4a88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6" style:family="text">
      <style:text-properties style:use-window-font-color="true" loext:opacity="0%" style:text-line-through-style="none" style:text-line-through-type="none" fo:font-size="12pt" fo:font-style="normal" fo:font-weight="normal" officeooo:rsid="021e8f62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7" style:family="text">
      <style:text-properties style:use-window-font-color="true" loext:opacity="0%" style:text-line-through-style="none" style:text-line-through-type="none" fo:font-size="12pt" fo:font-style="normal" fo:font-weight="normal" officeooo:rsid="021fe1bd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8" style:family="text">
      <style:text-properties style:use-window-font-color="true" loext:opacity="0%" style:text-line-through-style="none" style:text-line-through-type="none" fo:font-size="12pt" fo:font-style="normal" fo:font-weight="normal" officeooo:rsid="0222f5f9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49" style:family="text">
      <style:text-properties style:use-window-font-color="true" loext:opacity="0%" style:text-line-through-style="none" style:text-line-through-type="none" fo:font-size="12pt" fo:font-style="normal" fo:font-weight="normal" officeooo:rsid="02249a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450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1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2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453" style:family="text">
      <style:text-properties style:use-window-font-color="true" loext:opacity="0%" style:text-line-through-style="none" style:text-line-through-type="none" fo:font-size="12pt" fo:font-style="normal" fo:font-weight="bold" officeooo:rsid="021e8f62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4" style:family="text">
      <style:text-properties style:use-window-font-color="true" loext:opacity="0%" style:text-line-through-style="none" style:text-line-through-type="none" fo:font-size="12pt" fo:font-style="normal" fo:font-weight="bold" officeooo:rsid="021fe1b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5" style:family="text">
      <style:text-properties style:use-window-font-color="true" loext:opacity="0%" style:text-line-through-style="none" style:text-line-through-type="none" fo:font-size="12pt" fo:font-style="normal" fo:font-weight="bold" officeooo:rsid="021c4a88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6" style:family="text">
      <style:text-properties style:use-window-font-color="true" loext:opacity="0%" style:text-line-through-style="none" style:text-line-through-type="none" fo:font-size="12pt" fo:font-style="normal" fo:font-weight="bold" officeooo:rsid="021b2dee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7" style:family="text">
      <style:text-properties style:use-window-font-color="true" loext:opacity="0%" style:text-line-through-style="none" style:text-line-through-type="none" fo:font-size="12pt" fo:font-style="normal" fo:font-weight="bold" officeooo:rsid="0222f5f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8" style:family="text">
      <style:text-properties style:use-window-font-color="true" loext:opacity="0%" style:text-line-through-style="none" style:text-line-through-type="none" fo:font-size="12pt" fo:font-style="normal" fo:font-weight="bold" officeooo:rsid="02249a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459" style:family="text">
      <style:text-properties style:use-window-font-color="true" loext:opacity="0%" fo:font-weight="bold" officeooo:rsid="02bd63aa" fo:background-color="#ffbf00" loext:char-shading-value="0" style:font-weight-asian="bold" style:font-weight-complex="bold"/>
    </style:style>
    <style:style style:name="T460" style:family="text">
      <style:text-properties style:use-window-font-color="true" loext:opacity="0%" fo:font-weight="bold" officeooo:rsid="02b424c3" fo:background-color="#ffbf00" loext:char-shading-value="0" style:font-weight-asian="bold" style:font-weight-complex="bold"/>
    </style:style>
    <style:style style:name="T461" style:family="text">
      <style:text-properties style:use-window-font-color="true" loext:opacity="0%" officeooo:rsid="02bd63aa"/>
    </style:style>
    <style:style style:name="T462" style:family="text">
      <style:text-properties style:use-window-font-color="true" loext:opacity="0%" officeooo:rsid="02b424c3" fo:background-color="#ffbf00" loext:char-shading-value="0"/>
    </style:style>
    <style:style style:name="T463" style:family="text">
      <style:text-properties style:use-window-font-color="true" loext:opacity="0%" officeooo:rsid="02bd63aa" fo:background-color="#ffbf00" loext:char-shading-value="0"/>
    </style:style>
    <style:style style:name="T464" style:family="text">
      <style:text-properties style:use-window-font-color="true" loext:opacity="0%" officeooo:rsid="02bebe3e" fo:background-color="#ffbf00" loext:char-shading-value="0"/>
    </style:style>
    <style:style style:name="T465" style:family="text">
      <style:text-properties style:use-window-font-color="true" loext:opacity="0%" officeooo:rsid="02bebe3e" fo:background-color="#ffff00" loext:char-shading-value="0"/>
    </style:style>
    <style:style style:name="T466" style:family="text">
      <style:text-properties officeooo:rsid="00c0c229"/>
    </style:style>
    <style:style style:name="T467" style:family="text">
      <style:text-properties officeooo:rsid="00c202fb"/>
    </style:style>
    <style:style style:name="T468" style:family="text">
      <style:text-properties fo:font-style="italic" style:text-underline-style="none" fo:font-weight="normal" officeooo:rsid="00ed3f29" style:font-style-asian="italic" style:font-weight-asian="normal" style:font-style-complex="italic" style:font-weight-complex="normal"/>
    </style:style>
    <style:style style:name="T469" style:family="text">
      <style:text-properties fo:font-style="italic" style:text-underline-style="none" fo:font-weight="bold" officeooo:rsid="005faf60" style:font-style-asian="italic" style:font-weight-asian="bold" style:font-style-complex="italic" style:font-weight-complex="bold"/>
    </style:style>
    <style:style style:name="T470" style:family="text">
      <style:text-properties fo:font-style="italic" style:font-style-asian="italic" style:font-style-complex="italic"/>
    </style:style>
    <style:style style:name="T471" style:family="text">
      <style:text-properties fo:font-style="italic" officeooo:rsid="01923c1b" style:font-style-asian="italic" style:font-style-complex="italic"/>
    </style:style>
    <style:style style:name="T472" style:family="text">
      <style:text-properties style:text-line-through-style="none" style:text-line-through-type="none" style:text-underline-style="none" fo:font-weight="normal" fo:background-color="transparent" loext:char-shading-value="0" style:font-weight-asian="normal" style:font-weight-complex="normal"/>
    </style:style>
    <style:style style:name="T473" style:family="text">
      <style:text-properties style:text-line-through-style="none" style:text-line-through-type="none" style:text-underline-style="none" fo:font-weight="normal" officeooo:rsid="008ebbbc" fo:background-color="transparent" loext:char-shading-value="0" style:font-weight-asian="normal" style:font-weight-complex="normal"/>
    </style:style>
    <style:style style:name="T474" style:family="text">
      <style:text-properties style:text-line-through-style="none" style:text-line-through-type="none" style:text-underline-style="none" fo:font-weight="normal" officeooo:rsid="008afbdc" fo:background-color="transparent" loext:char-shading-value="0" style:font-weight-asian="normal" style:font-weight-complex="normal"/>
    </style:style>
    <style:style style:name="T475" style:family="text">
      <style:text-properties style:text-line-through-style="none" style:text-line-through-type="none" style:text-underline-style="none" fo:font-weight="normal" officeooo:rsid="008b5f13" fo:background-color="transparent" loext:char-shading-value="0" style:font-weight-asian="normal" style:font-weight-complex="normal"/>
    </style:style>
    <style:style style:name="T476" style:family="text">
      <style:text-properties style:text-line-through-style="none" style:text-line-through-type="none" style:text-underline-style="none" fo:font-weight="normal" officeooo:rsid="008dfce4" fo:background-color="transparent" loext:char-shading-value="0" style:font-weight-asian="normal" style:font-weight-complex="normal"/>
    </style:style>
    <style:style style:name="T477" style:family="text">
      <style:text-properties style:text-line-through-style="none" style:text-line-through-type="none" style:text-underline-style="none" fo:font-weight="normal" officeooo:rsid="008fd1f8" fo:background-color="transparent" loext:char-shading-value="0" style:font-weight-asian="normal" style:font-weight-complex="normal"/>
    </style:style>
    <style:style style:name="T478" style:family="text">
      <style:text-properties style:text-line-through-style="none" style:text-line-through-type="none" style:text-underline-style="none" fo:font-weight="bold" officeooo:rsid="008afbdc" fo:background-color="transparent" loext:char-shading-value="0" style:font-weight-asian="bold" style:font-weight-complex="bold"/>
    </style:style>
    <style:style style:name="T479" style:family="text">
      <style:text-properties style:text-line-through-style="none" style:text-line-through-type="none" style:text-underline-style="none" fo:font-weight="bold" officeooo:rsid="008dfce4" fo:background-color="transparent" loext:char-shading-value="0" style:font-weight-asian="bold" style:font-weight-complex="bold"/>
    </style:style>
    <style:style style:name="T480" style:family="text">
      <style:text-properties style:text-line-through-style="none" style:text-line-through-type="none" style:text-underline-style="none" fo:font-weight="bold" officeooo:rsid="008b5f13" fo:background-color="#ffff00" loext:char-shading-value="0" style:font-weight-asian="bold" style:font-weight-complex="bold"/>
    </style:style>
    <style:style style:name="T481" style:family="text">
      <style:text-properties style:text-line-through-style="none" style:text-line-through-type="none" style:text-underline-style="none" fo:font-weight="bold" officeooo:rsid="008dfce4" fo:background-color="#afd095" loext:char-shading-value="0" style:font-weight-asian="bold" style:font-weight-complex="bold"/>
    </style:style>
    <style:style style:name="T482" style:family="text">
      <style:text-properties style:text-line-through-style="none" style:text-line-through-type="none" style:text-underline-style="none" fo:font-weight="bold" officeooo:rsid="008ebbbc" fo:background-color="#ffb66c" loext:char-shading-value="0" style:font-weight-asian="bold" style:font-weight-complex="bold"/>
    </style:style>
    <style:style style:name="T483" style:family="text">
      <style:text-properties style:text-line-through-style="none" style:text-line-through-type="none" style:text-underline-style="none" officeooo:rsid="008afbdc" fo:background-color="transparent" loext:char-shading-value="0"/>
    </style:style>
    <style:style style:name="T484" style:family="text">
      <style:text-properties style:text-line-through-style="none" style:text-line-through-type="none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485" style:family="text">
      <style:text-properties style:text-line-through-style="none" style:text-line-through-type="none" fo:font-style="normal" style:text-underline-style="none" fo:font-weight="normal" officeooo:rsid="008ebbbc" fo:background-color="transparent" loext:char-shading-value="0" style:font-style-asian="normal" style:font-weight-asian="normal" style:font-style-complex="normal" style:font-weight-complex="normal"/>
    </style:style>
    <style:style style:name="T486" style:family="text">
      <style:text-properties style:text-line-through-style="none" style:text-line-through-type="none" fo:font-style="normal" style:text-underline-style="none" fo:font-weight="normal" officeooo:rsid="0113f26b" fo:background-color="transparent" loext:char-shading-value="0" style:font-style-asian="normal" style:font-weight-asian="normal" style:font-style-complex="normal" style:font-weight-complex="normal"/>
    </style:style>
    <style:style style:name="T487" style:family="text">
      <style:text-properties style:text-line-through-style="none" style:text-line-through-type="none" fo:font-style="normal" style:text-underline-style="none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488" style:family="text">
      <style:text-properties style:text-line-through-style="none" style:text-line-through-type="none" fo:font-style="normal" style:text-underline-style="none" fo:font-weight="normal" officeooo:rsid="01153358" fo:background-color="transparent" loext:char-shading-value="0" style:font-style-asian="normal" style:font-weight-asian="normal" style:font-style-complex="normal" style:font-weight-complex="normal"/>
    </style:style>
    <style:style style:name="T489" style:family="text">
      <style:text-properties style:text-line-through-style="none" style:text-line-through-type="none" fo:font-style="normal" style:text-underline-style="none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490" style:family="text">
      <style:text-properties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491" style:family="text">
      <style:text-properties style:text-line-through-style="none" style:text-line-through-type="none" fo:font-style="normal" style:text-underline-style="none" fo:font-weight="normal" officeooo:rsid="01193081" fo:background-color="transparent" loext:char-shading-value="0" style:font-style-asian="normal" style:font-weight-asian="normal" style:font-style-complex="normal" style:font-weight-complex="normal"/>
    </style:style>
    <style:style style:name="T492" style:family="text">
      <style:text-properties style:text-line-through-style="none" style:text-line-through-type="none" fo:font-style="normal" style:text-underline-style="none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493" style:family="text">
      <style:text-properties style:text-line-through-style="none" style:text-line-through-type="none" fo:font-style="normal" style:text-underline-style="none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494" style:family="text">
      <style:text-properties style:text-line-through-style="none" style:text-line-through-type="none" fo:font-style="normal" style:text-underline-style="none" fo:font-weight="normal" officeooo:rsid="011c5d98" fo:background-color="transparent" loext:char-shading-value="0" style:font-style-asian="normal" style:font-weight-asian="normal" style:font-style-complex="normal" style:font-weight-complex="normal"/>
    </style:style>
    <style:style style:name="T495" style:family="text">
      <style:text-properties style:text-line-through-style="none" style:text-line-through-type="none" fo:font-style="normal" style:text-underline-style="none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496" style:family="text">
      <style:text-properties style:text-line-through-style="none" style:text-line-through-type="none" fo:font-style="normal" style:text-underline-style="none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497" style:family="text">
      <style:text-properties style:text-line-through-style="none" style:text-line-through-type="none" fo:font-style="normal" style:text-underline-style="none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498" style:family="text">
      <style:text-properties style:text-line-through-style="none" style:text-line-through-type="none" fo:font-style="normal" style:text-underline-style="none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499" style:family="text">
      <style:text-properties style:text-line-through-style="none" style:text-line-through-type="none" fo:font-style="normal" style:text-underline-style="none" fo:font-weight="normal" officeooo:rsid="0127fe83" fo:background-color="transparent" loext:char-shading-value="0" style:font-style-asian="normal" style:font-weight-asian="normal" style:font-style-complex="normal" style:font-weight-complex="normal"/>
    </style:style>
    <style:style style:name="T500" style:family="text">
      <style:text-properties style:text-line-through-style="none" style:text-line-through-type="none" fo:font-style="normal" style:text-underline-style="none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501" style:family="text">
      <style:text-properties style:text-line-through-style="none" style:text-line-through-type="none" fo:font-style="normal" style:text-underline-style="none" fo:font-weight="normal" officeooo:rsid="012f77cb" fo:background-color="transparent" loext:char-shading-value="0" style:font-style-asian="normal" style:font-weight-asian="normal" style:font-style-complex="normal" style:font-weight-complex="normal"/>
    </style:style>
    <style:style style:name="T502" style:family="text">
      <style:text-properties style:text-line-through-style="none" style:text-line-through-type="none" fo:font-style="normal" style:text-underline-style="none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503" style:family="text">
      <style:text-properties style:text-line-through-style="none" style:text-line-through-type="none" fo:font-style="normal" style:text-underline-style="none" fo:font-weight="normal" officeooo:rsid="0133df3a" fo:background-color="transparent" loext:char-shading-value="0" style:font-style-asian="normal" style:font-weight-asian="normal" style:font-style-complex="normal" style:font-weight-complex="normal"/>
    </style:style>
    <style:style style:name="T504" style:family="text">
      <style:text-properties style:text-line-through-style="none" style:text-line-through-type="none" fo:font-style="normal" style:text-underline-style="none" fo:font-weight="normal" officeooo:rsid="0134315a" fo:background-color="transparent" loext:char-shading-value="0" style:font-style-asian="normal" style:font-weight-asian="normal" style:font-style-complex="normal" style:font-weight-complex="normal"/>
    </style:style>
    <style:style style:name="T505" style:family="text">
      <style:text-properties style:text-line-through-style="none" style:text-line-through-type="none" fo:font-style="normal" style:text-underline-style="none" fo:font-weight="normal" officeooo:rsid="0136ba56" fo:background-color="transparent" loext:char-shading-value="0" style:font-style-asian="normal" style:font-weight-asian="normal" style:font-style-complex="normal" style:font-weight-complex="normal"/>
    </style:style>
    <style:style style:name="T506" style:family="text">
      <style:text-properties style:text-line-through-style="none" style:text-line-through-type="none" fo:font-style="normal" style:text-underline-style="none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507" style:family="text">
      <style:text-properties style:text-line-through-style="none" style:text-line-through-type="none" fo:font-style="normal" style:text-underline-style="none" fo:font-weight="normal" officeooo:rsid="0137906f" fo:background-color="transparent" loext:char-shading-value="0" style:font-style-asian="normal" style:font-weight-asian="normal" style:font-style-complex="normal" style:font-weight-complex="normal"/>
    </style:style>
    <style:style style:name="T508" style:family="text">
      <style:text-properties style:text-line-through-style="none" style:text-line-through-type="none" fo:font-style="normal" style:text-underline-style="none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509" style:family="text">
      <style:text-properties style:text-line-through-style="none" style:text-line-through-type="none" fo:font-style="normal" style:text-underline-style="none" fo:font-weight="normal" officeooo:rsid="013c6b11" fo:background-color="transparent" loext:char-shading-value="0" style:font-style-asian="normal" style:font-weight-asian="normal" style:font-style-complex="normal" style:font-weight-complex="normal"/>
    </style:style>
    <style:style style:name="T510" style:family="text">
      <style:text-properties style:text-line-through-style="none" style:text-line-through-type="none" fo:font-style="normal" style:text-underline-style="none" fo:font-weight="normal" officeooo:rsid="013fce99" fo:background-color="transparent" loext:char-shading-value="0" style:font-style-asian="normal" style:font-weight-asian="normal" style:font-style-complex="normal" style:font-weight-complex="normal"/>
    </style:style>
    <style:style style:name="T511" style:family="text">
      <style:text-properties style:text-line-through-style="none" style:text-line-through-type="none" fo:font-style="normal" style:text-underline-style="none" fo:font-weight="normal" officeooo:rsid="013e2a9a" fo:background-color="transparent" loext:char-shading-value="0" style:font-style-asian="normal" style:font-weight-asian="normal" style:font-style-complex="normal" style:font-weight-complex="normal"/>
    </style:style>
    <style:style style:name="T512" style:family="text">
      <style:text-properties style:text-line-through-style="none" style:text-line-through-type="none" fo:font-style="normal" style:text-underline-style="none" fo:font-weight="normal" officeooo:rsid="014225b3" fo:background-color="transparent" loext:char-shading-value="0" style:font-style-asian="normal" style:font-weight-asian="normal" style:font-style-complex="normal" style:font-weight-complex="normal"/>
    </style:style>
    <style:style style:name="T513" style:family="text">
      <style:text-properties style:text-line-through-style="none" style:text-line-through-type="none" fo:font-style="normal" style:text-underline-style="none" fo:font-weight="normal" officeooo:rsid="0142e29a" fo:background-color="transparent" loext:char-shading-value="0" style:font-style-asian="normal" style:font-weight-asian="normal" style:font-style-complex="normal" style:font-weight-complex="normal"/>
    </style:style>
    <style:style style:name="T514" style:family="text">
      <style:text-properties style:text-line-through-style="none" style:text-line-through-type="none" fo:font-style="normal" style:text-underline-style="none" fo:font-weight="normal" officeooo:rsid="0143fb1b" fo:background-color="transparent" loext:char-shading-value="0" style:font-style-asian="normal" style:font-weight-asian="normal" style:font-style-complex="normal" style:font-weight-complex="normal"/>
    </style:style>
    <style:style style:name="T515" style:family="text">
      <style:text-properties style:text-line-through-style="none" style:text-line-through-type="none" fo:font-style="normal" style:text-underline-style="none" fo:font-weight="normal" officeooo:rsid="01606e8f" fo:background-color="transparent" loext:char-shading-value="0" style:font-style-asian="normal" style:font-weight-asian="normal" style:font-style-complex="normal" style:font-weight-complex="normal"/>
    </style:style>
    <style:style style:name="T516" style:family="text">
      <style:text-properties style:text-line-through-style="none" style:text-line-through-type="none" fo:font-style="normal" style:text-underline-style="none" fo:font-weight="normal" officeooo:rsid="016cef21" fo:background-color="transparent" loext:char-shading-value="0" style:font-style-asian="normal" style:font-weight-asian="normal" style:font-style-complex="normal" style:font-weight-complex="normal"/>
    </style:style>
    <style:style style:name="T517" style:family="text">
      <style:text-properties style:text-line-through-style="none" style:text-line-through-type="none" fo:font-style="normal" style:text-underline-style="none" fo:font-weight="normal" officeooo:rsid="016feda8" fo:background-color="transparent" loext:char-shading-value="0" style:font-style-asian="normal" style:font-weight-asian="normal" style:font-style-complex="normal" style:font-weight-complex="normal"/>
    </style:style>
    <style:style style:name="T518" style:family="text">
      <style:text-properties style:text-line-through-style="none" style:text-line-through-type="none" fo:font-style="normal" style:text-underline-style="none" fo:font-weight="normal" officeooo:rsid="01702129" fo:background-color="transparent" loext:char-shading-value="0" style:font-style-asian="normal" style:font-weight-asian="normal" style:font-style-complex="normal" style:font-weight-complex="normal"/>
    </style:style>
    <style:style style:name="T519" style:family="text">
      <style:text-properties style:text-line-through-style="none" style:text-line-through-type="none" fo:font-style="normal" style:text-underline-style="none" fo:font-weight="normal" officeooo:rsid="01710283" fo:background-color="transparent" loext:char-shading-value="0" style:font-style-asian="normal" style:font-weight-asian="normal" style:font-style-complex="normal" style:font-weight-complex="normal"/>
    </style:style>
    <style:style style:name="T520" style:family="text">
      <style:text-properties style:text-line-through-style="none" style:text-line-through-type="none" fo:font-style="normal" style:text-underline-style="none" fo:font-weight="normal" officeooo:rsid="017814b2" fo:background-color="transparent" loext:char-shading-value="0" style:font-style-asian="normal" style:font-weight-asian="normal" style:font-style-complex="normal" style:font-weight-complex="normal"/>
    </style:style>
    <style:style style:name="T521" style:family="text">
      <style:text-properties style:text-line-through-style="none" style:text-line-through-type="none" fo:font-style="normal" style:text-underline-style="none" fo:font-weight="normal" officeooo:rsid="01798b6f" fo:background-color="transparent" loext:char-shading-value="0" style:font-style-asian="normal" style:font-weight-asian="normal" style:font-style-complex="normal" style:font-weight-complex="normal"/>
    </style:style>
    <style:style style:name="T522" style:family="text">
      <style:text-properties style:text-line-through-style="none" style:text-line-through-type="none" fo:font-style="normal" style:text-underline-style="none" fo:font-weight="normal" officeooo:rsid="017bdf91" fo:background-color="transparent" loext:char-shading-value="0" style:font-style-asian="normal" style:font-weight-asian="normal" style:font-style-complex="normal" style:font-weight-complex="normal"/>
    </style:style>
    <style:style style:name="T523" style:family="text">
      <style:text-properties style:text-line-through-style="none" style:text-line-through-type="none" fo:font-style="normal" style:text-underline-style="none" fo:font-weight="normal" officeooo:rsid="0195a5c7" fo:background-color="transparent" loext:char-shading-value="0" style:font-style-asian="normal" style:font-weight-asian="normal" style:font-style-complex="normal" style:font-weight-complex="normal"/>
    </style:style>
    <style:style style:name="T524" style:family="text">
      <style:text-properties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525" style:family="text">
      <style:text-properties style:text-line-through-style="none" style:text-line-through-type="none" fo:font-style="normal" style:text-underline-style="none" fo:font-weight="normal" officeooo:rsid="0113f26b" fo:background-color="#ffff00" loext:char-shading-value="0" style:font-style-asian="normal" style:font-weight-asian="normal" style:font-style-complex="normal" style:font-weight-complex="normal"/>
    </style:style>
    <style:style style:name="T526" style:family="text">
      <style:text-properties style:text-line-through-style="none" style:text-line-through-type="none" fo:font-style="normal" style:text-underline-style="none" fo:font-weight="normal" officeooo:rsid="01152657" fo:background-color="#ffff00" loext:char-shading-value="0" style:font-style-asian="normal" style:font-weight-asian="normal" style:font-style-complex="normal" style:font-weight-complex="normal"/>
    </style:style>
    <style:style style:name="T527" style:family="text">
      <style:text-properties style:text-line-through-style="none" style:text-line-through-type="none" fo:font-style="normal" style:text-underline-style="none" fo:font-weight="normal" officeooo:rsid="01197f18" fo:background-color="#ffff00" loext:char-shading-value="0" style:font-style-asian="normal" style:font-weight-asian="normal" style:font-style-complex="normal" style:font-weight-complex="normal"/>
    </style:style>
    <style:style style:name="T528" style:family="text">
      <style:text-properties style:text-line-through-style="none" style:text-line-through-type="none" fo:font-style="normal" style:text-underline-style="none" fo:font-weight="normal" officeooo:rsid="012c1522" fo:background-color="#ffff00" loext:char-shading-value="0" style:font-style-asian="normal" style:font-weight-asian="normal" style:font-style-complex="normal" style:font-weight-complex="normal"/>
    </style:style>
    <style:style style:name="T529" style:family="text">
      <style:text-properties style:text-line-through-style="none" style:text-line-through-type="none" fo:font-style="normal" style:text-underline-style="none" fo:font-weight="normal" officeooo:rsid="0131696f" fo:background-color="#ffff00" loext:char-shading-value="0" style:font-style-asian="normal" style:font-weight-asian="normal" style:font-style-complex="normal" style:font-weight-complex="normal"/>
    </style:style>
    <style:style style:name="T530" style:family="text">
      <style:text-properties style:text-line-through-style="none" style:text-line-through-type="none" fo:font-style="normal" style:text-underline-style="none" fo:font-weight="normal" officeooo:rsid="0145ec30" fo:background-color="#ffff00" loext:char-shading-value="0" style:font-style-asian="normal" style:font-weight-asian="normal" style:font-style-complex="normal" style:font-weight-complex="normal"/>
    </style:style>
    <style:style style:name="T531" style:family="text">
      <style:text-properties style:text-line-through-style="none" style:text-line-through-type="none" fo:font-style="normal" style:text-underline-style="none" fo:font-weight="normal" officeooo:rsid="0142e29a" fo:background-color="#ffff00" loext:char-shading-value="0" style:font-style-asian="normal" style:font-weight-asian="normal" style:font-style-complex="normal" style:font-weight-complex="normal"/>
    </style:style>
    <style:style style:name="T532" style:family="text">
      <style:text-properties style:text-line-through-style="none" style:text-line-through-type="none" fo:font-style="normal" style:text-underline-style="none" fo:font-weight="normal" officeooo:rsid="01702129" fo:background-color="#ffff00" loext:char-shading-value="0" style:font-style-asian="normal" style:font-weight-asian="normal" style:font-style-complex="normal" style:font-weight-complex="normal"/>
    </style:style>
    <style:style style:name="T533" style:family="text">
      <style:text-properties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534" style:family="text">
      <style:text-properties style:text-line-through-style="none" style:text-line-through-type="none" fo:font-style="normal" style:text-underline-style="none" fo:font-weight="normal" officeooo:rsid="0149cf82" style:font-style-asian="normal" style:font-weight-asian="normal" style:font-style-complex="normal" style:font-weight-complex="normal"/>
    </style:style>
    <style:style style:name="T535" style:family="text">
      <style:text-properties style:text-line-through-style="none" style:text-line-through-type="none" fo:font-style="normal" style:text-underline-style="none" fo:font-weight="normal" officeooo:rsid="014ab91a" style:font-style-asian="normal" style:font-weight-asian="normal" style:font-style-complex="normal" style:font-weight-complex="normal"/>
    </style:style>
    <style:style style:name="T536" style:family="text">
      <style:text-properties style:text-line-through-style="none" style:text-line-through-type="none" fo:font-style="normal" style:text-underline-style="none" fo:font-weight="normal" officeooo:rsid="01c7b921" style:font-style-asian="normal" style:font-weight-asian="normal" style:font-style-complex="normal" style:font-weight-complex="normal"/>
    </style:style>
    <style:style style:name="T537" style:family="text">
      <style:text-properties style:text-line-through-style="none" style:text-line-through-type="none" fo:font-style="normal" style:text-underline-style="none" fo:font-weight="normal" officeooo:rsid="01c8a93c" style:font-style-asian="normal" style:font-weight-asian="normal" style:font-style-complex="normal" style:font-weight-complex="normal"/>
    </style:style>
    <style:style style:name="T538" style:family="text">
      <style:text-properties style:text-line-through-style="none" style:text-line-through-type="none" fo:font-style="normal" style:text-underline-style="none" fo:font-weight="normal" officeooo:rsid="01ca3473" style:font-style-asian="normal" style:font-weight-asian="normal" style:font-style-complex="normal" style:font-weight-complex="normal"/>
    </style:style>
    <style:style style:name="T539" style:family="text">
      <style:text-properties style:text-line-through-style="none" style:text-line-through-type="none" fo:font-style="normal" style:text-underline-style="none" fo:font-weight="normal" officeooo:rsid="01d7f701" style:font-style-asian="normal" style:font-weight-asian="normal" style:font-style-complex="normal" style:font-weight-complex="normal"/>
    </style:style>
    <style:style style:name="T540" style:family="text">
      <style:text-properties style:text-line-through-style="none" style:text-line-through-type="none" fo:font-style="normal" style:text-underline-style="none" fo:font-weight="normal" officeooo:rsid="01db5c7f" style:font-style-asian="normal" style:font-weight-asian="normal" style:font-style-complex="normal" style:font-weight-complex="normal"/>
    </style:style>
    <style:style style:name="T541" style:family="text">
      <style:text-properties style:text-line-through-style="none" style:text-line-through-type="none" fo:font-style="normal" style:text-underline-style="none" fo:font-weight="normal" officeooo:rsid="01ddf547" style:font-style-asian="normal" style:font-weight-asian="normal" style:font-style-complex="normal" style:font-weight-complex="normal"/>
    </style:style>
    <style:style style:name="T542" style:family="text">
      <style:text-properties style:text-line-through-style="none" style:text-line-through-type="none" fo:font-style="normal" style:text-underline-style="none" fo:font-weight="normal" officeooo:rsid="01dfd21b" style:font-style-asian="normal" style:font-weight-asian="normal" style:font-style-complex="normal" style:font-weight-complex="normal"/>
    </style:style>
    <style:style style:name="T543" style:family="text">
      <style:text-properties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544" style:family="text">
      <style:text-properties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545" style:family="text">
      <style:text-properties style:text-line-through-style="none" style:text-line-through-type="none" fo:font-style="normal" style:text-underline-style="none" fo:font-weight="bold" fo:background-color="transparent" loext:char-shading-value="0" style:font-style-asian="normal" style:font-weight-asian="bold" style:font-style-complex="normal" style:font-weight-complex="bold"/>
    </style:style>
    <style:style style:name="T546" style:family="text">
      <style:text-properties style:text-line-through-style="none" style:text-line-through-type="none" fo:font-style="normal" style:text-underline-style="none" fo:font-weight="bold" officeooo:rsid="008ebbbc" fo:background-color="transparent" loext:char-shading-value="0" style:font-style-asian="normal" style:font-weight-asian="bold" style:font-style-complex="normal" style:font-weight-complex="bold"/>
    </style:style>
    <style:style style:name="T547" style:family="text">
      <style:text-properties style:text-line-through-style="none" style:text-line-through-type="none" fo:font-style="normal" style:text-underline-style="none" fo:font-weight="bold" officeooo:rsid="01152657" fo:background-color="transparent" loext:char-shading-value="0" style:font-style-asian="normal" style:font-weight-asian="bold" style:font-style-complex="normal" style:font-weight-complex="bold"/>
    </style:style>
    <style:style style:name="T548" style:family="text">
      <style:text-properties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549" style:family="text">
      <style:text-properties style:text-line-through-style="none" style:text-line-through-type="none" fo:font-style="normal" style:text-underline-style="none" fo:font-weight="bold" officeooo:rsid="011671e3" fo:background-color="transparent" loext:char-shading-value="0" style:font-style-asian="normal" style:font-weight-asian="bold" style:font-style-complex="normal" style:font-weight-complex="bold"/>
    </style:style>
    <style:style style:name="T550" style:family="text">
      <style:text-properties style:text-line-through-style="none" style:text-line-through-type="none" fo:font-style="normal" style:text-underline-style="none" fo:font-weight="bold" officeooo:rsid="01197f18" fo:background-color="transparent" loext:char-shading-value="0" style:font-style-asian="normal" style:font-weight-asian="bold" style:font-style-complex="normal" style:font-weight-complex="bold"/>
    </style:style>
    <style:style style:name="T551" style:family="text">
      <style:text-properties style:text-line-through-style="none" style:text-line-through-type="none" fo:font-style="normal" style:text-underline-style="none" fo:font-weight="bold" officeooo:rsid="01284f86" fo:background-color="transparent" loext:char-shading-value="0" style:font-style-asian="normal" style:font-weight-asian="bold" style:font-style-complex="normal" style:font-weight-complex="bold"/>
    </style:style>
    <style:style style:name="T552" style:family="text">
      <style:text-properties style:text-line-through-style="none" style:text-line-through-type="none" fo:font-style="normal" style:text-underline-style="none" fo:font-weight="bold" officeooo:rsid="012c1522" fo:background-color="transparent" loext:char-shading-value="0" style:font-style-asian="normal" style:font-weight-asian="bold" style:font-style-complex="normal" style:font-weight-complex="bold"/>
    </style:style>
    <style:style style:name="T553" style:family="text">
      <style:text-properties style:text-line-through-style="none" style:text-line-through-type="none" fo:font-style="normal" style:text-underline-style="none" fo:font-weight="bold" officeooo:rsid="012f77cb" fo:background-color="transparent" loext:char-shading-value="0" style:font-style-asian="normal" style:font-weight-asian="bold" style:font-style-complex="normal" style:font-weight-complex="bold"/>
    </style:style>
    <style:style style:name="T554" style:family="text">
      <style:text-properties style:text-line-through-style="none" style:text-line-through-type="none" fo:font-style="normal" style:text-underline-style="none" fo:font-weight="bold" officeooo:rsid="0134315a" fo:background-color="transparent" loext:char-shading-value="0" style:font-style-asian="normal" style:font-weight-asian="bold" style:font-style-complex="normal" style:font-weight-complex="bold"/>
    </style:style>
    <style:style style:name="T555" style:family="text">
      <style:text-properties style:text-line-through-style="none" style:text-line-through-type="none" fo:font-style="normal" style:text-underline-style="none" fo:font-weight="bold" officeooo:rsid="0136f409" fo:background-color="transparent" loext:char-shading-value="0" style:font-style-asian="normal" style:font-weight-asian="bold" style:font-style-complex="normal" style:font-weight-complex="bold"/>
    </style:style>
    <style:style style:name="T556" style:family="text">
      <style:text-properties style:text-line-through-style="none" style:text-line-through-type="none" fo:font-style="normal" style:text-underline-style="none" fo:font-weight="bold" officeooo:rsid="013fce99" fo:background-color="transparent" loext:char-shading-value="0" style:font-style-asian="normal" style:font-weight-asian="bold" style:font-style-complex="normal" style:font-weight-complex="bold"/>
    </style:style>
    <style:style style:name="T557" style:family="text">
      <style:text-properties style:text-line-through-style="none" style:text-line-through-type="none" fo:font-style="normal" style:text-underline-style="none" fo:font-weight="bold" officeooo:rsid="0149c345" fo:background-color="transparent" loext:char-shading-value="0" style:font-style-asian="normal" style:font-weight-asian="bold" style:font-style-complex="normal" style:font-weight-complex="bold"/>
    </style:style>
    <style:style style:name="T558" style:family="text">
      <style:text-properties style:text-line-through-style="none" style:text-line-through-type="none" fo:font-style="normal" style:text-underline-style="none" fo:font-weight="bold" officeooo:rsid="01702129" fo:background-color="transparent" loext:char-shading-value="0" style:font-style-asian="normal" style:font-weight-asian="bold" style:font-style-complex="normal" style:font-weight-complex="bold"/>
    </style:style>
    <style:style style:name="T559" style:family="text">
      <style:text-properties style:text-line-through-style="none" style:text-line-through-type="none" fo:font-style="normal" style:text-underline-style="none" fo:font-weight="bold" officeooo:rsid="01710283" fo:background-color="transparent" loext:char-shading-value="0" style:font-style-asian="normal" style:font-weight-asian="bold" style:font-style-complex="normal" style:font-weight-complex="bold"/>
    </style:style>
    <style:style style:name="T560" style:family="text">
      <style:text-properties style:text-line-through-style="none" style:text-line-through-type="none" fo:font-style="normal" style:text-underline-style="none" fo:font-weight="bold" officeooo:rsid="0172b950" fo:background-color="transparent" loext:char-shading-value="0" style:font-style-asian="normal" style:font-weight-asian="bold" style:font-style-complex="normal" style:font-weight-complex="bold"/>
    </style:style>
    <style:style style:name="T561" style:family="text">
      <style:text-properties style:text-line-through-style="none" style:text-line-through-type="none" fo:font-style="normal" style:text-underline-style="none" fo:font-weight="bold" officeooo:rsid="01798b6f" fo:background-color="transparent" loext:char-shading-value="0" style:font-style-asian="normal" style:font-weight-asian="bold" style:font-style-complex="normal" style:font-weight-complex="bold"/>
    </style:style>
    <style:style style:name="T562" style:family="text">
      <style:text-properties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563" style:family="text">
      <style:text-properties style:text-line-through-style="none" style:text-line-through-type="none" fo:font-style="normal" style:text-underline-style="none" fo:font-weight="bold" officeooo:rsid="011214d5" fo:background-color="#ffff00" loext:char-shading-value="0" style:font-style-asian="normal" style:font-weight-asian="bold" style:font-style-complex="normal" style:font-weight-complex="bold"/>
    </style:style>
    <style:style style:name="T564" style:family="text">
      <style:text-properties style:text-line-through-style="none" style:text-line-through-type="none" fo:font-style="normal" style:text-underline-style="none" fo:font-weight="bold" officeooo:rsid="01240a64" fo:background-color="#ffff00" loext:char-shading-value="0" style:font-style-asian="normal" style:font-weight-asian="bold" style:font-style-complex="normal" style:font-weight-complex="bold"/>
    </style:style>
    <style:style style:name="T565" style:family="text">
      <style:text-properties style:text-line-through-style="none" style:text-line-through-type="none" fo:font-style="normal" style:text-underline-style="none" fo:font-weight="bold" officeooo:rsid="0134315a" fo:background-color="#ffff00" loext:char-shading-value="0" style:font-style-asian="normal" style:font-weight-asian="bold" style:font-style-complex="normal" style:font-weight-complex="bold"/>
    </style:style>
    <style:style style:name="T566" style:family="text">
      <style:text-properties style:text-line-through-style="none" style:text-line-through-type="none" fo:font-style="normal" style:text-underline-style="none" fo:font-weight="bold" officeooo:rsid="0136f409" fo:background-color="#ffff00" loext:char-shading-value="0" style:font-style-asian="normal" style:font-weight-asian="bold" style:font-style-complex="normal" style:font-weight-complex="bold"/>
    </style:style>
    <style:style style:name="T567" style:family="text">
      <style:text-properties style:text-line-through-style="none" style:text-line-through-type="none" fo:font-style="normal" style:text-underline-style="none" fo:font-weight="bold" officeooo:rsid="013e2a9a" fo:background-color="#ffff00" loext:char-shading-value="0" style:font-style-asian="normal" style:font-weight-asian="bold" style:font-style-complex="normal" style:font-weight-complex="bold"/>
    </style:style>
    <style:style style:name="T568" style:family="text">
      <style:text-properties style:text-line-through-style="none" style:text-line-through-type="none" fo:font-style="normal" style:text-underline-style="none" fo:font-weight="bold" officeooo:rsid="013fce99" fo:background-color="#ffff00" loext:char-shading-value="0" style:font-style-asian="normal" style:font-weight-asian="bold" style:font-style-complex="normal" style:font-weight-complex="bold"/>
    </style:style>
    <style:style style:name="T569" style:family="text">
      <style:text-properties style:text-line-through-style="none" style:text-line-through-type="none" fo:font-style="normal" style:text-underline-style="none" fo:font-weight="bold" officeooo:rsid="017ef37f" fo:background-color="#ffff00" loext:char-shading-value="0" style:font-style-asian="normal" style:font-weight-asian="bold" style:font-style-complex="normal" style:font-weight-complex="bold"/>
    </style:style>
    <style:style style:name="T570" style:family="text">
      <style:text-properties style:text-line-through-style="none" style:text-line-through-type="none" fo:font-style="normal" style:text-underline-style="none" fo:font-weight="bold" style:font-style-asian="normal" style:font-weight-asian="bold" style:font-style-complex="normal" style:font-weight-complex="bold"/>
    </style:style>
    <style:style style:name="T571" style:family="text">
      <style:text-properties style:text-line-through-style="none" style:text-line-through-type="none" fo:font-style="normal" style:text-underline-style="none" fo:font-weight="bold" officeooo:rsid="01c7b921" style:font-style-asian="normal" style:font-weight-asian="bold" style:font-style-complex="normal" style:font-weight-complex="bold"/>
    </style:style>
    <style:style style:name="T572" style:family="text">
      <style:text-properties style:text-line-through-style="none" style:text-line-through-type="none" fo:font-style="normal" style:text-underline-style="none" fo:font-weight="bold" officeooo:rsid="01c8a93c" style:font-style-asian="normal" style:font-weight-asian="bold" style:font-style-complex="normal" style:font-weight-complex="bold"/>
    </style:style>
    <style:style style:name="T573" style:family="text">
      <style:text-properties style:text-line-through-style="none" style:text-line-through-type="none" fo:font-style="normal" style:text-underline-style="none" fo:font-weight="bold" officeooo:rsid="01d7f701" style:font-style-asian="normal" style:font-weight-asian="bold" style:font-style-complex="normal" style:font-weight-complex="bold"/>
    </style:style>
    <style:style style:name="T574" style:family="text">
      <style:text-properties style:text-line-through-style="none" style:text-line-through-type="none" fo:font-style="normal" style:text-underline-style="none" fo:font-weight="bold" officeooo:rsid="01ddf547" style:font-style-asian="normal" style:font-weight-asian="bold" style:font-style-complex="normal" style:font-weight-complex="bold"/>
    </style:style>
    <style:style style:name="T575" style:family="text">
      <style:text-properties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576" style:family="text">
      <style:text-properties style:text-line-through-style="none" style:text-line-through-type="none" fo:font-style="normal" style:text-underline-style="none" fo:background-color="transparent" loext:char-shading-value="0" style:font-style-asian="normal" style:font-style-complex="normal"/>
    </style:style>
    <style:style style:name="T577" style:family="text">
      <style:text-properties style:text-line-through-style="none" style:text-line-through-type="none" fo:font-style="normal" style:text-underline-style="none" officeooo:rsid="01710283" fo:background-color="transparent" loext:char-shading-value="0" style:font-style-asian="normal" style:font-style-complex="normal"/>
    </style:style>
    <style:style style:name="T578" style:family="text">
      <style:text-properties style:text-line-through-style="none" style:text-line-through-type="none" fo:font-style="normal" style:text-underline-style="none" officeooo:rsid="0175e6ef" fo:background-color="transparent" loext:char-shading-value="0" style:font-style-asian="normal" style:font-style-complex="normal"/>
    </style:style>
    <style:style style:name="T579" style:family="text">
      <style:text-properties style:text-line-through-style="none" style:text-line-through-type="none" fo:font-style="normal" style:text-underline-style="none" officeooo:rsid="017ef37f" fo:background-color="transparent" loext:char-shading-value="0" style:font-style-asian="normal" style:font-style-complex="normal"/>
    </style:style>
    <style:style style:name="T580" style:family="text">
      <style:text-properties style:text-line-through-style="none" style:text-line-through-type="none" fo:font-style="normal" fo:background-color="transparent" loext:char-shading-value="0" style:font-style-asian="normal" style:font-style-complex="normal"/>
    </style:style>
    <style:style style:name="T581" style:family="text">
      <style:text-properties style:text-line-through-style="none" style:text-line-through-type="none" fo:font-style="normal" officeooo:rsid="01796ae6" fo:background-color="transparent" loext:char-shading-value="0" style:font-style-asian="normal" style:font-style-complex="normal"/>
    </style:style>
    <style:style style:name="T582" style:family="text">
      <style:text-properties style:text-line-through-style="none" style:text-line-through-type="none" fo:font-style="normal" officeooo:rsid="0180b67f" fo:background-color="transparent" loext:char-shading-value="0" style:font-style-asian="normal" style:font-style-complex="normal"/>
    </style:style>
    <style:style style:name="T583" style:family="text">
      <style:text-properties style:text-line-through-style="none" style:text-line-through-type="none" fo:font-style="normal" officeooo:rsid="017ef37f" fo:background-color="transparent" loext:char-shading-value="0" style:font-style-asian="normal" style:font-style-complex="normal"/>
    </style:style>
    <style:style style:name="T584" style:family="text">
      <style:text-properties style:text-line-through-style="none" style:text-line-through-type="none" fo:font-style="normal" officeooo:rsid="0182b608" fo:background-color="transparent" loext:char-shading-value="0" style:font-style-asian="normal" style:font-style-complex="normal"/>
    </style:style>
    <style:style style:name="T585" style:family="text">
      <style:text-properties style:text-line-through-style="none" style:text-line-through-type="none" fo:font-style="normal" officeooo:rsid="01859aec" fo:background-color="transparent" loext:char-shading-value="0" style:font-style-asian="normal" style:font-style-complex="normal"/>
    </style:style>
    <style:style style:name="T586" style:family="text">
      <style:text-properties style:text-line-through-style="none" style:text-line-through-type="none" fo:font-style="normal" officeooo:rsid="0187b1cb" fo:background-color="transparent" loext:char-shading-value="0" style:font-style-asian="normal" style:font-style-complex="normal"/>
    </style:style>
    <style:style style:name="T587" style:family="text">
      <style:text-properties style:text-line-through-style="none" style:text-line-through-type="none" fo:font-style="normal" style:text-underline-style="solid" style:text-underline-width="auto" style:text-underline-color="font-color" fo:font-weight="bold" fo:background-color="transparent" loext:char-shading-value="0" style:font-style-asian="normal" style:font-weight-asian="bold" style:font-style-complex="normal" style:font-weight-complex="bold"/>
    </style:style>
    <style:style style:name="T588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35a3a" fo:background-color="transparent" loext:char-shading-value="0" style:font-style-asian="normal" style:font-weight-asian="bold" style:font-style-complex="normal" style:font-weight-complex="bold"/>
    </style:style>
    <style:style style:name="T589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2e1cf7" fo:background-color="transparent" loext:char-shading-value="0" style:font-style-asian="normal" style:font-weight-asian="bold" style:font-style-complex="normal" style:font-weight-complex="bold"/>
    </style:style>
    <style:style style:name="T590" style:family="text">
      <style:text-properties style:text-line-through-style="none" style:text-line-through-type="none" fo:font-style="normal" style:text-underline-style="solid" style:text-underline-width="auto" style:text-underline-color="font-color" fo:font-weight="bold" officeooo:rsid="0150a224" style:font-style-asian="normal" style:font-weight-asian="bold" style:font-style-complex="normal" style:font-weight-complex="bold"/>
    </style:style>
    <style:style style:name="T59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fo:background-color="transparent" loext:char-shading-value="0" style:font-style-asian="normal" style:font-weight-asian="normal" style:font-style-complex="normal" style:font-weight-complex="normal"/>
    </style:style>
    <style:style style:name="T59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52657" fo:background-color="transparent" loext:char-shading-value="0" style:font-style-asian="normal" style:font-weight-asian="normal" style:font-style-complex="normal" style:font-weight-complex="normal"/>
    </style:style>
    <style:style style:name="T59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671e3" fo:background-color="transparent" loext:char-shading-value="0" style:font-style-asian="normal" style:font-weight-asian="normal" style:font-style-complex="normal" style:font-weight-complex="normal"/>
    </style:style>
    <style:style style:name="T59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97f18" fo:background-color="transparent" loext:char-shading-value="0" style:font-style-asian="normal" style:font-weight-asian="normal" style:font-style-complex="normal" style:font-weight-complex="normal"/>
    </style:style>
    <style:style style:name="T59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1e0b99" fo:background-color="transparent" loext:char-shading-value="0" style:font-style-asian="normal" style:font-weight-asian="normal" style:font-style-complex="normal" style:font-weight-complex="normal"/>
    </style:style>
    <style:style style:name="T59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0db37" fo:background-color="transparent" loext:char-shading-value="0" style:font-style-asian="normal" style:font-weight-asian="normal" style:font-style-complex="normal" style:font-weight-complex="normal"/>
    </style:style>
    <style:style style:name="T59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59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5edc0" fo:background-color="transparent" loext:char-shading-value="0" style:font-style-asian="normal" style:font-weight-asian="normal" style:font-style-complex="normal" style:font-weight-complex="normal"/>
    </style:style>
    <style:style style:name="T59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c1522" fo:background-color="transparent" loext:char-shading-value="0" style:font-style-asian="normal" style:font-weight-asian="normal" style:font-style-complex="normal" style:font-weight-complex="normal"/>
    </style:style>
    <style:style style:name="T60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60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77e1" fo:background-color="transparent" loext:char-shading-value="0" style:font-style-asian="normal" style:font-weight-asian="normal" style:font-style-complex="normal" style:font-weight-complex="normal"/>
    </style:style>
    <style:style style:name="T60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2cefd" fo:background-color="transparent" loext:char-shading-value="0" style:font-style-asian="normal" style:font-weight-asian="normal" style:font-style-complex="normal" style:font-weight-complex="normal"/>
    </style:style>
    <style:style style:name="T603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6f409" fo:background-color="transparent" loext:char-shading-value="0" style:font-style-asian="normal" style:font-weight-asian="normal" style:font-style-complex="normal" style:font-weight-complex="normal"/>
    </style:style>
    <style:style style:name="T604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3a946e" fo:background-color="transparent" loext:char-shading-value="0" style:font-style-asian="normal" style:font-weight-asian="normal" style:font-style-complex="normal" style:font-weight-complex="normal"/>
    </style:style>
    <style:style style:name="T605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606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71450c" fo:background-color="transparent" loext:char-shading-value="0" style:font-style-asian="normal" style:font-weight-asian="normal" style:font-style-complex="normal" style:font-weight-complex="normal"/>
    </style:style>
    <style:style style:name="T607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08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4ab91a" style:font-style-asian="normal" style:font-weight-asian="normal" style:font-style-complex="normal" style:font-weight-complex="normal"/>
    </style:style>
    <style:style style:name="T609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50a224" style:font-style-asian="normal" style:font-weight-asian="normal" style:font-style-complex="normal" style:font-weight-complex="normal"/>
    </style:style>
    <style:style style:name="T610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7fbb5" style:font-style-asian="normal" style:font-weight-asian="normal" style:font-style-complex="normal" style:font-weight-complex="normal"/>
    </style:style>
    <style:style style:name="T611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cb7670" style:font-style-asian="normal" style:font-weight-asian="normal" style:font-style-complex="normal" style:font-weight-complex="normal"/>
    </style:style>
    <style:style style:name="T612" style:family="text">
      <style:text-properties style:text-line-through-style="none" style:text-line-through-type="none" fo:font-style="normal" style:text-underline-style="solid" style:text-underline-width="auto" style:text-underline-color="font-color" fo:font-weight="normal" officeooo:rsid="01d087f5" style:font-style-asian="normal" style:font-weight-asian="normal" style:font-style-complex="normal" style:font-weight-complex="normal"/>
    </style:style>
    <style:style style:name="T613" style:family="text">
      <style:text-properties style:text-line-through-style="none" style:text-line-through-type="none" fo:font-style="normal" style:text-underline-style="solid" style:text-underline-width="auto" style:text-underline-color="font-color" officeooo:rsid="01530c78" style:font-style-asian="normal" style:font-style-complex="normal"/>
    </style:style>
    <style:style style:name="T614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style:font-style-asian="normal" style:font-style-complex="normal"/>
    </style:style>
    <style:style style:name="T615" style:family="text">
      <style:text-properties style:text-line-through-style="none" style:text-line-through-type="none" fo:font-style="normal" style:text-underline-style="solid" style:text-underline-width="auto" style:text-underline-color="font-color" officeooo:rsid="0153637b" fo:background-color="#ffff00" loext:char-shading-value="0" style:font-style-asian="normal" style:font-style-complex="normal"/>
    </style:style>
    <style:style style:name="T616" style:family="text">
      <style:text-properties style:text-line-through-style="none" style:text-line-through-type="none" fo:font-style="normal" fo:font-weight="bold" fo:background-color="transparent" loext:char-shading-value="0" style:font-style-asian="normal" style:font-weight-asian="bold" style:font-style-complex="normal" style:font-weight-complex="bold"/>
    </style:style>
    <style:style style:name="T617" style:family="text">
      <style:text-properties style:text-line-through-style="none" style:text-line-through-type="none" fo:font-style="normal" fo:font-weight="bold" officeooo:rsid="01240a64" fo:background-color="transparent" loext:char-shading-value="0" style:font-style-asian="normal" style:font-weight-asian="bold" style:font-style-complex="normal" style:font-weight-complex="bold"/>
    </style:style>
    <style:style style:name="T618" style:family="text">
      <style:text-properties style:text-line-through-style="none" style:text-line-through-type="none" fo:font-style="normal" fo:font-weight="bold" fo:background-color="#ffff00" loext:char-shading-value="0" style:font-style-asian="normal" style:font-weight-asian="bold" style:font-style-complex="normal" style:font-weight-complex="bold"/>
    </style:style>
    <style:style style:name="T619" style:family="text">
      <style:text-properties style:text-line-through-style="none" style:text-line-through-type="none" fo:font-style="normal" fo:font-weight="bold" officeooo:rsid="0149c345" fo:background-color="#ffff00" loext:char-shading-value="0" style:font-style-asian="normal" style:font-weight-asian="bold" style:font-style-complex="normal" style:font-weight-complex="bold"/>
    </style:style>
    <style:style style:name="T620" style:family="text">
      <style:text-properties style:text-line-through-style="none" style:text-line-through-type="none" fo:font-style="normal" fo:font-weight="bold" officeooo:rsid="0153637b" fo:background-color="#ffff00" loext:char-shading-value="0" style:font-style-asian="normal" style:font-weight-asian="bold" style:font-style-complex="normal" style:font-weight-complex="bold"/>
    </style:style>
    <style:style style:name="T621" style:family="text">
      <style:text-properties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622" style:family="text">
      <style:text-properties style:text-line-through-style="none" style:text-line-through-type="none" fo:font-style="normal" fo:font-weight="bold" officeooo:rsid="0151c1fb" style:font-style-asian="normal" style:font-weight-asian="bold" style:font-style-complex="normal" style:font-weight-complex="bold"/>
    </style:style>
    <style:style style:name="T623" style:family="text">
      <style:text-properties style:text-line-through-style="none" style:text-line-through-type="none" fo:font-style="normal" fo:font-weight="bold" officeooo:rsid="01530c78" style:font-style-asian="normal" style:font-weight-asian="bold" style:font-style-complex="normal" style:font-weight-complex="bold"/>
    </style:style>
    <style:style style:name="T624" style:family="text">
      <style:text-properties style:text-line-through-style="none" style:text-line-through-type="none" fo:font-style="normal" fo:font-weight="bold" officeooo:rsid="0153637b" style:font-style-asian="normal" style:font-weight-asian="bold" style:font-style-complex="normal" style:font-weight-complex="bold"/>
    </style:style>
    <style:style style:name="T625" style:family="text">
      <style:text-properties style:text-line-through-style="none" style:text-line-through-type="none" fo:font-style="normal" fo:font-weight="bold" officeooo:rsid="01859aec" fo:background-color="#afd095" loext:char-shading-value="0" style:font-style-asian="normal" style:font-weight-asian="bold" style:font-style-complex="normal" style:font-weight-complex="bold"/>
    </style:style>
    <style:style style:name="T626" style:family="text">
      <style:text-properties style:text-line-through-style="none" style:text-line-through-type="none"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627" style:family="text">
      <style:text-properties style:text-line-through-style="none" style:text-line-through-type="none" fo:font-style="normal" fo:font-weight="normal" officeooo:rsid="010d2213" fo:background-color="transparent" loext:char-shading-value="0" style:font-style-asian="normal" style:font-weight-asian="normal" style:font-style-complex="normal" style:font-weight-complex="normal"/>
    </style:style>
    <style:style style:name="T628" style:family="text">
      <style:text-properties style:text-line-through-style="none" style:text-line-through-type="none" fo:font-style="normal" fo:font-weight="normal" officeooo:rsid="011b69e3" fo:background-color="transparent" loext:char-shading-value="0" style:font-style-asian="normal" style:font-weight-asian="normal" style:font-style-complex="normal" style:font-weight-complex="normal"/>
    </style:style>
    <style:style style:name="T629" style:family="text">
      <style:text-properties style:text-line-through-style="none" style:text-line-through-type="none" fo:font-style="normal" fo:font-weight="normal" officeooo:rsid="0122b493" fo:background-color="transparent" loext:char-shading-value="0" style:font-style-asian="normal" style:font-weight-asian="normal" style:font-style-complex="normal" style:font-weight-complex="normal"/>
    </style:style>
    <style:style style:name="T630" style:family="text">
      <style:text-properties style:text-line-through-style="none" style:text-line-through-type="none" fo:font-style="normal" fo:font-weight="normal" officeooo:rsid="0123e662" fo:background-color="transparent" loext:char-shading-value="0" style:font-style-asian="normal" style:font-weight-asian="normal" style:font-style-complex="normal" style:font-weight-complex="normal"/>
    </style:style>
    <style:style style:name="T631" style:family="text">
      <style:text-properties style:text-line-through-style="none" style:text-line-through-type="none" fo:font-style="normal" fo:font-weight="normal" officeooo:rsid="01240a64" fo:background-color="transparent" loext:char-shading-value="0" style:font-style-asian="normal" style:font-weight-asian="normal" style:font-style-complex="normal" style:font-weight-complex="normal"/>
    </style:style>
    <style:style style:name="T632" style:family="text">
      <style:text-properties style:text-line-through-style="none" style:text-line-through-type="none" fo:font-style="normal" fo:font-weight="normal" officeooo:rsid="012439f3" fo:background-color="transparent" loext:char-shading-value="0" style:font-style-asian="normal" style:font-weight-asian="normal" style:font-style-complex="normal" style:font-weight-complex="normal"/>
    </style:style>
    <style:style style:name="T633" style:family="text">
      <style:text-properties style:text-line-through-style="none" style:text-line-through-type="none" fo:font-style="normal" fo:font-weight="normal" officeooo:rsid="0124ceea" fo:background-color="transparent" loext:char-shading-value="0" style:font-style-asian="normal" style:font-weight-asian="normal" style:font-style-complex="normal" style:font-weight-complex="normal"/>
    </style:style>
    <style:style style:name="T634" style:family="text">
      <style:text-properties style:text-line-through-style="none" style:text-line-through-type="none" fo:font-style="normal" fo:font-weight="normal" officeooo:rsid="014668fa" fo:background-color="transparent" loext:char-shading-value="0" style:font-style-asian="normal" style:font-weight-asian="normal" style:font-style-complex="normal" style:font-weight-complex="normal"/>
    </style:style>
    <style:style style:name="T635" style:family="text">
      <style:text-properties style:text-line-through-style="none" style:text-line-through-type="none" fo:font-style="normal" fo:font-weight="normal" officeooo:rsid="014841d2" fo:background-color="transparent" loext:char-shading-value="0" style:font-style-asian="normal" style:font-weight-asian="normal" style:font-style-complex="normal" style:font-weight-complex="normal"/>
    </style:style>
    <style:style style:name="T636" style:family="text">
      <style:text-properties style:text-line-through-style="none" style:text-line-through-type="none" fo:font-style="normal" fo:font-weight="normal" officeooo:rsid="0149c345" fo:background-color="transparent" loext:char-shading-value="0" style:font-style-asian="normal" style:font-weight-asian="normal" style:font-style-complex="normal" style:font-weight-complex="normal"/>
    </style:style>
    <style:style style:name="T637" style:family="text">
      <style:text-properties style:text-line-through-style="none" style:text-line-through-type="none" fo:font-style="normal" fo:font-weight="normal" officeooo:rsid="0149c345" fo:background-color="#ffff00" loext:char-shading-value="0" style:font-style-asian="normal" style:font-weight-asian="normal" style:font-style-complex="normal" style:font-weight-complex="normal"/>
    </style:style>
    <style:style style:name="T638" style:family="text">
      <style:text-properties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639" style:family="text">
      <style:text-properties style:text-line-through-style="none" style:text-line-through-type="none" fo:font-style="normal" fo:font-weight="normal" officeooo:rsid="014ab91a" style:font-style-asian="normal" style:font-weight-asian="normal" style:font-style-complex="normal" style:font-weight-complex="normal"/>
    </style:style>
    <style:style style:name="T640" style:family="text">
      <style:text-properties style:text-line-through-style="none" style:text-line-through-type="none" fo:font-style="normal" fo:font-weight="normal" officeooo:rsid="014db045" style:font-style-asian="normal" style:font-weight-asian="normal" style:font-style-complex="normal" style:font-weight-complex="normal"/>
    </style:style>
    <style:style style:name="T641" style:family="text">
      <style:text-properties style:text-line-through-style="none" style:text-line-through-type="none" fo:font-style="normal" fo:font-weight="normal" officeooo:rsid="014de342" style:font-style-asian="normal" style:font-weight-asian="normal" style:font-style-complex="normal" style:font-weight-complex="normal"/>
    </style:style>
    <style:style style:name="T642" style:family="text">
      <style:text-properties style:text-line-through-style="none" style:text-line-through-type="none" fo:font-style="normal" fo:font-weight="normal" officeooo:rsid="014fc1ec" style:font-style-asian="normal" style:font-weight-asian="normal" style:font-style-complex="normal" style:font-weight-complex="normal"/>
    </style:style>
    <style:style style:name="T643" style:family="text">
      <style:text-properties style:text-line-through-style="none" style:text-line-through-type="none" fo:font-style="normal" fo:font-weight="normal" officeooo:rsid="01d62234" style:font-style-asian="normal" style:font-weight-asian="normal" style:font-style-complex="normal" style:font-weight-complex="normal"/>
    </style:style>
    <style:style style:name="T644" style:family="text">
      <style:text-properties style:text-line-through-style="none" style:text-line-through-type="none" fo:font-style="normal" style:font-style-asian="normal" style:font-style-complex="normal"/>
    </style:style>
    <style:style style:name="T645" style:family="text">
      <style:text-properties style:text-line-through-style="none" style:text-line-through-type="none" fo:font-style="normal" officeooo:rsid="0150a224" style:font-style-asian="normal" style:font-style-complex="normal"/>
    </style:style>
    <style:style style:name="T646" style:family="text">
      <style:text-properties style:text-line-through-style="none" style:text-line-through-type="none" fo:font-style="normal" officeooo:rsid="0151c1fb" style:font-style-asian="normal" style:font-style-complex="normal"/>
    </style:style>
    <style:style style:name="T647" style:family="text">
      <style:text-properties style:text-line-through-style="none" style:text-line-through-type="none" fo:font-style="normal" officeooo:rsid="01530c78" style:font-style-asian="normal" style:font-style-complex="normal"/>
    </style:style>
    <style:style style:name="T648" style:family="text">
      <style:text-properties style:text-line-through-style="none" style:text-line-through-type="none" fo:font-style="normal" officeooo:rsid="0153637b" style:font-style-asian="normal" style:font-style-complex="normal"/>
    </style:style>
    <style:style style:name="T649" style:family="text">
      <style:text-properties style:text-line-through-style="none" style:text-line-through-type="none" fo:font-style="normal" officeooo:rsid="015bb9c9" style:font-style-asian="normal" style:font-style-complex="normal"/>
    </style:style>
    <style:style style:name="T650" style:family="text">
      <style:text-properties style:text-line-through-style="none" style:text-line-through-type="none" fo:font-style="normal" officeooo:rsid="015da47c" style:font-style-asian="normal" style:font-style-complex="normal"/>
    </style:style>
    <style:style style:name="T651" style:family="text">
      <style:text-properties style:text-line-through-style="none" style:text-line-through-type="none" fo:font-style="normal" officeooo:rsid="016060bf" style:font-style-asian="normal" style:font-style-complex="normal"/>
    </style:style>
    <style:style style:name="T652" style:family="text">
      <style:text-properties style:text-line-through-style="none" style:text-line-through-type="none" fo:font-style="normal" officeooo:rsid="0160a5f1" style:font-style-asian="normal" style:font-style-complex="normal"/>
    </style:style>
    <style:style style:name="T653" style:family="text">
      <style:text-properties style:text-line-through-style="none" style:text-line-through-type="none" fo:font-style="normal" officeooo:rsid="01615af9" style:font-style-asian="normal" style:font-style-complex="normal"/>
    </style:style>
    <style:style style:name="T654" style:family="text">
      <style:text-properties style:text-line-through-style="none" style:text-line-through-type="none" fo:font-style="normal" officeooo:rsid="0163ace1" style:font-style-asian="normal" style:font-style-complex="normal"/>
    </style:style>
    <style:style style:name="T655" style:family="text">
      <style:text-properties style:text-line-through-style="none" style:text-line-through-type="none" fo:font-style="normal" officeooo:rsid="016e1fda" style:font-style-asian="normal" style:font-style-complex="normal"/>
    </style:style>
    <style:style style:name="T656" style:family="text">
      <style:text-properties style:text-line-through-style="none" style:text-line-through-type="none" fo:font-style="normal" fo:background-color="#ffff00" loext:char-shading-value="0" style:font-style-asian="normal" style:font-style-complex="normal"/>
    </style:style>
    <style:style style:name="T657" style:family="text">
      <style:text-properties style:text-line-through-style="none" style:text-line-through-type="none" fo:font-style="normal" officeooo:rsid="015da47c" fo:background-color="#ffff00" loext:char-shading-value="0" style:font-style-asian="normal" style:font-style-complex="normal"/>
    </style:style>
    <style:style style:name="T658" style:family="text">
      <style:text-properties style:text-line-through-style="none" style:text-line-through-type="none" fo:font-style="normal" officeooo:rsid="0187b1cb" fo:background-color="#ffff00" loext:char-shading-value="0" style:font-style-asian="normal" style:font-style-complex="normal"/>
    </style:style>
    <style:style style:name="T659" style:family="text">
      <style:text-properties style:text-line-through-style="none" style:text-line-through-type="none" fo:font-style="normal" officeooo:rsid="01859aec" fo:background-color="#afd095" loext:char-shading-value="0" style:font-style-asian="normal" style:font-style-complex="normal"/>
    </style:style>
    <style:style style:name="T660" style:family="text">
      <style:text-properties style:text-line-through-style="none" style:text-line-through-type="none" fo:font-style="italic" style:text-underline-style="none" fo:font-weight="normal" officeooo:rsid="0133df3a" fo:background-color="transparent" loext:char-shading-value="0" style:font-style-asian="italic" style:font-weight-asian="normal" style:font-style-complex="italic" style:font-weight-complex="normal"/>
    </style:style>
    <style:style style:name="T661" style:family="text">
      <style:text-properties style:text-line-through-style="none" style:text-line-through-type="none" fo:font-style="italic" style:text-underline-style="none" fo:font-weight="normal" officeooo:rsid="0165d355" fo:background-color="transparent" loext:char-shading-value="0" style:font-style-asian="italic" style:font-weight-asian="normal" style:font-style-complex="italic" style:font-weight-complex="normal"/>
    </style:style>
    <style:style style:name="T662" style:family="text">
      <style:text-properties style:text-line-through-style="none" style:text-line-through-type="none" fo:font-style="italic" style:text-underline-style="none" fo:font-weight="normal" officeooo:rsid="0164ce00" fo:background-color="transparent" loext:char-shading-value="0" style:font-style-asian="italic" style:font-weight-asian="normal" style:font-style-complex="italic" style:font-weight-complex="normal"/>
    </style:style>
    <style:style style:name="T663" style:family="text">
      <style:text-properties style:text-line-through-style="none" style:text-line-through-type="none" fo:font-style="italic" style:text-underline-style="none" fo:font-weight="bold" officeooo:rsid="0164ce00" fo:background-color="transparent" loext:char-shading-value="0" style:font-style-asian="italic" style:font-weight-asian="bold" style:font-style-complex="italic" style:font-weight-complex="bold"/>
    </style:style>
    <style:style style:name="T664" style:family="text">
      <style:text-properties style:text-line-through-style="none" style:text-line-through-type="none" fo:font-style="italic" style:text-underline-style="none" officeooo:rsid="017ef37f" fo:background-color="transparent" loext:char-shading-value="0" style:font-style-asian="italic" style:font-style-complex="italic"/>
    </style:style>
    <style:style style:name="T665" style:family="text">
      <style:text-properties style:text-line-through-style="none" style:text-line-through-type="none" fo:font-style="italic" officeooo:rsid="0150a224" style:font-style-asian="italic" style:font-style-complex="italic"/>
    </style:style>
    <style:style style:name="T666" style:family="text">
      <style:text-properties style:text-line-through-style="none" style:text-line-through-type="none" fo:font-style="italic" officeooo:rsid="0180b67f" fo:background-color="transparent" loext:char-shading-value="0" style:font-style-asian="italic" style:font-style-complex="italic"/>
    </style:style>
    <style:style style:name="T667" style:family="text">
      <style:text-properties style:text-line-through-style="none" style:text-line-through-type="none" fo:font-style="italic" officeooo:rsid="0182b608" fo:background-color="transparent" loext:char-shading-value="0" style:font-style-asian="italic" style:font-style-complex="italic"/>
    </style:style>
    <style:style style:name="T668" style:family="text">
      <style:text-properties style:text-line-through-style="none" style:text-line-through-type="none" style:text-position="super 58%" fo:font-style="normal" style:text-underline-style="solid" style:text-underline-width="auto" style:text-underline-color="font-color" fo:font-weight="normal" officeooo:rsid="012e1cf7" fo:background-color="transparent" loext:char-shading-value="0" style:font-style-asian="normal" style:font-weight-asian="normal" style:font-style-complex="normal" style:font-weight-complex="normal"/>
    </style:style>
    <style:style style:name="T669" style:family="text">
      <style:text-properties style:text-line-through-style="none" style:text-line-through-type="none" style:text-position="super 58%" fo:font-style="normal" style:text-underline-style="none" fo:font-weight="normal" fo:background-color="transparent" loext:char-shading-value="0" style:font-style-asian="normal" style:font-weight-asian="normal" style:font-style-complex="normal" style:font-weight-complex="normal"/>
    </style:style>
    <style:style style:name="T670" style:family="text">
      <style:text-properties style:text-line-through-style="none" style:text-line-through-type="none" fo:font-size="14pt" fo:font-style="normal" style:text-underline-style="none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71" style:family="text">
      <style:text-properties style:text-line-through-style="none" style:text-line-through-type="none" fo:font-size="14pt" fo:font-style="normal" style:text-underline-style="none" fo:font-weight="bold" officeooo:rsid="01addddc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72" style:family="text">
      <style:text-properties style:text-line-through-style="none" style:text-line-through-type="none" fo:font-size="14pt" fo:font-style="normal" style:text-underline-style="none" fo:font-weight="bold" officeooo:rsid="01c567c2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73" style:family="text">
      <style:text-properties style:text-line-through-style="none" style:text-line-through-type="none" fo:font-size="14pt" fo:font-style="normal" style:text-underline-style="none" fo:font-weight="bold" officeooo:rsid="01c7b921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74" style:family="text">
      <style:text-properties style:text-line-through-style="none" style:text-line-through-type="none" fo:font-size="14pt" fo:font-style="normal" style:text-underline-style="none" fo:font-weight="bold" officeooo:rsid="01c7fbb5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675" style:family="text">
      <style:text-properties style:text-line-through-style="none" style:text-line-through-type="none" fo:font-size="14pt" fo:font-style="normal" style:text-underline-style="none" fo:font-weight="bold" officeooo:rsid="01b2499e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76" style:family="text">
      <style:text-properties style:text-line-through-style="none" style:text-line-through-type="none" fo:font-size="14pt" fo:font-style="normal" style:text-underline-style="none" fo:font-weight="bold" officeooo:rsid="01ba4922" fo:background-color="#dde8cb" loext:char-shading-value="0" style:font-size-asian="14pt" style:font-style-asian="normal" style:font-weight-asian="bold" style:font-size-complex="14pt" style:font-style-complex="normal" style:font-weight-complex="bold"/>
    </style:style>
    <style:style style:name="T677" style:family="text">
      <style:text-properties style:text-line-through-style="none" style:text-line-through-type="none" fo:font-size="14pt" fo:font-style="normal" style:text-underline-style="none" fo:font-weight="bold" officeooo:rsid="01ba4922" style:font-size-asian="14pt" style:font-style-asian="normal" style:font-weight-asian="bold" style:font-size-complex="14pt" style:font-style-complex="normal" style:font-weight-complex="bold"/>
    </style:style>
    <style:style style:name="T678" style:family="text">
      <style:text-properties style:text-line-through-style="none" style:text-line-through-type="none" fo:font-size="14pt" fo:font-style="normal" style:text-underline-style="none" fo:font-weight="normal" officeooo:rsid="01addddc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79" style:family="text">
      <style:text-properties style:text-line-through-style="none" style:text-line-through-type="none" fo:font-size="14pt" fo:font-style="normal" style:text-underline-style="none" fo:font-weight="normal" officeooo:rsid="01c567c2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80" style:family="text">
      <style:text-properties style:text-line-through-style="none" style:text-line-through-type="none" fo:font-size="14pt" fo:font-style="normal" style:text-underline-style="none" fo:font-weight="normal" officeooo:rsid="01c7b921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681" style:family="text">
      <style:text-properties style:text-line-through-style="none" style:text-line-through-type="none" fo:font-size="14pt" fo:font-style="normal" style:font-size-asian="14pt" style:font-style-asian="normal" style:font-size-complex="14pt" style:font-style-complex="normal"/>
    </style:style>
    <style:style style:name="T682" style:family="text">
      <style:text-properties style:text-line-through-style="none" style:text-line-through-type="none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683" style:family="text">
      <style:text-properties style:text-line-through-style="none" style:text-line-through-type="none" fo:font-size="12pt" fo:font-style="normal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84" style:family="text">
      <style:text-properties style:text-line-through-style="none" style:text-line-through-type="none" fo:font-size="12pt" fo:font-style="normal" fo:font-weight="bold" officeooo:rsid="02057e5c" style:font-size-asian="12pt" style:font-style-asian="normal" style:font-weight-asian="bold" style:font-size-complex="12pt" style:font-style-complex="normal" style:font-weight-complex="bold"/>
    </style:style>
    <style:style style:name="T685" style:family="text">
      <style:text-properties style:text-line-through-style="none" style:text-line-through-type="none" fo:font-size="12pt" fo:font-style="normal" fo:font-weight="bold" officeooo:rsid="02057e5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86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687" style:family="text">
      <style:text-properties style:text-line-through-style="none" style:text-line-through-type="none" fo:font-size="12pt" fo:font-style="normal" officeooo:rsid="0187b1cb" style:font-size-asian="12pt" style:font-style-asian="normal" style:font-size-complex="12pt" style:font-style-complex="normal"/>
    </style:style>
    <style:style style:name="T688" style:family="text">
      <style:text-properties style:text-line-through-style="none" style:text-line-through-type="none" fo:font-size="12pt" fo:font-style="normal" style:text-underline-style="none" style:font-size-asian="12pt" style:font-style-asian="normal" style:font-size-complex="12pt" style:font-style-complex="normal"/>
    </style:style>
    <style:style style:name="T689" style:family="text">
      <style:text-properties style:text-line-through-style="none" style:text-line-through-type="none" fo:font-size="12pt" fo:font-style="normal" style:text-underline-style="none" officeooo:rsid="018aa89c" style:font-size-asian="12pt" style:font-style-asian="normal" style:font-size-complex="12pt" style:font-style-complex="normal"/>
    </style:style>
    <style:style style:name="T690" style:family="text">
      <style:text-properties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1" style:family="text">
      <style:text-properties style:text-line-through-style="none" style:text-line-through-type="none" fo:font-size="12pt" fo:font-style="normal" style:text-underline-style="none" fo:font-weight="bold" officeooo:rsid="018b533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2" style:family="text">
      <style:text-properties style:text-line-through-style="none" style:text-line-through-type="none" fo:font-size="12pt" fo:font-style="normal" style:text-underline-style="none" fo:font-weight="bold" officeooo:rsid="019a917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3" style:family="text">
      <style:text-properties style:text-line-through-style="none" style:text-line-through-type="none" fo:font-size="12pt" fo:font-style="normal" style:text-underline-style="none" fo:font-weight="bold" officeooo:rsid="019bcd94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4" style:family="text">
      <style:text-properties style:text-line-through-style="none" style:text-line-through-type="none" fo:font-size="12pt" fo:font-style="normal" style:text-underline-style="none" fo:font-weight="bold" officeooo:rsid="01a5d186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5" style:family="text">
      <style:text-properties style:text-line-through-style="none" style:text-line-through-type="none" fo:font-size="12pt" fo:font-style="normal" style:text-underline-style="none" fo:font-weight="bold" officeooo:rsid="01a731d9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696" style:family="text">
      <style:text-properties style:text-line-through-style="none" style:text-line-through-type="none" fo:font-size="12pt" fo:font-style="normal" style:text-underline-style="none" fo:font-weight="bold" officeooo:rsid="019a9176" fo:background-color="#dde8cb" loext:char-shading-value="0" style:font-size-asian="12pt" style:font-style-asian="normal" style:font-weight-asian="bold" style:font-size-complex="12pt" style:font-style-complex="normal" style:font-weight-complex="bold"/>
    </style:style>
    <style:style style:name="T697" style:family="text">
      <style:text-properties style:text-line-through-style="none" style:text-line-through-type="none" fo:font-size="12pt" fo:font-style="normal" style:text-underline-style="none" fo:font-weight="bold" officeooo:rsid="01addddc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98" style:family="text">
      <style:text-properties style:text-line-through-style="none" style:text-line-through-type="none" fo:font-size="12pt" fo:font-style="normal" style:text-underline-style="none" fo:font-weight="bold" officeooo:rsid="01dfd2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699" style:family="text">
      <style:text-properties style:text-line-through-style="none" style:text-line-through-type="none" fo:font-size="12pt" fo:font-style="normal" style:text-underline-style="none" fo:font-weight="bold" officeooo:rsid="01fe4459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00" style:family="text">
      <style:text-properties style:text-line-through-style="none" style:text-line-through-type="none" fo:font-size="12pt" fo:font-style="normal" style:text-underline-style="none" fo:font-weight="bold" officeooo:rsid="01afea3b" style:font-size-asian="12pt" style:font-style-asian="normal" style:font-weight-asian="bold" style:font-size-complex="12pt" style:font-style-complex="normal" style:font-weight-complex="bold"/>
    </style:style>
    <style:style style:name="T701" style:family="text">
      <style:text-properties style:text-line-through-style="none" style:text-line-through-type="none" fo:font-size="12pt" fo:font-style="normal" style:text-underline-style="none" fo:font-weight="bold" officeooo:rsid="01b2499e" style:font-size-asian="12pt" style:font-style-asian="normal" style:font-weight-asian="bold" style:font-size-complex="12pt" style:font-style-complex="normal" style:font-weight-complex="bold"/>
    </style:style>
    <style:style style:name="T702" style:family="text">
      <style:text-properties style:text-line-through-style="none" style:text-line-through-type="none" fo:font-size="12pt" fo:font-style="normal" style:text-underline-style="none" fo:font-weight="bold" officeooo:rsid="01ba4922" style:font-size-asian="12pt" style:font-style-asian="normal" style:font-weight-asian="bold" style:font-size-complex="12pt" style:font-style-complex="normal" style:font-weight-complex="bold"/>
    </style:style>
    <style:style style:name="T703" style:family="text">
      <style:text-properties style:text-line-through-style="none" style:text-line-through-type="none" fo:font-size="12pt" fo:font-style="normal" style:text-underline-style="none" fo:font-weight="bold" officeooo:rsid="01b3d7ed" style:font-size-asian="12pt" style:font-style-asian="normal" style:font-weight-asian="bold" style:font-size-complex="12pt" style:font-style-complex="normal" style:font-weight-complex="bold"/>
    </style:style>
    <style:style style:name="T704" style:family="text">
      <style:text-properties style:text-line-through-style="none" style:text-line-through-type="none" fo:font-size="12pt" fo:font-style="normal" style:text-underline-style="none" fo:font-weight="bold" officeooo:rsid="01ba9806" style:font-size-asian="12pt" style:font-style-asian="normal" style:font-weight-asian="bold" style:font-size-complex="12pt" style:font-style-complex="normal" style:font-weight-complex="bold"/>
    </style:style>
    <style:style style:name="T705" style:family="text">
      <style:text-properties style:text-line-through-style="none" style:text-line-through-type="none" fo:font-size="12pt" fo:font-style="normal" style:text-underline-style="none" fo:font-weight="bold" officeooo:rsid="01bd31b9" style:font-size-asian="12pt" style:font-style-asian="normal" style:font-weight-asian="bold" style:font-size-complex="12pt" style:font-style-complex="normal" style:font-weight-complex="bold"/>
    </style:style>
    <style:style style:name="T706" style:family="text">
      <style:text-properties style:text-line-through-style="none" style:text-line-through-type="none" fo:font-size="12pt" fo:font-style="normal" style:text-underline-style="none" fo:font-weight="bold" officeooo:rsid="01c567c2" style:font-size-asian="12pt" style:font-style-asian="normal" style:font-weight-asian="bold" style:font-size-complex="12pt" style:font-style-complex="normal" style:font-weight-complex="bold"/>
    </style:style>
    <style:style style:name="T707" style:family="text">
      <style:text-properties style:text-line-through-style="none" style:text-line-through-type="none" fo:font-size="12pt" fo:font-style="normal" style:text-underline-style="none" fo:font-weight="bold" officeooo:rsid="01c53a79" style:font-size-asian="12pt" style:font-style-asian="normal" style:font-weight-asian="bold" style:font-size-complex="12pt" style:font-style-complex="normal" style:font-weight-complex="bold"/>
    </style:style>
    <style:style style:name="T708" style:family="text">
      <style:text-properties style:text-line-through-style="none" style:text-line-through-type="none" fo:font-size="12pt" fo:font-style="normal" style:text-underline-style="none" fo:font-weight="bold" officeooo:rsid="01ff2a0f" style:font-size-asian="12pt" style:font-style-asian="normal" style:font-weight-asian="bold" style:font-size-complex="12pt" style:font-style-complex="normal" style:font-weight-complex="bold"/>
    </style:style>
    <style:style style:name="T709" style:family="text">
      <style:text-properties style:text-line-through-style="none" style:text-line-through-type="none" fo:font-size="12pt" fo:font-style="normal" style:text-underline-style="none" fo:font-weight="bold" officeooo:rsid="02029b51" style:font-size-asian="12pt" style:font-style-asian="normal" style:font-weight-asian="bold" style:font-size-complex="12pt" style:font-style-complex="normal" style:font-weight-complex="bold"/>
    </style:style>
    <style:style style:name="T710" style:family="text">
      <style:text-properties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1" style:family="text">
      <style:text-properties style:text-line-through-style="none" style:text-line-through-type="none" fo:font-size="12pt" fo:font-style="normal" style:text-underline-style="none" fo:font-weight="normal" officeooo:rsid="0199da1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2" style:family="text">
      <style:text-properties style:text-line-through-style="none" style:text-line-through-type="none" fo:font-size="12pt" fo:font-style="normal" style:text-underline-style="none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3" style:family="text">
      <style:text-properties style:text-line-through-style="none" style:text-line-through-type="none" fo:font-size="12pt" fo:font-style="normal" style:text-underline-style="none" fo:font-weight="normal" officeooo:rsid="019bcd9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4" style:family="text">
      <style:text-properties style:text-line-through-style="none" style:text-line-through-type="none" fo:font-size="12pt" fo:font-style="normal" style:text-underline-style="none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5" style:family="text">
      <style:text-properties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6" style:family="text">
      <style:text-properties style:text-line-through-style="none" style:text-line-through-type="none" fo:font-size="12pt" fo:font-style="normal" style:text-underline-style="none" fo:font-weight="normal" officeooo:rsid="01a453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7" style:family="text">
      <style:text-properties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8" style:family="text">
      <style:text-properties style:text-line-through-style="none" style:text-line-through-type="none" fo:font-size="12pt" fo:font-style="normal" style:text-underline-style="none" fo:font-weight="normal" officeooo:rsid="01a731d9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19" style:family="text">
      <style:text-properties style:text-line-through-style="none" style:text-line-through-type="none" fo:font-size="12pt" fo:font-style="normal" style:text-underline-style="none" fo:font-weight="normal" officeooo:rsid="01aa628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0" style:family="text">
      <style:text-properties style:text-line-through-style="none" style:text-line-through-type="none" fo:font-size="12pt" fo:font-style="normal" style:text-underline-style="none" fo:font-weight="normal" officeooo:rsid="01addddc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1" style:family="text">
      <style:text-properties style:text-line-through-style="none" style:text-line-through-type="none" fo:font-size="12pt" fo:font-style="normal" style:text-underline-style="none" fo:font-weight="normal" officeooo:rsid="01c7fbb5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2" style:family="text">
      <style:text-properties style:text-line-through-style="none" style:text-line-through-type="none" fo:font-size="12pt" fo:font-style="normal" style:text-underline-style="none" fo:font-weight="normal" officeooo:rsid="01ddf54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3" style:family="text">
      <style:text-properties style:text-line-through-style="none" style:text-line-through-type="none" fo:font-size="12pt" fo:font-style="normal" style:text-underline-style="none" fo:font-weight="normal" officeooo:rsid="01e3047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4" style:family="text">
      <style:text-properties style:text-line-through-style="none" style:text-line-through-type="none" fo:font-size="12pt" fo:font-style="normal" style:text-underline-style="none" fo:font-weight="normal" officeooo:rsid="01dfd21b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25" style:family="text">
      <style:text-properties style:text-line-through-style="none" style:text-line-through-type="none" fo:font-size="12pt" fo:font-style="normal" style:text-underline-style="none" fo:font-weight="normal" officeooo:rsid="019a9176" fo:background-color="#dde8cb" loext:char-shading-value="0" style:font-size-asian="12pt" style:font-style-asian="normal" style:font-weight-asian="normal" style:font-size-complex="12pt" style:font-style-complex="normal" style:font-weight-complex="normal"/>
    </style:style>
    <style:style style:name="T726" style:family="text">
      <style:text-properties style:text-line-through-style="none" style:text-line-through-type="none" fo:font-size="12pt" fo:font-style="normal" style:text-underline-style="none" fo:font-weight="normal" officeooo:rsid="01addddc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27" style:family="text">
      <style:text-properties style:text-line-through-style="none" style:text-line-through-type="none" fo:font-size="12pt" fo:font-style="normal" style:text-underline-style="none" fo:font-weight="normal" officeooo:rsid="01dfd21b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728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729" style:family="text">
      <style:text-properties style:text-line-through-style="none" style:text-line-through-type="none" fo:font-size="12pt" fo:font-style="normal" style:text-underline-style="none" fo:font-weight="normal" officeooo:rsid="01addddc" style:font-size-asian="12pt" style:font-style-asian="normal" style:font-weight-asian="normal" style:font-size-complex="12pt" style:font-style-complex="normal" style:font-weight-complex="normal"/>
    </style:style>
    <style:style style:name="T730" style:family="text">
      <style:text-properties style:text-line-through-style="none" style:text-line-through-type="none" fo:font-size="12pt" fo:font-style="normal" style:text-underline-style="none" fo:font-weight="normal" officeooo:rsid="01afea3b" style:font-size-asian="12pt" style:font-style-asian="normal" style:font-weight-asian="normal" style:font-size-complex="12pt" style:font-style-complex="normal" style:font-weight-complex="normal"/>
    </style:style>
    <style:style style:name="T731" style:family="text">
      <style:text-properties style:text-line-through-style="none" style:text-line-through-type="none" fo:font-size="12pt" fo:font-style="normal" style:text-underline-style="none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32" style:family="text">
      <style:text-properties style:text-line-through-style="none" style:text-line-through-type="none" fo:font-size="12pt" fo:font-style="normal" style:text-underline-style="none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33" style:family="text">
      <style:text-properties style:text-line-through-style="none" style:text-line-through-type="none" fo:font-size="12pt" fo:font-style="normal" style:text-underline-style="none" fo:font-weight="normal" officeooo:rsid="01b7417b" style:font-size-asian="12pt" style:font-style-asian="normal" style:font-weight-asian="normal" style:font-size-complex="12pt" style:font-style-complex="normal" style:font-weight-complex="normal"/>
    </style:style>
    <style:style style:name="T734" style:family="text">
      <style:text-properties style:text-line-through-style="none" style:text-line-through-type="none" fo:font-size="12pt" fo:font-style="normal" style:text-underline-style="none" fo:font-weight="normal" officeooo:rsid="01b8c0c4" style:font-size-asian="12pt" style:font-style-asian="normal" style:font-weight-asian="normal" style:font-size-complex="12pt" style:font-style-complex="normal" style:font-weight-complex="normal"/>
    </style:style>
    <style:style style:name="T735" style:family="text">
      <style:text-properties style:text-line-through-style="none" style:text-line-through-type="none" fo:font-size="12pt" fo:font-style="normal" style:text-underline-style="none" fo:font-weight="normal" officeooo:rsid="01ba4922" style:font-size-asian="12pt" style:font-style-asian="normal" style:font-weight-asian="normal" style:font-size-complex="12pt" style:font-style-complex="normal" style:font-weight-complex="normal"/>
    </style:style>
    <style:style style:name="T736" style:family="text">
      <style:text-properties style:text-line-through-style="none" style:text-line-through-type="none" fo:font-size="12pt" fo:font-style="normal" style:text-underline-style="none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37" style:family="text">
      <style:text-properties style:text-line-through-style="none" style:text-line-through-type="none" fo:font-size="12pt" fo:font-style="normal" style:text-underline-style="none" fo:font-weight="normal" officeooo:rsid="01bb46a4" style:font-size-asian="12pt" style:font-style-asian="normal" style:font-weight-asian="normal" style:font-size-complex="12pt" style:font-style-complex="normal" style:font-weight-complex="normal"/>
    </style:style>
    <style:style style:name="T738" style:family="text">
      <style:text-properties style:text-line-through-style="none" style:text-line-through-type="none" fo:font-size="12pt" fo:font-style="normal" style:text-underline-style="none" fo:font-weight="normal" officeooo:rsid="01bb9610" style:font-size-asian="12pt" style:font-style-asian="normal" style:font-weight-asian="normal" style:font-size-complex="12pt" style:font-style-complex="normal" style:font-weight-complex="normal"/>
    </style:style>
    <style:style style:name="T739" style:family="text">
      <style:text-properties style:text-line-through-style="none" style:text-line-through-type="none" fo:font-size="12pt" fo:font-style="normal" style:text-underline-style="none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40" style:family="text">
      <style:text-properties style:text-line-through-style="none" style:text-line-through-type="none" fo:font-size="12pt" fo:font-style="normal" style:text-underline-style="none" fo:font-weight="normal" officeooo:rsid="01c567c2" style:font-size-asian="12pt" style:font-style-asian="normal" style:font-weight-asian="normal" style:font-size-complex="12pt" style:font-style-complex="normal" style:font-weight-complex="normal"/>
    </style:style>
    <style:style style:name="T741" style:family="text">
      <style:text-properties style:text-line-through-style="none" style:text-line-through-type="none" fo:font-size="12pt" fo:font-style="normal" style:text-underline-style="none" fo:font-weight="normal" officeooo:rsid="01c72846" style:font-size-asian="12pt" style:font-style-asian="normal" style:font-weight-asian="normal" style:font-size-complex="12pt" style:font-style-complex="normal" style:font-weight-complex="normal"/>
    </style:style>
    <style:style style:name="T742" style:family="text">
      <style:text-properties style:text-line-through-style="none" style:text-line-through-type="none" fo:font-size="12pt" fo:font-style="normal" style:text-underline-style="none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43" style:family="text">
      <style:text-properties style:text-line-through-style="none" style:text-line-through-type="none" fo:font-size="12pt" fo:font-style="normal" style:text-underline-style="none" fo:font-weight="normal" officeooo:rsid="01f4d7ad" style:font-size-asian="12pt" style:font-style-asian="normal" style:font-weight-asian="normal" style:font-size-complex="12pt" style:font-style-complex="normal" style:font-weight-complex="normal"/>
    </style:style>
    <style:style style:name="T744" style:family="text">
      <style:text-properties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45" style:family="text">
      <style:text-properties style:text-line-through-style="none" style:text-line-through-type="none" fo:font-size="12pt" fo:font-style="normal" style:text-underline-style="none" fo:font-weight="normal" officeooo:rsid="01f8ea66" style:font-size-asian="12pt" style:font-style-asian="normal" style:font-weight-asian="normal" style:font-size-complex="12pt" style:font-style-complex="normal" style:font-weight-complex="normal"/>
    </style:style>
    <style:style style:name="T746" style:family="text">
      <style:text-properties style:text-line-through-style="none" style:text-line-through-type="none" fo:font-size="12pt" fo:font-style="normal" style:text-underline-style="none" fo:font-weight="normal" officeooo:rsid="01fbbcff" style:font-size-asian="12pt" style:font-style-asian="normal" style:font-weight-asian="normal" style:font-size-complex="12pt" style:font-style-complex="normal" style:font-weight-complex="normal"/>
    </style:style>
    <style:style style:name="T747" style:family="text">
      <style:text-properties style:text-line-through-style="none" style:text-line-through-type="none" fo:font-size="12pt" fo:font-style="normal" style:text-underline-style="none" fo:font-weight="normal" officeooo:rsid="01fe4459" style:font-size-asian="12pt" style:font-style-asian="normal" style:font-weight-asian="normal" style:font-size-complex="12pt" style:font-style-complex="normal" style:font-weight-complex="normal"/>
    </style:style>
    <style:style style:name="T748" style:family="text">
      <style:text-properties style:text-line-through-style="none" style:text-line-through-type="none" fo:font-size="12pt" fo:font-style="normal" style:text-underline-style="none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49" style:family="text">
      <style:text-properties style:text-line-through-style="none" style:text-line-through-type="none" fo:font-size="12pt" fo:font-style="normal" style:text-underline-style="none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50" style:family="text">
      <style:text-properties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51" style:family="text">
      <style:text-properties style:text-line-through-style="none" style:text-line-through-type="none" fo:font-size="12pt" fo:font-style="normal" style:text-underline-style="none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52" style:family="text">
      <style:text-properties style:text-line-through-style="none" style:text-line-through-type="none" fo:font-size="12pt" fo:font-style="normal" style:text-underline-style="none" fo:font-weight="normal" officeooo:rsid="01dfd21b" fo:background-color="#ffb66c" loext:char-shading-value="0" style:font-size-asian="12pt" style:font-style-asian="normal" style:font-weight-asian="normal" style:font-size-complex="12pt" style:font-style-complex="normal" style:font-weight-complex="normal"/>
    </style:style>
    <style:style style:name="T75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b533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8ece85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23c1b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bold" officeooo:rsid="019a9176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75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5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18ab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61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style:font-size-asian="12pt" style:font-style-asian="normal" style:font-weight-asian="normal" style:font-size-complex="12pt" style:font-style-complex="normal" style:font-weight-complex="normal"/>
    </style:style>
    <style:style style:name="T762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2499e" style:font-size-asian="12pt" style:font-style-asian="normal" style:font-weight-asian="normal" style:font-size-complex="12pt" style:font-style-complex="normal" style:font-weight-complex="normal"/>
    </style:style>
    <style:style style:name="T763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3d7ed" style:font-size-asian="12pt" style:font-style-asian="normal" style:font-weight-asian="normal" style:font-size-complex="12pt" style:font-style-complex="normal" style:font-weight-complex="normal"/>
    </style:style>
    <style:style style:name="T764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a9806" style:font-size-asian="12pt" style:font-style-asian="normal" style:font-weight-asian="normal" style:font-size-complex="12pt" style:font-style-complex="normal" style:font-weight-complex="normal"/>
    </style:style>
    <style:style style:name="T765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66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c7b921" style:font-size-asian="12pt" style:font-style-asian="normal" style:font-weight-asian="normal" style:font-size-complex="12pt" style:font-style-complex="normal" style:font-weight-complex="normal"/>
    </style:style>
    <style:style style:name="T767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768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1ff2a0f" style:font-size-asian="12pt" style:font-style-asian="normal" style:font-weight-asian="normal" style:font-size-complex="12pt" style:font-style-complex="normal" style:font-weight-complex="normal"/>
    </style:style>
    <style:style style:name="T769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70" style:family="text">
      <style:text-properties style:text-line-through-style="none" style:text-line-through-type="none" fo:font-size="12pt" fo:font-style="normal" style:text-underline-style="solid" style:text-underline-width="auto" style:text-underline-color="font-color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71" style:family="text">
      <style:text-properties style:text-line-through-style="none" style:text-line-through-type="none" fo:font-size="12pt" fo:font-style="normal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2" style:family="text">
      <style:text-properties style:text-line-through-style="none" style:text-line-through-type="none" fo:font-size="12pt" fo:font-style="normal" fo:font-weight="normal" officeooo:rsid="019a917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3" style:family="text">
      <style:text-properties style:text-line-through-style="none" style:text-line-through-type="none" fo:font-size="12pt" fo:font-style="normal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4" style:family="text">
      <style:text-properties style:text-line-through-style="none" style:text-line-through-type="none" fo:font-size="12pt" fo:font-style="normal" fo:font-weight="normal" officeooo:rsid="01d530d2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5" style:family="text">
      <style:text-properties style:text-line-through-style="none" style:text-line-through-type="none" fo:font-size="12pt" fo:font-style="normal" fo:font-weight="normal" officeooo:rsid="01d7f70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6" style:family="text">
      <style:text-properties style:text-line-through-style="none" style:text-line-through-type="none" fo:font-size="12pt" fo:font-style="normal" fo:font-weight="normal" officeooo:rsid="02029b51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7" style:family="text">
      <style:text-properties style:text-line-through-style="none" style:text-line-through-type="none" fo:font-size="12pt" fo:font-style="normal" fo:font-weight="normal" officeooo:rsid="020a13e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778" style:family="text">
      <style:text-properties style:text-line-through-style="none" style:text-line-through-type="none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779" style:family="text">
      <style:text-properties style:text-line-through-style="none" style:text-line-through-type="none" fo:font-size="12pt" fo:font-style="normal" fo:font-weight="normal" officeooo:rsid="01bd31b9" style:font-size-asian="12pt" style:font-style-asian="normal" style:font-weight-asian="normal" style:font-size-complex="12pt" style:font-style-complex="normal" style:font-weight-complex="normal"/>
    </style:style>
    <style:style style:name="T780" style:family="text">
      <style:text-properties style:text-line-through-style="none" style:text-line-through-type="none" fo:font-size="12pt" fo:font-style="normal" fo:font-weight="normal" officeooo:rsid="0201aeed" style:font-size-asian="12pt" style:font-style-asian="normal" style:font-weight-asian="normal" style:font-size-complex="12pt" style:font-style-complex="normal" style:font-weight-complex="normal"/>
    </style:style>
    <style:style style:name="T781" style:family="text">
      <style:text-properties style:text-line-through-style="none" style:text-line-through-type="none" fo:font-size="12pt" fo:font-style="normal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782" style:family="text">
      <style:text-properties style:text-line-through-style="none" style:text-line-through-type="none" fo:font-size="12pt" fo:font-style="normal" fo:font-weight="normal" officeooo:rsid="02040b1d" style:font-size-asian="12pt" style:font-style-asian="normal" style:font-weight-asian="normal" style:font-size-complex="12pt" style:font-style-complex="normal" style:font-weight-complex="normal"/>
    </style:style>
    <style:style style:name="T783" style:family="text">
      <style:text-properties style:text-line-through-style="none" style:text-line-through-type="none" fo:font-size="12pt" fo:font-style="normal" fo:font-weight="normal" officeooo:rsid="02057e5c" style:font-size-asian="12pt" style:font-style-asian="normal" style:font-weight-asian="normal" style:font-size-complex="12pt" style:font-style-complex="normal" style:font-weight-complex="normal"/>
    </style:style>
    <style:style style:name="T784" style:family="text">
      <style:text-properties style:text-line-through-style="none" style:text-line-through-type="none" fo:font-size="12pt" fo:font-style="italic" style:text-underline-style="none" fo:font-weight="normal" officeooo:rsid="01aa628d" fo:background-color="transparent" loext:char-shading-value="0" style:font-size-asian="12pt" style:font-style-asian="italic" style:font-weight-asian="normal" style:font-size-complex="12pt" style:font-style-complex="italic" style:font-weight-complex="normal"/>
    </style:style>
    <style:style style:name="T785" style:family="text">
      <style:text-properties officeooo:rsid="001ae535"/>
    </style:style>
    <style:style style:name="T786" style:family="text">
      <style:text-properties officeooo:rsid="001a5d6f"/>
    </style:style>
    <style:style style:name="T787" style:family="text">
      <style:text-properties officeooo:rsid="004e123f"/>
    </style:style>
    <style:style style:name="T788" style:family="text">
      <style:text-properties officeooo:rsid="00569787"/>
    </style:style>
    <style:style style:name="T789" style:family="text">
      <style:text-properties officeooo:rsid="004fd963"/>
    </style:style>
    <style:style style:name="T790" style:family="text">
      <style:text-properties officeooo:rsid="005855f8"/>
    </style:style>
    <style:style style:name="T791" style:family="text">
      <style:text-properties officeooo:rsid="0050d3cd"/>
    </style:style>
    <style:style style:name="T792" style:family="text">
      <style:text-properties officeooo:rsid="0077c338"/>
    </style:style>
    <style:style style:name="T793" style:family="text">
      <style:text-properties officeooo:rsid="007a61e6"/>
    </style:style>
    <style:style style:name="T794" style:family="text">
      <style:text-properties officeooo:rsid="0080a7c9"/>
    </style:style>
    <style:style style:name="T795" style:family="text">
      <style:text-properties officeooo:rsid="008293c5"/>
    </style:style>
    <style:style style:name="T796" style:family="text">
      <style:text-properties officeooo:rsid="0083ec0f"/>
    </style:style>
    <style:style style:name="T797" style:family="text">
      <style:text-properties fo:color="#999999" loext:opacity="100%"/>
    </style:style>
    <style:style style:name="T798" style:family="text">
      <style:text-properties fo:color="#999999" loext:opacity="100%" style:text-line-through-style="none" style:text-line-through-type="none" fo:font-style="normal" style:text-underline-style="none" fo:font-weight="normal" officeooo:rsid="0116e0a7" fo:background-color="transparent" loext:char-shading-value="0" style:font-style-asian="normal" style:font-weight-asian="normal" style:font-style-complex="normal" style:font-weight-complex="normal"/>
    </style:style>
    <style:style style:name="T799" style:family="text">
      <style:text-properties fo:color="#999999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00" style:family="text">
      <style:text-properties fo:color="#999999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801" style:family="text">
      <style:text-properties fo:color="#999999" loext:opacity="100%" style:text-line-through-style="none" style:text-line-through-type="none" fo:font-style="normal" style:text-underline-style="none" fo:font-weight="bold" officeooo:rsid="01153358" fo:background-color="transparent" loext:char-shading-value="0" style:font-style-asian="normal" style:font-weight-asian="bold" style:font-style-complex="normal" style:font-weight-complex="bold"/>
    </style:style>
    <style:style style:name="T802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28f27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3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1a5d186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4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9d5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5" style:family="text">
      <style:text-properties fo:color="#999999" loext:opacity="100%" style:text-line-through-style="none" style:text-line-through-type="none" fo:font-size="12pt" fo:font-style="normal" style:text-underline-style="none" fo:font-weight="normal" officeooo:rsid="021b2d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06" style:family="text">
      <style:text-properties fo:color="#999999" loext:opacity="100%" officeooo:rsid="02187e55"/>
    </style:style>
    <style:style style:name="T807" style:family="text">
      <style:text-properties fo:color="#999999" loext:opacity="100%" style:text-underline-style="none"/>
    </style:style>
    <style:style style:name="T808" style:family="text">
      <style:text-properties fo:color="#999999" loext:opacity="100%" style:text-underline-style="none" officeooo:rsid="0243abf9"/>
    </style:style>
    <style:style style:name="T809" style:family="text">
      <style:text-properties fo:color="#999999" loext:opacity="100%" style:text-underline-style="none" fo:font-weight="normal" style:font-weight-asian="normal" style:font-weight-complex="normal"/>
    </style:style>
    <style:style style:name="T810" style:family="text">
      <style:text-properties fo:color="#999999" loext:opacity="100%" style:text-underline-style="none" fo:font-weight="normal" officeooo:rsid="0270b780" style:font-weight-asian="normal" style:font-weight-complex="normal"/>
    </style:style>
    <style:style style:name="T811" style:family="text">
      <style:text-properties fo:color="#999999" loext:opacity="100%" style:text-underline-style="none" officeooo:rsid="028f3d7d"/>
    </style:style>
    <style:style style:name="T812" style:family="text">
      <style:text-properties fo:color="#999999" loext:opacity="100%" style:text-underline-style="none" officeooo:rsid="029966ec"/>
    </style:style>
    <style:style style:name="T813" style:family="text">
      <style:text-properties fo:color="#999999" loext:opacity="100%" style:text-underline-style="none" officeooo:rsid="02d3954a"/>
    </style:style>
    <style:style style:name="T814" style:family="text">
      <style:text-properties fo:color="#999999" loext:opacity="100%" style:text-underline-style="none" officeooo:rsid="02dbc89c"/>
    </style:style>
    <style:style style:name="T815" style:family="text">
      <style:text-properties fo:color="#999999" loext:opacity="100%" officeooo:rsid="02b424c3"/>
    </style:style>
    <style:style style:name="T816" style:family="text">
      <style:text-properties fo:color="#999999" loext:opacity="100%" officeooo:rsid="02c2f8cf"/>
    </style:style>
    <style:style style:name="T817" style:family="text">
      <style:text-properties fo:color="#ff0000" loext:opacity="100%"/>
    </style:style>
    <style:style style:name="T818" style:family="text">
      <style:text-properties fo:color="#ff0000" loext:opacity="100%" style:text-line-through-style="none" style:text-line-through-type="none" fo:font-style="normal" style:text-underline-style="none" fo:font-weight="bold" fo:background-color="#ffdbb6" loext:char-shading-value="0" style:font-style-asian="normal" style:font-weight-asian="bold" style:font-style-complex="normal" style:font-weight-complex="bold"/>
    </style:style>
    <style:style style:name="T819" style:family="text">
      <style:text-properties fo:color="#ff0000" loext:opacity="100%" style:text-line-through-style="none" style:text-line-through-type="none" fo:font-style="normal" style:text-underline-style="none" fo:background-color="#ffdbb6" loext:char-shading-value="0" style:font-style-asian="normal" style:font-style-complex="normal"/>
    </style:style>
    <style:style style:name="T820" style:family="text">
      <style:text-properties fo:color="#ff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21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4d7ad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822" style:family="text">
      <style:text-properties fo:color="#ff0000" loext:opacity="100%" style:text-line-through-style="none" style:text-line-through-type="none" fo:font-size="12pt" fo:font-style="normal" style:text-underline-style="none" fo:font-weight="normal" officeooo:rsid="01f696d3" fo:background-color="#ffdbb6" loext:char-shading-value="0" style:font-size-asian="12pt" style:font-style-asian="normal" style:font-weight-asian="normal" style:font-size-complex="12pt" style:font-style-complex="normal" style:font-weight-complex="normal"/>
    </style:style>
    <style:style style:name="T823" style:family="text">
      <style:text-properties fo:color="#ff0000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24" style:family="text">
      <style:text-properties fo:color="#ff0000" loext:opacity="100%" style:text-underline-style="none"/>
    </style:style>
    <style:style style:name="T825" style:family="text">
      <style:text-properties fo:color="#ff0000" loext:opacity="100%" style:text-underline-style="none" fo:font-weight="normal" style:font-weight-asian="normal" style:font-weight-complex="normal"/>
    </style:style>
    <style:style style:name="T826" style:family="text">
      <style:text-properties fo:color="#ff0000" loext:opacity="100%" style:text-underline-style="none" fo:font-weight="normal" officeooo:rsid="025dbb76" style:font-weight-asian="normal" style:font-weight-complex="normal"/>
    </style:style>
    <style:style style:name="T827" style:family="text">
      <style:text-properties fo:color="#ff0000" loext:opacity="100%" style:text-underline-style="none" officeooo:rsid="026b5bef" fo:background-color="#ffdbb6" loext:char-shading-value="0"/>
    </style:style>
    <style:style style:name="T828" style:family="text">
      <style:text-properties fo:color="#ff0000" loext:opacity="100%" style:text-underline-style="none" officeooo:rsid="0271ed32" fo:background-color="#ffdbb6" loext:char-shading-value="0"/>
    </style:style>
    <style:style style:name="T829" style:family="text">
      <style:text-properties fo:color="#ff0000" loext:opacity="100%" style:text-underline-style="none" fo:font-weight="bold" style:font-weight-asian="bold" style:font-weight-complex="bold"/>
    </style:style>
    <style:style style:name="T830" style:family="text">
      <style:text-properties fo:color="#ff0000" loext:opacity="100%" style:text-underline-style="none" fo:font-weight="bold" officeooo:rsid="029f2b75" style:font-weight-asian="bold" style:font-weight-complex="bold"/>
    </style:style>
    <style:style style:name="T831" style:family="text">
      <style:text-properties fo:color="#ff0000" loext:opacity="100%" style:text-underline-style="none" fo:font-weight="bold" fo:background-color="#ffff00" loext:char-shading-value="0" style:font-weight-asian="bold" style:font-weight-complex="bold"/>
    </style:style>
    <style:style style:name="T832" style:family="text">
      <style:text-properties fo:color="#ff0000" loext:opacity="100%" style:text-underline-style="none" officeooo:rsid="029f2b75"/>
    </style:style>
    <style:style style:name="T833" style:family="text">
      <style:text-properties fo:color="#ff0000" loext:opacity="100%" style:text-underline-style="none" officeooo:rsid="02da98fb"/>
    </style:style>
    <style:style style:name="T834" style:family="text">
      <style:text-properties officeooo:rsid="01906a0a"/>
    </style:style>
    <style:style style:name="T835" style:family="text">
      <style:text-properties officeooo:rsid="01923c1b"/>
    </style:style>
    <style:style style:name="T836" style:family="text">
      <style:text-properties officeooo:rsid="01939561"/>
    </style:style>
    <style:style style:name="T837" style:family="text">
      <style:text-properties officeooo:rsid="0193c0a1"/>
    </style:style>
    <style:style style:name="T838" style:family="text">
      <style:text-properties officeooo:rsid="0195a5c7"/>
    </style:style>
    <style:style style:name="T839" style:family="text">
      <style:text-properties officeooo:rsid="0196fe27"/>
    </style:style>
    <style:style style:name="T840" style:family="text">
      <style:text-properties fo:color="#468a1a" loext:opacity="100%" style:text-line-through-style="none" style:text-line-through-type="none" fo:font-size="12pt" fo:font-style="normal" style:text-underline-style="none" fo:font-weight="bold" fo:background-color="transparent" loext:char-shading-value="0" style:font-size-asian="12pt" style:font-style-asian="normal" style:font-weight-asian="bold" style:font-size-complex="12pt" style:font-style-complex="normal" style:font-weight-complex="bold"/>
    </style:style>
    <style:style style:name="T841" style:family="text">
      <style:text-properties fo:color="#468a1a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2" style:family="text">
      <style:text-properties fo:color="#808080" loext:opacity="100%"/>
    </style:style>
    <style:style style:name="T843" style:family="text">
      <style:text-properties fo:color="#808080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44" style:family="text">
      <style:text-properties fo:color="#808080" loext:opacity="100%" style:text-line-through-style="none" style:text-line-through-type="none" fo:font-size="12pt" fo:font-style="normal" style:text-underline-style="none" fo:font-weight="normal" officeooo:rsid="02029b51" style:font-size-asian="12pt" style:font-style-asian="normal" style:font-weight-asian="normal" style:font-size-complex="12pt" style:font-style-complex="normal" style:font-weight-complex="normal"/>
    </style:style>
    <style:style style:name="T845" style:family="text">
      <style:text-properties fo:color="#808080" loext:opacity="100%" officeooo:rsid="022dd008"/>
    </style:style>
    <style:style style:name="T846" style:family="text">
      <style:text-properties fo:color="#808080" loext:opacity="100%" style:text-underline-style="solid" style:text-underline-width="auto" style:text-underline-color="font-color" officeooo:rsid="022dd008"/>
    </style:style>
    <style:style style:name="T847" style:family="text">
      <style:text-properties fo:color="#808080" loext:opacity="100%" officeooo:rsid="0232ab5a"/>
    </style:style>
    <style:style style:name="T848" style:family="text">
      <style:text-properties fo:color="#808080" loext:opacity="100%" style:text-underline-style="none"/>
    </style:style>
    <style:style style:name="T849" style:family="text">
      <style:text-properties fo:color="#808080" loext:opacity="100%" style:text-underline-style="none" officeooo:rsid="02401e55"/>
    </style:style>
    <style:style style:name="T850" style:family="text">
      <style:text-properties fo:color="#808080" loext:opacity="100%" style:text-underline-style="none" fo:font-weight="bold" officeooo:rsid="02401e55" style:font-weight-asian="bold" style:font-weight-complex="bold"/>
    </style:style>
    <style:style style:name="T851" style:family="text">
      <style:text-properties fo:color="#158466" loext:opacity="100%"/>
    </style:style>
    <style:style style:name="T852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dfd21b" style:font-style-asian="normal" style:font-weight-asian="normal" style:font-style-complex="normal" style:font-weight-complex="normal"/>
    </style:style>
    <style:style style:name="T853" style:family="text">
      <style:text-properties fo:color="#158466" loext:opacity="100%" style:text-line-through-style="none" style:text-line-through-type="none" fo:font-style="normal" style:text-underline-style="solid" style:text-underline-width="auto" style:text-underline-color="font-color" fo:font-weight="normal" officeooo:rsid="01e0f286" style:font-style-asian="normal" style:font-weight-asian="normal" style:font-style-complex="normal" style:font-weight-complex="normal"/>
    </style:style>
    <style:style style:name="T854" style:family="text">
      <style:text-properties fo:color="#158466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55" style:family="text">
      <style:text-properties fo:color="#158466" loext:opacity="100%" style:text-line-through-style="none" style:text-line-through-type="none" fo:font-style="normal" style:text-underline-style="none" fo:font-weight="normal" officeooo:rsid="020fbc15" style:font-style-asian="normal" style:font-weight-asian="normal" style:font-style-complex="normal" style:font-weight-complex="normal"/>
    </style:style>
    <style:style style:name="T856" style:family="text">
      <style:text-properties fo:color="#158466" loext:opacity="100%" style:text-line-through-style="none" style:text-line-through-type="none" fo:font-size="12pt" fo:font-style="normal" style:text-underline-style="none" fo:font-weight="normal" officeooo:rsid="01f6eae2" style:font-size-asian="12pt" style:font-style-asian="normal" style:font-weight-asian="normal" style:font-size-complex="12pt" style:font-style-complex="normal" style:font-weight-complex="normal"/>
    </style:style>
    <style:style style:name="T857" style:family="text">
      <style:text-properties fo:color="#158466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858" style:family="text">
      <style:text-properties fo:color="#158466" loext:opacity="100%" style:text-line-through-style="none" style:text-line-through-type="none" fo:font-size="12pt" fo:font-style="normal" style:text-underline-style="none" fo:font-weight="bold" officeooo:rsid="02bd63aa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859" style:family="text">
      <style:text-properties fo:color="#158466" loext:opacity="100%" style:text-line-through-style="none" style:text-line-through-type="none" fo:font-size="12pt" fo:font-style="normal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T860" style:family="text">
      <style:text-properties fo:color="#158466" loext:opacity="100%" style:text-underline-style="none"/>
    </style:style>
    <style:style style:name="T861" style:family="text">
      <style:text-properties fo:color="#158466" loext:opacity="100%" style:text-underline-style="none" fo:font-weight="bold" style:font-weight-asian="bold" style:font-weight-complex="bold"/>
    </style:style>
    <style:style style:name="T862" style:family="text">
      <style:text-properties fo:color="#158466" loext:opacity="100%" style:text-underline-style="none" fo:font-weight="bold" officeooo:rsid="024dd40b" style:font-weight-asian="bold" style:font-weight-complex="bold"/>
    </style:style>
    <style:style style:name="T863" style:family="text">
      <style:text-properties fo:color="#158466" loext:opacity="100%" style:text-underline-style="none" fo:font-weight="bold" fo:background-color="#ffff00" loext:char-shading-value="0" style:font-weight-asian="bold" style:font-weight-complex="bold"/>
    </style:style>
    <style:style style:name="T864" style:family="text">
      <style:text-properties fo:color="#158466" loext:opacity="100%" style:text-underline-style="none" fo:background-color="#ffff00" loext:char-shading-value="0"/>
    </style:style>
    <style:style style:name="T865" style:family="text">
      <style:text-properties fo:color="#158466" loext:opacity="100%" style:text-underline-style="none" officeooo:rsid="0270b780" fo:background-color="#ffff00" loext:char-shading-value="0"/>
    </style:style>
    <style:style style:name="T866" style:family="text">
      <style:text-properties fo:color="#158466" loext:opacity="100%" style:text-underline-style="none" fo:font-weight="normal" style:font-weight-asian="normal" style:font-weight-complex="normal"/>
    </style:style>
    <style:style style:name="T867" style:family="text">
      <style:text-properties fo:color="#158466" loext:opacity="100%" style:text-underline-style="none" fo:font-weight="normal" officeooo:rsid="02617415" style:font-weight-asian="normal" style:font-weight-complex="normal"/>
    </style:style>
    <style:style style:name="T868" style:family="text">
      <style:text-properties fo:color="#158466" loext:opacity="100%" style:text-underline-style="none" fo:font-weight="normal" fo:background-color="#ffff00" loext:char-shading-value="0" style:font-weight-asian="normal" style:font-weight-complex="normal"/>
    </style:style>
    <style:style style:name="T869" style:family="text">
      <style:text-properties fo:color="#158466" loext:opacity="100%" style:text-underline-style="none" officeooo:rsid="02518809"/>
    </style:style>
    <style:style style:name="T870" style:family="text">
      <style:text-properties fo:color="#158466" loext:opacity="100%" style:text-underline-style="none" fo:background-color="#dde8cb" loext:char-shading-value="0"/>
    </style:style>
    <style:style style:name="T871" style:family="text">
      <style:text-properties fo:color="#158466" loext:opacity="100%" fo:font-style="italic" style:text-underline-style="none" style:font-style-asian="italic" style:font-style-complex="italic"/>
    </style:style>
    <style:style style:name="T872" style:family="text">
      <style:text-properties fo:color="#158466" loext:opacity="100%" fo:font-weight="normal" style:font-weight-asian="normal" style:font-weight-complex="normal"/>
    </style:style>
    <style:style style:name="T873" style:family="text">
      <style:text-properties fo:color="#158466" loext:opacity="100%" officeooo:rsid="02889530"/>
    </style:style>
    <style:style style:name="T874" style:family="text">
      <style:text-properties fo:color="#158466" loext:opacity="100%" fo:font-weight="bold" fo:background-color="#ffff00" loext:char-shading-value="0" style:font-weight-asian="bold" style:font-weight-complex="bold"/>
    </style:style>
    <style:style style:name="T875" style:family="text">
      <style:text-properties fo:color="#158466" loext:opacity="100%" fo:font-weight="bold" style:font-weight-asian="bold" style:font-weight-complex="bold"/>
    </style:style>
    <style:style style:name="T876" style:family="text">
      <style:text-properties fo:color="#158466" loext:opacity="100%" fo:font-weight="bold" officeooo:rsid="02bd63aa" style:font-weight-asian="bold" style:font-weight-complex="bold"/>
    </style:style>
    <style:style style:name="T877" style:family="text">
      <style:text-properties fo:color="#158466" loext:opacity="100%" fo:font-weight="bold" officeooo:rsid="02c16934" style:font-weight-asian="bold" style:font-weight-complex="bold"/>
    </style:style>
    <style:style style:name="T878" style:family="text">
      <style:text-properties fo:color="#158466" loext:opacity="100%" officeooo:rsid="028a5c3c"/>
    </style:style>
    <style:style style:name="T879" style:family="text">
      <style:text-properties fo:color="#000000" loext:opacity="100%"/>
    </style:style>
    <style:style style:name="T880" style:family="text">
      <style:text-properties fo:color="#000000" loext:opacity="100%" style:text-line-through-style="none" style:text-line-through-type="none" fo:font-style="normal" style:text-underline-style="none" fo:font-weight="normal" style:font-style-asian="normal" style:font-weight-asian="normal" style:font-style-complex="normal" style:font-weight-complex="normal"/>
    </style:style>
    <style:style style:name="T881" style:family="text">
      <style:text-properties fo:color="#000000" loext:opacity="100%" style:text-line-through-style="none" style:text-line-through-type="none" fo:font-style="normal" style:text-underline-style="none" fo:font-weight="normal" officeooo:rsid="01e0f286" style:font-style-asian="normal" style:font-weight-asian="normal" style:font-style-complex="normal" style:font-weight-complex="normal"/>
    </style:style>
    <style:style style:name="T882" style:family="text">
      <style:text-properties fo:color="#000000" loext:opacity="100%" style:text-line-through-style="none" style:text-line-through-type="none" fo:font-style="normal" style:text-underline-style="none" fo:font-weight="normal" officeooo:rsid="01e30471" style:font-style-asian="normal" style:font-weight-asian="normal" style:font-style-complex="normal" style:font-weight-complex="normal"/>
    </style:style>
    <style:style style:name="T883" style:family="text">
      <style:text-properties fo:color="#000000" loext:opacity="100%" style:text-line-through-style="none" style:text-line-through-type="none" fo:font-style="normal" style:text-underline-style="none" fo:font-weight="normal" officeooo:rsid="01e8e3b8" style:font-style-asian="normal" style:font-weight-asian="normal" style:font-style-complex="normal" style:font-weight-complex="normal"/>
    </style:style>
    <style:style style:name="T884" style:family="text">
      <style:text-properties fo:color="#000000" loext:opacity="100%" style:text-line-through-style="none" style:text-line-through-type="none" fo:font-style="normal" style:text-underline-style="none" fo:font-weight="normal" officeooo:rsid="01e97961" style:font-style-asian="normal" style:font-weight-asian="normal" style:font-style-complex="normal" style:font-weight-complex="normal"/>
    </style:style>
    <style:style style:name="T885" style:family="text">
      <style:text-properties fo:color="#000000" loext:opacity="100%" style:text-line-through-style="none" style:text-line-through-type="none" fo:font-style="normal" style:text-underline-style="none" fo:font-weight="normal" officeooo:rsid="01e9d78e" style:font-style-asian="normal" style:font-weight-asian="normal" style:font-style-complex="normal" style:font-weight-complex="normal"/>
    </style:style>
    <style:style style:name="T886" style:family="text">
      <style:text-properties fo:color="#000000" loext:opacity="100%" style:text-line-through-style="none" style:text-line-through-type="none" fo:font-style="normal" style:text-underline-style="none" fo:font-weight="normal" officeooo:rsid="01eabcba" style:font-style-asian="normal" style:font-weight-asian="normal" style:font-style-complex="normal" style:font-weight-complex="normal"/>
    </style:style>
    <style:style style:name="T887" style:family="text">
      <style:text-properties fo:color="#000000" loext:opacity="100%" style:text-line-through-style="none" style:text-line-through-type="none" fo:font-style="normal" style:text-underline-style="none" fo:font-weight="normal" officeooo:rsid="01f27782" style:font-style-asian="normal" style:font-weight-asian="normal" style:font-style-complex="normal" style:font-weight-complex="normal"/>
    </style:style>
    <style:style style:name="T888" style:family="text">
      <style:text-properties fo:color="#000000" loext:opacity="100%" style:text-line-through-style="none" style:text-line-through-type="none" fo:font-style="normal" style:text-underline-style="none" fo:font-weight="normal" officeooo:rsid="01f44938" style:font-style-asian="normal" style:font-weight-asian="normal" style:font-style-complex="normal" style:font-weight-complex="normal"/>
    </style:style>
    <style:style style:name="T889" style:family="text">
      <style:text-properties fo:color="#000000" loext:opacity="100%" style:text-line-through-style="none" style:text-line-through-type="none" fo:font-style="normal" style:text-underline-style="none" fo:font-weight="normal" fo:background-color="#ffff00" loext:char-shading-value="0" style:font-style-asian="normal" style:font-weight-asian="normal" style:font-style-complex="normal" style:font-weight-complex="normal"/>
    </style:style>
    <style:style style:name="T890" style:family="text">
      <style:text-properties fo:color="#000000" loext:opacity="100%" style:text-line-through-style="none" style:text-line-through-type="none" fo:font-style="normal" style:text-underline-style="none" fo:font-weight="normal" officeooo:rsid="01e9d78e" fo:background-color="#ffff00" loext:char-shading-value="0" style:font-style-asian="normal" style:font-weight-asian="normal" style:font-style-complex="normal" style:font-weight-complex="normal"/>
    </style:style>
    <style:style style:name="T891" style:family="text">
      <style:text-properties fo:color="#000000" loext:opacity="100%" style:text-line-through-style="none" style:text-line-through-type="none" fo:font-style="normal" style:text-underline-style="none" fo:font-weight="normal" officeooo:rsid="01f27782" fo:background-color="#ffff00" loext:char-shading-value="0" style:font-style-asian="normal" style:font-weight-asian="normal" style:font-style-complex="normal" style:font-weight-complex="normal"/>
    </style:style>
    <style:style style:name="T892" style:family="text">
      <style:text-properties fo:color="#000000" loext:opacity="100%" style:text-line-through-style="none" style:text-line-through-type="none" fo:font-style="normal" style:text-underline-style="none" fo:font-weight="normal" officeooo:rsid="01f44938" fo:background-color="#ffff00" loext:char-shading-value="0" style:font-style-asian="normal" style:font-weight-asian="normal" style:font-style-complex="normal" style:font-weight-complex="normal"/>
    </style:style>
    <style:style style:name="T893" style:family="text">
      <style:text-properties fo:color="#000000" loext:opacity="100%" style:text-line-through-style="none" style:text-line-through-type="none" fo:font-style="normal" style:text-underline-style="none" fo:font-weight="bold" officeooo:rsid="01e0f286" style:font-style-asian="normal" style:font-weight-asian="bold" style:font-style-complex="normal" style:font-weight-complex="bold"/>
    </style:style>
    <style:style style:name="T894" style:family="text">
      <style:text-properties fo:color="#000000" loext:opacity="100%" style:text-line-through-style="none" style:text-line-through-type="none" fo:font-style="normal" style:text-underline-style="none" fo:font-weight="bold" officeooo:rsid="01e9d78e" style:font-style-asian="normal" style:font-weight-asian="bold" style:font-style-complex="normal" style:font-weight-complex="bold"/>
    </style:style>
    <style:style style:name="T895" style:family="text">
      <style:text-properties fo:color="#000000" loext:opacity="100%" style:text-line-through-style="none" style:text-line-through-type="none" fo:font-style="normal" style:text-underline-style="none" fo:font-weight="bold" officeooo:rsid="01eabcba" style:font-style-asian="normal" style:font-weight-asian="bold" style:font-style-complex="normal" style:font-weight-complex="bold"/>
    </style:style>
    <style:style style:name="T896" style:family="text">
      <style:text-properties fo:color="#000000" loext:opacity="100%" style:text-line-through-style="none" style:text-line-through-type="none" fo:font-style="normal" style:text-underline-style="none" fo:font-weight="bold" fo:background-color="#ffff00" loext:char-shading-value="0" style:font-style-asian="normal" style:font-weight-asian="bold" style:font-style-complex="normal" style:font-weight-complex="bold"/>
    </style:style>
    <style:style style:name="T897" style:family="text">
      <style:text-properties fo:color="#000000" loext:opacity="100%" style:text-line-through-style="none" style:text-line-through-type="none" fo:font-style="normal" style:text-underline-style="none" fo:font-weight="bold" officeooo:rsid="01e8e3b8" fo:background-color="#ffff00" loext:char-shading-value="0" style:font-style-asian="normal" style:font-weight-asian="bold" style:font-style-complex="normal" style:font-weight-complex="bold"/>
    </style:style>
    <style:style style:name="T898" style:family="text">
      <style:text-properties fo:color="#000000" loext:opacity="100%" style:text-line-through-style="none" style:text-line-through-type="none" fo:font-style="normal" style:text-underline-style="none" fo:font-weight="bold" officeooo:rsid="01e97961" fo:background-color="#ffff00" loext:char-shading-value="0" style:font-style-asian="normal" style:font-weight-asian="bold" style:font-style-complex="normal" style:font-weight-complex="bold"/>
    </style:style>
    <style:style style:name="T899" style:family="text">
      <style:text-properties fo:color="#000000" loext:opacity="100%" style:text-line-through-style="none" style:text-line-through-type="none" fo:font-style="normal" style:text-underline-style="none" fo:font-weight="bold" officeooo:rsid="01f27782" fo:background-color="#ffff00" loext:char-shading-value="0" style:font-style-asian="normal" style:font-weight-asian="bold" style:font-style-complex="normal" style:font-weight-complex="bold"/>
    </style:style>
    <style:style style:name="T900" style:family="text">
      <style:text-properties fo:color="#000000" loext:opacity="100%" style:text-line-through-style="none" style:text-line-through-type="none" fo:font-style="normal" style:text-underline-style="none" fo:font-weight="bold" officeooo:rsid="01f44938" fo:background-color="#ffff00" loext:char-shading-value="0" style:font-style-asian="normal" style:font-weight-asian="bold" style:font-style-complex="normal" style:font-weight-complex="bold"/>
    </style:style>
    <style:style style:name="T901" style:family="text">
      <style:text-properties fo:color="#000000" loext:opacity="100%" style:text-line-through-style="none" style:text-line-through-type="none" fo:font-style="normal" fo:font-weight="normal" style:font-style-asian="normal" style:font-weight-asian="normal" style:font-style-complex="normal" style:font-weight-complex="normal"/>
    </style:style>
    <style:style style:name="T902" style:family="text">
      <style:text-properties fo:color="#000000" loext:opacity="100%" style:text-line-through-style="none" style:text-line-through-type="none" fo:font-style="normal" fo:font-weight="normal" officeooo:rsid="01e30471" style:font-style-asian="normal" style:font-weight-asian="normal" style:font-style-complex="normal" style:font-weight-complex="normal"/>
    </style:style>
    <style:style style:name="T903" style:family="text">
      <style:text-properties fo:color="#000000" loext:opacity="100%" style:text-line-through-style="none" style:text-line-through-type="none" fo:font-style="normal" fo:font-weight="normal" officeooo:rsid="01f27782" style:font-style-asian="normal" style:font-weight-asian="normal" style:font-style-complex="normal" style:font-weight-complex="normal"/>
    </style:style>
    <style:style style:name="T904" style:family="text">
      <style:text-properties fo:color="#000000" loext:opacity="100%" style:text-line-through-style="none" style:text-line-through-type="none" fo:font-style="normal" fo:font-weight="normal" officeooo:rsid="01f44938" style:font-style-asian="normal" style:font-weight-asian="normal" style:font-style-complex="normal" style:font-weight-complex="normal"/>
    </style:style>
    <style:style style:name="T905" style:family="text">
      <style:text-properties fo:color="#000000" loext:opacity="100%" style:text-line-through-style="none" style:text-line-through-type="none" fo:font-style="normal" fo:font-weight="bold" style:font-style-asian="normal" style:font-weight-asian="bold" style:font-style-complex="normal" style:font-weight-complex="bold"/>
    </style:style>
    <style:style style:name="T906" style:family="text">
      <style:text-properties fo:color="#000000" loext:opacity="100%" style:text-line-through-style="none" style:text-line-through-type="none" fo:font-size="14pt" fo:font-style="normal" style:text-underline-style="none" fo:font-weight="normal" officeooo:rsid="01e59636" fo:background-color="#ffff00" loext:char-shading-value="0" style:font-size-asian="14pt" style:font-style-asian="normal" style:font-weight-asian="normal" style:font-size-complex="14pt" style:font-style-complex="normal" style:font-weight-complex="normal"/>
    </style:style>
    <style:style style:name="T907" style:family="text">
      <style:text-properties fo:color="#000000" loext:opacity="100%" style:text-line-through-style="none" style:text-line-through-type="none" fo:font-size="14pt" fo:font-style="normal" style:text-underline-style="none" fo:font-weight="bold" officeooo:rsid="01e59636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908" style:family="text">
      <style:text-properties fo:color="#000000" loext:opacity="100%" style:text-line-through-style="none" style:text-line-through-type="none" fo:font-size="14pt" fo:font-style="normal" fo:font-weight="bold" fo:background-color="#ffff00" loext:char-shading-value="0" style:font-size-asian="14pt" style:font-style-asian="normal" style:font-weight-asian="bold" style:font-size-complex="14pt" style:font-style-complex="normal" style:font-weight-complex="bold"/>
    </style:style>
    <style:style style:name="T909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1f4d7ad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10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b69a84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11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bd63aa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912" style:family="text">
      <style:text-properties fo:color="#000000" loext:opacity="100%" style:text-line-through-style="none" style:text-line-through-type="none" fo:font-size="12pt" fo:font-style="normal" style:text-underline-style="none" fo:font-weight="normal" officeooo:rsid="02bd63aa" fo:background-color="#ffff00" loext:char-shading-value="0" style:font-size-asian="12pt" style:font-style-asian="normal" style:font-weight-asian="normal" style:font-size-complex="12pt" style:font-style-complex="normal" style:font-weight-complex="normal"/>
    </style:style>
    <style:style style:name="T913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9237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14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8c6bd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15" style:family="text">
      <style:text-properties fo:color="#000000" loext:opacity="100%" style:text-line-through-style="none" style:text-line-through-type="none" fo:font-size="10pt" fo:font-style="normal" style:text-underline-style="none" fo:font-weight="normal" officeooo:rsid="02b95eab" fo:background-color="transparent" loext:char-shading-value="0" style:font-size-asian="10pt" style:font-style-asian="normal" style:font-weight-asian="normal" style:font-size-complex="10pt" style:font-style-complex="normal" style:font-weight-complex="normal"/>
    </style:style>
    <style:style style:name="T916" style:family="text">
      <style:text-properties fo:color="#000000" loext:opacity="100%" style:text-line-through-style="none" style:text-line-through-type="none" fo:font-size="10pt" fo:font-style="normal" style:text-underline-style="none" fo:font-weight="bold" officeooo:rsid="02b8c6bd" fo:background-color="transparent" loext:char-shading-value="0" style:font-size-asian="10pt" style:font-style-asian="normal" style:font-weight-asian="bold" style:font-size-complex="10pt" style:font-style-complex="normal" style:font-weight-complex="bold"/>
    </style:style>
    <style:style style:name="T917" style:family="text">
      <style:text-properties fo:color="#000000" loext:opacity="100%" style:text-underline-style="solid" style:text-underline-width="auto" style:text-underline-color="font-color"/>
    </style:style>
    <style:style style:name="T918" style:family="text">
      <style:text-properties fo:color="#000000" loext:opacity="100%" style:text-underline-style="solid" style:text-underline-width="auto" style:text-underline-color="font-color" officeooo:rsid="022dd008"/>
    </style:style>
    <style:style style:name="T919" style:family="text">
      <style:text-properties fo:color="#000000" loext:opacity="100%" style:text-underline-style="solid" style:text-underline-width="auto" style:text-underline-color="font-color" officeooo:rsid="022dd008" fo:background-color="#ffff00" loext:char-shading-value="0"/>
    </style:style>
    <style:style style:name="T920" style:family="text">
      <style:text-properties fo:color="#000000" loext:opacity="100%" style:text-underline-style="solid" style:text-underline-width="auto" style:text-underline-color="font-color" fo:font-weight="normal" style:font-weight-asian="normal" style:font-weight-complex="normal"/>
    </style:style>
    <style:style style:name="T921" style:family="text">
      <style:text-properties fo:color="#000000" loext:opacity="100%" style:text-underline-style="none"/>
    </style:style>
    <style:style style:name="T922" style:family="text">
      <style:text-properties fo:color="#000000" loext:opacity="100%" style:text-underline-style="none" officeooo:rsid="023f9d39"/>
    </style:style>
    <style:style style:name="T923" style:family="text">
      <style:text-properties fo:color="#000000" loext:opacity="100%" style:text-underline-style="none" fo:font-weight="bold" style:font-weight-asian="bold" style:font-weight-complex="bold"/>
    </style:style>
    <style:style style:name="T924" style:family="text">
      <style:text-properties fo:color="#000000" loext:opacity="100%" style:text-underline-style="none" fo:font-weight="bold" officeooo:rsid="02a02bbd" style:font-weight-asian="bold" style:font-weight-complex="bold"/>
    </style:style>
    <style:style style:name="T925" style:family="text">
      <style:text-properties fo:color="#000000" loext:opacity="100%" style:text-underline-style="none" fo:font-weight="bold" fo:background-color="#ffff00" loext:char-shading-value="0" style:font-weight-asian="bold" style:font-weight-complex="bold"/>
    </style:style>
    <style:style style:name="T926" style:family="text">
      <style:text-properties fo:color="#000000" loext:opacity="100%" style:text-underline-style="none" fo:font-weight="bold" officeooo:rsid="0287de7b" fo:background-color="#ffff00" loext:char-shading-value="0" style:font-weight-asian="bold" style:font-weight-complex="bold"/>
    </style:style>
    <style:style style:name="T927" style:family="text">
      <style:text-properties fo:color="#000000" loext:opacity="100%" style:text-underline-style="none" fo:font-weight="bold" officeooo:rsid="02947b55" fo:background-color="#ffff00" loext:char-shading-value="0" style:font-weight-asian="bold" style:font-weight-complex="bold"/>
    </style:style>
    <style:style style:name="T928" style:family="text">
      <style:text-properties fo:color="#000000" loext:opacity="100%" style:text-underline-style="none" fo:font-weight="bold" officeooo:rsid="02aad129" fo:background-color="#ffff00" loext:char-shading-value="0" style:font-weight-asian="bold" style:font-weight-complex="bold"/>
    </style:style>
    <style:style style:name="T929" style:family="text">
      <style:text-properties fo:color="#000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930" style:family="text">
      <style:text-properties fo:color="#000000" loext:opacity="100%" style:text-underline-style="none" fo:font-weight="bold" fo:background-color="#dde8cb" loext:char-shading-value="0" style:font-weight-asian="bold" style:font-weight-complex="bold"/>
    </style:style>
    <style:style style:name="T931" style:family="text">
      <style:text-properties fo:color="#000000" loext:opacity="100%" style:text-underline-style="none" officeooo:rsid="0243abf9"/>
    </style:style>
    <style:style style:name="T932" style:family="text">
      <style:text-properties fo:color="#000000" loext:opacity="100%" style:text-underline-style="none" fo:font-weight="normal" style:font-weight-asian="normal" style:font-weight-complex="normal"/>
    </style:style>
    <style:style style:name="T933" style:family="text">
      <style:text-properties fo:color="#000000" loext:opacity="100%" style:text-underline-style="none" fo:font-weight="normal" officeooo:rsid="02518809" style:font-weight-asian="normal" style:font-weight-complex="normal"/>
    </style:style>
    <style:style style:name="T934" style:family="text">
      <style:text-properties fo:color="#000000" loext:opacity="100%" style:text-underline-style="none" fo:font-weight="normal" officeooo:rsid="0251a427" style:font-weight-asian="normal" style:font-weight-complex="normal"/>
    </style:style>
    <style:style style:name="T935" style:family="text">
      <style:text-properties fo:color="#000000" loext:opacity="100%" style:text-underline-style="none" fo:font-weight="normal" officeooo:rsid="02531c46" style:font-weight-asian="normal" style:font-weight-complex="normal"/>
    </style:style>
    <style:style style:name="T936" style:family="text">
      <style:text-properties fo:color="#000000" loext:opacity="100%" style:text-underline-style="none" fo:font-weight="normal" officeooo:rsid="0257e744" style:font-weight-asian="normal" style:font-weight-complex="normal"/>
    </style:style>
    <style:style style:name="T937" style:family="text">
      <style:text-properties fo:color="#000000" loext:opacity="100%" style:text-underline-style="none" fo:font-weight="normal" officeooo:rsid="025dbb76" style:font-weight-asian="normal" style:font-weight-complex="normal"/>
    </style:style>
    <style:style style:name="T938" style:family="text">
      <style:text-properties fo:color="#000000" loext:opacity="100%" style:text-underline-style="none" fo:font-weight="normal" officeooo:rsid="02617415" style:font-weight-asian="normal" style:font-weight-complex="normal"/>
    </style:style>
    <style:style style:name="T939" style:family="text">
      <style:text-properties fo:color="#000000" loext:opacity="100%" style:text-underline-style="none" fo:font-weight="normal" officeooo:rsid="02618df5" style:font-weight-asian="normal" style:font-weight-complex="normal"/>
    </style:style>
    <style:style style:name="T940" style:family="text">
      <style:text-properties fo:color="#000000" loext:opacity="100%" style:text-underline-style="none" fo:font-weight="normal" officeooo:rsid="02620fa1" style:font-weight-asian="normal" style:font-weight-complex="normal"/>
    </style:style>
    <style:style style:name="T941" style:family="text">
      <style:text-properties fo:color="#000000" loext:opacity="100%" style:text-underline-style="none" fo:font-weight="normal" officeooo:rsid="02629fca" style:font-weight-asian="normal" style:font-weight-complex="normal"/>
    </style:style>
    <style:style style:name="T942" style:family="text">
      <style:text-properties fo:color="#000000" loext:opacity="100%" style:text-underline-style="none" fo:font-weight="normal" officeooo:rsid="026b5bef" style:font-weight-asian="normal" style:font-weight-complex="normal"/>
    </style:style>
    <style:style style:name="T943" style:family="text">
      <style:text-properties fo:color="#000000" loext:opacity="100%" style:text-underline-style="none" fo:font-weight="normal" officeooo:rsid="0270b780" style:font-weight-asian="normal" style:font-weight-complex="normal"/>
    </style:style>
    <style:style style:name="T944" style:family="text">
      <style:text-properties fo:color="#000000" loext:opacity="100%" style:text-underline-style="none" fo:font-weight="normal" officeooo:rsid="0271ed32" style:font-weight-asian="normal" style:font-weight-complex="normal"/>
    </style:style>
    <style:style style:name="T945" style:family="text">
      <style:text-properties fo:color="#000000" loext:opacity="100%" style:text-underline-style="none" fo:font-weight="normal" officeooo:rsid="02735e55" style:font-weight-asian="normal" style:font-weight-complex="normal"/>
    </style:style>
    <style:style style:name="T946" style:family="text">
      <style:text-properties fo:color="#000000" loext:opacity="100%" style:text-underline-style="none" fo:font-weight="normal" officeooo:rsid="02753802" style:font-weight-asian="normal" style:font-weight-complex="normal"/>
    </style:style>
    <style:style style:name="T947" style:family="text">
      <style:text-properties fo:color="#000000" loext:opacity="100%" style:text-underline-style="none" fo:font-weight="normal" officeooo:rsid="0276e83c" style:font-weight-asian="normal" style:font-weight-complex="normal"/>
    </style:style>
    <style:style style:name="T948" style:family="text">
      <style:text-properties fo:color="#000000" loext:opacity="100%" style:text-underline-style="none" fo:font-weight="normal" officeooo:rsid="027ba51b" style:font-weight-asian="normal" style:font-weight-complex="normal"/>
    </style:style>
    <style:style style:name="T949" style:family="text">
      <style:text-properties fo:color="#000000" loext:opacity="100%" style:text-underline-style="none" fo:font-weight="normal" officeooo:rsid="027c77b6" style:font-weight-asian="normal" style:font-weight-complex="normal"/>
    </style:style>
    <style:style style:name="T950" style:family="text">
      <style:text-properties fo:color="#000000" loext:opacity="100%" style:text-underline-style="none" fo:font-weight="normal" officeooo:rsid="027e6a48" style:font-weight-asian="normal" style:font-weight-complex="normal"/>
    </style:style>
    <style:style style:name="T951" style:family="text">
      <style:text-properties fo:color="#000000" loext:opacity="100%" style:text-underline-style="none" fo:font-weight="normal" officeooo:rsid="0283bc21" style:font-weight-asian="normal" style:font-weight-complex="normal"/>
    </style:style>
    <style:style style:name="T952" style:family="text">
      <style:text-properties fo:color="#000000" loext:opacity="100%" style:text-underline-style="none" fo:font-weight="normal" fo:background-color="#ffff00" loext:char-shading-value="0" style:font-weight-asian="normal" style:font-weight-complex="normal"/>
    </style:style>
    <style:style style:name="T953" style:family="text">
      <style:text-properties fo:color="#000000" loext:opacity="100%" style:text-underline-style="none" fo:font-weight="normal" officeooo:rsid="026b5bef" fo:background-color="#ffdbb6" loext:char-shading-value="0" style:font-weight-asian="normal" style:font-weight-complex="normal"/>
    </style:style>
    <style:style style:name="T954" style:family="text">
      <style:text-properties fo:color="#000000" loext:opacity="100%" style:text-underline-style="none" officeooo:rsid="0245aa87"/>
    </style:style>
    <style:style style:name="T955" style:family="text">
      <style:text-properties fo:color="#000000" loext:opacity="100%" style:text-underline-style="none" fo:background-color="#ffff00" loext:char-shading-value="0"/>
    </style:style>
    <style:style style:name="T956" style:family="text">
      <style:text-properties fo:color="#000000" loext:opacity="100%" style:text-underline-style="none" officeooo:rsid="0248ac99" fo:background-color="#ffff00" loext:char-shading-value="0"/>
    </style:style>
    <style:style style:name="T957" style:family="text">
      <style:text-properties fo:color="#000000" loext:opacity="100%" style:text-underline-style="none" officeooo:rsid="02836058" fo:background-color="#ffff00" loext:char-shading-value="0"/>
    </style:style>
    <style:style style:name="T958" style:family="text">
      <style:text-properties fo:color="#000000" loext:opacity="100%" style:text-underline-style="none" officeooo:rsid="028a5c3c" fo:background-color="#ffff00" loext:char-shading-value="0"/>
    </style:style>
    <style:style style:name="T959" style:family="text">
      <style:text-properties fo:color="#000000" loext:opacity="100%" style:text-underline-style="none" officeooo:rsid="0287de7b" fo:background-color="#ffff00" loext:char-shading-value="0"/>
    </style:style>
    <style:style style:name="T960" style:family="text">
      <style:text-properties fo:color="#000000" loext:opacity="100%" style:text-underline-style="none" officeooo:rsid="0247794d"/>
    </style:style>
    <style:style style:name="T961" style:family="text">
      <style:text-properties fo:color="#000000" loext:opacity="100%" style:text-underline-style="none" officeooo:rsid="0248ac99"/>
    </style:style>
    <style:style style:name="T962" style:family="text">
      <style:text-properties fo:color="#000000" loext:opacity="100%" style:text-underline-style="none" officeooo:rsid="0249b37a"/>
    </style:style>
    <style:style style:name="T963" style:family="text">
      <style:text-properties fo:color="#000000" loext:opacity="100%" style:text-underline-style="none" officeooo:rsid="024b979c"/>
    </style:style>
    <style:style style:name="T964" style:family="text">
      <style:text-properties fo:color="#000000" loext:opacity="100%" style:text-underline-style="none" officeooo:rsid="02518809"/>
    </style:style>
    <style:style style:name="T965" style:family="text">
      <style:text-properties fo:color="#000000" loext:opacity="100%" style:text-underline-style="none" officeooo:rsid="026b5bef"/>
    </style:style>
    <style:style style:name="T966" style:family="text">
      <style:text-properties fo:color="#000000" loext:opacity="100%" style:text-underline-style="none" officeooo:rsid="02735e55"/>
    </style:style>
    <style:style style:name="T967" style:family="text">
      <style:text-properties fo:color="#000000" loext:opacity="100%" style:text-underline-style="none" fo:background-color="#dde8cb" loext:char-shading-value="0"/>
    </style:style>
    <style:style style:name="T968" style:family="text">
      <style:text-properties fo:color="#000000" loext:opacity="100%" style:text-underline-style="none" officeooo:rsid="0283e271"/>
    </style:style>
    <style:style style:name="T969" style:family="text">
      <style:text-properties fo:color="#000000" loext:opacity="100%" style:text-underline-style="none" officeooo:rsid="0287de7b"/>
    </style:style>
    <style:style style:name="T970" style:family="text">
      <style:text-properties fo:color="#000000" loext:opacity="100%" style:text-underline-style="none" officeooo:rsid="028a5c3c"/>
    </style:style>
    <style:style style:name="T971" style:family="text">
      <style:text-properties fo:color="#000000" loext:opacity="100%" style:text-underline-style="none" officeooo:rsid="028da4f7"/>
    </style:style>
    <style:style style:name="T972" style:family="text">
      <style:text-properties fo:color="#000000" loext:opacity="100%" style:text-underline-style="none" officeooo:rsid="028f3d7d"/>
    </style:style>
    <style:style style:name="T973" style:family="text">
      <style:text-properties fo:color="#000000" loext:opacity="100%" style:text-underline-style="none" officeooo:rsid="02917d51"/>
    </style:style>
    <style:style style:name="T974" style:family="text">
      <style:text-properties fo:color="#000000" loext:opacity="100%" style:text-underline-style="none" officeooo:rsid="02947b55"/>
    </style:style>
    <style:style style:name="T975" style:family="text">
      <style:text-properties fo:color="#000000" loext:opacity="100%" style:text-underline-style="none" officeooo:rsid="029c1e22"/>
    </style:style>
    <style:style style:name="T976" style:family="text">
      <style:text-properties fo:color="#000000" loext:opacity="100%" style:text-underline-style="none" officeooo:rsid="029dcd84"/>
    </style:style>
    <style:style style:name="T977" style:family="text">
      <style:text-properties fo:color="#000000" loext:opacity="100%" style:text-underline-style="none" officeooo:rsid="029f2b75"/>
    </style:style>
    <style:style style:name="T978" style:family="text">
      <style:text-properties fo:color="#000000" loext:opacity="100%" style:text-underline-style="none" officeooo:rsid="02a62478"/>
    </style:style>
    <style:style style:name="T979" style:family="text">
      <style:text-properties fo:color="#000000" loext:opacity="100%" style:text-underline-style="none" officeooo:rsid="02aad129"/>
    </style:style>
    <style:style style:name="T980" style:family="text">
      <style:text-properties fo:color="#000000" loext:opacity="100%" style:text-underline-style="none" officeooo:rsid="02ac93f7"/>
    </style:style>
    <style:style style:name="T981" style:family="text">
      <style:text-properties fo:color="#000000" loext:opacity="100%" style:text-underline-style="none" officeooo:rsid="02adf585"/>
    </style:style>
    <style:style style:name="T982" style:family="text">
      <style:text-properties fo:color="#000000" loext:opacity="100%" style:text-underline-style="none" officeooo:rsid="02b11ffa"/>
    </style:style>
    <style:style style:name="T983" style:family="text">
      <style:text-properties fo:color="#000000" loext:opacity="100%" fo:font-style="italic" style:text-underline-style="none" fo:font-weight="bold" officeooo:rsid="0247794d" fo:background-color="#ffff00" loext:char-shading-value="0" style:font-style-asian="italic" style:font-weight-asian="bold" style:font-style-complex="italic" style:font-weight-complex="bold"/>
    </style:style>
    <style:style style:name="T984" style:family="text">
      <style:text-properties fo:color="#000000" loext:opacity="100%" fo:font-style="italic" style:text-underline-style="none" fo:font-weight="normal" style:font-style-asian="italic" style:font-weight-asian="normal" style:font-style-complex="italic" style:font-weight-complex="normal"/>
    </style:style>
    <style:style style:name="T985" style:family="text">
      <style:text-properties fo:color="#000000" loext:opacity="100%" fo:font-style="italic" officeooo:rsid="02b58fb5" style:font-style-asian="italic" style:font-style-complex="italic"/>
    </style:style>
    <style:style style:name="T986" style:family="text">
      <style:text-properties fo:color="#000000" loext:opacity="100%" fo:font-style="italic" officeooo:rsid="02bb1ff5" style:font-style-asian="italic" style:font-style-complex="italic"/>
    </style:style>
    <style:style style:name="T987" style:family="text">
      <style:text-properties fo:color="#000000" loext:opacity="100%" fo:font-weight="normal" style:font-weight-asian="normal" style:font-weight-complex="normal"/>
    </style:style>
    <style:style style:name="T988" style:family="text">
      <style:text-properties fo:color="#000000" loext:opacity="100%" fo:font-weight="normal" officeooo:rsid="02518809" style:font-weight-asian="normal" style:font-weight-complex="normal"/>
    </style:style>
    <style:style style:name="T989" style:family="text">
      <style:text-properties fo:color="#000000" loext:opacity="100%" fo:font-weight="normal" officeooo:rsid="0266dcfd" style:font-weight-asian="normal" style:font-weight-complex="normal"/>
    </style:style>
    <style:style style:name="T990" style:family="text">
      <style:text-properties fo:color="#000000" loext:opacity="100%" fo:font-weight="normal" officeooo:rsid="026a61b4" style:font-weight-asian="normal" style:font-weight-complex="normal"/>
    </style:style>
    <style:style style:name="T991" style:family="text">
      <style:text-properties fo:color="#000000" loext:opacity="100%" fo:font-weight="normal" officeooo:rsid="026ea302" style:font-weight-asian="normal" style:font-weight-complex="normal"/>
    </style:style>
    <style:style style:name="T992" style:family="text">
      <style:text-properties fo:color="#000000" loext:opacity="100%" fo:font-weight="normal" officeooo:rsid="0278fca5" style:font-weight-asian="normal" style:font-weight-complex="normal"/>
    </style:style>
    <style:style style:name="T993" style:family="text">
      <style:text-properties fo:color="#000000" loext:opacity="100%" fo:font-weight="normal" officeooo:rsid="0279c9de" style:font-weight-asian="normal" style:font-weight-complex="normal"/>
    </style:style>
    <style:style style:name="T994" style:family="text">
      <style:text-properties fo:color="#000000" loext:opacity="100%" fo:font-weight="normal" officeooo:rsid="02753802" style:font-weight-asian="normal" style:font-weight-complex="normal"/>
    </style:style>
    <style:style style:name="T995" style:family="text">
      <style:text-properties fo:color="#000000" loext:opacity="100%" fo:font-weight="normal" fo:background-color="#ffff00" loext:char-shading-value="0" style:font-weight-asian="normal" style:font-weight-complex="normal"/>
    </style:style>
    <style:style style:name="T996" style:family="text">
      <style:text-properties fo:color="#000000" loext:opacity="100%" fo:font-weight="normal" officeooo:rsid="026a61b4" fo:background-color="#ffff00" loext:char-shading-value="0" style:font-weight-asian="normal" style:font-weight-complex="normal"/>
    </style:style>
    <style:style style:name="T997" style:family="text">
      <style:text-properties fo:color="#000000" loext:opacity="100%" fo:font-weight="normal" officeooo:rsid="0278fca5" fo:background-color="#ffff00" loext:char-shading-value="0" style:font-weight-asian="normal" style:font-weight-complex="normal"/>
    </style:style>
    <style:style style:name="T998" style:family="text">
      <style:text-properties fo:color="#000000" loext:opacity="100%" fo:background-color="#ffff00" loext:char-shading-value="0"/>
    </style:style>
    <style:style style:name="T999" style:family="text">
      <style:text-properties fo:color="#000000" loext:opacity="100%" officeooo:rsid="0287de7b"/>
    </style:style>
    <style:style style:name="T1000" style:family="text">
      <style:text-properties fo:color="#000000" loext:opacity="100%" officeooo:rsid="02889530"/>
    </style:style>
    <style:style style:name="T1001" style:family="text">
      <style:text-properties fo:color="#000000" loext:opacity="100%" fo:font-weight="bold" fo:background-color="#ffff00" loext:char-shading-value="0" style:font-weight-asian="bold" style:font-weight-complex="bold"/>
    </style:style>
    <style:style style:name="T1002" style:family="text">
      <style:text-properties fo:color="#000000" loext:opacity="100%" fo:font-weight="bold" style:font-weight-asian="bold" style:font-weight-complex="bold"/>
    </style:style>
    <style:style style:name="T1003" style:family="text">
      <style:text-properties fo:color="#000000" loext:opacity="100%" officeooo:rsid="028a5c3c"/>
    </style:style>
    <style:style style:name="T1004" style:family="text">
      <style:text-properties fo:color="#000000" loext:opacity="100%" officeooo:rsid="028da4f7"/>
    </style:style>
    <style:style style:name="T1005" style:family="text">
      <style:text-properties fo:color="#000000" loext:opacity="100%" officeooo:rsid="02b424c3"/>
    </style:style>
    <style:style style:name="T1006" style:family="text">
      <style:text-properties fo:color="#000000" loext:opacity="100%" officeooo:rsid="02b58fb5"/>
    </style:style>
    <style:style style:name="T1007" style:family="text">
      <style:text-properties fo:color="#000000" loext:opacity="100%" officeooo:rsid="02bb1ff5"/>
    </style:style>
    <style:style style:name="T1008" style:family="text">
      <style:text-properties fo:color="#000000" loext:opacity="100%" officeooo:rsid="02bcdaaa"/>
    </style:style>
    <style:style style:name="T1009" style:family="text">
      <style:text-properties officeooo:rsid="021336b3"/>
    </style:style>
    <style:style style:name="T1010" style:family="text">
      <style:text-properties officeooo:rsid="0213c9a6"/>
    </style:style>
    <style:style style:name="T1011" style:family="text">
      <style:text-properties officeooo:rsid="021743ce"/>
    </style:style>
    <style:style style:name="T1012" style:family="text">
      <style:text-properties officeooo:rsid="02187e55"/>
    </style:style>
    <style:style style:name="T1013" style:family="text">
      <style:text-properties officeooo:rsid="021b2dee"/>
    </style:style>
    <style:style style:name="T1014" style:family="text">
      <style:text-properties fo:color="#ff8000" loext:opacity="100%" style:text-line-through-style="none" style:text-line-through-type="none" fo:font-size="12pt" fo:font-style="normal" fo:font-weight="normal" officeooo:rsid="021c4a88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15" style:family="text">
      <style:text-properties fo:color="#ff8000" loext:opacity="100%" fo:font-weight="normal" style:font-weight-asian="normal" style:font-weight-complex="normal"/>
    </style:style>
    <style:style style:name="T1016" style:family="text">
      <style:text-properties fo:color="#ff8000" loext:opacity="100%" fo:font-weight="normal" fo:background-color="#ffff00" loext:char-shading-value="0" style:font-weight-asian="normal" style:font-weight-complex="normal"/>
    </style:style>
    <style:style style:name="T1017" style:family="text">
      <style:text-properties fo:color="#ff8000" loext:opacity="100%" style:text-underline-style="none"/>
    </style:style>
    <style:style style:name="T1018" style:family="text">
      <style:text-properties fo:color="#ff8000" loext:opacity="100%" style:text-underline-style="none" fo:font-weight="bold" style:font-weight-asian="bold" style:font-weight-complex="bold"/>
    </style:style>
    <style:style style:name="T1019" style:family="text">
      <style:text-properties fo:color="#ff8000" loext:opacity="100%" style:text-underline-style="none" fo:font-weight="bold" fo:background-color="#ffff00" loext:char-shading-value="0" style:font-weight-asian="bold" style:font-weight-complex="bold"/>
    </style:style>
    <style:style style:name="T1020" style:family="text">
      <style:text-properties fo:color="#ff8000" loext:opacity="100%" style:text-underline-style="none" fo:font-weight="bold" officeooo:rsid="02ac93f7" fo:background-color="#ffff00" loext:char-shading-value="0" style:font-weight-asian="bold" style:font-weight-complex="bold"/>
    </style:style>
    <style:style style:name="T1021" style:family="text">
      <style:text-properties officeooo:rsid="0226a694"/>
    </style:style>
    <style:style style:name="T1022" style:family="text">
      <style:text-properties officeooo:rsid="022dd008"/>
    </style:style>
    <style:style style:name="T1023" style:family="text">
      <style:text-properties fo:color="#b2b2b2" loext:opacity="100%"/>
    </style:style>
    <style:style style:name="T1024" style:family="text">
      <style:text-properties fo:color="#b2b2b2" loext:opacity="100%" officeooo:rsid="022dd008"/>
    </style:style>
    <style:style style:name="T1025" style:family="text">
      <style:text-properties fo:color="#b2b2b2" loext:opacity="100%" officeooo:rsid="02bebe3e"/>
    </style:style>
    <style:style style:name="T1026" style:family="text">
      <style:text-properties fo:color="#b2b2b2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27" style:family="text">
      <style:text-properties fo:color="#b2b2b2" loext:opacity="100%" style:text-line-through-style="none" style:text-line-through-type="none" fo:font-size="12pt" fo:font-style="normal" style:text-underline-style="none" fo:font-weight="normal" officeooo:rsid="02ccc180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28" style:family="text">
      <style:text-properties fo:color="#b2b2b2" loext:opacity="100%" style:text-underline-style="none"/>
    </style:style>
    <style:style style:name="T1029" style:family="text">
      <style:text-properties fo:color="#127622" loext:opacity="100%" fo:font-weight="bold" officeooo:rsid="022dd008" style:font-weight-asian="bold" style:font-weight-complex="bold"/>
    </style:style>
    <style:style style:name="T1030" style:family="text">
      <style:text-properties fo:color="#127622" loext:opacity="100%" fo:font-weight="bold" fo:background-color="#ffff00" loext:char-shading-value="0" style:font-weight-asian="bold" style:font-weight-complex="bold"/>
    </style:style>
    <style:style style:name="T1031" style:family="text">
      <style:text-properties fo:color="#127622" loext:opacity="100%" fo:font-weight="bold" officeooo:rsid="022dd008" fo:background-color="#ffff00" loext:char-shading-value="0" style:font-weight-asian="bold" style:font-weight-complex="bold"/>
    </style:style>
    <style:style style:name="T1032" style:family="text">
      <style:text-properties fo:color="#127622" loext:opacity="100%" officeooo:rsid="022dd008"/>
    </style:style>
    <style:style style:name="T1033" style:family="text">
      <style:text-properties fo:color="#127622" loext:opacity="100%" fo:background-color="#ffff00" loext:char-shading-value="0"/>
    </style:style>
    <style:style style:name="T1034" style:family="text">
      <style:text-properties fo:color="#127622" loext:opacity="100%" officeooo:rsid="022dd008" fo:background-color="#ffff00" loext:char-shading-value="0"/>
    </style:style>
    <style:style style:name="T1035" style:family="text">
      <style:text-properties officeooo:rsid="0232ab5a"/>
    </style:style>
    <style:style style:name="T1036" style:family="text">
      <style:text-properties officeooo:rsid="02346517"/>
    </style:style>
    <style:style style:name="T1037" style:family="text">
      <style:text-properties officeooo:rsid="0237a285"/>
    </style:style>
    <style:style style:name="T1038" style:family="text">
      <style:text-properties fo:color="#800080" loext:opacity="100%"/>
    </style:style>
    <style:style style:name="T1039" style:family="text">
      <style:text-properties fo:color="#800080" loext:opacity="100%" fo:font-weight="bold" officeooo:rsid="0232ab5a" style:font-weight-asian="bold" style:font-weight-complex="bold"/>
    </style:style>
    <style:style style:name="T1040" style:family="text">
      <style:text-properties fo:color="#800080" loext:opacity="100%" style:text-underline-style="none" fo:font-weight="bold" fo:background-color="#ffff00" loext:char-shading-value="0" style:font-weight-asian="bold" style:font-weight-complex="bold"/>
    </style:style>
    <style:style style:name="T1041" style:family="text">
      <style:text-properties officeooo:rsid="02401e55"/>
    </style:style>
    <style:style style:name="T1042" style:family="text">
      <style:text-properties fo:color="#ff4000" loext:opacity="100%" style:text-underline-style="none" fo:font-weight="normal" style:font-weight-asian="normal" style:font-weight-complex="normal"/>
    </style:style>
    <style:style style:name="T1043" style:family="text">
      <style:text-properties fo:color="#55308d" loext:opacity="100%" style:text-underline-style="none"/>
    </style:style>
    <style:style style:name="T1044" style:family="text">
      <style:text-properties fo:color="#55308d" loext:opacity="100%" style:text-underline-style="none" fo:font-weight="normal" fo:background-color="#ffff00" loext:char-shading-value="0" style:font-weight-asian="normal" style:font-weight-complex="normal"/>
    </style:style>
    <style:style style:name="T1045" style:family="text">
      <style:text-properties fo:color="#55308d" loext:opacity="100%" style:text-underline-style="none" officeooo:rsid="02735e55"/>
    </style:style>
    <style:style style:name="T1046" style:family="text">
      <style:text-properties fo:color="#55308d" loext:opacity="100%" style:text-underline-style="none" fo:font-weight="bold" fo:background-color="#ffff00" loext:char-shading-value="0" style:font-weight-asian="bold" style:font-weight-complex="bold"/>
    </style:style>
    <style:style style:name="T1047" style:family="text">
      <style:text-properties fo:color="#55308d" loext:opacity="100%" fo:font-weight="bold" style:font-weight-asian="bold" style:font-weight-complex="bold"/>
    </style:style>
    <style:style style:name="T1048" style:family="text">
      <style:text-properties officeooo:rsid="02889530"/>
    </style:style>
    <style:style style:name="T1049" style:family="text">
      <style:text-properties fo:color="#1c99e0" loext:opacity="100%" fo:font-weight="bold" fo:background-color="#ffff00" loext:char-shading-value="0" style:font-weight-asian="bold" style:font-weight-complex="bold"/>
    </style:style>
    <style:style style:name="T1050" style:family="text">
      <style:text-properties fo:color="#fc5c00" loext:opacity="100%"/>
    </style:style>
    <style:style style:name="T1051" style:family="text">
      <style:text-properties fo:color="#fc5c00" loext:opacity="100%" fo:font-weight="bold" fo:background-color="#ffff00" loext:char-shading-value="0" style:font-weight-asian="bold" style:font-weight-complex="bold"/>
    </style:style>
    <style:style style:name="T1052" style:family="text">
      <style:text-properties fo:color="#8e03a3" loext:opacity="100%"/>
    </style:style>
    <style:style style:name="T1053" style:family="text">
      <style:text-properties officeooo:rsid="02b8c6bd"/>
    </style:style>
    <style:style style:name="T1054" style:family="text">
      <style:text-properties officeooo:rsid="02b9237b"/>
    </style:style>
    <style:style style:name="T1055" style:family="text">
      <style:text-properties officeooo:rsid="02bb1ff5"/>
    </style:style>
    <style:style style:name="T1056" style:family="text">
      <style:text-properties officeooo:rsid="02bd63aa"/>
    </style:style>
    <style:style style:name="T1057" style:family="text">
      <style:text-properties officeooo:rsid="02bebe3e"/>
    </style:style>
    <style:style style:name="T1058" style:family="text">
      <style:text-properties fo:color="#bf0041" loext:opacity="100%"/>
    </style:style>
    <style:style style:name="T1059" style:family="text">
      <style:text-properties fo:color="#bf0041" loext:opacity="100%" officeooo:rsid="02bebe3e"/>
    </style:style>
    <style:style style:name="T1060" style:family="text">
      <style:text-properties fo:color="#bf0041" loext:opacity="100%" fo:font-weight="bold" officeooo:rsid="02bebe3e" style:font-weight-asian="bold" style:font-weight-complex="bold"/>
    </style:style>
    <style:style style:name="T1061" style:family="text">
      <style:text-properties fo:color="#bf0041" loext:opacity="100%" officeooo:rsid="02bf81dd"/>
    </style:style>
    <style:style style:name="T1062" style:family="text">
      <style:text-properties fo:color="#bf0041" loext:opacity="100%" style:text-line-through-style="none" style:text-line-through-type="none" fo:font-size="12pt" fo:font-style="normal" style:text-underline-style="none" fo:font-weight="normal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63" style:family="text">
      <style:text-properties fo:color="#bf0041" loext:opacity="100%" style:text-line-through-style="none" style:text-line-through-type="none" fo:font-size="12pt" fo:font-style="normal" style:text-underline-style="none" fo:font-weight="normal" officeooo:rsid="02c7beee" fo:background-color="transparent" loext:char-shading-value="0" style:font-size-asian="12pt" style:font-style-asian="normal" style:font-weight-asian="normal" style:font-size-complex="12pt" style:font-style-complex="normal" style:font-weight-complex="normal"/>
    </style:style>
    <style:style style:name="T1064" style:family="text">
      <style:text-properties fo:color="#bf0041" loext:opacity="100%" style:text-line-through-style="none" style:text-line-through-type="none" fo:font-size="12pt" fo:font-style="normal" style:text-underline-style="none" fo:font-weight="bold" fo:background-color="#ffff00" loext:char-shading-value="0" style:font-size-asian="12pt" style:font-style-asian="normal" style:font-weight-asian="bold" style:font-size-complex="12pt" style:font-style-complex="normal" style:font-weight-complex="bold"/>
    </style:style>
    <style:style style:name="T1065" style:family="text">
      <style:text-properties officeooo:rsid="02c16934"/>
    </style:style>
    <style:style style:name="T1066" style:family="text">
      <style:text-properties officeooo:rsid="02d0c011"/>
    </style:style>
    <style:style style:name="T1067" style:family="text">
      <style:text-properties fo:color="#cccccc" loext:opacity="100%" fo:font-size="10pt" style:text-underline-style="none" officeooo:rsid="02d0c011" style:font-size-asian="10pt" style:font-size-complex="10pt"/>
    </style:style>
    <style:style style:name="T1068" style:family="text">
      <style:text-properties fo:color="#cccccc" loext:opacity="100%" fo:font-size="10pt" style:text-underline-style="none" fo:font-weight="bold" officeooo:rsid="02d0c011" style:font-size-asian="10pt" style:font-weight-asian="bold" style:font-size-complex="10pt" style:font-weight-complex="bold"/>
    </style:style>
    <style:style style:name="T1069" style:family="text">
      <style:text-properties officeooo:rsid="02d589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Javascript <text:span text:style-name="T1">Udemy Course</text:span></text:p>
      <text:p text:style-name="P1"/>
      <text:p text:style-name="P2">Section 2 JS Fundamentals (p1)</text:p>
      <text:p text:style-name="P75"/>
      <text:p text:style-name="P75">JS is a high-level, Object-oriented, Multi-paradigm programming language</text:p>
      <text:p text:style-name="P75"><text:tab/>High-level = no need to worry about complex memory management</text:p>
      <text:p text:style-name="P75"><text:tab/><text:span text:style-name="T157">Object-oriented</text:span> = based on objects for storing most kinds of data</text:p>
      <text:p text:style-name="P75"><text:tab/>Multi-paradigm = different styles of programming</text:p>
      <text:p text:style-name="P75"/>
      <text:p text:style-name="P75">HTML = content (noun)</text:p>
      <text:p text:style-name="P75">CSS = presentation/style (adjective) </text:p>
      <text:p text:style-name="P75">JS = programming language, manipulate content (Verb)</text:p>
      <text:p text:style-name="P75"/>
      <text:p text:style-name="P75">JS can run WITHOUT a browser. Eg can run on web servers using NodeJS </text:p>
      <text:p text:style-name="P75"><text:tab/>Allows creation of back-end app<text:span text:style-name="T203">s</text:span> (apps that run on web server and interact with data bases)</text:p>
      <text:p text:style-name="P75"/>
      <text:p text:style-name="P75">ES6 onwards = Modern JS. ES = ECMA Script</text:p>
      <text:p text:style-name="P74"/>
      <text:p text:style-name="P3">Logging code into console</text:p>
      <text:p text:style-name="P76"><text:span text:style-name="T157">console.log( )</text:span>;</text:p>
      <text:p text:style-name="P76"><text:tab/> console.log(40+8+23-10) → Logs calculation into console + html line</text:p>
      <text:p text:style-name="P76"/>
      <text:p text:style-name="P4">Linking JS file</text:p>
      <text:p text:style-name="P77">Above end of &lt;body&gt; <text:s/></text:p>
      <text:p text:style-name="P77"><text:tab/>&lt;script src=”style.js”&gt;&lt;/script&gt;</text:p>
      <text:p text:style-name="P77"/>
      <text:p text:style-name="P5">Values and Variable</text:p>
      <text:p text:style-name="P78">Values = smallest unit of information, can be stored into Variables (box for values)</text:p>
      <text:p text:style-name="P78"/>
      <text:p text:style-name="P78">Declare variable: <text:span text:style-name="T157">let variableName</text:span> = ‘James’</text:p>
      <text:p text:style-name="P78"><text:tab/>Assign a value to the variable</text:p>
      <text:p text:style-name="P78"><text:tab/><text:tab/>console.log(variableName) → James</text:p>
      <text:p text:style-name="P78"/>
      <text:p text:style-name="P78">Naming conventions: camelcase → lowercase first word, Capital second (firstName)</text:p>
      <text:p text:style-name="P78"><text:tab/>Cannot start with capital → reserved by object-oriented programming</text:p>
      <text:p text:style-name="P78"/>
      <text:p text:style-name="P6">Data Types in JS</text:p>
      <text:p text:style-name="P80">Every value is either an <text:span text:style-name="T157">Object</text:span> or <text:span text:style-name="T157">Primitive</text:span> (everything else)</text:p>
      <text:p text:style-name="P80"/>
      <text:p text:style-name="P79"><text:tab/><text:span text:style-name="T3">7 Primitive Data Types</text:span></text:p>
      <text:p text:style-name="P79"><text:span text:style-name="T202">1. </text:span><text:span text:style-name="T158">Number</text:span><text:span text:style-name="T202"> – Floating point numbers (all numbers are number)</text:span></text:p>
      <text:p text:style-name="P80">2. <text:span text:style-name="T157">String</text:span> – Sequence of characters <text:s/>→ used for text, ALWAYS put in “<text:span text:style-name="T157">quotes</text:span>”</text:p>
      <text:p text:style-name="P80"><text:tab/>Need quotes otherwise confusion with Variable Names</text:p>
      <text:p text:style-name="P80">3. <text:span text:style-name="T157">Boolean</text:span> – Logical data type that can only be True or False → for Decisions</text:p>
      <text:p text:style-name="P80"/>
      <text:p text:style-name="P80">4. Undefined – Value taken by a variable but not yet defined (empty value) eg. Let children;</text:p>
      <text:p text:style-name="P80">5. Null – Also means ‘empty value’</text:p>
      <text:p text:style-name="P80">6. Symbol – Value that is unique and cannot be changed</text:p>
      <text:p text:style-name="P80">7. BigInt – For integers for too large to be represented by Number type</text:p>
      <text:p text:style-name="P80"/>
      <text:p text:style-name="P80">JS automatically determines type of value when typed. </text:p>
      <text:p text:style-name="P81"/>
      <text:p text:style-name="P81"><text:soft-page-break/><text:span text:style-name="T157">typeof</text:span> operator:</text:p>
      <text:p text:style-name="P81"><text:tab/>console.log(<text:span text:style-name="T157">typeof</text:span> true); → logs data type → boolean</text:p>
      <text:p text:style-name="P81"/>
      <text:p text:style-name="P82"><text:tab/>console.log(typeof null) → same as undefined</text:p>
      <text:p text:style-name="P82"><text:tab/><text:tab/>but JS says type of null = object</text:p>
      <text:p text:style-name="P82"><text:tab/><text:tab/><text:tab/>Bug in JS. Null is NOT an object. Should return ‘null’</text:p>
      <text:p text:style-name="P82"/>
      <text:p text:style-name="P7">let, const, and var</text:p>
      <text:p text:style-name="P7"/>
      <text:p text:style-name="P83"><text:tab/><text:span text:style-name="T5">let</text:span></text:p>
      <text:p text:style-name="P83"><text:tab/><text:tab/>let is used to declare variables that WILL MUTATE in the future</text:p>
      <text:p text:style-name="P83"><text:tab/><text:tab/>First time declaration = let X = Y</text:p>
      <text:p text:style-name="P283"><text:span text:style-name="T18"><text:tab/><text:tab/><text:tab/></text:span><text:span text:style-name="T20">Mutation</text:span><text:span text:style-name="T18"> (changing value) → X = Z</text:span></text:p>
      <text:p text:style-name="P283"><text:span text:style-name="T18"><text:tab/></text:span><text:span text:style-name="T6">const</text:span><text:span text:style-name="T4"> (use const by default UNLESS values will change)</text:span></text:p>
      <text:p text:style-name="P83"><text:tab/><text:tab/>const is used to declare variables that WON’T change</text:p>
      <text:p text:style-name="P83"><text:tab/><text:tab/><text:tab/>const birthYear = 1991;</text:p>
      <text:p text:style-name="P83"><text:tab/><text:tab/>attempts to mutate = TypeError</text:p>
      <text:p text:style-name="P83"><text:tab/><text:span text:style-name="T2">var (avoid using)</text:span></text:p>
      <text:p text:style-name="P83"><text:tab/><text:tab/>old way of declaring variables</text:p>
      <text:p text:style-name="P83"><text:tab/><text:tab/><text:tab/>var job = “programmer”</text:p>
      <text:p text:style-name="P83"><text:tab/><text:tab/><text:tab/><text:tab/>can be mutated: job=”teacher”</text:p>
      <text:p text:style-name="P83"><text:tab/><text:tab/></text:p>
      <text:p text:style-name="P83">not declaring = BAD IDEA</text:p>
      <text:p text:style-name="P83"><text:tab/>Doesn’t actually create variable in current scope<text:tab/></text:p>
      <text:p text:style-name="P83"><text:tab/><text:tab/>JS creates property on global object</text:p>
      <text:p text:style-name="P83"/>
      <text:p text:style-name="P83"><text:tab/><text:tab/></text:p>
      <text:p text:style-name="P8">Basic Operators</text:p>
      <text:p text:style-name="P84">Operator allows us to transform or combine values</text:p>
      <text:p text:style-name="P84"/>
      <text:p text:style-name="P9">Types</text:p>
      <text:p text:style-name="P10">Arithmatic Operators</text:p>
      <text:p text:style-name="P84"><text:tab/><text:span text:style-name="T7">M</text:span><text:span text:style-name="T2">ath </text:span><text:span text:style-name="T7">operators: </text:span><text:span text:style-name="T2"><text:s/></text:span><text:span text:style-name="T7">+ - * / **</text:span></text:p>
      <text:p text:style-name="P284"><text:span text:style-name="T53"><text:tab/><text:tab/></text:span><text:span text:style-name="T55">Manipulating numbers (can be variables too)</text:span></text:p>
      <text:p text:style-name="P84"><text:tab/><text:tab/><text:tab/><text:span text:style-name="T204">2**3 = 2 to the power of 3 (2x2x2)</text:span></text:p>
      <text:p text:style-name="P84"><text:tab/><text:tab/><text:span text:style-name="T159">Concatenate</text:span><text:span text:style-name="T205"> strings </text:span><text:span text:style-name="T206">using</text:span><text:span text:style-name="T205"> +</text:span></text:p>
      <text:p text:style-name="P284"><text:span text:style-name="T53"><text:tab/><text:tab/><text:tab/></text:span><text:span text:style-name="T54">eg. </text:span><text:span text:style-name="T55">StringA + StringB = StringAStringB → Separate using + ‘ ‘ +</text:span></text:p>
      <text:p text:style-name="P274"/>
      <text:p text:style-name="P284"><text:span text:style-name="T55"><text:tab/></text:span><text:span text:style-name="T7">Assignment operators ‘=’</text:span></text:p>
      <text:p text:style-name="P274"><text:tab/><text:tab/>let x = 10 + 5 → ‘=’ <text:s/>an operator</text:p>
      <text:p text:style-name="P275"><text:tab/><text:tab/></text:p>
      <text:p text:style-name="P285"><text:span text:style-name="T21"><text:tab/><text:tab/>PlusEquals</text:span><text:span text:style-name="T55">: x </text:span><text:span text:style-name="T21">+= </text:span><text:span text:style-name="T55">10</text:span></text:p>
      <text:p text:style-name="P275"><text:tab/><text:tab/><text:tab/>Same as: x = x + 10</text:p>
      <text:p text:style-name="P275"/>
      <text:p text:style-name="P285"><text:span text:style-name="T55"><text:tab/><text:tab/></text:span><text:span text:style-name="T21">TimesEqual</text:span><text:span text:style-name="T55">: x </text:span><text:span text:style-name="T21">*=</text:span><text:span text:style-name="T55"> 4</text:span></text:p>
      <text:p text:style-name="P275"><text:tab/><text:tab/><text:tab/>same as: x = x * 4</text:p>
      <text:p text:style-name="P275"><text:tab/></text:p>
      <text:p text:style-name="P285"><text:span text:style-name="T21"><text:tab/><text:tab/>PlusPlus:</text:span><text:span text:style-name="T55"> x </text:span><text:span text:style-name="T21">++</text:span><text:span text:style-name="T55"> </text:span><text:span text:style-name="T56">(increment) → AFTER operand = +1 at next use</text:span></text:p>
      <text:p text:style-name="P276"><text:tab/><text:tab/><text:tab/><text:tab/><text:tab/><text:tab/> <text:s text:c="2"/>BEFORE operand = +1 now</text:p>
      <text:p text:style-name="P274"><text:tab/><text:tab/><text:tab/><text:tab/>same as x = x + 1</text:p>
      <text:p text:style-name="P284"><text:span text:style-name="T55"><text:tab/><text:tab/></text:span><text:span text:style-name="T21">MinusMinus:</text:span><text:span text:style-name="T55"> x - - → </text:span><text:span text:style-name="T56">After operand = -1 at next use, BEFPRE = -1 now</text:span></text:p>
      <text:p text:style-name="P274"><text:tab/><text:tab/><text:tab/>same as x = x -1</text:p>
      <text:p text:style-name="P284"><text:soft-page-break/><text:span text:style-name="T55"><text:tab/></text:span><text:span text:style-name="T7">Comparison operators &gt;, &lt;, &gt;=, &lt;=</text:span></text:p>
      <text:p text:style-name="P274"><text:tab/><text:tab/>console.log(ageJonas &gt; ageSarah) → True</text:p>
      <text:p text:style-name="P85"><text:tab/><text:tab/><text:span text:style-name="T206">console.log(ageSarah &gt;= 18) → True</text:span></text:p>
      <text:p text:style-name="P85"/>
      <text:p text:style-name="P85"><text:tab/><text:tab/><text:span text:style-name="T206">storing Boolean value from comparison:</text:span></text:p>
      <text:p text:style-name="P85"><text:tab/><text:tab/><text:tab/><text:span text:style-name="T206">let isFullAge = ageSarah &gt;= 18;</text:span></text:p>
      <text:p text:style-name="P85"><text:tab/><text:tab/><text:tab/><text:span text:style-name="T206">isFullAge = True</text:span></text:p>
      <text:p text:style-name="P85"><text:tab/><text:tab/></text:p>
      <text:p text:style-name="P69">Operator Precedence</text:p>
      <text:p text:style-name="P85"><text:tab/><text:span text:style-name="T207">now–1991 &gt; now-2018 = True</text:span></text:p>
      <text:p text:style-name="P85"><text:tab/><text:tab/><text:span text:style-name="T207">How does JS know which operator (- or &gt;) to use first?</text:span></text:p>
      <text:p text:style-name="P85"/>
      <text:p text:style-name="P86"><text:tab/>Precendence order table on mdn operator precedence shows values</text:p>
      <text:p text:style-name="P86"/>
      <text:p text:style-name="P11"/>
      <text:p text:style-name="P11">Strings and Template Literals</text:p>
      <text:p text:style-name="P87">When concatenating strings and numbers, JS automatically converts numbers → strings</text:p>
      <text:p text:style-name="P11"/>
      <text:p text:style-name="P88"><text:tab/><text:span text:style-name="T2">Template literals </text:span><text:span text:style-name="T8">(Very often used)</text:span></text:p>
      <text:p text:style-name="P286"><text:span text:style-name="T57"><text:tab/>When concatenating complex strings, keeping track of spaces </text:span><text:span text:style-name="T58">and</text:span><text:span text:style-name="T57"> quotes can be difficult</text:span></text:p>
      <text:p text:style-name="P88"><text:tab/></text:p>
      <text:p text:style-name="P88"><text:tab/>1. Use <text:span text:style-name="T157">backticks ``</text:span> to write template</text:p>
      <text:p text:style-name="P88"><text:tab/><text:tab/>const chris = `I’m `</text:p>
      <text:p text:style-name="P88"><text:tab/></text:p>
      <text:p text:style-name="P88"><text:tab/>2. Insert variables using <text:span text:style-name="T157">${…} Dollar Brackets</text:span></text:p>
      <text:p text:style-name="P88"><text:span text:style-name="T157"><text:tab/></text:span><text:span text:style-name="T208"><text:tab/>const chris = `I’m ${firstName}`</text:span></text:p>
      <text:p text:style-name="P128"><text:tab/></text:p>
      <text:p text:style-name="P129"><text:tab/>3. Keep adding values</text:p>
      <text:p text:style-name="P129"><text:tab/><text:tab/>const chris `I’m ${firstName}, a ${currentYear – birthYear} years old ${job}!`</text:p>
      <text:p text:style-name="P129"><text:tab/><text:tab/><text:tab/>Math operators can be used</text:p>
      <text:p text:style-name="P129"/>
      <text:p text:style-name="P88"><text:span text:style-name="T209"><text:tab/></text:span><text:span text:style-name="T160">NEW LINE using template strings</text:span></text:p>
      <text:p text:style-name="P130"><text:tab/><text:tab/>Previously, need to use \n to indicate new string, but </text:p>
      <text:p text:style-name="P130"><text:tab/><text:tab/>Template strings accepts RETURN as new lines.</text:p>
      <text:p text:style-name="P131"><text:tab/><text:tab/></text:p>
      <text:p text:style-name="P12"><text:span text:style-name="T208">Taking Decisions </text:span><text:span text:style-name="T210">(important)</text:span></text:p>
      <text:p text:style-name="P287"><text:span text:style-name="T60">Using If </text:span><text:span text:style-name="T61">Else </text:span><text:span text:style-name="T60">Statement to </text:span><text:span text:style-name="T61">control code. If() {}else{}</text:span></text:p>
      <text:p text:style-name="P132"/>
      <text:p text:style-name="P288">if (condition) {code}</text:p>
      <text:p text:style-name="P132"><text:tab/>When condition = True, code in {…} will be executed</text:p>
      <text:p text:style-name="P132"/>
      <text:p text:style-name="P132"><text:tab/>Writing a False code path directly after True code.</text:p>
      <text:p text:style-name="P132"><text:tab/><text:tab/>if (condition) {</text:p>
      <text:p text:style-name="P89"><text:span text:style-name="T208"><text:tab/><text:tab/><text:tab/>True code}</text:span><text:span text:style-name="T185"> </text:span><text:span text:style-name="T267">else {</text:span></text:p>
      <text:p text:style-name="P288"><text:span text:style-name="T265"><text:tab/><text:tab/><text:tab/><text:tab/></text:span>False code}</text:p>
      <text:p text:style-name="P132"><text:tab/></text:p>
      <text:p text:style-name="P98"><text:span text:style-name="T200">Variables declared INSIDE blocks will not be accessible OUTSIDE</text:span><text:span text:style-name="T258"> </text:span><text:span text:style-name="T208">of block →</text:span></text:p>
      <text:p text:style-name="P98"><text:span text:style-name="T208"><text:tab/>Need to first declare </text:span><text:span text:style-name="T185">EMPTY VARIABLES</text:span><text:span text:style-name="T208"> before code block</text:span></text:p>
      <text:p text:style-name="P133"><text:tab/><text:tab/>let century;</text:p>
      <text:p text:style-name="P133"><text:tab/><text:tab/>if (birthYear……) {…} else{…}</text:p>
      <text:p text:style-name="P133"/>
      <text:p text:style-name="P134">Extending: if (condition) {…} else if {…} else {…} → testing conditions in order</text:p>
      <text:p text:style-name="P22"><text:soft-page-break/>Type Conversion and Coercion</text:p>
      <text:p text:style-name="P99"><text:span text:style-name="T157">Conversion</text:span><text:span text:style-name="T208"> = Manually convert from one type to another</text:span></text:p>
      <text:p text:style-name="P99"><text:span text:style-name="T157">Coercion</text:span><text:span text:style-name="T208"> = Automatic converts types behind the scenes</text:span></text:p>
      <text:p text:style-name="P135"/>
      <text:p text:style-name="P13"><text:span text:style-name="T59"><text:tab/></text:span><text:span text:style-name="T208">Conversion </text:span><text:span text:style-name="T62">eg Dealing with input values</text:span></text:p>
      <text:p text:style-name="P136"><text:tab/><text:tab/>const inputYear = ‘1991’</text:p>
      <text:p text:style-name="P135"><text:tab/><text:tab/><text:tab/>inputYear + 18 → 199118 because adding to strings = concatenate strings. </text:p>
      <text:p text:style-name="P135"/>
      <text:p text:style-name="P99"><text:span text:style-name="T157">Number() function</text:span><text:span text:style-name="T208"> to convert ‘1991’ STRING to NUMBER</text:span></text:p>
      <text:p text:style-name="P99"><text:span text:style-name="T208"><text:tab/>Number(inputYear</text:span><text:span text:style-name="T211">)</text:span><text:span text:style-name="T208"> + 18 = 2009</text:span></text:p>
      <text:p text:style-name="P135"><text:tab/><text:tab/></text:p>
      <text:p text:style-name="P99"><text:span text:style-name="T208"><text:tab/></text:span><text:span text:style-name="T211">Converting impossible strings</text:span></text:p>
      <text:p text:style-name="P99"><text:span text:style-name="T211"><text:tab/><text:tab/>Number(‘Jonas”) = </text:span><text:span text:style-name="T161">NaN</text:span><text:span text:style-name="T211"> (Not a Number)</text:span></text:p>
      <text:p text:style-name="P137"><text:tab/><text:tab/><text:tab/>typeof NaN = number (still a number, but an invalid number)</text:p>
      <text:p text:style-name="P137"/>
      <text:p text:style-name="P99"><text:span text:style-name="T162">String() function</text:span><text:span text:style-name="T212"> to convert numbers to string</text:span></text:p>
      <text:p text:style-name="P138"><text:tab/>String(23) </text:p>
      <text:p text:style-name="P135"><text:tab/></text:p>
      <text:p text:style-name="P99"><text:span text:style-name="T208"><text:tab/></text:span><text:span text:style-name="T10">JS has Type Coercion </text:span><text:span text:style-name="T11">(can be confusing)</text:span></text:p>
      <text:p text:style-name="P139">Plus operator</text:p>
      <text:p text:style-name="P139">eg console.log(‘I am ‘ + 23 + ‘ years old’)</text:p>
      <text:p text:style-name="P291"><text:span text:style-name="T63"><text:tab/>→ </text:span><text:span text:style-name="T22">+plus operator triggers a coercion</text:span><text:span text:style-name="T63">, converts number into string </text:span></text:p>
      <text:p text:style-name="P139"/>
      <text:p text:style-name="P139">Minus operator</text:p>
      <text:p text:style-name="P139">eg console.log(‘23’ – ‘10’ – 3) </text:p>
      <text:p text:style-name="P100"><text:span text:style-name="T208"><text:tab/>→ </text:span><text:span text:style-name="T157">-Minus operator triggers coercion</text:span><text:span text:style-name="T208">, coverts strings into numbers</text:span></text:p>
      <text:p text:style-name="P139"/>
      <text:p text:style-name="P139">PLUS = converts number into string</text:p>
      <text:p text:style-name="P139">MINUS = converts string into number</text:p>
      <text:p text:style-name="P139">MULTIPLE &amp; DIVIDE = converts strings into numbers</text:p>
      <text:p text:style-name="P139"/>
      <text:p text:style-name="P100"><text:span text:style-name="T208"><text:tab/></text:span><text:span text:style-name="T213">eg n = ‘1’ + 1</text:span></text:p>
      <text:p text:style-name="P140"><text:tab/><text:tab/>n = n – 1 </text:p>
      <text:p text:style-name="P140"><text:tab/><text:tab/>n = 10</text:p>
      <text:p text:style-name="P140"/>
      <text:p text:style-name="P14"><text:span text:style-name="T213">T</text:span><text:span text:style-name="T208">ruthy and Falsy values</text:span></text:p>
      <text:p text:style-name="P101"><text:span text:style-name="T213">F</text:span><text:span text:style-name="T208">alsy = values that are not false, but will be false when converted to Boolean.</text:span></text:p>
      <text:p text:style-name="P141"><text:tab/>0, ‘’, undefined, null, NaN</text:p>
      <text:p text:style-name="P141"/>
      <text:p text:style-name="P141">Truthy = all other values will be converted to True</text:p>
      <text:p text:style-name="P141"/>
      <text:p text:style-name="P141">Check using Boolean() function</text:p>
      <text:p text:style-name="P141"><text:tab/>eg Boolean(0) → false</text:p>
      <text:p text:style-name="P141"><text:tab/>eg Boolean(‘James’) → True</text:p>
      <text:p text:style-name="P141"/>
      <text:p text:style-name="P141">In practice, conversion to Boolean is implicit (coercion) that JS does. When does it happen?</text:p>
      <text:p text:style-name="P141">1. Using logical operators</text:p>
      <text:p text:style-name="P141">2. In logical context, such as condition of If Else statement</text:p>
      <text:p text:style-name="P142"><text:tab/>eg const money = 0. </text:p>
      <text:p text:style-name="P102"><text:span text:style-name="T208"><text:tab/><text:tab/></text:span><text:span text:style-name="T157">if (money) </text:span><text:span text:style-name="T208">{…} → JS will convert variable money into Boolean </text:span></text:p>
      <text:p text:style-name="P142"><text:tab/>eg let height;<text:tab/><text:tab/></text:p>
      <text:p text:style-name="P142"><text:tab/><text:tab/>if (height) {….} → Falsy value, variable is UNDEFINED</text:p>
      <text:p text:style-name="P23"><text:soft-page-break/>Equality operators == vs ===</text:p>
      <text:p text:style-name="P292"><text:span text:style-name="T129">=== </text:span><text:span text:style-name="T43">strict</text:span><text:span text:style-name="T129"> </text:span><text:span text:style-name="T64">equality operator</text:span></text:p>
      <text:p text:style-name="P143"><text:tab/>eg if (age===18) console.log(‘just turned 18’)</text:p>
      <text:p text:style-name="P143"><text:tab/>Must be the exact same value, same data type</text:p>
      <text:p text:style-name="P143"><text:tab/></text:p>
      <text:p text:style-name="P143"/>
      <text:p text:style-name="P103"><text:span text:style-name="T252">== </text:span><text:span text:style-name="T185">loose</text:span><text:span text:style-name="T208"> equality operator</text:span></text:p>
      <text:p text:style-name="P103"><text:span text:style-name="T208"><text:tab/>Does type </text:span><text:span text:style-name="T157">coercion</text:span></text:p>
      <text:p text:style-name="P143"><text:tab/><text:tab/>e.g. string can be compared to number</text:p>
      <text:p text:style-name="P143"><text:tab/><text:tab/><text:tab/>‘18’ == 18 → True</text:p>
      <text:p text:style-name="P103"><text:span text:style-name="T208"><text:tab/></text:span><text:span text:style-name="T214">General rule for clean code → when comparing value, avoid loose operator.</text:span></text:p>
      <text:p text:style-name="P144"/>
      <text:p text:style-name="P103"><text:span text:style-name="T186">!</text:span><text:span text:style-name="T187">== strict different</text:span><text:span text:style-name="T163"> </text:span><text:span text:style-name="T215">operator</text:span></text:p>
      <text:p text:style-name="P103"><text:span text:style-name="T187">!= loose</text:span><text:span text:style-name="T253"> </text:span><text:span text:style-name="T215">different operator</text:span></text:p>
      <text:p text:style-name="P144"/>
      <text:p text:style-name="P143"/>
      <text:p text:style-name="P24">Asking for user input</text:p>
      <text:p text:style-name="P104"><text:span text:style-name="T185">prompt()</text:span><text:span text:style-name="T157"> </text:span><text:span text:style-name="T208">function</text:span></text:p>
      <text:p text:style-name="P145"><text:tab/>eg prompt(“What is your favourite number?”)</text:p>
      <text:p text:style-name="P145">Store value: by assigning to variable</text:p>
      <text:p text:style-name="P145"><text:tab/>const favourite = prompt(“…”)</text:p>
      <text:p text:style-name="P145"/>
      <text:p text:style-name="P105"><text:span text:style-name="T208">Answer of</text:span><text:span text:style-name="T252"> user input returns </text:span><text:span text:style-name="T185">String</text:span><text:span text:style-name="T208"> → Cannot use Strict === for conditions</text:span></text:p>
      <text:p text:style-name="P105"><text:span text:style-name="T208"><text:tab/>Convert to Number using </text:span><text:span text:style-name="T185">Number() function</text:span></text:p>
      <text:p text:style-name="P146"><text:tab/><text:tab/>eg const favourite = Number(prompt(“favourite number?”))</text:p>
      <text:p text:style-name="P146"/>
      <text:p text:style-name="P25">Boolean Logic</text:p>
      <text:p text:style-name="P147">Use True and False values to solve complex problems.</text:p>
      <text:p text:style-name="P147"><text:tab/>And, Or, Not Operators</text:p>
      <text:p text:style-name="P147"/>
      <text:p text:style-name="P106"><text:span text:style-name="T208"><text:tab/></text:span><text:span text:style-name="T5">And</text:span><text:span text:style-name="T9"> operator </text:span><text:span text:style-name="T12">‘&amp;&amp;’</text:span></text:p>
      <text:p text:style-name="P147"><text:tab/>Truth table → True only if ALL variables are true</text:p>
      <text:p text:style-name="P147"><text:tab/></text:p>
      <text:p text:style-name="P106"><text:span text:style-name="T208"><text:tab/></text:span><text:span text:style-name="T5">Or</text:span><text:span text:style-name="T9"> operator ‘</text:span><text:span text:style-name="T12">| |’ </text:span></text:p>
      <text:p text:style-name="P147"><text:tab/>True if ONE variable is true</text:p>
      <text:p text:style-name="P147"><text:tab/></text:p>
      <text:p text:style-name="P106"><text:span text:style-name="T208"><text:tab/></text:span><text:span text:style-name="T9">Not operator “!”</text:span></text:p>
      <text:p text:style-name="P147"><text:tab/>Inverts true/false value.</text:p>
      <text:p text:style-name="P147"><text:tab/><text:tab/>Eg A = True. Not A = False</text:p>
      <text:p text:style-name="P147"/>
      <text:p text:style-name="P106"><text:span text:style-name="T208"><text:tab/></text:span><text:span text:style-name="T216">eg !A and B (true and true) = True</text:span></text:p>
      <text:p text:style-name="P148"/>
      <text:p text:style-name="P15"><text:span text:style-name="T216">L</text:span><text:span text:style-name="T208">ogical Operators</text:span></text:p>
      <text:p text:style-name="P149">hasLicense = true</text:p>
      <text:p text:style-name="P149">hasGoodVision = true</text:p>
      <text:p text:style-name="P149">isTired = false</text:p>
      <text:p text:style-name="P107"><text:span text:style-name="T208"><text:tab/>if (hasLicense &amp;&amp; hasGoodVision &amp;&amp; </text:span><text:span text:style-name="T157">!isTired</text:span><text:span text:style-name="T208">) → Sarah can drive</text:span></text:p>
      <text:p text:style-name="P149"/>
      <text:p text:style-name="P107"><text:span text:style-name="T208"><text:s/></text:span><text:span text:style-name="T217">U</text:span><text:span text:style-name="T208">se !NOT operator to convert isTired to desired condition</text:span></text:p>
      <text:p text:style-name="P149"/>
      <text:p text:style-name="P108"><text:span text:style-name="T208">if (scoreA &gt; scoreB &amp;&amp; scoreA &gt;</text:span><text:span text:style-name="T218">=</text:span><text:span text:style-name="T208"> 100) <text:tab/></text:span><text:span text:style-name="T218">True and True = True</text:span></text:p>
      <text:p text:style-name="P109"><text:span text:style-name="T218">i</text:span><text:span text:style-name="T208">f (scoreA &gt; scoreB &amp;&amp; scoreA &lt;= 100)</text:span></text:p>
      <text:p text:style-name="P26"><text:soft-page-break/>Switch Statement</text:p>
      <text:p text:style-name="P293"><text:span text:style-name="T65">Alternat</text:span><text:span text:style-name="T67">e</text:span><text:span text:style-name="T65"> way to write If Else statements </text:span><text:span text:style-name="T67">to</text:span><text:span text:style-name="T65"> </text:span><text:span text:style-name="T67">compare what</text:span><text:span text:style-name="T65"> one value </text:span><text:span text:style-name="T67">EQUALS to, with multiple paths. G</text:span><text:span text:style-name="T68">oal is NOT to compare.</text:span></text:p>
      <text:p text:style-name="P150"><text:tab/>1. Create a variable (code or prompt)</text:p>
      <text:p text:style-name="P150"><text:tab/><text:tab/>const day = ‘monday’</text:p>
      <text:p text:style-name="P110"><text:span text:style-name="T208"><text:tab/>2. Run variable in s</text:span><text:span text:style-name="T185">witch() function</text:span></text:p>
      <text:p text:style-name="P150"><text:tab/><text:tab/>switch(day) {}</text:p>
      <text:p text:style-name="P150"><text:tab/>3. Enter all possible values, and the actions to take for each value</text:p>
      <text:p text:style-name="P110"><text:span text:style-name="T208"><text:tab/><text:tab/>Separate using </text:span><text:span text:style-name="T185">CASE</text:span><text:span text:style-name="T208"> and </text:span><text:span text:style-name="T185">BREAK</text:span></text:p>
      <text:p text:style-name="P110"><text:span text:style-name="T199"><text:tab/><text:tab/></text:span><text:span text:style-name="T188">Default </text:span><text:span text:style-name="T256">to set message/action for all other input</text:span></text:p>
      <text:p text:style-name="P110"><text:span text:style-name="T256"><text:tab/><text:tab/></text:span><text:span text:style-name="T257">WITHOUT BREAK = code continues until next break</text:span></text:p>
      <text:p text:style-name="P150"/>
      <text:p text:style-name="P150"><text:tab/>switch(day) {</text:p>
      <text:p text:style-name="P150"><text:tab/><text:tab/>case ‘monday’:</text:p>
      <text:p text:style-name="P150"><text:tab/><text:tab/><text:tab/>console.log(‘first work day’);</text:p>
      <text:p text:style-name="P150"><text:tab/><text:tab/><text:tab/>break;</text:p>
      <text:p text:style-name="P151"><text:tab/><text:tab/>case ‘tuesday’:</text:p>
      <text:p text:style-name="P294"><text:span text:style-name="T65"><text:tab/><text:tab/>case ‘</text:span><text:span text:style-name="T66">wednesday</text:span><text:span text:style-name="T65">’:</text:span></text:p>
      <text:p text:style-name="P294"><text:span text:style-name="T65"><text:tab/><text:tab/><text:tab/>console.log(‘</text:span><text:span text:style-name="T66">other</text:span><text:span text:style-name="T65"> work day</text:span><text:span text:style-name="T66">s</text:span><text:span text:style-name="T65">’);</text:span></text:p>
      <text:p text:style-name="P151"><text:tab/><text:tab/><text:tab/>break;<text:tab/><text:tab/></text:p>
      <text:p text:style-name="P110"><text:span text:style-name="T208"><text:tab/><text:tab/></text:span><text:span text:style-name="T219">default:</text:span></text:p>
      <text:p text:style-name="P294"><text:span text:style-name="T66"><text:tab/><text:tab/><text:tab/></text:span><text:span text:style-name="T65">console.log(‘</text:span><text:span text:style-name="T66">not a valid enter a</text:span><text:span text:style-name="T65"> day’);</text:span><text:span text:style-name="T66">}</text:span></text:p>
      <text:p text:style-name="P152"/>
      <text:p text:style-name="P16"><text:span text:style-name="T220">S</text:span><text:span text:style-name="T208">tatement and Expressions</text:span></text:p>
      <text:p text:style-name="P111"><text:span text:style-name="T157">Expression</text:span><text:span text:style-name="T208"> = code that creates value (eg 3+4, eg 1991, eg true&amp;&amp;false)</text:span></text:p>
      <text:p text:style-name="P112"/>
      <text:p text:style-name="P111"><text:span text:style-name="T157">Statement</text:span><text:span text:style-name="T208"> = bigger code that is executed, but does not create value by itself</text:span></text:p>
      <text:p text:style-name="P112"><text:tab/>eg if (2&gt;1) {const str = ‘2 is bigger’}</text:p>
      <text:p text:style-name="P111"><text:span text:style-name="T208"><text:tab/><text:tab/>doesnt produce value, simply </text:span><text:span text:style-name="T9">declares variable</text:span><text:span text:style-name="T208">.</text:span></text:p>
      <text:p text:style-name="P112"/>
      <text:p text:style-name="P112">Statements are like full sentences that translate / call actions.</text:p>
      <text:p text:style-name="P112"/>
      <text:p text:style-name="P112">Distinction is important as JS requires Expressions &amp; Statements in different places</text:p>
      <text:p text:style-name="P112"><text:tab/>eg Template literal only accepts Expressions</text:p>
      <text:p text:style-name="P112"><text:tab/><text:tab/>Not statements</text:p>
      <text:p text:style-name="P111"><text:span text:style-name="T208"><text:tab/><text:tab/>eg console.log(`I’m ${age} years old </text:span><text:span text:style-name="T280">${if 23&gt;10}</text:span><text:span text:style-name="T208"> = ERROR</text:span></text:p>
      <text:p text:style-name="P112"/>
      <text:p text:style-name="P27">‘?’ Conditional (Ternary) Operator</text:p>
      <text:p text:style-name="P295"><text:span text:style-name="T70">Similar to If Else statement, </text:span><text:span text:style-name="T71">but </text:span><text:span text:style-name="T74">written in one line with Three</text:span><text:span text:style-name="T71"> parts (ternary)</text:span></text:p>
      <text:p text:style-name="P153"><text:tab/>Condition, True, Else</text:p>
      <text:p text:style-name="P298"><text:span text:style-name="T69"><text:tab/><text:tab/></text:span><text:span text:style-name="T74">Separate u</text:span><text:span text:style-name="T69">sing ?Question mark and :Colon</text:span></text:p>
      <text:p text:style-name="P301"><text:span text:style-name="T69">U</text:span><text:span text:style-name="T59">seful for quick decisions</text:span></text:p>
      <text:p text:style-name="P112"/>
      <text:p text:style-name="P95">Condition ? True-Code : Else-code</text:p>
      <text:p text:style-name="P113">age&gt;=18 ? Console.log(‘above 18’) : console.log(‘under 18’)</text:p>
      <text:p text:style-name="P113"/>
      <text:p text:style-name="P299"><text:span text:style-name="T72">Operators </text:span><text:span text:style-name="T76">are</text:span><text:span text:style-name="T73"> </text:span><text:span text:style-name="T23">Expressions</text:span><text:span text:style-name="T72">. </text:span><text:span text:style-name="T76">Produces value and c</text:span><text:span text:style-name="T72">an be assigned to variables</text:span></text:p>
      <text:p text:style-name="P299"><text:span text:style-name="T72"><text:tab/>eg const drink = age&gt;= 18</text:span><text:span text:style-name="T23"> ? </text:span><text:span text:style-name="T72">‘wine’</text:span><text:span text:style-name="T23"> : </text:span><text:span text:style-name="T72">‘water’;</text:span></text:p>
      <text:p text:style-name="P299"><text:span text:style-name="T72"><text:tab/><text:tab/></text:span><text:span text:style-name="T73">drink = wine</text:span></text:p>
      <text:p text:style-name="P154"/>
      <text:p text:style-name="P300"><text:span text:style-name="T73">B</text:span><text:span text:style-name="T59">ECAUSE Ternary operator is an </text:span><text:span text:style-name="T75">E</text:span><text:span text:style-name="T59">xpression, can be used in Template Literal</text:span></text:p>
      <text:p text:style-name="P300"><text:span text:style-name="T59"><text:tab/>console.log(`I like the drink ${</text:span><text:span text:style-name="T19">age &gt;= 18?’wine’:’water’</text:span><text:span text:style-name="T59">}`)</text:span></text:p>
      <text:p text:style-name="P28"><text:soft-page-break/>Javascript Releases</text:p>
      <text:p text:style-name="P155">History: ECMAscript (ES1) is the first official standard for JS</text:p>
      <text:p text:style-name="P232"><text:span text:style-name="T208"><text:tab/></text:span><text:span text:style-name="T157">ES5</text:span><text:span text:style-name="T208"> </text:span></text:p>
      <text:p text:style-name="P232"><text:span text:style-name="T208"><text:tab/><text:tab/></text:span><text:span text:style-name="T221">Fully supported in ALL browsers (even IE)</text:span></text:p>
      <text:p text:style-name="P232"><text:span text:style-name="T208"><text:tab/></text:span><text:span text:style-name="T157">ES6+</text:span><text:span text:style-name="T208"> (biggest update in 2015)</text:span></text:p>
      <text:p text:style-name="P232"><text:span text:style-name="T208"><text:tab/><text:tab/></text:span><text:span text:style-name="T221">Modern JS</text:span></text:p>
      <text:p text:style-name="P156"><text:tab/><text:tab/>Well supported in most modern browsers. No support in older browsers</text:p>
      <text:p text:style-name="P156"><text:tab/><text:tab/>Most features usable with transpiling + polyfilling</text:p>
      <text:p text:style-name="P232"><text:span text:style-name="T208"><text:tab/></text:span><text:span text:style-name="T157">ESNEXT</text:span><text:span text:style-name="T208"> (annual release)</text:span></text:p>
      <text:p text:style-name="P232"><text:span text:style-name="T208"><text:tab/><text:tab/></text:span><text:span text:style-name="T222">Browsers can use features while in Stage3 (development)</text:span></text:p>
      <text:p text:style-name="P158"/>
      <text:p text:style-name="P158">Backwards compatibility works in JS → DON”T BREAK WEB Principle </text:p>
      <text:p text:style-name="P158"><text:tab/>Nothing removed, new features added</text:p>
      <text:p text:style-name="P158"/>
      <text:p text:style-name="P157">Not forwards compatible. How can we use modernJS today?</text:p>
      <text:p text:style-name="P157"><text:tab/>Ensure browser is up-to-date during Development</text:p>
      <text:p text:style-name="P302"><text:span text:style-name="T77"><text:tab/>Use </text:span><text:span text:style-name="T24">Babel</text:span><text:span text:style-name="T77"> to transpile code (convert) to ensure browser compatibility for all users </text:span></text:p>
      <text:p text:style-name="P157"><text:tab/><text:tab/>Back to ES5</text:p>
      <text:p text:style-name="P157"/>
      <text:p text:style-name="P17"><text:span text:style-name="T221">S</text:span><text:span text:style-name="T208">ection 3 – JS Fundamentals Part 2</text:span></text:p>
      <text:p text:style-name="P159"/>
      <text:p text:style-name="P29">Activating Strict Mode</text:p>
      <text:p text:style-name="P159">Very first statement in JS file</text:p>
      <text:p text:style-name="P233"><text:span text:style-name="T208"><text:tab/></text:span><text:span text:style-name="T185">‘use strict’;</text:span></text:p>
      <text:p text:style-name="P159"/>
      <text:p text:style-name="P114">Strict mode helps write more Secure code. Avoid accidental areas.</text:p>
      <text:p text:style-name="P114"><text:tab/>Forbids certain actions, Create visible errors in Developer Console.</text:p>
      <text:p text:style-name="P114"/>
      <text:p text:style-name="P115"><text:span text:style-name="T287"><text:tab/>Also </text:span>reserves variable names for future features</text:p>
      <text:p text:style-name="P115"><text:tab/><text:tab/>eg const interface = ERRO<text:span text:style-name="T286">R</text:span></text:p>
      <text:p text:style-name="P115"/>
      <text:p text:style-name="P18">Functions</text:p>
      <text:p text:style-name="P116">Piece of code that can be re-used. </text:p>
      <text:p text:style-name="P116">Variable holds value, Function holds 1+ lines of code.</text:p>
      <text:p text:style-name="P116"/>
      <text:p text:style-name="P116">Declaring a function:</text:p>
      <text:p text:style-name="P116"><text:tab/><text:span text:style-name="T185">function name() {code}</text:span></text:p>
      <text:p text:style-name="P116"/>
      <text:p text:style-name="P117"><text:span text:style-name="T288">Specify Parameter in functions → </text:span><text:span text:style-name="T290">Create space f</text:span><text:span text:style-name="T288">or enter</text:span><text:span text:style-name="T289">ing</text:span><text:span text:style-name="T288"> arguments</text:span></text:p>
      <text:p text:style-name="P118"><text:tab/><text:span text:style-name="T291">Parameters</text:span> are variables that will be called when passed into function.</text:p>
      <text:p text:style-name="P306"><text:span text:style-name="T78"><text:tab/></text:span><text:span text:style-name="T268">function </text:span><text:span text:style-name="T269">name(parameters)</text:span><text:span text:style-name="T273"> {</text:span></text:p>
      <text:p text:style-name="P306"><text:span text:style-name="T278"><text:tab/><text:tab/></text:span><text:span text:style-name="T275">const variable = x</text:span></text:p>
      <text:p text:style-name="P306"><text:span text:style-name="T277"><text:tab/><text:tab/></text:span><text:span text:style-name="T270">return</text:span><text:span text:style-name="T275"> variable</text:span><text:span text:style-name="T274">}</text:span></text:p>
      <text:p text:style-name="P119"><text:tab/><text:tab/><text:tab/>eg function fruitProcessor(apples, oranges) {</text:p>
      <text:p text:style-name="P119"><text:tab/><text:tab/><text:tab/><text:tab/>const juice = `Juice with ${apple} apples and ${orange} oranges`;</text:p>
      <text:p text:style-name="P303"><text:span text:style-name="T80"><text:tab/><text:tab/><text:tab/><text:tab/></text:span><text:span text:style-name="T292">return</text:span><text:span text:style-name="T293"> juice.</text:span><text:span text:style-name="T80">}</text:span></text:p>
      <text:p text:style-name="P120"><text:tab/></text:p>
      <text:p text:style-name="P304"><text:span text:style-name="T80"><text:tab/></text:span><text:span text:style-name="T25">Return</text:span><text:span text:style-name="T81"> = </text:span><text:span text:style-name="T85">Used to specify what value is returned</text:span><text:span text:style-name="T82">. Function code is replaced by returned.</text:span></text:p>
      <text:p text:style-name="P303"><text:span text:style-name="T80"><text:tab/><text:tab/></text:span><text:span text:style-name="T85">Eg </text:span><text:span text:style-name="T83">Returns juice variable, </text:span><text:span text:style-name="T85">but </text:span><text:span text:style-name="T83">not globally accessible.</text:span><text:span text:style-name="T80"><text:tab/></text:span></text:p>
      <text:p text:style-name="P119"/>
      <text:p text:style-name="P305"><text:span text:style-name="T79"><text:tab/>C</text:span><text:span text:style-name="T82">reate variable to </text:span><text:span text:style-name="T26">capture</text:span><text:span text:style-name="T82"> function </text:span><text:span text:style-name="T84">value</text:span></text:p>
      <text:p text:style-name="P160"><text:tab/><text:tab/>const appleOrangeJuice = fruitProcessor(1,2)</text:p>
      <text:p text:style-name="P30"><text:soft-page-break/>Function declaration VS expression</text:p>
      <text:p text:style-name="P307"><text:span text:style-name="T86">Different ways of writing functions. </text:span><text:span text:style-name="T90">Personal preference</text:span></text:p>
      <text:p text:style-name="P310"><text:span text:style-name="T86">M</text:span><text:span text:style-name="T59">ain difference: </text:span></text:p>
      <text:p text:style-name="P161"><text:tab/>Function Declarations can be called BEFORE they are defined (but not a good idea)</text:p>
      <text:p text:style-name="P162">Recommended use: Expressions → Forces structure of first define, then call function.</text:p>
      <text:p text:style-name="P163"/>
      <text:p text:style-name="P163"/>
      <text:p text:style-name="P234"><text:span text:style-name="T9">Declaration</text:span><text:span text:style-name="T208"> = </text:span><text:span text:style-name="T157">Use Function() keyword</text:span><text:span text:style-name="T208"> to declare a function.</text:span></text:p>
      <text:p text:style-name="P235"><text:span text:style-name="T223"><text:tab/></text:span><text:span text:style-name="T208">Simplified return → unnecessary to declare variable and store calculation</text:span></text:p>
      <text:p text:style-name="P164"><text:tab/><text:tab/>eg function calcAge(birthYear){</text:p>
      <text:p text:style-name="P164"><text:tab/><text:tab/><text:tab/>return 2022 – birthYear}</text:p>
      <text:p text:style-name="P164"/>
      <text:p text:style-name="P47"><text:span text:style-name="T208">Function expression </text:span><text:span text:style-name="T225">(recommended)</text:span></text:p>
      <text:p text:style-name="P308"><text:span text:style-name="T87"><text:tab/></text:span><text:span text:style-name="T88">Functions without names, stored in a </text:span><text:span text:style-name="T27">Variable</text:span></text:p>
      <text:p text:style-name="P165"><text:tab/></text:p>
      <text:p text:style-name="P236"><text:span text:style-name="T224"><text:tab/>1. Do not specify a name. </text:span><text:span text:style-name="T208">Simply specify</text:span><text:span text:style-name="T157"> </text:span><text:span text:style-name="T208">parameters + code</text:span></text:p>
      <text:p text:style-name="P166"><text:tab/><text:tab/>function (birthYear) {</text:p>
      <text:p text:style-name="P166"><text:tab/><text:tab/><text:tab/>return 2022 – birthYear}</text:p>
      <text:p text:style-name="P166"/>
      <text:p text:style-name="P309"><text:span text:style-name="T87"><text:tab/></text:span><text:span text:style-name="T88">2. </text:span><text:span text:style-name="T44">Store function in a variable</text:span></text:p>
      <text:p text:style-name="P309"><text:span text:style-name="T88"><text:tab/><text:tab/></text:span><text:span text:style-name="T271">const calcAge </text:span><text:span text:style-name="T276">= function (birthYear) {code}</text:span></text:p>
      <text:p text:style-name="P167"><text:tab/><text:tab/></text:p>
      <text:p text:style-name="P309"><text:span text:style-name="T88"><text:tab/>To call </text:span><text:span text:style-name="T89">function</text:span><text:span text:style-name="T88">, simply create a variable to capture the value.</text:span></text:p>
      <text:p text:style-name="P309"><text:span text:style-name="T88"><text:tab/><text:tab/>Const age = calc</text:span><text:span text:style-name="T89">A</text:span><text:span text:style-name="T88">ge(1991)</text:span></text:p>
      <text:p text:style-name="P167"/>
      <text:p text:style-name="P310"><text:span text:style-name="T88">F</text:span><text:span text:style-name="T59">unctions are a value → can be stored in variables.</text:span></text:p>
      <text:p text:style-name="P161"/>
      <text:p text:style-name="P48"><text:span text:style-name="T208">Arrow Functions </text:span><text:span text:style-name="T228">=&gt;</text:span></text:p>
      <text:p text:style-name="P168">Simple form of function() that is faster to write. Useful for one-liner functions</text:p>
      <text:p text:style-name="P169"/>
      <text:p text:style-name="P239"><text:span text:style-name="T226">O</text:span><text:span text:style-name="T208">ne line of code = value automatically returned</text:span></text:p>
      <text:p text:style-name="P168"/>
      <text:p text:style-name="P94"><text:span text:style-name="T265"><text:tab/></text:span><text:span text:style-name="T266">parameter =&gt; code</text:span></text:p>
      <text:p text:style-name="P237"><text:span text:style-name="T227"><text:tab/>eg </text:span><text:span text:style-name="T208">Function expression = const calcAge2 = function (birthYear) {return 2022-birthYear}</text:span></text:p>
      <text:p text:style-name="P170"><text:tab/><text:tab/></text:p>
      <text:p text:style-name="P238"><text:span text:style-name="T208"><text:tab/></text:span><text:span text:style-name="T228">eg Above, </text:span><text:span text:style-name="T208">Written in Arrow function →</text:span></text:p>
      <text:p text:style-name="P237"><text:span text:style-name="T208"><text:tab/><text:tab/><text:tab/>const calcAge3 = </text:span><text:span text:style-name="T157">birthYear =&gt; 2022-birthYea</text:span><text:span text:style-name="T208">r</text:span></text:p>
      <text:p text:style-name="P171"/>
      <text:p text:style-name="P171"><text:tab/><text:tab/><text:tab/>Calling function (same as others) → calcAge3(1991)</text:p>
      <text:p text:style-name="P172"/>
      <text:p text:style-name="P49"><text:span text:style-name="T59"><text:tab/></text:span><text:span text:style-name="T208">Arrow for Multiple lines of code: </text:span><text:span text:style-name="T157">NEED RETURN + BRACES </text:span><text:span text:style-name="T208">(similar to other functions)</text:span></text:p>
      <text:p text:style-name="P239"><text:span text:style-name="T208"><text:tab/>const ageUntilRetire = birthYear =&gt; </text:span><text:span text:style-name="T157">{</text:span></text:p>
      <text:p text:style-name="P172"><text:tab/><text:tab/>…… </text:p>
      <text:p text:style-name="P239"><text:span text:style-name="T208"><text:tab/><text:tab/></text:span><text:span text:style-name="T157">return</text:span><text:span text:style-name="T208"> retirement</text:span><text:span text:style-name="T157">}</text:span></text:p>
      <text:p text:style-name="P171"/>
      <text:p text:style-name="P50"><text:span text:style-name="T59"><text:tab/></text:span><text:span text:style-name="T208">Arrow with Multiple Parameters </text:span><text:span text:style-name="T164"><text:s/></text:span><text:span text:style-name="T228">(similar to other functions)</text:span></text:p>
      <text:p text:style-name="P173"><text:tab/>Wrap parameters in parentheses (P1, P2)</text:p>
      <text:p text:style-name="P240"><text:span text:style-name="T208"><text:tab/><text:tab/>const yearsUntilRetire = </text:span><text:span text:style-name="T157">(birthYear, firstName)</text:span><text:span text:style-name="T208"> =&gt; {…..}</text:span></text:p>
      <text:p text:style-name="P173"/>
      <text:p text:style-name="P470">Fundamental differences: Arrow functions do NOT get “This” keyword.</text:p>
      <text:p text:style-name="P470"/>
      <text:p text:style-name="P470"/>
      <text:p text:style-name="P381"><text:soft-page-break/><text:span text:style-name="T229">F</text:span><text:span text:style-name="T208">unctions calling other functions</text:span></text:p>
      <text:p text:style-name="P331"/>
      <text:p text:style-name="P331">eg cut fruits THEN process juice</text:p>
      <text:p text:style-name="P331"/>
      <text:p text:style-name="P314"><text:span text:style-name="T294">1. </text:span>function cutFruitPieces(fruit) {</text:p>
      <text:p text:style-name="P314"><text:tab/>return fruit * 4;}</text:p>
      <text:p text:style-name="P331"/>
      <text:p text:style-name="P311"><text:span text:style-name="T230">2. </text:span><text:span text:style-name="T208">function fruitProcessor(apples, oranges) {</text:span></text:p>
      <text:p text:style-name="P311"><text:span text:style-name="T208"><text:tab/>const applePieces =</text:span><text:span text:style-name="T157"> cutFruitPieces(apple);</text:span></text:p>
      <text:p text:style-name="P311"><text:span text:style-name="T208"><text:tab/>const orangePieces = </text:span><text:span text:style-name="T157">cutFruitPiees(orange);</text:span></text:p>
      <text:p text:style-name="P331"><text:tab/></text:p>
      <text:p text:style-name="P331"><text:tab/>const juice = `Juice with ${applePieces} apples and ${orangePieces) orange`;</text:p>
      <text:p text:style-name="P331"/>
      <text:p text:style-name="P332">eg fruitProcessor(2, 3)</text:p>
      <text:p text:style-name="P332">1. variables applePieces and orangePieces store new values (eg 2*4)</text:p>
      <text:p text:style-name="P332">2. then new variable is called in Template Literal.</text:p>
      <text:p text:style-name="P332"/>
      <text:p text:style-name="P332"/>
      <text:p text:style-name="P392">Reviewing functions</text:p>
      <text:p text:style-name="P333">Parameters in different functions are NOT RELATED. They can have the same name.</text:p>
      <text:p text:style-name="P312"><text:span text:style-name="T208"><text:tab/>Eg function</text:span><text:span text:style-name="T296">(birthYear</text:span><text:span text:style-name="T208">, firstName) {</text:span></text:p>
      <text:p text:style-name="P312"><text:span text:style-name="T208"><text:tab/><text:tab/>const age = </text:span><text:span text:style-name="T157">calcAge</text:span><text:span text:style-name="T208">(</text:span><text:span text:style-name="T296">birthYear</text:span><text:span text:style-name="T208">) → uses the same value</text:span></text:p>
      <text:p text:style-name="P333"/>
      <text:p text:style-name="P312"><text:span text:style-name="T157"><text:tab/>calcAge</text:span><text:span text:style-name="T208"> = function(</text:span><text:span text:style-name="T311">birthYear</text:span><text:span text:style-name="T208">) {…} → takes on WHATEVER value is in ^ function</text:span></text:p>
      <text:p text:style-name="P334"/>
      <text:p text:style-name="P393">Return</text:p>
      <text:p text:style-name="P335">Return = immediate exits function</text:p>
      <text:p text:style-name="P398"><text:span text:style-name="T321">Return specific numbers → <text:s/></text:span><text:span text:style-name="T351"><text:s/>Parameters are a number, good practice to</text:span><text:span text:style-name="T353"> return a number.</text:span></text:p>
      <text:p text:style-name="P335"/>
      <text:p text:style-name="P335"><text:tab/>eg yearsUntilRetirement = function(birthYear, firstName) {</text:p>
      <text:p text:style-name="P335"><text:tab/><text:tab/>…</text:p>
      <text:p text:style-name="P335"><text:tab/><text:tab/>const retirement = 65-age;</text:p>
      <text:p text:style-name="P335"><text:tab/><text:tab/><text:tab/>if retirement &gt; 0 {</text:p>
      <text:p text:style-name="P335"><text:tab/><text:tab/><text:tab/><text:tab/>return retirement;</text:p>
      <text:p text:style-name="P313"><text:span text:style-name="T208"><text:tab/><text:tab/><text:tab/>else { </text:span><text:span text:style-name="T157">return -1</text:span><text:span text:style-name="T208">}</text:span></text:p>
      <text:p text:style-name="P335"/>
      <text:p text:style-name="P398"><text:span text:style-name="T359">-1 is a standard</text:span><text:span text:style-name="T321"> in programming that has no meaning. </text:span></text:p>
      <text:p text:style-name="P335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3"/>
      <text:p text:style-name="P382"><text:soft-page-break/><text:span text:style-name="T208">1</text:span><text:span text:style-name="T405">st</text:span><text:span text:style-name="T208"> Data Structure → Arrays</text:span></text:p>
      <text:p text:style-name="P318"><text:span text:style-name="T208">2 most important data </text:span>structures<text:span text:style-name="T208">: </text:span>Arrays &amp; Objects</text:p>
      <text:p text:style-name="P318">Bundle values together for multiple variables (e.g. friend1=’Michael’, friend2’Jon’…….)</text:p>
      <text:p text:style-name="P318"/>
      <text:p text:style-name="P318">Array = A big container to store variables/data for later reference </text:p>
      <text:p text:style-name="P318"/>
      <text:p text:style-name="P383"><text:span text:style-name="T407">Creating an Array</text:span><text:tab/></text:p>
      <text:p text:style-name="P318"><text:tab/>Use <text:span text:style-name="T185">Square backets []</text:span></text:p>
      <text:p text:style-name="P318"><text:tab/><text:tab/>const friends = [‘Mike’, ‘Jon’, ‘Sam’]</text:p>
      <text:p text:style-name="P318"><text:tab/><text:tab/><text:tab/><text:span text:style-name="T406">(more common)</text:span></text:p>
      <text:p text:style-name="P318"><text:tab/>OR </text:p>
      <text:p text:style-name="P318"/>
      <text:p text:style-name="P318"><text:tab/>Use <text:span text:style-name="T185">new Array(…) </text:span><text:span text:style-name="T260">function</text:span></text:p>
      <text:p text:style-name="P318"><text:tab/><text:tab/>const years = new Array (1991, 1994, 2020);</text:p>
      <text:p text:style-name="P319"/>
      <text:p text:style-name="P384">Calling Array – <text:span text:style-name="T185">variable[X]</text:span></text:p>
      <text:p text:style-name="P319"><text:tab/>Arrays start with 0</text:p>
      <text:p text:style-name="P319"><text:tab/><text:tab/>eg friends[1] → ‘Jon’</text:p>
      <text:p text:style-name="P319"/>
      <text:p text:style-name="P399"><text:span text:style-name="T361">Finding number of elements in Array</text:span><text:span text:style-name="T322"> </text:span></text:p>
      <text:p text:style-name="P399"><text:span text:style-name="T322"><text:tab/>Use </text:span><text:span text:style-name="T352">.length Property</text:span></text:p>
      <text:p text:style-name="P319"><text:tab/><text:tab/>console.log(friends.length) → 3</text:p>
      <text:p text:style-name="P319"/>
      <text:p text:style-name="P401"><text:span text:style-name="T360">Retrieving elements using an </text:span><text:span text:style-name="T367">expression</text:span><text:span text:style-name="T320"> (eg .length)</text:span></text:p>
      <text:p text:style-name="P320"><text:tab/>friends[ friends.length – 1]<text:tab/>(last element)</text:p>
      <text:p text:style-name="P320"><text:tab/><text:tab/>= friends[2] → ‘Sam’</text:p>
      <text:p text:style-name="P319"/>
      <text:p text:style-name="P384">Mutate elements with Array</text:p>
      <text:p text:style-name="P319"><text:tab/>friends[2] = ‘Jay’ → replaces existing value.</text:p>
      <text:p text:style-name="P319"><text:tab/>Able to change CONST </text:p>
      <text:p text:style-name="P400"><text:span text:style-name="T320"><text:tab/><text:tab/></text:span><text:span text:style-name="T354">Array is NOT a primitive value</text:span><text:span text:style-name="T320"> (primitive value = immutable)</text:span></text:p>
      <text:p text:style-name="P400"><text:span text:style-name="T320"><text:tab/><text:tab/><text:tab/></text:span><text:span text:style-name="T323">but cannot replace entire array at once</text:span></text:p>
      <text:p text:style-name="P336"/>
      <text:p text:style-name="P394">Values stored</text:p>
      <text:p text:style-name="P336"><text:tab/>Array values can be variables and expressions</text:p>
      <text:p text:style-name="P336"><text:tab/><text:tab/>eg const Chris = [firstName, “asian”, 2022-1995]\</text:p>
      <text:p text:style-name="P402"><text:span text:style-name="T320"><text:tab/>Can also be </text:span><text:span text:style-name="T354">Array in an Array</text:span></text:p>
      <text:p text:style-name="P402"><text:span text:style-name="T320"><text:tab/><text:tab/>const Chris = [firstName, </text:span><text:span text:style-name="T354">friends</text:span><text:span text:style-name="T320">] </text:span></text:p>
      <text:p text:style-name="P336"/>
      <text:p text:style-name="P395">Calling Arrays in functions</text:p>
      <text:p text:style-name="P337">Can’t process the entire array. Needs to calculate individually</text:p>
      <text:p text:style-name="P338"/>
      <text:p text:style-name="P338">years = [1991, 1992, 1993]</text:p>
      <text:p text:style-name="P403"><text:span text:style-name="T323"><text:tab/>e</text:span><text:span text:style-name="T320">g const calcAge = birthYear =&gt; 2022 – birthYear</text:span></text:p>
      <text:p text:style-name="P403"><text:span text:style-name="T320"><text:tab/>const age1 = calcAge</text:span><text:span text:style-name="T324">(years[</text:span><text:span text:style-name="T320">0]</text:span><text:span text:style-name="T324">);</text:span></text:p>
      <text:p text:style-name="P405"><text:span text:style-name="T325"><text:tab/>const age2 = calcAge</text:span><text:span text:style-name="T324">(years[1</text:span><text:span text:style-name="T325">]</text:span><text:span text:style-name="T324">);</text:span></text:p>
      <text:p text:style-name="P404"><text:span text:style-name="T320"><text:tab/>const age3 = calcAge</text:span><text:span text:style-name="T324">(years[2</text:span><text:span text:style-name="T320">]</text:span><text:span text:style-name="T324">);</text:span></text:p>
      <text:p text:style-name="P319"/>
      <text:p text:style-name="P471">Started with Array, good idea to End with Array:</text:p>
      <text:p text:style-name="P403"><text:span text:style-name="T320"><text:tab/>const ages = [</text:span><text:span text:style-name="T354">calcAge</text:span><text:span text:style-name="T355">(years[</text:span><text:span text:style-name="T354">0]</text:span><text:span text:style-name="T355">)</text:span><text:span text:style-name="T320">, calcAge</text:span><text:span text:style-name="T326">(years[1</text:span><text:span text:style-name="T320">]</text:span><text:span text:style-name="T326">)</text:span><text:span text:style-name="T320">, calcAge</text:span><text:span text:style-name="T326">(years[2</text:span><text:span text:style-name="T320">]</text:span><text:span text:style-name="T326">)</text:span><text:span text:style-name="T327">]</text:span></text:p>
      <text:p text:style-name="P339"/>
      <text:p text:style-name="P339"/>
      <text:p text:style-name="P385"><text:soft-page-break/>Basic Array Operations (Methods)</text:p>
      <text:p text:style-name="P321"/>
      <text:p text:style-name="P321"><text:span text:style-name="T185">.push</text:span><text:span text:style-name="T157"> </text:span>(add elements to end of Array)</text:p>
      <text:p text:style-name="P321"><text:tab/>friends.push(‘Tara’)</text:p>
      <text:p text:style-name="P321"/>
      <text:p text:style-name="P321"><text:span text:style-name="T185">.</text:span><text:span text:style-name="T189">unshift</text:span><text:span text:style-name="T165"> </text:span><text:span text:style-name="T408">(add elements to start of Array)</text:span></text:p>
      <text:p text:style-name="P321"><text:tab/><text:span text:style-name="T408">friends.unshift(‘Michelle’)</text:span></text:p>
      <text:p text:style-name="P321"/>
      <text:p text:style-name="P321"><text:span text:style-name="T185">.</text:span><text:span text:style-name="T189">pop</text:span><text:span text:style-name="T408"> (remove </text:span><text:span text:style-name="T165">last</text:span><text:span text:style-name="T408"> element of Array)</text:span></text:p>
      <text:p text:style-name="P321"><text:tab/><text:span text:style-name="T408">friends.pop()</text:span></text:p>
      <text:p text:style-name="P321"><text:tab/><text:tab/><text:span text:style-name="T408">No argument needed to be passed</text:span></text:p>
      <text:p text:style-name="P321"><text:tab/><text:tab/></text:p>
      <text:p text:style-name="P406"><text:span text:style-name="T328"><text:tab/></text:span><text:span text:style-name="T329">pop Returns the removed element → ‘peter’</text:span></text:p>
      <text:p text:style-name="P321"/>
      <text:p text:style-name="P321"><text:span text:style-name="T260">.</text:span><text:span text:style-name="T189">shift</text:span><text:span text:style-name="T408"> (remove start of Array) </text:span></text:p>
      <text:p text:style-name="P321"><text:tab/></text:p>
      <text:p text:style-name="P322"><text:span text:style-name="T185">.indexOf(…)</text:span><text:span text:style-name="T260"> </text:span>- Find position of element in Array</text:p>
      <text:p text:style-name="P322"><text:tab/>console.log(friends.indexOf(‘steven’))</text:p>
      <text:p text:style-name="P322"><text:tab/><text:tab/>→ <text:span text:style-name="T409">returns 1</text:span></text:p>
      <text:p text:style-name="P322"><text:tab/><text:span text:style-name="T409">element that DOESN’T exist =</text:span><text:span text:style-name="T166"> return -1</text:span></text:p>
      <text:p text:style-name="P316"/>
      <text:p text:style-name="P322"><text:span text:style-name="T190">.includes(…)</text:span><text:span text:style-name="T409"> - Find Truth/False of whether element exists in Array</text:span></text:p>
      <text:p text:style-name="P322"><text:tab/><text:span text:style-name="T409">uses strict equality (===) to check</text:span></text:p>
      <text:p text:style-name="P322"><text:tab/><text:tab/><text:span text:style-name="T409">eg 23 vs ‘23’</text:span></text:p>
      <text:p text:style-name="P322"><text:tab/><text:span text:style-name="T409">eg friends.includes(‘steven’) → true</text:span></text:p>
      <text:p text:style-name="P322"/>
      <text:p text:style-name="P323"><text:tab/><text:span text:style-name="T404">Using includes for conditionals (If Else)</text:span></text:p>
      <text:p text:style-name="P323"><text:tab/><text:tab/><text:span text:style-name="T157">if (friends.includes(‘Peter’))</text:span> {</text:p>
      <text:p text:style-name="P323"><text:tab/><text:tab/><text:tab/>console.log(‘you have a friend called Peter’)}</text:p>
      <text:p text:style-name="P323"/>
      <text:p text:style-name="P386">Objects <text:span text:style-name="T410">(fundamental of JS)</text:span></text:p>
      <text:p text:style-name="P324">Arrays = multiple values in a variable, order number</text:p>
      <text:p text:style-name="P324"/>
      <text:p text:style-name="P324">Objects = Define key value names (instead of numbers)</text:p>
      <text:p text:style-name="P324"><text:tab/><text:span text:style-name="T157">Order does not matter</text:span></text:p>
      <text:p text:style-name="P324"/>
      <text:p text:style-name="P325"><text:span text:style-name="T157"><text:tab/>Object Literal Syntax</text:span> - Define objects using <text:span text:style-name="T185">Curly Braces {</text:span><text:span text:style-name="T260">Property: value;</text:span><text:span text:style-name="T185">}</text:span></text:p>
      <text:p text:style-name="P324"><text:tab/><text:tab/>const jonas = {</text:p>
      <text:p text:style-name="P324"><text:tab/><text:tab/><text:tab/>firstName: ‘Jonas’;</text:p>
      <text:p text:style-name="P324"><text:tab/><text:tab/><text:tab/>lastName: ‘Smith’;}</text:p>
      <text:p text:style-name="P324"/>
      <text:p text:style-name="P324"><text:tab/>Each name is a property → Jonas has <text:span text:style-name="T411">2</text:span> properties.</text:p>
      <text:p text:style-name="P324"/>
      <text:p text:style-name="P416"><text:span text:style-name="T362">Retrieving </text:span><text:span text:style-name="T363">Element from </text:span><text:span text:style-name="T362">Object</text:span></text:p>
      <text:p text:style-name="P327"/>
      <text:p text:style-name="P327"><text:span text:style-name="T157">Dot notation</text:span> → <text:span text:style-name="T185">Object . Property </text:span></text:p>
      <text:p text:style-name="P378"><text:tab/>eg console.log(jonas.lastName) → ‘Smith’</text:p>
      <text:p text:style-name="P380"><text:tab/>Exact property name only (no expressions allowed)</text:p>
      <text:p text:style-name="P378"/>
      <text:p text:style-name="P378"><text:span text:style-name="T157">Square brackets notation</text:span> → console.log[‘lastName’] <text:s text:c="2"/>pass expression (string or expression)</text:p>
      <text:p text:style-name="P379"><text:tab/><text:span text:style-name="T412">const nameKey = ‘Name’</text:span></text:p>
      <text:p text:style-name="P379"><text:tab/>eg jonas[‘first’ + nameKey] → ‘<text:span text:style-name="T412">Jonas’</text:span></text:p>
      <text:p text:style-name="P326"><text:soft-page-break/><text:span text:style-name="T413">If property does not exist → returns </text:span><text:span text:style-name="T167">Undefined</text:span></text:p>
      <text:p text:style-name="P326"><text:tab/><text:span text:style-name="T413">Undefined = Falsy, use for Else statements</text:span></text:p>
      <text:p text:style-name="P326"/>
      <text:p text:style-name="P326"/>
      <text:p text:style-name="P387">Changing/Adding elements to Object</text:p>
      <text:p text:style-name="P340"/>
      <text:p text:style-name="P340">Dot: jonas.location = ‘Portugal’</text:p>
      <text:p text:style-name="P340">Bracket: jonas[‘twitter’] = ‘@jonastwitter’;</text:p>
      <text:p text:style-name="P340"/>
      <text:p text:style-name="P388">Object Methods</text:p>
      <text:p text:style-name="P389"><text:span text:style-name="T17">Functions can be added to object</text:span><text:span text:style-name="T140">s</text:span><text:span text:style-name="T17"> → Called Methods</text:span></text:p>
      <text:p text:style-name="P341">Only function expression, NOT declaration</text:p>
      <text:p text:style-name="P341"/>
      <text:p text:style-name="P417"><text:span text:style-name="T330"><text:tab/>const </text:span><text:span text:style-name="T331">chris </text:span><text:span text:style-name="T330">= {</text:span></text:p>
      <text:p text:style-name="P341"><text:tab/><text:tab/>firstName: ‘Chris’,</text:p>
      <text:p text:style-name="P389"><text:span text:style-name="T17"><text:tab/><text:tab/></text:span><text:span text:style-name="T42">calcAge</text:span><text:span text:style-name="T139">:</text:span><text:span text:style-name="T42"> function</text:span><text:span text:style-name="T17">(birthYear) {</text:span></text:p>
      <text:p text:style-name="P341"><text:tab/><text:tab/><text:tab/>return 2022 – birthYear},</text:p>
      <text:p text:style-name="P341"><text:tab/><text:tab/></text:p>
      <text:p text:style-name="P389"><text:span text:style-name="T140">Property calcAge has a function value. </text:span><text:span text:style-name="T17">Similar to writing regular function.</text:span></text:p>
      <text:p text:style-name="P341"/>
      <text:p text:style-name="P342"><text:tab/>Access method </text:p>
      <text:p text:style-name="P342"><text:tab/><text:tab/>jonas.calcAge(1991) → returns age. <text:s/>(dot)</text:p>
      <text:p text:style-name="P390"><text:span text:style-name="T17"><text:tab/><text:tab/><text:tab/></text:span><text:span text:style-name="T141">OR</text:span></text:p>
      <text:p text:style-name="P390"><text:span text:style-name="T17"><text:tab/><text:tab/>Jonas</text:span><text:span text:style-name="T19">[‘calcAge’](1991)</text:span><text:span text:style-name="T17"> → </text:span><text:span text:style-name="T142">first access function, then pass argument.</text:span></text:p>
      <text:p text:style-name="P341"/>
      <text:p text:style-name="P391"><text:span text:style-name="T17"><text:tab/></text:span>BUT what if birthYear was already in object? D<text:span text:style-name="T415">ON’T REPEAT RULE</text:span></text:p>
      <text:p text:style-name="P328"/>
      <text:p text:style-name="P328"><text:span text:style-name="T418"><text:tab/></text:span><text:span text:style-name="T260">“</text:span><text:span text:style-name="T185">This</text:span><text:span text:style-name="T260">” variable/keyword</text:span> = refers to the Object that is calling the method</text:p>
      <text:p text:style-name="P328"><text:tab/>e.g. this.birthYear → “this” refers to the chris Object</text:p>
      <text:p text:style-name="P328"><text:tab/><text:tab/>becomes chris.birthYear </text:p>
      <text:p text:style-name="P328"><text:tab/><text:tab/></text:p>
      <text:p text:style-name="P328"><text:tab/>eg const chris = {</text:p>
      <text:p text:style-name="P328"><text:tab/><text:tab/>birthYear: 1997,</text:p>
      <text:p text:style-name="P328"><text:tab/><text:tab/><text:span text:style-name="T157">calcAge = function() {</text:span></text:p>
      <text:p text:style-name="P315"><text:tab/><text:tab/><text:tab/>return 2022 – <text:span text:style-name="T260">this.birthYear;</text:span><text:span text:style-name="T414">}</text:span></text:p>
      <text:p text:style-name="P315"/>
      <text:p text:style-name="P419"><text:span text:style-name="T332"><text:tab/></text:span><text:span text:style-name="T364">Rather than access the method multiple times</text:span><text:span text:style-name="T332"> to calculate: Use “this” to store new property</text:span></text:p>
      <text:p text:style-name="P330"><text:tab/>e.g. <text:span text:style-name="T416">{</text:span><text:span text:style-name="T157">this.age = 2022 – this.birthYear;</text:span></text:p>
      <text:p text:style-name="P330"><text:tab/><text:tab/>return this.age;<text:span text:style-name="T416">}</text:span></text:p>
      <text:p text:style-name="P315"/>
      <text:p text:style-name="P328"><text:tab/><text:span text:style-name="T466">e.g. getSummary: function() {${this.firstName} is a boy who has ${this.driverslicence?’a’:’no’} drivers licence}</text:span></text:p>
      <text:p text:style-name="P328"/>
      <text:p text:style-name="P328"><text:tab/><text:span text:style-name="T467">First call object method, then it is reusable. </text:span></text:p>
      <text:p text:style-name="P328"/>
      <text:p text:style-name="P329"><text:tab/></text:p>
      <text:p text:style-name="P425"><text:span text:style-name="T331"><text:tab/></text:span><text:span text:style-name="T365">Bridging Arrays and Objects</text:span></text:p>
      <text:p text:style-name="P343"><text:tab/>Arrays are objects, have built-in methods that manipulate Arrays</text:p>
      <text:p text:style-name="P418"><text:span text:style-name="T333"><text:tab/><text:tab/></text:span><text:span text:style-name="T334">eg .push()</text:span></text:p>
      <text:p text:style-name="P343"><text:tab/>Object also has methods, but methods are customisable. </text:p>
      <text:p text:style-name="P418"><text:span text:style-name="T333"><text:tab/><text:tab/></text:span><text:span text:style-name="T335">Eg chris.calcAge()</text:span></text:p>
      <text:p text:style-name="P344"/>
      <text:p text:style-name="P51"><text:soft-page-break/><text:span text:style-name="T369">L</text:span><text:span text:style-name="T368">oops </text:span><text:span text:style-name="T370">(fundamental)</text:span></text:p>
      <text:p text:style-name="P426"><text:span text:style-name="T333">I</text:span><text:span text:style-name="T320">f Else statements are a Control Structure. Loops are ANOTHER type of Control Structure.</text:span></text:p>
      <text:p text:style-name="P343"/>
      <text:p text:style-name="P426"><text:span text:style-name="T333">1. </text:span><text:span text:style-name="T320">Declare let statement </text:span><text:span text:style-name="T354">let()</text:span></text:p>
      <text:p text:style-name="P345"/>
      <text:p text:style-name="P346">Enter 3 statements in the Let() statement:</text:p>
      <text:p text:style-name="P345"/>
      <text:p text:style-name="P426"><text:span text:style-name="T320">2. Enter </text:span><text:span text:style-name="T336">starting </text:span><text:span text:style-name="T320">value of counter (Create variable)</text:span></text:p>
      <text:p text:style-name="P426"><text:span text:style-name="T320"><text:tab/>for(</text:span><text:span text:style-name="T354">let rep = 1</text:span><text:span text:style-name="T336">)</text:span></text:p>
      <text:p text:style-name="P347"/>
      <text:p text:style-name="P427"><text:span text:style-name="T320">3. Enter condition for loop to run (continue </text:span><text:span text:style-name="T337">while continue is TRUE</text:span><text:span text:style-name="T320">)</text:span></text:p>
      <text:p text:style-name="P427"><text:span text:style-name="T320"><text:tab/>for(let rep = 1; </text:span><text:span text:style-name="T354">rep &lt;= 10</text:span><text:span text:style-name="T320">)</text:span></text:p>
      <text:p text:style-name="P348"/>
      <text:p text:style-name="P346">4. Enter update for counter after each interation (changes)</text:p>
      <text:p text:style-name="P428"><text:span text:style-name="T320"><text:tab/>for(let rep = 1; rep &lt;= 10; </text:span><text:span text:style-name="T354">rep</text:span><text:span text:style-name="T356">++</text:span><text:span text:style-name="T320">)<text:tab/><text:tab/></text:span><text:span text:style-name="T338">++ means rep=rep+1</text:span></text:p>
      <text:p text:style-name="P349"/>
      <text:p text:style-name="P429"><text:span text:style-name="T338">5. </text:span><text:span text:style-name="T320">Enter code to be iterated</text:span></text:p>
      <text:p text:style-name="P429"><text:span text:style-name="T320"><text:tab/></text:span><text:span text:style-name="T337">for(let rep = 1; rep &lt;= 10; </text:span><text:span text:style-name="T357">rep</text:span><text:span text:style-name="T356">++</text:span><text:span text:style-name="T337">) </text:span><text:span text:style-name="T320">{</text:span></text:p>
      <text:p text:style-name="P429"><text:span text:style-name="T320"><text:tab/><text:tab/>`Lifting rep </text:span><text:span text:style-name="T354">${rep}</text:span><text:span text:style-name="T320">`} <text:s text:c="2"/>→ </text:span><text:span text:style-name="T339">1, 2, 3…...10</text:span></text:p>
      <text:p text:style-name="P346"/>
      <text:p text:style-name="P52"><text:span text:style-name="T371">M</text:span><text:span text:style-name="T368">ore applications of Loops</text:span></text:p>
      <text:p text:style-name="P350">One of most common uses of loops → Loop through Arrays</text:p>
      <text:p text:style-name="P351"><text:tab/>eg logging all items in Array</text:p>
      <text:p text:style-name="P351"><text:tab/><text:tab/>const chris = [1, 2, 3, 4, 5]</text:p>
      <text:p text:style-name="P351">I is common used to call iteration for each loop→ Arrays start with 0</text:p>
      <text:p text:style-name="P430"><text:span text:style-name="T340"><text:tab/> (let I = 0; </text:span><text:span text:style-name="T358">I &lt; chris.length</text:span><text:span text:style-name="T340">; i++ { </text:span></text:p>
      <text:p text:style-name="P431"><text:span text:style-name="T340"><text:tab/><text:tab/>console.log(</text:span><text:span text:style-name="T358">chris[i]</text:span><text:span text:style-name="T340">) } <text:s text:c="3"/>→ I loops at every ‘</text:span><text:span text:style-name="T341">I’</text:span></text:p>
      <text:p text:style-name="P353"/>
      <text:p text:style-name="P352"><text:s/></text:p>
      <text:p text:style-name="P53"><text:span text:style-name="T344"><text:tab/></text:span><text:span text:style-name="T375">S</text:span><text:span text:style-name="T372">ave looped values into new Array – Filling Arrays</text:span></text:p>
      <text:p text:style-name="P354"><text:tab/><text:tab/>1. Create empty array using empty brackets []</text:p>
      <text:p text:style-name="P431"><text:span text:style-name="T342"><text:tab/><text:tab/><text:tab/>const type</text:span><text:span text:style-name="T343">OfArray</text:span><text:span text:style-name="T342"> = [ ];</text:span></text:p>
      <text:p text:style-name="P355"/>
      <text:p text:style-name="P355"><text:tab/><text:tab/>2. <text:s/>for(……) {typeof chris[i];</text:p>
      <text:p text:style-name="P432"><text:span text:style-name="T320"><text:tab/><text:tab/><text:tab/>type</text:span><text:span text:style-name="T343">OfArray</text:span><text:span text:style-name="T320">[i] = typeof chris[i]}</text:span></text:p>
      <text:p text:style-name="P351"/>
      <text:p text:style-name="P54"><text:span text:style-name="T340"><text:tab/></text:span><text:span text:style-name="T373">U</text:span><text:span text:style-name="T368">sing .push to add </text:span><text:span text:style-name="T374">(cleaner)</text:span></text:p>
      <text:p text:style-name="P432"><text:span text:style-name="T320"><text:tab/><text:tab/>type</text:span><text:span text:style-name="T343">OfArray</text:span><text:span text:style-name="T320">.</text:span><text:span text:style-name="T354">push</text:span><text:span text:style-name="T320">(typeof chis[i])</text:span></text:p>
      <text:p text:style-name="P355"/>
      <text:p text:style-name="P396">Continue and Break Statement</text:p>
      <text:p text:style-name="P241"><text:span text:style-name="T402">Continue</text:span><text:span text:style-name="T368"> = Exit current iteration of loop and continue to next </text:span></text:p>
      <text:p text:style-name="P241"><text:span text:style-name="T402">Break</text:span><text:span text:style-name="T368"> = Completely exit the loop</text:span></text:p>
      <text:p text:style-name="P356"><text:tab/><text:tab/></text:p>
      <text:p text:style-name="P357"><text:tab/>eg Loop that only saves non-string values:</text:p>
      <text:p text:style-name="P241"><text:span text:style-name="T368"><text:tab/></text:span><text:span text:style-name="T376">eg for (…….) {if (typeof chris[i] </text:span><text:span text:style-name="T399">!== ‘string</text:span><text:span text:style-name="T376">’) </text:span><text:span text:style-name="T403">continue</text:span><text:span text:style-name="T376">; → </text:span><text:span text:style-name="T377">Skips below code if NOT string</text:span></text:p>
      <text:p text:style-name="P241"><text:span text:style-name="T376"><text:tab/><text:tab/>console.log(……</text:span><text:span text:style-name="T377">)</text:span><text:span text:style-name="T378">}</text:span><text:span text:style-name="T377"> </text:span></text:p>
      <text:p text:style-name="P358"/>
      <text:p text:style-name="P358"><text:tab/>eg Break after first number</text:p>
      <text:p text:style-name="P241"><text:span text:style-name="T376"><text:tab/>for(……) {if typeof chris[i] </text:span><text:span text:style-name="T399">=== ‘number’</text:span><text:span text:style-name="T376">) </text:span><text:span text:style-name="T397">break</text:span><text:span text:style-name="T376">; <text:s/>→ </text:span><text:span text:style-name="T377">Exits entire loop IF number found</text:span></text:p>
      <text:p text:style-name="P241"><text:span text:style-name="T376"><text:tab/><text:tab/></text:span><text:span text:style-name="T377">console.log(…..)</text:span><text:span text:style-name="T378">}</text:span></text:p>
      <text:p text:style-name="P359"/>
      <text:p text:style-name="P359"/>
      <text:p text:style-name="P55"><text:soft-page-break/><text:span text:style-name="T378">L</text:span><text:span text:style-name="T368">ooping backwards + Loops in Loops</text:span></text:p>
      <text:p text:style-name="P360"/>
      <text:p text:style-name="P56"><text:span text:style-name="T320"><text:tab/></text:span><text:span text:style-name="T368">Looping an Array backwards</text:span></text:p>
      <text:p text:style-name="P361"><text:tab/>eg chris = [‘chris’, ‘yuen’, 1991, ‘asian’]</text:p>
      <text:p text:style-name="P361"/>
      <text:p text:style-name="P361"><text:tab/>start with the LAST index[3]…..[0]</text:p>
      <text:p text:style-name="P361"><text:tab/><text:tab/>But not a good idea to Hard code with 4 → use length</text:p>
      <text:p text:style-name="P242"><text:span text:style-name="T368"><text:tab/><text:tab/>for (let I = chris.</text:span><text:span text:style-name="T398">length – 1</text:span><text:span text:style-name="T368">; I </text:span><text:span text:style-name="T398">&gt;= 0</text:span><text:span text:style-name="T368">; </text:span><text:span text:style-name="T398">I - - </text:span><text:span text:style-name="T368">)</text:span></text:p>
      <text:p text:style-name="P361"><text:tab/></text:p>
      <text:p text:style-name="P242"><text:span text:style-name="T368"><text:tab/></text:span><text:span text:style-name="T379">minus minus = (I = I – 1)</text:span></text:p>
      <text:p text:style-name="P362"/>
      <text:p text:style-name="P242"><text:span text:style-name="T379"><text:tab/></text:span><text:span text:style-name="T366">Loop in Loop</text:span></text:p>
      <text:p text:style-name="P242"><text:span text:style-name="T380"><text:tab/></text:span><text:span text:style-name="T381">Naming iterations so they become clearer</text:span></text:p>
      <text:p text:style-name="P363"/>
      <text:p text:style-name="P242"><text:span text:style-name="T381"><text:tab/><text:tab/></text:span><text:span text:style-name="T400">for</text:span><text:span text:style-name="T381"> (let </text:span><text:span text:style-name="T400">exercise</text:span><text:span text:style-name="T381"> = 1; exercise &lt; 4; exercise++`){</text:span></text:p>
      <text:p text:style-name="P363"><text:tab/><text:tab/><text:tab/>console.log(`Exercise ${exercise}`);</text:p>
      <text:p text:style-name="P363"/>
      <text:p text:style-name="P242"><text:span text:style-name="T381"><text:tab/><text:tab/><text:tab/></text:span><text:span text:style-name="T400">for</text:span><text:span text:style-name="T381"> (let </text:span><text:span text:style-name="T400">reps</text:span><text:span text:style-name="T381"> = 1; reps &lt; 5; reps ++) {</text:span></text:p>
      <text:p text:style-name="P363"><text:tab/><text:tab/><text:tab/><text:tab/>console.log(`rep ${rep}`)}</text:p>
      <text:p text:style-name="P242"><text:span text:style-name="T381"><text:tab/><text:tab/><text:tab/></text:span><text:span text:style-name="T382">}</text:span></text:p>
      <text:p text:style-name="P363"><text:tab/></text:p>
      <text:p text:style-name="P363"><text:tab/>Looped content becomes: Exercse 1</text:p>
      <text:p text:style-name="P363"><text:tab/><text:tab/><text:tab/><text:tab/><text:tab/>rep 1, rep 2, rep 3 rep 4</text:p>
      <text:p text:style-name="P363"><text:tab/></text:p>
      <text:p text:style-name="P242"><text:span text:style-name="T383"><text:tab/></text:span><text:span text:style-name="T385">T</text:span><text:span text:style-name="T383">op loop </text:span><text:span text:style-name="T384">iteration 1</text:span><text:span text:style-name="T383"> → Finish entire inner loop → Top loop iteration 2 → </text:span><text:span text:style-name="T386">Entire inner loop</text:span></text:p>
      <text:p text:style-name="P364"><text:tab/></text:p>
      <text:p text:style-name="P433"><text:span text:style-name="T345"><text:tab/></text:span><text:span text:style-name="T346">All inner iteration names accessible to other inner loops. </text:span></text:p>
      <text:p text:style-name="P365"><text:tab/><text:tab/>e.g. console.log(`Exercise ${exercise} rep ${rep}`)</text:p>
      <text:p text:style-name="P365"/>
      <text:p text:style-name="P57"><text:span text:style-name="T387">W</text:span><text:span text:style-name="T368">hile Loops</text:span></text:p>
      <text:p text:style-name="P243"><text:span text:style-name="T368">Difference between While and For Loop – </text:span><text:span text:style-name="T388">While is more versatile than For, used in a larger variety of situations → Doesn’t need counter, only needs a condition.</text:span></text:p>
      <text:p text:style-name="P366"/>
      <text:p text:style-name="P244"><text:span text:style-name="T388">F</text:span><text:span text:style-name="T368">or loops that does not have a set amount of iterations.</text:span></text:p>
      <text:p text:style-name="P243"><text:span text:style-name="T388"><text:tab/>1. </text:span><text:span text:style-name="T368">Needs same components and For Loops </text:span><text:span text:style-name="T388">but placed differently.</text:span></text:p>
      <text:p text:style-name="P243"><text:span text:style-name="T368"><text:tab/><text:tab/></text:span><text:span text:style-name="T279">while(condition)</text:span></text:p>
      <text:p text:style-name="P367"><text:tab/><text:tab/><text:tab/>eg while(rep &lt;= 10) → loop will continue running if rep is less than 10 </text:p>
      <text:p text:style-name="P367"/>
      <text:p text:style-name="P434"><text:span text:style-name="T347"><text:tab/>2. </text:span><text:span text:style-name="T320">Start by assigning variable (out of while code)</text:span></text:p>
      <text:p text:style-name="P434"><text:span text:style-name="T320"><text:tab/><text:tab/></text:span><text:span text:style-name="T354">let rep = 1;</text:span></text:p>
      <text:p text:style-name="P434"><text:span text:style-name="T320"><text:tab/><text:tab/>while(rep &lt;= 10) {...</text:span><text:span text:style-name="T348">}</text:span><text:span text:style-name="T320">;</text:span></text:p>
      <text:p text:style-name="P367"><text:tab/></text:p>
      <text:p text:style-name="P434"><text:span text:style-name="T347"><text:tab/>3. </text:span><text:span text:style-name="T320">End by changing the counter</text:span></text:p>
      <text:p text:style-name="P367"><text:tab/><text:tab/>let rep = 1;</text:p>
      <text:p text:style-name="P367"><text:tab/><text:tab/>while (rep &lt;= 10) {…;</text:p>
      <text:p text:style-name="P434"><text:span text:style-name="T320"><text:tab/><text:tab/><text:tab/></text:span><text:span text:style-name="T354">rep ++</text:span><text:span text:style-name="T320">}</text:span></text:p>
      <text:p text:style-name="P368"/>
      <text:p text:style-name="P368">Random loop:</text:p>
      <text:p text:style-name="P368">while (dice !== 6) {</text:p>
      <text:p text:style-name="P368"><text:tab/>let dice = Math.trunc(Math.random() * 6) + 1;</text:p>
      <text:p text:style-name="P368"><text:tab/>console.log(‘You rolled a ${dice})’;</text:p>
      <text:p text:style-name="P368"/>
      <text:p text:style-name="P435"><text:soft-page-break/>Order matters in a loop (e.g. While loop ends before result is printed)</text:p>
      <text:p text:style-name="P368">while (dice !== 6) {</text:p>
      <text:p text:style-name="P436"><text:span text:style-name="T320"><text:tab/>console.log(‘You rolled a ${dice})’;<text:tab/><text:tab/></text:span><text:span text:style-name="T468">1. Announces roll (none for first roll)</text:span></text:p>
      <text:p text:style-name="P436"><text:span text:style-name="T320"><text:tab/>let dice = Math.trunc(Math.random() * 6) + 1; <text:s/><text:tab/></text:span><text:span text:style-name="T468">2. Roll</text:span></text:p>
      <text:p text:style-name="P368"><text:tab/><text:tab/></text:p>
      <text:p text:style-name="P435"><text:span text:style-name="T320"><text:tab/></text:span><text:span text:style-name="T354">if (dice ===6)</text:span><text:span text:style-name="T320"> {<text:tab/><text:tab/><text:tab/><text:tab/></text:span><text:span text:style-name="T468">3. Roll=6 ends loop. Result for 6 is NOT printed</text:span></text:p>
      <text:p text:style-name="P368"><text:tab/>console.log(‘loop will end’)}</text:p>
      <text:p text:style-name="P368"/>
      <text:p text:style-name="P368"/>
      <text:p text:style-name="P397">Section 4 – Developer Skills &amp; Editor setup</text:p>
      <text:p text:style-name="P369">default formatter → prettier extension</text:p>
      <text:p text:style-name="P369">format on save → on</text:p>
      <text:p text:style-name="P370">settings sync → Save same settings on different computers</text:p>
      <text:p text:style-name="P370">todo highlight → Highlights things to do</text:p>
      <text:p text:style-name="P370"><text:tab/>create and edit highlight settings → preferences → top right settings.JSON → insert code</text:p>
      <text:p text:style-name="P369"/>
      <text:p text:style-name="P245"><text:span text:style-name="T368">configure prettier → New file .prettierrc </text:span><text:span text:style-name="T389">in project file</text:span></text:p>
      <text:p text:style-name="P245"><text:span text:style-name="T389"><text:tab/></text:span><text:span text:style-name="T390">Check code on prettier.io</text:span></text:p>
      <text:p text:style-name="P245"><text:span text:style-name="T368"><text:tab/></text:span><text:span text:style-name="T391">eg </text:span><text:span text:style-name="T368">“singleQuote” : true;</text:span></text:p>
      <text:p text:style-name="P245"><text:span text:style-name="T368"><text:tab/></text:span><text:span text:style-name="T391">eg </text:span><text:span text:style-name="T368">“</text:span><text:span text:style-name="T389">arrowParents”: avoid;</text:span></text:p>
      <text:p text:style-name="P371"/>
      <text:p text:style-name="P246"><text:span text:style-name="T389">a</text:span><text:span text:style-name="T368">utomating console.log</text:span></text:p>
      <text:p text:style-name="P372"><text:tab/>preferences → user snippets → edit “Print to console” and change prefix as pleased</text:p>
      <text:p text:style-name="P246"><text:span text:style-name="T368"><text:tab/><text:tab/></text:span><text:span text:style-name="T392">delete any $xx code as that causes autocomplete to not work</text:span></text:p>
      <text:p text:style-name="P373"/>
      <text:p text:style-name="P247"><text:span text:style-name="T392">I</text:span><text:span text:style-name="T368">nstall Node</text:span></text:p>
      <text:p text:style-name="P247"><text:span text:style-name="T368"><text:tab/>→ </text:span><text:span text:style-name="T393">call live-server on html files in Vscode Terminal</text:span></text:p>
      <text:p text:style-name="P374"/>
      <text:p text:style-name="P58"><text:span text:style-name="T393">D</text:span><text:span text:style-name="T368">ebugging</text:span></text:p>
      <text:p text:style-name="P375">bug = defect or problem.</text:p>
      <text:p text:style-name="P375"/>
      <text:p text:style-name="P375">1. Identify → Become aware there is a bug and contexts it appears</text:p>
      <text:p text:style-name="P375">2. Find → Isolate exactly where in the code bug is happening</text:p>
      <text:p text:style-name="P375">3. Fix → Correct/replace with new solution</text:p>
      <text:p text:style-name="P375">4. Prevent → Search for same/similar bug in code.</text:p>
      <text:p text:style-name="P375"/>
      <text:p text:style-name="P248"><text:span text:style-name="T398">Debugger on Chome:</text:span><text:span text:style-name="T368"> </text:span></text:p>
      <text:p text:style-name="P248"><text:span text:style-name="T368"><text:tab/>Dev Tools → Sources → </text:span><text:span text:style-name="T394">JS File → set Break Points</text:span></text:p>
      <text:p text:style-name="P376"><text:tab/><text:tab/>Break points = execution freezes at break point (all values, variables.)</text:p>
      <text:p text:style-name="P376"><text:tab/><text:tab/>Move across lines to see computation</text:p>
      <text:p text:style-name="P248"><text:span text:style-name="T394"><text:tab/><text:tab/></text:span><text:span text:style-name="T395">See line by line, in every iteration.</text:span></text:p>
      <text:p text:style-name="P317">Debugger on JS file</text:p>
      <text:p text:style-name="P437"><text:span text:style-name="T349"><text:tab/>Manually type debugger into </text:span><text:span text:style-name="T350">any line in </text:span><text:span text:style-name="T349">code</text:span></text:p>
      <text:p text:style-name="P249"><text:span text:style-name="T368"><text:tab/><text:tab/></text:span><text:span text:style-name="T396">eg</text:span><text:span text:style-name="T401"> </text:span><text:span text:style-name="T398">debugger;</text:span></text:p>
      <text:p text:style-name="P377"><text:tab/>→ Browser stops here → Check on Dev Tools.</text:p>
      <text:p text:style-name="P377"/>
      <text:p text:style-name="P377"/>
      <text:p text:style-name="P377"/>
      <text:p text:style-name="P377"/>
      <text:p text:style-name="P377"/>
      <text:p text:style-name="P377"/>
      <text:p text:style-name="P377"/>
      <text:p text:style-name="P59"><text:soft-page-break/>Section 7 – Javascript in Browser – DOM and Events Fundamentals</text:p>
      <text:p text:style-name="P250"/>
      <text:p text:style-name="P60">Project 1 → Guess my Number!</text:p>
      <text:p text:style-name="P251">Selecting an element <text:span text:style-name="T785">in the DOM</text:span> <text:span text:style-name="T785">using</text:span> JavaScript</text:p>
      <text:p text:style-name="P251"/>
      <text:p text:style-name="P90">document.querySelector(selector)</text:p>
      <text:p text:style-name="P251"><text:tab/>selector = same as in CSS</text:p>
      <text:p text:style-name="P251"><text:tab/>eg document.querySelector(‘.message’)</text:p>
      <text:p text:style-name="P251"><text:s/></text:p>
      <text:p text:style-name="P251">Select the text from element</text:p>
      <text:p text:style-name="P251"><text:tab/>select with .textContent property <text:span text:style-name="T786">ONLY</text:span></text:p>
      <text:p text:style-name="P251"><text:tab/><text:tab/><text:span text:style-name="T786">instead of the entire element, only the text</text:span></text:p>
      <text:p text:style-name="P251"><text:tab/>document.querySelector(selector)<text:span text:style-name="T157">.textContent</text:span></text:p>
      <text:p text:style-name="P251"><text:span text:style-name="T157"><text:tab/></text:span><text:span text:style-name="T231"> <text:tab/>eg selects “start guessing…”</text:span></text:p>
      <text:p text:style-name="P174"/>
      <text:p text:style-name="P61"><text:span text:style-name="T231">W</text:span><text:span text:style-name="T208">hat is DOM and DOM Manipulating?</text:span></text:p>
      <text:p text:style-name="P175">DOM = Document Object Model </text:p>
      <text:p text:style-name="P175"><text:tab/>Structured representation of HTML docs. Allows JS to access HTML elements + styles and manipulate them (eg change text/attributes/CSS styles)</text:p>
      <text:p text:style-name="P175"/>
      <text:p text:style-name="P175">HTML has a tree structure. With parents and children</text:p>
      <text:p text:style-name="P175"><text:tab/>document.querySelector() → Makes querySelector method available on ‘Document’ object</text:p>
      <text:p text:style-name="P175"><text:tab/></text:p>
      <text:p text:style-name="P175">DOM manipulation (document.querySelector()) is NOT part of JS.</text:p>
      <text:p text:style-name="P175"><text:tab/>They are part of API: Application Programming Interface → Can interact with JS</text:p>
      <text:p text:style-name="P175"><text:tab/></text:p>
      <text:p text:style-name="P31">Selecting and Manipulating Elements</text:p>
      <text:p text:style-name="P175"/>
      <text:p text:style-name="P175">Changing the text:</text:p>
      <text:p text:style-name="P252"><text:span text:style-name="T208">document.querySelector(‘.message’).</text:span><text:span text:style-name="T157">textContent</text:span><text:span text:style-name="T208"> = ‘Correct Number’</text:span></text:p>
      <text:p text:style-name="P252"><text:span text:style-name="T208"><text:tab/>→ </text:span><text:span text:style-name="T232">Select ONLY text to change </text:span><text:span text:style-name="T233">t</text:span><text:span text:style-name="T208">ext on browser</text:span></text:p>
      <text:p text:style-name="P175"/>
      <text:p text:style-name="P121">loggin text again returns new content → “Correct Number’</text:p>
      <text:p text:style-name="P121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<text:soft-page-break/>Changing the input field</text:p>
      <text:p text:style-name="P449"><text:span text:style-name="T91">Select content of input field using </text:span><text:span text:style-name="T45">.value </text:span></text:p>
      <text:p text:style-name="P253"><text:span text:style-name="T208"><text:tab/>document.querySelector(.guess).</text:span><text:span text:style-name="T157">value</text:span></text:p>
      <text:p text:style-name="P121">document.querySelector(.guess).value = 23;</text:p>
      <text:p text:style-name="P449"><text:span text:style-name="T91"><text:tab/>→ </text:span><text:span text:style-name="T92">Puts</text:span><text:span text:style-name="T91"> number 23 </text:span><text:span text:style-name="T92">into input field </text:span><text:span text:style-name="T91">as though we typed it.</text:span></text:p>
      <text:p text:style-name="P121"/>
      <text:p text:style-name="P254"><text:span text:style-name="T208">But how to </text:span><text:span text:style-name="T157">log 23 </text:span><text:span text:style-name="T208">when we </text:span><text:span text:style-name="T157">click</text:span><text:span text:style-name="T208"> </text:span><text:span text:style-name="T233">a </text:span><text:span text:style-name="T208">button?</text:span></text:p>
      <text:p text:style-name="P176"/>
      <text:p text:style-name="P33">Handling Click Events</text:p>
      <text:p text:style-name="P177">Event = something that happens on page. Eg click/mouse move, keypress</text:p>
      <text:p text:style-name="P177">Listen = wait for event and react</text:p>
      <text:p text:style-name="P177"/>
      <text:p text:style-name="P177">1. Select element on HTML</text:p>
      <text:p text:style-name="P255"><text:span text:style-name="T208"><text:tab/></text:span><text:span text:style-name="T157">document.querySelector</text:span><text:span text:style-name="T208">(‘.check’)</text:span></text:p>
      <text:p text:style-name="P177"/>
      <text:p text:style-name="P177">2. Call addEventListener method</text:p>
      <text:p text:style-name="P255"><text:span text:style-name="T208"><text:tab/>document.querySelector(‘.check’)</text:span><text:span text:style-name="T157">.addEventListener()</text:span></text:p>
      <text:p text:style-name="P177"/>
      <text:p text:style-name="P178">3. Pass 2 arguemnts into function: 1) Type of event</text:p>
      <text:p text:style-name="P256"><text:span text:style-name="T208"><text:tab/></text:span><text:span text:style-name="T234">document.querySelector(‘.check’).addEventListener(</text:span><text:span text:style-name="T168">‘</text:span><text:span text:style-name="T157">click’</text:span><text:span text:style-name="T234">)</text:span></text:p>
      <text:p text:style-name="P177"/>
      <text:p text:style-name="P449"><text:span text:style-name="T93">4. </text:span><text:span text:style-name="T94">2) Pass function value as argument</text:span></text:p>
      <text:p text:style-name="P449"><text:span text:style-name="T94"><text:tab/> </text:span><text:span text:style-name="T93">document.querySelector(‘.check’).addEventListener</text:span></text:p>
      <text:p text:style-name="P449"><text:span text:style-name="T93"><text:tab/>(‘</text:span><text:span text:style-name="T94">click’, </text:span><text:span text:style-name="T28">function() </text:span><text:span text:style-name="T94">{}</text:span><text:span text:style-name="T93">)</text:span></text:p>
      <text:p text:style-name="P177"/>
      <text:p text:style-name="P439"><text:span text:style-name="T93">5. </text:span><text:span text:style-name="T59">Complete function to be executed</text:span></text:p>
      <text:p text:style-name="P439"><text:span text:style-name="T59"><text:tab/></text:span><text:span text:style-name="T93">(‘</text:span><text:span text:style-name="T59">click’, </text:span><text:span text:style-name="T19">function() </text:span></text:p>
      <text:p text:style-name="P439"><text:span text:style-name="T19"><text:tab/><text:tab/>{console.log(querySelector(‘guess’).value</text:span><text:span text:style-name="T29">)</text:span><text:span text:style-name="T59">});</text:span></text:p>
      <text:p text:style-name="P178"><text:tab/><text:tab/></text:p>
      <text:p text:style-name="P449"><text:span text:style-name="T94"><text:tab/><text:tab/></text:span><text:span text:style-name="T95">this code logs whatever number typed in input</text:span></text:p>
      <text:p text:style-name="P179"/>
      <text:p text:style-name="P440"><text:span text:style-name="T59">Note: </text:span><text:span text:style-name="T95">Input is ALWAYS string → Need to convert to Number before comparing input vs condition.</text:span></text:p>
      <text:p text:style-name="P441"><text:span text:style-name="T59"><text:tab/></text:span><text:span text:style-name="T96">Number(document.querySelect…)</text:span></text:p>
      <text:p text:style-name="P180"/>
      <text:p text:style-name="P180">Note: No value (0) are Falsy values</text:p>
      <text:p text:style-name="P180"><text:tab/>guess = 0 = false</text:p>
      <text:p text:style-name="P180"><text:tab/>!guess = True → Makes 0 or none values trigger code</text:p>
      <text:p text:style-name="P179"/>
      <text:p text:style-name="P34">Game logic – Define conditions and reactions</text:p>
      <text:p text:style-name="P34"/>
      <text:p text:style-name="P181">Define secret number (condition) OUTSIDE of click function → Needs to be unchanged</text:p>
      <text:p text:style-name="P181"/>
      <text:p text:style-name="P257"><text:span text:style-name="T208"><text:tab/></text:span><text:span text:style-name="T235">1. const number = </text:span><text:span text:style-name="T169">Math.random()</text:span></text:p>
      <text:p text:style-name="P182"><text:tab/><text:tab/>Math is an object, random is a method()</text:p>
      <text:p text:style-name="P182"><text:tab/>2. Define range of number using Multiplication (*20 = up to 20)</text:p>
      <text:p text:style-name="P257"><text:span text:style-name="T235"><text:tab/><text:tab/>Math.random()</text:span><text:span text:style-name="T169">*20</text:span><text:span text:style-name="T235"> → returns random DECIMAL numbers up to 20</text:span></text:p>
      <text:p text:style-name="P182"><text:tab/>3. Remove decimals using Math.trunc()</text:p>
      <text:p text:style-name="P257"><text:span text:style-name="T235"><text:tab/><text:tab/></text:span><text:span text:style-name="T169">Math.trunc</text:span><text:span text:style-name="T235">(Math.random()*20) → only up to 19 because 19.999 is cut</text:span></text:p>
      <text:p text:style-name="P257"><text:span text:style-name="T235"><text:tab/><text:tab/><text:tab/></text:span><text:span text:style-name="T169">Math.trunc</text:span><text:span text:style-name="T235">(Math.random()*20)</text:span><text:span text:style-name="T169">+1 </text:span><text:span text:style-name="T235">→ returns up to 20</text:span></text:p>
      <text:p text:style-name="P181"/>
      <text:p text:style-name="P181"/>
      <text:p text:style-name="P181"/>
      <text:p text:style-name="P183"><text:soft-page-break/>1. Compare input value with conditions</text:p>
      <text:p text:style-name="P183"><text:tab/>if (!guess) → create message</text:p>
      <text:p text:style-name="P183"><text:tab/>if (guess === randomNumber) → Win message</text:p>
      <text:p text:style-name="P183"><text:tab/>if (guess &gt; randomNumber)</text:p>
      <text:p text:style-name="P183"><text:tab/>if (guess &lt; randomNumber) → Too high/low messages</text:p>
      <text:p text:style-name="P183"/>
      <text:p text:style-name="P183">2. Decrease score with every wrong guess</text:p>
      <text:p text:style-name="P257"><text:span text:style-name="T208"><text:tab/></text:span><text:span text:style-name="T236">Read score → -1 – reprint? <text:s/>OR</text:span></text:p>
      <text:p text:style-name="P257"><text:span text:style-name="T236"><text:tab/></text:span><text:span text:style-name="T170">Store score variable </text:span><text:span text:style-name="T236">→ update variable → replace displayed variable</text:span></text:p>
      <text:p text:style-name="P257"><text:span text:style-name="T236"><text:tab/><text:tab/></text:span><text:span text:style-name="T237">Storing variable = state variable, application can access score at all points</text:span></text:p>
      <text:p text:style-name="P184"><text:tab/><text:tab/><text:tab/>eg score 17 = reflects state of applucation</text:p>
      <text:p text:style-name="P179"><text:tab/></text:p>
      <text:p text:style-name="P449"><text:span text:style-name="T95"><text:tab/></text:span><text:span text:style-name="T97">Create in global → let score </text:span></text:p>
      <text:p text:style-name="P183"><text:tab/><text:tab/>let score = 20</text:p>
      <text:p text:style-name="P179"/>
      <text:p text:style-name="P441"><text:span text:style-name="T59"><text:tab/></text:span><text:span text:style-name="T97">Place under both else if “Wrong” conditions</text:span></text:p>
      <text:p text:style-name="P441"><text:span text:style-name="T97"><text:tab/></text:span><text:span text:style-name="T98">score - -; <text:s/>(minus minus → score = score -1)</text:span></text:p>
      <text:p text:style-name="P185"><text:tab/></text:p>
      <text:p text:style-name="P185"><text:tab/>Dispaly new score variable on screen:</text:p>
      <text:p text:style-name="P185"><text:tab/><text:tab/>document.querySelector(‘.score’).textContent = score;</text:p>
      <text:p text:style-name="P185"/>
      <text:p text:style-name="P449"><text:span text:style-name="T98">3. </text:span><text:span text:style-name="T99">ONLY execute score update and deduct IF score is higher than 0</text:span></text:p>
      <text:p text:style-name="P184"><text:tab/>create if (score &gt; 0) condition above the score update/deduct codes</text:p>
      <text:p text:style-name="P184"><text:tab/></text:p>
      <text:p text:style-name="P184"><text:tab/>else if (guess &gt; secretNumber) {</text:p>
      <text:p text:style-name="P184"><text:tab/><text:tab/>if (score &gt; 0) {</text:p>
      <text:p text:style-name="P184"><text:tab/><text:tab/><text:tab/>…...message qury</text:p>
      <text:p text:style-name="P184"><text:tab/><text:tab/><text:tab/>score –;</text:p>
      <text:p text:style-name="P184"/>
      <text:p text:style-name="P186">4. Lose message doesn’t show up even at score 0?</text:p>
      <text:p text:style-name="P442"><text:span text:style-name="T59"><text:tab/></text:span><text:span text:style-name="T51">Because when score </text:span><text:span text:style-name="T52">variable was still greater than 0 at condition.</text:span></text:p>
      <text:p text:style-name="P442"><text:span text:style-name="T100"><text:tab/><text:tab/></text:span><text:span text:style-name="T101">Because try 1 = 20 score, so try 20 = 0 → need to stop before try 20</text:span></text:p>
      <text:p text:style-name="P442"><text:span text:style-name="T100"><text:tab/><text:tab/>Change condition to </text:span><text:span text:style-name="T131">(score &gt; 1)</text:span></text:p>
      <text:p text:style-name="P187"><text:tab/><text:tab/><text:tab/>if (score &gt; 1) {…}</text:p>
      <text:p text:style-name="P187"><text:tab/><text:tab/><text:tab/></text:p>
      <text:p text:style-name="P442"><text:span text:style-name="T100"><text:tab/><text:tab/></text:span><text:span text:style-name="T101">Also, update display for ELSE condition</text:span></text:p>
      <text:p text:style-name="P188"><text:tab/><text:tab/><text:tab/>else {</text:p>
      <text:p text:style-name="P188"><text:tab/><text:tab/><text:tab/><text:tab/>.message = lose</text:p>
      <text:p text:style-name="P442"><text:span text:style-name="T101"><text:tab/><text:tab/><text:tab/><text:tab/>.score = 0</text:span><text:span text:style-name="T102">}</text:span></text:p>
      <text:p text:style-name="P189"/>
      <text:p text:style-name="P443"><text:span text:style-name="T102">N</text:span><text:span text:style-name="T59">ote: Lots of duplicate code.</text:span></text:p>
      <text:p text:style-name="P190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><text:soft-page-break/>Manipulating CSS Styles using JS</text:p>
      <text:p text:style-name="P191">eg changing to Green background when correct</text:p>
      <text:p text:style-name="P192">Note: changing anything on the DOM → Use equal ‘=’ and set values</text:p>
      <text:p text:style-name="P258"><text:span text:style-name="T208">Note: Change values </text:span><text:span text:style-name="T200">MUST BE STRINGS</text:span></text:p>
      <text:p text:style-name="P216">Note: Changes are changed using <text:span text:style-name="T157">Inline Styles</text:span> (style attribute injected in <text:span text:style-name="T157">HTML</text:span>, not css)</text:p>
      <text:p text:style-name="P191"/>
      <text:p text:style-name="P192">1. Select the element (eg body)</text:p>
      <text:p text:style-name="P297"><text:tab/>document.querySelector(body)</text:p>
      <text:p text:style-name="P297"/>
      <text:p text:style-name="P192">2. To access style property → add .style</text:p>
      <text:p text:style-name="P449"><text:span text:style-name="T103"><text:tab/>document.querySelector(body)</text:span><text:span text:style-name="T46">.style</text:span></text:p>
      <text:p text:style-name="P192"/>
      <text:p text:style-name="P444"><text:span text:style-name="T59">3. Choose </text:span><text:span text:style-name="T19">CSS property</text:span><text:span text:style-name="T59"> to change, using CamelCase</text:span></text:p>
      <text:p text:style-name="P444"><text:span text:style-name="T59"><text:tab/>document.querySelector(body).style</text:span><text:span text:style-name="T42">.backgroundColor</text:span><text:span text:style-name="T59"> = “#60b347”</text:span></text:p>
      <text:p text:style-name="P192"/>
      <text:p text:style-name="P36"/>
      <text:p text:style-name="P36">Coding challenge</text:p>
      <text:p text:style-name="P449"><text:span text:style-name="T104">Reset all change</text:span><text:span text:style-name="T105">s</text:span><text:span text:style-name="T104"> using querySelectors, </text:span><text:span text:style-name="T106">play again </text:span><text:span text:style-name="T104">without reloading the page. Allows highscore to be preserved.</text:span></text:p>
      <text:p text:style-name="P36"/>
      <text:p text:style-name="P62"><text:span text:style-name="T238">R</text:span><text:span text:style-name="T208">efactoring code</text:span></text:p>
      <text:p text:style-name="P193">Getting rid of duplicate code (e.g. only String is different – eg Too high/low, Win/Lose..etc)</text:p>
      <text:p text:style-name="P193"/>
      <text:p text:style-name="P194">Duplicate code → Need to change multiple lines to implement one change</text:p>
      <text:p text:style-name="P194"><text:tab/>eg when (guess&gt;number), and (guess&lt;number)</text:p>
      <text:p text:style-name="P194"/>
      <text:p text:style-name="P194">Refactoring = restrucutre code without changing how it works</text:p>
      <text:p text:style-name="P194"/>
      <text:p text:style-name="P63"><text:span text:style-name="T59"><text:tab/></text:span><text:span text:style-name="T208">Technique 1 – Condensing code</text:span></text:p>
      <text:p text:style-name="P194"/>
      <text:p text:style-name="P194"><text:tab/>1. Identify duplicate / almost duplicate code</text:p>
      <text:p text:style-name="P194"><text:tab/><text:tab/>Any unify-able code?</text:p>
      <text:p text:style-name="P194"/>
      <text:p text:style-name="P259"><text:span text:style-name="T208"><text:tab/>2. guess &gt; and guess &lt; is the same as (</text:span><text:span text:style-name="T157">guess is DIFFERENT)</text:span></text:p>
      <text:p text:style-name="P259"><text:span text:style-name="T208"><text:tab/><text:tab/>if (guess </text:span><text:span text:style-name="T157">!== secretNumber)</text:span></text:p>
      <text:p text:style-name="P194"/>
      <text:p text:style-name="P259"><text:span text:style-name="T208"><text:tab/>3. Use</text:span><text:span text:style-name="T157"> Ternary operator</text:span><text:span text:style-name="T208"> to return strings for display</text:span></text:p>
      <text:p text:style-name="P194"><text:tab/><text:tab/>document.query(‘.message’).textContent = </text:p>
      <text:p text:style-name="P194"><text:tab/><text:tab/><text:tab/>guess &gt; secretNum ? ‘Too high’ : ‘Too low’</text:p>
      <text:p text:style-name="P194"/>
      <text:p text:style-name="P259"><text:span text:style-name="T208"><text:tab/></text:span><text:span text:style-name="T13">Technique 2 – Create functions</text:span></text:p>
      <text:p text:style-name="P195">Same code in multiple places → eg setting display/scores:</text:p>
      <text:p text:style-name="P195"><text:tab/>eg doc.querySelector(‘.message’).textContent</text:p>
      <text:p text:style-name="P195"/>
      <text:p text:style-name="P260"><text:span text:style-name="T208">Create function Outside of code. </text:span><text:span text:style-name="T185">Parameters = message</text:span></text:p>
      <text:p text:style-name="P260"><text:span text:style-name="T208"><text:tab/>const displayMessage = function(</text:span><text:span text:style-name="T157">message</text:span><text:span text:style-name="T208">) {</text:span></text:p>
      <text:p text:style-name="P260"><text:span text:style-name="T208"><text:tab/><text:tab/>doc.querySelector(‘.message’).textContent = </text:span><text:span text:style-name="T157">message</text:span><text:span text:style-name="T208">;</text:span></text:p>
      <text:p text:style-name="P195"/>
      <text:p text:style-name="P260"><text:span text:style-name="T208"><text:tab/></text:span><text:span text:style-name="T239">Simply call function and pass message to be displayed</text:span></text:p>
      <text:p text:style-name="P260"><text:span text:style-name="T239"><text:tab/><text:tab/>eg if (!guess) {</text:span><text:span text:style-name="T171">displayMessage(‘No number entered’)</text:span><text:span text:style-name="T240">}</text:span></text:p>
      <text:p text:style-name="P195"/>
      <text:p text:style-name="P195"/>
      <text:p text:style-name="P37"><text:soft-page-break/>Project 2 – Modal Window</text:p>
      <text:p text:style-name="P196">Hidden modal already on HTML file, use JS to show/hide</text:p>
      <text:p text:style-name="P197"/>
      <text:p text:style-name="P262"><text:span text:style-name="T208">1. Start by selecting all elements needed and </text:span><text:span text:style-name="T157">store in variables</text:span></text:p>
      <text:p text:style-name="P262"><text:span text:style-name="T208"><text:tab/></text:span><text:span text:style-name="T241">eg const modal = doc.querySelector(‘.modal’);</text:span></text:p>
      <text:p text:style-name="P196"/>
      <text:p text:style-name="P261"><text:span text:style-name="T208">NOTE – Limitation of querySelectors → Well calling variable, </text:span><text:span text:style-name="T157">only ONE</text:span><text:span text:style-name="T208"> element gets selected.</text:span></text:p>
      <text:p text:style-name="P196"><text:tab/>Eg multiple elements in a class but first one selected only.</text:p>
      <text:p text:style-name="P196"><text:tab/><text:tab/></text:p>
      <text:p text:style-name="P261"><text:span text:style-name="T208">Use</text:span><text:span text:style-name="T252"> </text:span><text:span text:style-name="T185">qu<text:tab/>erySelectorAll </text:span><text:span text:style-name="T208">→ Selectors multiple elements </text:span><text:span text:style-name="T242">as though it is an </text:span><text:span text:style-name="T172">Array</text:span></text:p>
      <text:p text:style-name="P196"><text:tab/></text:p>
      <text:p text:style-name="P261"><text:span text:style-name="T242"><text:tab/>eg to make changes to ALL elements, use </text:span><text:span text:style-name="T172">Loop as if array</text:span></text:p>
      <text:p text:style-name="P261"><text:span text:style-name="T242"><text:tab/><text:tab/>for (let I = 0; I &lt; X.length; i++) </text:span><text:span text:style-name="T243">{</text:span></text:p>
      <text:p text:style-name="P261"><text:span text:style-name="T243"><text:tab/><text:tab/><text:tab/>console.log(</text:span><text:span text:style-name="T254">btnsOpenModal</text:span><text:span text:style-name="T191">[i]</text:span><text:span text:style-name="T254">.textContent</text:span><text:span text:style-name="T243">}</text:span></text:p>
      <text:p text:style-name="P198"><text:tab/></text:p>
      <text:p text:style-name="P261"><text:span text:style-name="T243"><text:tab/></text:span><text:span text:style-name="T244">use [I] to specify the iteration element (like </text:span><text:span text:style-name="T173">array</text:span><text:span text:style-name="T244">)</text:span></text:p>
      <text:p text:style-name="P199"><text:tab/>Remember to call .textContent for text...etc.</text:p>
      <text:p text:style-name="P196"/>
      <text:p text:style-name="P38">Working with Classes</text:p>
      <text:p text:style-name="P200">Instead of using modal.style.display = ‘block’ → Store changes in a class and add/remove</text:p>
      <text:p text:style-name="P201"/>
      <text:p text:style-name="P201">eg Removing the .hidden class of Modal element</text:p>
      <text:p text:style-name="P201"/>
      <text:p text:style-name="P449"><text:span text:style-name="T107"><text:tab/>1. select the a</text:span><text:span text:style-name="T108">l</text:span><text:span text:style-name="T107">ready-querySelected CSS </text:span><text:span text:style-name="T30">element</text:span><text:span text:style-name="T107"> (e.g. “.modal”) + call </text:span><text:span text:style-name="T30">classList</text:span><text:span text:style-name="T107"> property</text:span></text:p>
      <text:p text:style-name="P264"><text:span text:style-name="T208"><text:tab/><text:tab/></text:span><text:span text:style-name="T157">modal.classList</text:span></text:p>
      <text:p text:style-name="P91"/>
      <text:p text:style-name="P201"><text:tab/>2. classList has a few methods. This time, use ‘Remove’</text:p>
      <text:p text:style-name="P264"><text:span text:style-name="T208"><text:tab/><text:tab/></text:span><text:span text:style-name="T245">modal.classList</text:span><text:span text:style-name="T174">.remove</text:span></text:p>
      <text:p text:style-name="P200"/>
      <text:p text:style-name="P449"><text:span text:style-name="T108"><text:tab/>3. Pass class that will be removed. <text:s/></text:span><text:span text:style-name="T31">‘.’ </text:span><text:span text:style-name="T47">DOT NOT NEEDED</text:span></text:p>
      <text:p text:style-name="P263"><text:span text:style-name="T208"><text:tab/><text:tab/>modal.classList.remove</text:span><text:span text:style-name="T185">(‘hidden’)</text:span></text:p>
      <text:p text:style-name="P200"/>
      <text:p text:style-name="P200"><text:tab/></text:p>
      <text:p text:style-name="P122"><text:span text:style-name="T2">Closing Modal</text:span> <text:span text:style-name="T787">(Click on X or Overlay</text:span><text:span text:style-name="T788">)</text:span></text:p>
      <text:p text:style-name="P122"><text:tab/><text:span text:style-name="T787">1. </text:span><text:span text:style-name="T175">AddEvenListener</text:span><text:span text:style-name="T787"> to the close button and overlay </text:span></text:p>
      <text:p text:style-name="P122"><text:tab/></text:p>
      <text:p text:style-name="P122"><text:tab/><text:span text:style-name="T789">2. </text:span>Call ‘Add’ method to add Hidden class back on. </text:p>
      <text:p text:style-name="P122"><text:tab/><text:tab/>Modal.classList.<text:span text:style-name="T185">add</text:span>(‘hidden’);</text:p>
      <text:p text:style-name="P122"/>
      <text:p text:style-name="P122"><text:tab/><text:tab/><text:span text:style-name="T787">eg overlay.classList.add(‘hidden’)</text:span></text:p>
      <text:p text:style-name="P122"><text:tab/></text:p>
      <text:p text:style-name="P122"><text:span text:style-name="T789"><text:tab/>3. Click on X and Overlay has the </text:span><text:span text:style-name="T176">EXACT SAME code</text:span></text:p>
      <text:p text:style-name="P122"><text:tab/><text:tab/><text:span text:style-name="T790">Use Variable → Store </text:span><text:span text:style-name="T789">function + code</text:span></text:p>
      <text:p text:style-name="P122"><text:tab/><text:tab/><text:tab/><text:span text:style-name="T791">eg </text:span><text:span text:style-name="T192">closeModal = ‘...classList.add(...)’</text:span></text:p>
      <text:p text:style-name="P122"><text:tab/><text:tab/></text:p>
      <text:p text:style-name="P122"><text:tab/><text:tab/><text:span text:style-name="T789">Call function (</text:span><text:span text:style-name="T193">WITHOUT </text:span><text:span text:style-name="T194">Function brackets </text:span><text:span text:style-name="T193">( <text:s/>)</text:span><text:span text:style-name="T789">)</text:span></text:p>
      <text:p text:style-name="P122"><text:tab/><text:tab/><text:tab/><text:span text:style-name="T789">overlay.addEventListener(‘click’, </text:span><text:span text:style-name="T176">closeModal</text:span><text:span text:style-name="T789">)</text:span></text:p>
      <text:p text:style-name="P122"/>
      <text:p text:style-name="P449"><text:span text:style-name="T109"><text:tab/><text:tab/>*</text:span><text:span text:style-name="T110">Don’t C</text:span><text:span text:style-name="T111">ALL the function, simly declare </text:span><text:span text:style-name="T110">and</text:span><text:span text:style-name="T111"> tell JS to call function when clicked</text:span></text:p>
      <text:p text:style-name="P122"/>
      <text:p text:style-name="P200"/>
      <text:p text:style-name="P200"/>
      <text:p text:style-name="P39"><text:soft-page-break/>Handing Keypress (keyboard) events</text:p>
      <text:p text:style-name="P202">Keyboard events are Global Events (don’t happen on a single element, happens Globally)</text:p>
      <text:p text:style-name="P202"/>
      <text:p text:style-name="P202"><text:tab/>1. Select Document object + add event listener</text:p>
      <text:p text:style-name="P449"><text:span text:style-name="T112"><text:tab/><text:tab/></text:span><text:span text:style-name="T32">document.addEventListner</text:span><text:span text:style-name="T112">()</text:span></text:p>
      <text:p text:style-name="P202"/>
      <text:p text:style-name="P202">2. Three types of events for keyboard</text:p>
      <text:p text:style-name="P445"><text:span text:style-name="T59"><text:tab/></text:span><text:span text:style-name="T19">Keydown</text:span><text:span text:style-name="T59"> = fired as soon as key is pressed down </text:span></text:p>
      <text:p text:style-name="P445"><text:span text:style-name="T59"><text:tab/></text:span><text:span text:style-name="T19">Keypress</text:span><text:span text:style-name="T59"> = fired continuously when finger is on certain key</text:span></text:p>
      <text:p text:style-name="P445"><text:span text:style-name="T59"><text:tab/></text:span><text:span text:style-name="T19">Keyup</text:span><text:span text:style-name="T59"> = fired when key is lifted</text:span></text:p>
      <text:p text:style-name="P202"><text:tab/></text:p>
      <text:p text:style-name="P445"><text:span text:style-name="T59"><text:tab/>document.addEventListener(‘</text:span><text:span text:style-name="T19">keydown’</text:span><text:span text:style-name="T59">, function(){</text:span></text:p>
      <text:p text:style-name="P202"><text:tab/><text:tab/>console.log(‘a key was pressed’)</text:p>
      <text:p text:style-name="P202"/>
      <text:p text:style-name="P40">How to know WHICH key was pressed?</text:p>
      <text:p text:style-name="P203"/>
      <text:p text:style-name="P445"><text:span text:style-name="T113">Every time event occurs, JS generates an </text:span><text:span text:style-name="T114">Event</text:span><text:span text:style-name="T113"> Object. We can access this object using EventHandle function</text:span></text:p>
      <text:p text:style-name="P203"/>
      <text:p text:style-name="P446"><text:span text:style-name="T113">1. </text:span><text:span text:style-name="T59">Function → document.addEventListener(‘</text:span><text:span text:style-name="T33">keydown</text:span><text:span text:style-name="T115">’, </text:span><text:span text:style-name="T33">function</text:span><text:span text:style-name="T115">...</text:span><text:span text:style-name="T59">)</text:span></text:p>
      <text:p text:style-name="P203"/>
      <text:p text:style-name="P420"><text:span text:style-name="T143">2</text:span><text:span text:style-name="T144">. Give our function a Parameter</text:span></text:p>
      <text:p text:style-name="P445"><text:span text:style-name="T113"><text:tab/></text:span><text:span text:style-name="T116">document.addEventListener(‘</text:span><text:span text:style-name="T117">keydown’, </text:span><text:span text:style-name="T48">function(</text:span><text:span text:style-name="T49">e) </text:span><text:span text:style-name="T116">{...}</text:span><text:span text:style-name="T117">)</text:span></text:p>
      <text:p text:style-name="P203"><text:tab/><text:tab/></text:p>
      <text:p text:style-name="P203"><text:tab/>eg ‘e’ for Event</text:p>
      <text:p text:style-name="P445"><text:span text:style-name="T113"><text:tab/>When event occurs, JS will call function with </text:span><text:span text:style-name="T469">Event Object as Argument</text:span><text:span text:style-name="T113">.</text:span></text:p>
      <text:p text:style-name="P203"/>
      <text:p text:style-name="P449"><text:span text:style-name="T115">3</text:span><text:span text:style-name="T113">. </text:span><text:span text:style-name="T118">eg console.log(e) → </text:span><text:span text:style-name="T34">KeyboardEvent </text:span><text:span text:style-name="T118">is logged. Shows all details of </text:span><text:span text:style-name="T119">the event.</text:span></text:p>
      <text:p text:style-name="P204"><text:tab/>Can specify exactly which detail to collect (eg Key, cntrlKey)</text:p>
      <text:p text:style-name="P449"><text:span text:style-name="T119"><text:tab/><text:tab/>e.g. </text:span><text:span text:style-name="T130">console.log(</text:span><text:span text:style-name="T50">e.key) </text:span></text:p>
      <text:p text:style-name="P449"><text:span text:style-name="T35"><text:tab/><text:tab/><text:tab/>→ “</text:span><text:span text:style-name="T36">E</text:span><text:span text:style-name="T35">nter”</text:span></text:p>
      <text:p text:style-name="P92"/>
      <text:p text:style-name="P447"><text:span text:style-name="T14">A</text:span><text:span text:style-name="T9">pplying keyboard event to Modal:</text:span></text:p>
      <text:p text:style-name="P205"/>
      <text:p text:style-name="P205"><text:tab/>1. set condition</text:p>
      <text:p text:style-name="P265"><text:span text:style-name="T208"><text:tab/><text:tab/></text:span><text:span text:style-name="T246">if (</text:span><text:span text:style-name="T177">e.key</text:span><text:span text:style-name="T246"> === ‘Escape’) </text:span><text:span text:style-name="T208">{}</text:span></text:p>
      <text:p text:style-name="P205"/>
      <text:p text:style-name="P449"><text:span text:style-name="T120"><text:tab/>2. Check whether Modal </text:span><text:span text:style-name="T121">has</text:span><text:span text:style-name="T120"> Hidden class → Use </text:span><text:span text:style-name="T272">classList Contains method</text:span></text:p>
      <text:p text:style-name="P265"><text:span text:style-name="T208"><text:tab/><text:tab/></text:span><text:span text:style-name="T246">if (e.key === ‘Escape’) </text:span><text:span text:style-name="T208">{</text:span></text:p>
      <text:p text:style-name="P265"><text:span text:style-name="T208"><text:tab/><text:tab/><text:tab/>if (</text:span><text:span text:style-name="T259">!modal.classList.</text:span><text:span text:style-name="T201">contains</text:span><text:span text:style-name="T259">(‘hidden’)) {</text:span></text:p>
      <text:p text:style-name="P265"><text:span text:style-name="T255"><text:tab/><text:tab/><text:tab/><text:tab/></text:span><text:span text:style-name="T259">closeModal()}</text:span></text:p>
      <text:p text:style-name="P205"/>
      <text:p text:style-name="P265"><text:span text:style-name="T208"><text:tab/><text:tab/>Contains hidden = closed. </text:span><text:span text:style-name="T280">!</text:span><text:span text:style-name="T281">NOT</text:span><text:span text:style-name="T280"> contains hidden= open → Needs to be closed.</text:span></text:p>
      <text:p text:style-name="P206"/>
      <text:p text:style-name="P207"/>
      <text:p text:style-name="P448"><text:span text:style-name="T59"><text:tab/>FINAL CLEAN UP → If this + If this → Aggregate 2 statements togethe</text:span><text:span text:style-name="T122">r</text:span></text:p>
      <text:p text:style-name="P207"><text:tab/><text:tab/>Becomes</text:p>
      <text:p text:style-name="P207"><text:s/></text:p>
      <text:p text:style-name="P448"><text:span text:style-name="T59"><text:tab/>if (</text:span><text:span text:style-name="T19">e.key === ‘Escape </text:span><text:span text:style-name="T42">&amp;&amp;</text:span><text:span text:style-name="T19"> !modal.classList.contins</text:span><text:span text:style-name="T59">(‘hidden’) {closeModal()}</text:span><text:span text:style-name="T123">)</text:span></text:p>
      <text:p text:style-name="P208"><text:tab/></text:p>
      <text:p text:style-name="P208"/>
      <text:p text:style-name="P208"/>
      <text:p text:style-name="P41"><text:soft-page-break/>Project #3 – Pig game</text:p>
      <text:p text:style-name="P209">Flow chart shows everything that can happen in an application.</text:p>
      <text:p text:style-name="P209"><text:tab/>Different colours/shapes to show paths and outcomes</text:p>
      <text:p text:style-name="P209"><text:tab/><text:tab/>eg Green to go straight, blue is a condition (&lt;, &gt;, ===)</text:p>
      <text:p text:style-name="P209"/>
      <text:p text:style-name="P210">Selecting elements by ID → Two methods</text:p>
      <text:p text:style-name="P210"><text:tab/>1. querySelector(‘#idname)</text:p>
      <text:p text:style-name="P64"><text:span text:style-name="T59"><text:tab/>2. .getElementById(‘idname) → No need #, </text:span><text:span text:style-name="T124">works the same</text:span></text:p>
      <text:p text:style-name="P211"/>
      <text:p text:style-name="P65"><text:span text:style-name="T247">S</text:span><text:span text:style-name="T208">teps to creating JS </text:span></text:p>
      <text:p text:style-name="P212">1. Create variables to store querySelectors</text:p>
      <text:p text:style-name="P212"/>
      <text:p text:style-name="P213">2. Set ‘starting point’ values and displays</text:p>
      <text:p text:style-name="P213"/>
      <text:p text:style-name="P213">3. Work on functionality according to Flow-chart </text:p>
      <text:p text:style-name="P213"/>
      <text:p text:style-name="P42">Rolling the dice</text:p>
      <text:p text:style-name="P214">1. Generate random number when clicked</text:p>
      <text:p text:style-name="P267"><text:span text:style-name="T208"><text:tab/>btnRoll.</text:span><text:span text:style-name="T157">addEventListener</text:span><text:span text:style-name="T208">(‘click’, function() {</text:span></text:p>
      <text:p text:style-name="P213"><text:tab/><text:tab/>const dice = Math.trunc(Math.random() * 6) + 1}</text:p>
      <text:p text:style-name="P213"/>
      <text:p text:style-name="P213"><text:tab/>create variable INSIDE function because changes everytime, NOT global.</text:p>
      <text:p text:style-name="P213"><text:tab/>(Math.random*6) + 1 → Becomes 1-6 instead of 0-5</text:p>
      <text:p text:style-name="P213"/>
      <text:p text:style-name="P214">2. Remove ‘Hidden’ class so show dice image.</text:p>
      <text:p text:style-name="P214"><text:tab/></text:p>
      <text:p text:style-name="P214">3. Set source of image depending on the Random number.</text:p>
      <text:p text:style-name="P214"><text:tab/>Use template-literal → Image names follow same format</text:p>
      <text:p text:style-name="P214"><text:tab/><text:tab/>eg Roll = 1 → dice-1.png</text:p>
      <text:p text:style-name="P266"><text:span text:style-name="T208"><text:tab/><text:tab/><text:tab/>diceEl </text:span><text:span text:style-name="T185">. src = `dice-${dice}.png`;</text:span></text:p>
      <text:p text:style-name="P96"/>
      <text:p text:style-name="P217">4. If score is NOT 1 → Save score</text:p>
      <text:p text:style-name="P217"><text:tab/>Create variable OUTSIDE of function to save score</text:p>
      <text:p text:style-name="P217"><text:tab/><text:tab/>eg <text:span text:style-name="T792">let </text:span>currentScore = 0; → <text:s text:c="2"/><text:span text:style-name="T792">currentScore += dice;</text:span></text:p>
      <text:p text:style-name="P217"/>
      <text:p text:style-name="P268"><text:span text:style-name="T208">5. If score IS 1 → Switch </text:span><text:span text:style-name="T248">active </text:span><text:span text:style-name="T208">players </text:span><text:span text:style-name="T249">(many steps)</text:span></text:p>
      <text:p text:style-name="P268"><text:span text:style-name="T208"><text:tab/></text:span><text:span text:style-name="T250">if (dice !== 1) {…} </text:span><text:span text:style-name="T178">else {}</text:span></text:p>
      <text:p text:style-name="P93"/>
      <text:p text:style-name="P123">We need to keep track of Active player when rolling dice → Store in variable</text:p>
      <text:p text:style-name="P123"><text:tab/>let activePlayer = 0</text:p>
      <text:p text:style-name="P123"/>
      <text:p text:style-name="P123">6. Create final scores variable as an Array</text:p>
      <text:p text:style-name="P123"><text:tab/><text:span text:style-name="T157">const scores = [0, 0]</text:span>’ <text:tab/><text:tab/><text:span text:style-name="T793">(Array must be const)</text:span></text:p>
      <text:p text:style-name="P123"/>
      <text:p text:style-name="P124">7. Save current score into either current- -0 or curren - -1;</text:p>
      <text:p text:style-name="P124"><text:tab/>document.getElementbyId(<text:span text:style-name="T157">‘current-${activePlayer}`</text:span>).textContent = currentScore</text:p>
      <text:p text:style-name="P124"><text:tab/><text:tab/>eg if activePlayer = 1 → selectors current- -1 ID and replaces textContent.</text:p>
      <text:p text:style-name="P124"/>
      <text:p text:style-name="P125">8. Switch players = change<text:span text:style-name="T157"> activePlayer value, </text:span><text:span text:style-name="T179">+ </text:span><text:span text:style-name="T794"><text:s/>reset </text:span><text:span text:style-name="T179">Player </text:span><text:span text:style-name="T180">&amp; Global</text:span><text:span text:style-name="T795"> </text:span><text:span text:style-name="T181">current score</text:span></text:p>
      <text:p text:style-name="P125"><text:tab/><text:span text:style-name="T795">doc.selectById(`current- -${activePlayer}`) = 0; <text:s text:c="2"/>→ </text:span><text:span text:style-name="T796">Resent current player THEN switch</text:span></text:p>
      <text:p text:style-name="P125"><text:tab/>ActivePlayer = activePlayer === 1 ? 1 : 0;</text:p>
      <text:p text:style-name="P125"><text:tab/><text:span text:style-name="T794">currentScore = 0;</text:span></text:p>
      <text:p text:style-name="P449"><text:soft-page-break/><text:span text:style-name="T125">9. Visual change </text:span><text:span text:style-name="T126">when</text:span><text:span text:style-name="T125"> player </text:span><text:span text:style-name="T126">switch</text:span></text:p>
      <text:p text:style-name="P449"><text:span text:style-name="T125"><text:tab/></text:span><text:span text:style-name="T127">Aethetics is determined by Player- -Active Class (eg colors, shadows)</text:span></text:p>
      <text:p text:style-name="P449"><text:span text:style-name="T127"><text:tab/></text:span><text:span text:style-name="T37">Active player = Add class</text:span><text:span text:style-name="T127">, Inactive = </text:span><text:span text:style-name="T37">Remove</text:span></text:p>
      <text:p text:style-name="P215"><text:tab/></text:p>
      <text:p text:style-name="P290"><text:span text:style-name="T145">T</text:span><text:span text:style-name="T17">oggle method on classList</text:span></text:p>
      <text:p text:style-name="P421"><text:span text:style-name="T146"><text:tab/></text:span><text:span text:style-name="T133">Auto check </text:span><text:span text:style-name="T132">If class exists = Remove. If class !exists = Add.</text:span></text:p>
      <text:p text:style-name="P227"/>
      <text:p text:style-name="P422"><text:span text:style-name="T134"><text:tab/></text:span><text:span text:style-name="T132">Eg. Player0El.classList.</text:span><text:span text:style-name="T146">toggle(‘player- -Active’)</text:span></text:p>
      <text:p text:style-name="P97"/>
      <text:p text:style-name="P228">10. Holding Current score</text:p>
      <text:p text:style-name="P422"><text:span text:style-name="T132"><text:tab/></text:span><text:span text:style-name="T135">Click hold → Transfer current score to Total score</text:span></text:p>
      <text:p text:style-name="P229"><text:tab/><text:tab/>Only works if &lt;100, because at Win at 100</text:p>
      <text:p text:style-name="P229"/>
      <text:p text:style-name="P422"><text:span text:style-name="T135"><text:tab/></text:span><text:span text:style-name="T136">Store currentScore into Scores </text:span><text:span text:style-name="T147">Array </text:span><text:span text:style-name="T137">+ display array score</text:span></text:p>
      <text:p text:style-name="P230"><text:tab/></text:p>
      <text:p text:style-name="P230"><text:tab/>Switch players (create switch function to hold code)</text:p>
      <text:p text:style-name="P230"/>
      <text:p text:style-name="P230">11. Add win condition + end game</text:p>
      <text:p text:style-name="P230"><text:tab/>Change CSS styling by adding Win styles to player container</text:p>
      <text:p text:style-name="P423"><text:span text:style-name="T138"><text:tab/>eg document.querySelector(`.player- -</text:span><text:span text:style-name="T474">${activePlayer}`).classList.add(‘player- -winner’);</text:span></text:p>
      <text:p text:style-name="P472"><text:tab/></text:p>
      <text:p text:style-name="P472"><text:tab/>Note* Remember to remove the previously set ‘Active player’ styles before</text:p>
      <text:p text:style-name="P472"/>
      <text:p text:style-name="P472">12. Set ‘End game’ condition</text:p>
      <text:p text:style-name="P472"><text:tab/>Players can still see and press buttons despite win.</text:p>
      <text:p text:style-name="P449"><text:span text:style-name="T474"><text:tab/><text:tab/>Create a </text:span><text:span text:style-name="T480">State Variable</text:span></text:p>
      <text:p text:style-name="P472"><text:tab/><text:tab/><text:tab/>eg still playing vs not playing</text:p>
      <text:p text:style-name="P449"><text:span text:style-name="T474"><text:tab/><text:tab/><text:tab/><text:tab/></text:span><text:span text:style-name="T478">let playing = true </text:span></text:p>
      <text:p text:style-name="P472"/>
      <text:p text:style-name="P424"><text:span text:style-name="T483"><text:tab/></text:span><text:span text:style-name="T475">Put all game code into if (playing) {…} brackets.</text:span></text:p>
      <text:p text:style-name="P473"><text:tab/><text:tab/>When playing = false, game functions will not run.</text:p>
      <text:p text:style-name="P472"><text:tab/></text:p>
      <text:p text:style-name="P438"><text:span text:style-name="T474">1</text:span><text:span text:style-name="T472">3. </text:span><text:span text:style-name="T476">Resetting game</text:span></text:p>
      <text:p text:style-name="P474"><text:tab/>Need to account for all scenarios and remove all classes as we do not know who is winner</text:p>
      <text:p text:style-name="P474"><text:tab/><text:tab/>eg remove winner class for both Player0El and Player1El</text:p>
      <text:p text:style-name="P474"><text:tab/><text:tab/>also remove active player class for both</text:p>
      <text:p text:style-name="P474"/>
      <text:p text:style-name="P438"><text:span text:style-name="T476"><text:tab/></text:span><text:span text:style-name="T477">1. </text:span><text:span text:style-name="T476">Combine</text:span><text:span text:style-name="T479"> starting values</text:span><text:span text:style-name="T476"> + </text:span><text:span text:style-name="T479">displays</text:span><text:span text:style-name="T476"> into one function</text:span></text:p>
      <text:p text:style-name="P474"><text:tab/><text:tab/>eg const init() {start values…..}</text:p>
      <text:p text:style-name="P474"/>
      <text:p text:style-name="P438"><text:span text:style-name="T476"><text:tab/></text:span><text:span text:style-name="T477">2. </text:span><text:span text:style-name="T476">BUT </text:span><text:span text:style-name="T481">DEFINE EMPTY VARIABLES FIRST</text:span><text:span text:style-name="T476"> → inaccessible if defined in function</text:span></text:p>
      <text:p text:style-name="P474"><text:tab/><text:tab/>eg let scores, currentScore, activePlayer, playing</text:p>
      <text:p text:style-name="P474"/>
      <text:p text:style-name="P474"><text:tab/><text:tab/>then in initial() {</text:p>
      <text:p text:style-name="P474"><text:tab/><text:tab/><text:tab/>scores = [0, 0]; currentScore = 0; activePlayer = 0; playing = true} </text:p>
      <text:p text:style-name="P474"/>
      <text:p text:style-name="P438"><text:span text:style-name="T476"><text:tab/></text:span><text:span text:style-name="T477">3. </text:span><text:span text:style-name="T473">Now, pass ‘init’ value into addEventListenr for reset button</text:span></text:p>
      <text:p text:style-name="P438"><text:span text:style-name="T473"><text:tab/><text:tab/>(</text:span><text:span text:style-name="T482">DO NOT CALL FUNCTION</text:span><text:span text:style-name="T473"> as JS will do it for us)</text:span></text:p>
      <text:p text:style-name="P438"><text:span text:style-name="T485"><text:tab/><text:tab/><text:tab/></text:span><text:span text:style-name="T546">btnNew.addEventListener(‘click’, init)</text:span></text:p>
      <text:p text:style-name="P475"/>
      <text:p text:style-name="P475"/>
      <text:p text:style-name="P475"/>
      <text:p text:style-name="P66"><text:soft-page-break/><text:span text:style-name="T627">S</text:span><text:span text:style-name="T626">ection 9 – Data Structures, Modern Operators and Strings</text:span></text:p>
      <text:p text:style-name="P535"/>
      <text:p text:style-name="P535">Destructuring Arrays</text:p>
      <text:p text:style-name="P478">Destructuring = unpacking values from array/object and store into variables</text:p>
      <text:p text:style-name="P478"/>
      <text:p text:style-name="P478"><text:tab/>instead of a = arr[0], b = arr[1]</text:p>
      <text:p text:style-name="P478"/>
      <text:p text:style-name="P453"><text:span text:style-name="T484"><text:tab/></text:span><text:span text:style-name="T591">Destructuring assignment</text:span></text:p>
      <text:p text:style-name="P451"><text:span text:style-name="T545"><text:tab/><text:tab/></text:span><text:span text:style-name="T562">const [</text:span><text:span text:style-name="T563">a</text:span><text:span text:style-name="T562">, </text:span><text:span text:style-name="T563">b</text:span><text:span text:style-name="T562">, </text:span><text:span text:style-name="T563">c</text:span><text:span text:style-name="T562">]</text:span><text:span text:style-name="T524"> = arr</text:span><text:span text:style-name="T525">ay</text:span><text:span text:style-name="T484">; → </text:span><text:span text:style-name="T486">Saves 3 separate variables. </text:span><text:span text:style-name="T487">Original array not affected.</text:span></text:p>
      <text:p text:style-name="P479"/>
      <text:p text:style-name="P451"><text:span text:style-name="T487"><text:tab/><text:tab/></text:span><text:span text:style-name="T592">Taking only a few values</text:span></text:p>
      <text:p text:style-name="P451"><text:span text:style-name="T487"><text:tab/><text:tab/>const [a, b] = restaurant.categories → Only destructure the </text:span><text:span text:style-name="T547">FIRST TWO VALUES</text:span></text:p>
      <text:p text:style-name="P476"/>
      <text:p text:style-name="P451"><text:span text:style-name="T547"><text:tab/><text:tab/></text:span><text:span text:style-name="T592">Skipping elements</text:span></text:p>
      <text:p text:style-name="P451"><text:span text:style-name="T487"><text:tab/><text:tab/>Add </text:span><text:span text:style-name="T526">gaps in assignment</text:span></text:p>
      <text:p text:style-name="P451"><text:span text:style-name="T487"><text:tab/><text:tab/><text:tab/></text:span><text:span text:style-name="T547">const [a, , b] </text:span><text:span text:style-name="T487">→ Takes </text:span><text:span text:style-name="T547">FIRST</text:span><text:span text:style-name="T487"> and </text:span><text:span text:style-name="T547">THIRD</text:span><text:span text:style-name="T487"> elements</text:span></text:p>
      <text:p text:style-name="P479"/>
      <text:p text:style-name="P452"><text:span text:style-name="T487"><text:tab/></text:span><text:span text:style-name="T593">Switching values using destructuring</text:span></text:p>
      <text:p text:style-name="P454"><text:span text:style-name="T487"><text:tab/></text:span><text:span text:style-name="T488">eg Main <text:s/>= Italian, Secondary = Vetegarian</text:span></text:p>
      <text:p text:style-name="P480"><text:tab/><text:tab/></text:p>
      <text:p text:style-name="P455"><text:span text:style-name="T488"><text:tab/></text:span><text:span text:style-name="T489">Create Arrays → Destructure </text:span><text:span text:style-name="T491">by reassigning values</text:span></text:p>
      <text:p text:style-name="P450"><text:span text:style-name="T488"><text:tab/><text:tab/></text:span><text:span text:style-name="T548">[</text:span><text:span text:style-name="T549">secondary</text:span><text:span text:style-name="T548">, </text:span><text:span text:style-name="T549">main</text:span><text:span text:style-name="T548">]</text:span><text:span text:style-name="T801"> </text:span><text:span text:style-name="T798">(destructure)</text:span><text:span text:style-name="T488"> = </text:span><text:span text:style-name="T548">[</text:span><text:span text:style-name="T549">main</text:span><text:span text:style-name="T548">, </text:span><text:span text:style-name="T549">secondary</text:span><text:span text:style-name="T548">]</text:span><text:span text:style-name="T488"> </text:span><text:span text:style-name="T798">(array with values)</text:span></text:p>
      <text:p text:style-name="P451"><text:span text:style-name="T488"><text:tab/><text:tab/><text:tab/></text:span><text:span text:style-name="T490">Main = vege, secondary = Italian</text:span></text:p>
      <text:p text:style-name="P481"/>
      <text:p text:style-name="P451"><text:span text:style-name="T490"><text:tab/></text:span><text:span text:style-name="T594">Receive </text:span><text:span text:style-name="T595">multiple </text:span><text:span text:style-name="T594">values with a method (in object)</text:span></text:p>
      <text:p text:style-name="P482">1. Create function with parameters that refer to the Index of array</text:p>
      <text:p text:style-name="P269"><text:span text:style-name="T628">2. </text:span><text:span text:style-name="T626">Use ‘this’ to pass the index to return the value</text:span></text:p>
      <text:p text:style-name="P483"><text:tab/><text:tab/>restaurant{…</text:p>
      <text:p text:style-name="P451"><text:span text:style-name="T492"><text:tab/><text:tab/><text:tab/>order: function(</text:span><text:span text:style-name="T550">starterIndex</text:span><text:span text:style-name="T492">, </text:span><text:span text:style-name="T550">mainIndex</text:span><text:span text:style-name="T492">) {</text:span></text:p>
      <text:p text:style-name="P451"><text:span text:style-name="T492"><text:tab/><text:tab/><text:tab/><text:tab/>return [</text:span><text:span text:style-name="T550">this</text:span><text:span text:style-name="T492">.starterMenu[starterIndex], </text:span><text:span text:style-name="T550">this</text:span><text:span text:style-name="T492">.mainMenu[mainIndex]}</text:span></text:p>
      <text:p text:style-name="P483"/>
      <text:p text:style-name="P451"><text:span text:style-name="T493">3. </text:span><text:span text:style-name="T492">Restructure </text:span><text:span text:style-name="T493">to assign variables </text:span><text:span text:style-name="T494">to function</text:span></text:p>
      <text:p text:style-name="P451"><text:span text:style-name="T492"><text:tab/></text:span><text:span text:style-name="T527">let [starterOrder, mainOrder] = restaurant.order(2, 0)</text:span></text:p>
      <text:p text:style-name="P483"/>
      <text:p text:style-name="P451"><text:span text:style-name="T492"><text:tab/></text:span><text:span text:style-name="T596">Destructuring nested arrays</text:span><text:span text:style-name="T495"> </text:span></text:p>
      <text:p text:style-name="P484"><text:tab/>eg nested = [1, 2, [3, 4]]</text:p>
      <text:p text:style-name="P484"><text:tab/><text:tab/>const [a, , b] = nested;</text:p>
      <text:p text:style-name="P484"><text:tab/><text:tab/><text:tab/>a = 1, b = [3, 4]</text:p>
      <text:p text:style-name="P484"/>
      <text:p text:style-name="P270"><text:span text:style-name="T626"><text:tab/><text:tab/></text:span><text:span text:style-name="T588">D</text:span><text:span text:style-name="T587">estructuring </text:span><text:span text:style-name="T588">inside Destructuring</text:span></text:p>
      <text:p text:style-name="P270"><text:span text:style-name="T626"><text:tab/><text:tab/><text:tab/></text:span><text:span text:style-name="T618">[a, , [b, c]]</text:span><text:span text:style-name="T616"> </text:span><text:span text:style-name="T626">= nested → </text:span><text:span text:style-name="T629">1, 3, 4.</text:span></text:p>
      <text:p text:style-name="P485"/>
      <text:p text:style-name="P486"><text:tab/></text:p>
      <text:p text:style-name="P271"><text:span text:style-name="T629"><text:tab/></text:span><text:span text:style-name="T597">Default values</text:span><text:span text:style-name="T591"><text:tab/> </text:span><text:span text:style-name="T597">(when we don’t know length of Array, </text:span><text:span text:style-name="T598">eg API)</text:span></text:p>
      <text:p text:style-name="P271"><text:span text:style-name="T630"><text:tab/></text:span><text:span text:style-name="T631">eg Extracting </text:span><text:span text:style-name="T632">more than expected </text:span><text:span text:style-name="T631">from a Short Array</text:span></text:p>
      <text:p text:style-name="P271"><text:span text:style-name="T631"><text:tab/><text:tab/>array = [</text:span><text:span text:style-name="T633">10</text:span><text:span text:style-name="T631">, </text:span><text:span text:style-name="T633">11</text:span><text:span text:style-name="T631">]</text:span></text:p>
      <text:p text:style-name="P487"><text:tab/><text:tab/><text:tab/>const [a, b, c] = array</text:p>
      <text:p text:style-name="P271"><text:span text:style-name="T630"><text:tab/><text:tab/><text:tab/><text:tab/></text:span><text:span text:style-name="T631">c = </text:span><text:span text:style-name="T617">undefined</text:span><text:span text:style-name="T631">.</text:span></text:p>
      <text:p text:style-name="P488"/>
      <text:p text:style-name="P488"><text:tab/>To avoid undefined, set default value to destructuring assignment</text:p>
      <text:p text:style-name="P456"><text:span text:style-name="T496"><text:tab/><text:tab/></text:span><text:span text:style-name="T564">const [a=1, b=1, c=1]</text:span><text:span text:style-name="T496"> = array.</text:span></text:p>
      <text:p text:style-name="P456"><text:span text:style-name="T496"><text:tab/><text:tab/><text:tab/></text:span><text:span text:style-name="T497">A=10, b=11, c=1</text:span></text:p>
      <text:p text:style-name="P67"><text:soft-page-break/><text:span text:style-name="T633">D</text:span><text:span text:style-name="T626">estructuring Objects</text:span></text:p>
      <text:p text:style-name="P68"><text:span text:style-name="T484"><text:tab/>Use </text:span><text:span text:style-name="T551">curly</text:span><text:span text:style-name="T545"> braces to destructure Objects {}</text:span></text:p>
      <text:p text:style-name="P489"><text:tab/>Exact names of objects required</text:p>
      <text:p text:style-name="P489"><text:tab/>Order does not matter</text:p>
      <text:p text:style-name="P490"/>
      <text:p text:style-name="P489"><text:tab/>eg const {name, categories, openingHours} = restaurant;</text:p>
      <text:p text:style-name="P490"/>
      <text:p text:style-name="P457"><text:span text:style-name="T499"><text:tab/></text:span><text:span text:style-name="T599">Applying new variable names to property names</text:span></text:p>
      <text:p text:style-name="P457"><text:span text:style-name="T498"><text:tab/><text:tab/></text:span><text:span text:style-name="T528">use Colon :</text:span></text:p>
      <text:p text:style-name="P457"><text:span text:style-name="T498"><text:tab/><text:tab/>const </text:span><text:span text:style-name="T552">{name: restaurantName</text:span><text:span text:style-name="T498">} = restaurant.</text:span></text:p>
      <text:p text:style-name="P491"/>
      <text:p text:style-name="P457"><text:span text:style-name="T498"><text:tab/></text:span><text:span text:style-name="T589">Default values</text:span><text:span text:style-name="T600"> for Objects (useful for 3</text:span><text:span text:style-name="T668">rd</text:span><text:span text:style-name="T600"> party data eg API calls, </text:span><text:span text:style-name="T601">unknown property names</text:span><text:span text:style-name="T600">)</text:span></text:p>
      <text:p text:style-name="P458"><text:span text:style-name="T500"><text:tab/><text:tab/></text:span><text:span text:style-name="T501">restaurant.menu = </text:span><text:span text:style-name="T553">Undefined</text:span><text:span text:style-name="T501"> (no property called menu)</text:span></text:p>
      <text:p text:style-name="P458"><text:span text:style-name="T501"><text:tab/><text:tab/><text:tab/></text:span><text:span text:style-name="T529">Use empty brackets [ ] </text:span></text:p>
      <text:p text:style-name="P492"><text:tab/></text:p>
      <text:p text:style-name="P457"><text:span text:style-name="T501"><text:tab/><text:tab/>const { menu</text:span><text:span text:style-name="T553"> = []</text:span><text:span text:style-name="T501">, starterMenu: </text:span><text:span text:style-name="T553">starters = []</text:span><text:span text:style-name="T501">} = restaurant;</text:span></text:p>
      <text:p text:style-name="P492"/>
      <text:p text:style-name="P457"><text:span text:style-name="T501"><text:tab/></text:span><text:span text:style-name="T602">Mutating variables while Destructuring Objects</text:span></text:p>
      <text:p text:style-name="P457"><text:span text:style-name="T502"><text:tab/></text:span><text:span text:style-name="T503">Works different from Arrays.</text:span></text:p>
      <text:p text:style-name="P493"><text:tab/>Eg variables already exist</text:p>
      <text:p text:style-name="P493"><text:tab/><text:tab/>let a = 111, </text:p>
      <text:p text:style-name="P493"><text:tab/><text:tab/>let b = 222,</text:p>
      <text:p text:style-name="P493"><text:tab/><text:tab/>const object = {a: 2, b: 4, c: 6}</text:p>
      <text:p text:style-name="P493"><text:tab/></text:p>
      <text:p text:style-name="P457"><text:span text:style-name="T503"><text:tab/>Cannot create </text:span><text:span text:style-name="T660">const</text:span><text:span text:style-name="T503"> {a, b} = object → a &amp; b already exist!</text:span></text:p>
      <text:p text:style-name="P493"><text:tab/></text:p>
      <text:p text:style-name="P493"><text:tab/>cannot pass {a, b} = object → Syntax Error. JS expects a code block in plain curly braces</text:p>
      <text:p text:style-name="P457"><text:span text:style-name="T503"><text:tab/><text:tab/></text:span><text:span text:style-name="T565">Use Parenthesis around this ( )</text:span></text:p>
      <text:p text:style-name="P457"><text:span text:style-name="T504"><text:tab/><text:tab/><text:tab/></text:span><text:span text:style-name="T554">({a, b} = object) → </text:span><text:span text:style-name="T504">mutates </text:span><text:span text:style-name="T505">values </text:span><text:span text:style-name="T504">a = 2, b= 4;</text:span></text:p>
      <text:p text:style-name="P492"><text:tab/><text:tab/><text:tab/></text:p>
      <text:p text:style-name="P492"/>
      <text:p text:style-name="P457"><text:span text:style-name="T501"><text:tab/></text:span><text:span text:style-name="T603">Nested Objects</text:span></text:p>
      <text:p text:style-name="P459"><text:span text:style-name="T501"><text:tab/></text:span><text:span text:style-name="T506">Select Propety then use Colon: and nested Curly braces </text:span><text:span text:style-name="T566">{X: {y, z}}</text:span></text:p>
      <text:p text:style-name="P459"><text:span text:style-name="T501"><text:tab/><text:tab/></text:span><text:span text:style-name="T506">eg restaurant = {</text:span></text:p>
      <text:p text:style-name="P459"><text:span text:style-name="T506"><text:tab/><text:tab/><text:tab/>openingHours</text:span><text:span text:style-name="T501">: </text:span><text:span text:style-name="T506">{</text:span></text:p>
      <text:p text:style-name="P494"><text:tab/><text:tab/><text:tab/><text:tab/>thurs: {…}</text:p>
      <text:p text:style-name="P494"><text:tab/><text:tab/><text:tab/><text:tab/>fri: {…}}}</text:p>
      <text:p text:style-name="P494"/>
      <text:p text:style-name="P459"><text:span text:style-name="T506"><text:tab/><text:tab/></text:span><text:span text:style-name="T507">eg </text:span><text:span text:style-name="T506">const {fri} = openingHours</text:span></text:p>
      <text:p text:style-name="P494"><text:tab/><text:tab/></text:p>
      <text:p text:style-name="P459"><text:span text:style-name="T506"><text:tab/><text:tab/></text:span><text:span text:style-name="T507">eg </text:span><text:span text:style-name="T555">const {fri: {open, close}} = openingHours</text:span></text:p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77"/>
      <text:p text:style-name="P459"><text:soft-page-break/><text:span text:style-name="T555"><text:tab/></text:span><text:span text:style-name="T604">Create a method – Passing an Object as a Parameter</text:span></text:p>
      <text:p text:style-name="P495">In JS common to have functions with many parameters. Difficult to know order of parameters. </text:p>
      <text:p text:style-name="P495"/>
      <text:p text:style-name="P495">Instead of manually defining parameters, pass an Object into function as Argument → use function to destructure object</text:p>
      <text:p text:style-name="P460"><text:span text:style-name="T508"><text:tab/></text:span><text:span text:style-name="T512">Doesn’t need exact order, but needs same property names.</text:span></text:p>
      <text:p text:style-name="P495"/>
      <text:p text:style-name="P496">1. Create method in restaurant object (only one obj as parameter)</text:p>
      <text:p text:style-name="P461"><text:span text:style-name="T484"><text:s/><text:tab/></text:span><text:span text:style-name="T508">o</text:span><text:span text:style-name="T484">rderDelivery: function(</text:span><text:span text:style-name="T545">obj</text:span><text:span text:style-name="T484">) {</text:span></text:p>
      <text:p text:style-name="P461"><text:span text:style-name="T484"><text:tab/><text:tab/>log(</text:span><text:span text:style-name="T545">obj</text:span><text:span text:style-name="T484">)}</text:span></text:p>
      <text:p text:style-name="P496"/>
      <text:p text:style-name="P496">2. Call method and pass object as argument, filling in different options</text:p>
      <text:p text:style-name="P461"><text:span text:style-name="T484"><text:tab/>(</text:span><text:span text:style-name="T670">Object of Options </text:span><text:span text:style-name="T484">common in JS esp in 3</text:span><text:span text:style-name="T669">rd</text:span><text:span text:style-name="T484"> party Libraries)</text:span></text:p>
      <text:p text:style-name="P496"><text:tab/>restaurant.delivery({</text:p>
      <text:p text:style-name="P496"><text:tab/><text:tab/>time: ...</text:p>
      <text:p text:style-name="P496"><text:tab/><text:tab/>address: ...</text:p>
      <text:p text:style-name="P496"><text:tab/><text:tab/>mainIndex: 1</text:p>
      <text:p text:style-name="P461"><text:span text:style-name="T484"><text:tab/><text:tab/>starterIndex: 1 }</text:span><text:span text:style-name="T509">)</text:span></text:p>
      <text:p text:style-name="P497"/>
      <text:p text:style-name="P462"><text:span text:style-name="T509">3. </text:span><text:span text:style-name="T510">turn</text:span><text:span text:style-name="T511"> </text:span><text:span text:style-name="T567">parameters </text:span><text:span text:style-name="T568">into an Object</text:span><text:span text:style-name="T510">, </text:span><text:span text:style-name="T511">to destructure object of options</text:span></text:p>
      <text:p text:style-name="P462"><text:span text:style-name="T511"><text:tab/></text:span><text:span text:style-name="T510">using { }</text:span></text:p>
      <text:p text:style-name="P462"><text:span text:style-name="T511"><text:tab/></text:span><text:span text:style-name="T510">orderDelivery: function(</text:span><text:span text:style-name="T556">{starterIndex, mainIndex, time, address}</text:span><text:span text:style-name="T510">) {</text:span></text:p>
      <text:p text:style-name="P498"><text:tab/><text:tab/>log(Order received: `this.starterMenu[starterIndex], this…….., ${time}...)</text:p>
      <text:p text:style-name="P499"><text:tab/></text:p>
      <text:p text:style-name="P500">4. Setting default values</text:p>
      <text:p text:style-name="P500"><text:tab/>function({starterIndex = 1, mainIndex = 0, time = ‘20:00’, address})</text:p>
      <text:p text:style-name="P499"/>
      <text:p text:style-name="P501">Note: We only passed in ONE OBJECT into function, NOT 4 ARGUMENTS.</text:p>
      <text:p text:style-name="P501"/>
      <text:p text:style-name="P536"/>
      <text:p text:style-name="P536">Spread Operator ...</text:p>
      <text:p text:style-name="P463"><text:span text:style-name="T530">Use …to </text:span><text:span text:style-name="T531">unpack all elements </text:span><text:span text:style-name="T530">in Array</text:span><text:span text:style-name="T531"> at once</text:span><text:span text:style-name="T513">. </text:span><text:span text:style-name="T514">Takes all elements OUT of array, and adding them manually.</text:span></text:p>
      <text:p text:style-name="P502"><text:tab/>Const array = [7, 8, 9]</text:p>
      <text:p text:style-name="P502"/>
      <text:p text:style-name="P502"><text:tab/>Eg const newArray = [1, 2, ...array] → [1, 2, 7, 8, 9]</text:p>
      <text:p text:style-name="P502"><text:tab/><text:tab/>vs </text:p>
      <text:p text:style-name="P502"><text:tab/>nested array [1, 2, array] → [1, 2, [7, 8, 9]]</text:p>
      <text:p text:style-name="P502"/>
      <text:p text:style-name="P502"/>
      <text:p text:style-name="P272"><text:span text:style-name="T626"><text:tab/></text:span><text:span text:style-name="T605">eg logging each element Individually</text:span></text:p>
      <text:p text:style-name="P503"><text:tab/><text:tab/>console.log(...array) → returns individual numbers INSTEAD of one big Array</text:p>
      <text:p text:style-name="P503"/>
      <text:p text:style-name="P272"><text:span text:style-name="T634"><text:tab/></text:span><text:span text:style-name="T605">eg writing a New Menu</text:span></text:p>
      <text:p text:style-name="P503"><text:tab/><text:tab/>const newMenu = [...restaurant.mainMenu, ‘Gnocci’]</text:p>
      <text:p text:style-name="P272"><text:span text:style-name="T634"><text:tab/><text:tab/><text:tab/>→ New array that copied elements of existing menu </text:span><text:span text:style-name="T635">+ element</text:span></text:p>
      <text:p text:style-name="P504"><text:tab/></text:p>
      <text:p text:style-name="P505">Spread is similar to destructuring → Retrieves elements from Arrays.</text:p>
      <text:p text:style-name="P272"><text:span text:style-name="T636"><text:tab/></text:span><text:span text:style-name="T637">Difference is Spread takes </text:span><text:span text:style-name="T619">ALL elements</text:span><text:span text:style-name="T637">, but </text:span><text:span text:style-name="T619">doesn’t create new variables.</text:span></text:p>
      <text:p text:style-name="P464"><text:span text:style-name="T557"><text:tab/><text:tab/></text:span><text:span text:style-name="T534">Only use spread in places we write values separated by commas </text:span></text:p>
      <text:p text:style-name="P533"/>
      <text:p text:style-name="P533"/>
      <text:p text:style-name="P407"><text:soft-page-break/><text:span text:style-name="T534"><text:tab/></text:span><text:span text:style-name="T608">Create shallow copies of Arrays</text:span></text:p>
      <text:p text:style-name="P408"><text:span text:style-name="T535"><text:tab/>c</text:span><text:span text:style-name="T533">onst mainMenuCopy = [...restaurant.mainMenu]</text:span></text:p>
      <text:p text:style-name="P506"><text:tab/></text:p>
      <text:p text:style-name="P506"><text:tab/>similar to object.assign()</text:p>
      <text:p text:style-name="P507"/>
      <text:p text:style-name="P273"><text:span text:style-name="T639"><text:tab/></text:span><text:span text:style-name="T608">Merge Arrays</text:span></text:p>
      <text:p text:style-name="P273"><text:span text:style-name="T639"><text:tab/></text:span><text:span text:style-name="T640">const menu = </text:span><text:span text:style-name="T641">[</text:span><text:span text:style-name="T640">...restaurant.mainMenu, ...restaurant.starterMenu]</text:span></text:p>
      <text:p text:style-name="P273"><text:span text:style-name="T640"><text:tab/><text:tab/>→ </text:span><text:span text:style-name="T642">contains all items of both Arrays</text:span></text:p>
      <text:p text:style-name="P508"/>
      <text:p text:style-name="P273"><text:span text:style-name="T642"><text:tab/></text:span><text:span text:style-name="T609">Spread operator works on all </text:span><text:span text:style-name="T590">iterables</text:span></text:p>
      <text:p text:style-name="P218"><text:span text:style-name="T645"><text:tab/>eg Arrays, strings, maps, sets. </text:span><text:span text:style-name="T665">NOT Objects</text:span></text:p>
      <text:p text:style-name="P509"/>
      <text:p text:style-name="P509"><text:tab/>eg Spread on string.</text:p>
      <text:p text:style-name="P509"><text:tab/><text:tab/>Const str = ‘James’;</text:p>
      <text:p text:style-name="P509"><text:tab/><text:tab/>const letters = [...str, ‘ ‘, ‘s.’]</text:p>
      <text:p text:style-name="P509"/>
      <text:p text:style-name="P218"><text:span text:style-name="T645"><text:tab/></text:span><text:span text:style-name="T646">Doesn’t not work in Template Literals due to </text:span><text:span text:style-name="T622">Multiple values</text:span></text:p>
      <text:p text:style-name="P510"><text:tab/><text:tab/>${...str} = ERROR</text:p>
      <text:p text:style-name="P510"/>
      <text:p text:style-name="P218"><text:span text:style-name="T646"><text:tab/></text:span><text:span text:style-name="T613">Passing spread operator as an Argument</text:span></text:p>
      <text:p text:style-name="P511"><text:tab/>eg method</text:p>
      <text:p text:style-name="P511"><text:tab/><text:tab/>orderPasta: function(ing 1, ing2, ing3)</text:p>
      <text:p text:style-name="P511"/>
      <text:p text:style-name="P511"><text:tab/>eg const ingredients = [prompt. Prompt, prompt]</text:p>
      <text:p text:style-name="P511"/>
      <text:p text:style-name="P218"><text:span text:style-name="T647"><text:tab/>restaurant.orderPasta(</text:span><text:span text:style-name="T623">...ingredients</text:span><text:span text:style-name="T647">) → Array passed as 3 separate arguments</text:span></text:p>
      <text:p text:style-name="P511"/>
      <text:p text:style-name="P512"><text:tab/></text:p>
      <text:p text:style-name="P219"><text:span text:style-name="T647"><text:tab/></text:span><text:span text:style-name="T614">Since ES2018, </text:span><text:span text:style-name="T615">spread also works on Objects</text:span><text:span text:style-name="T614"> (even though NOT Iterables)</text:span></text:p>
      <text:p text:style-name="P513"><text:tab/>eg newRestaurant = {...restaurant, founder: ‘Balotelli’}</text:p>
      <text:p text:style-name="P513"><text:tab/><text:tab/>→ Copies restaurant object + adds new elements.</text:p>
      <text:p text:style-name="P513"/>
      <text:p text:style-name="P218"><text:span text:style-name="T648"><text:tab/></text:span><text:span text:style-name="T620">Similar to object.assign</text:span><text:span text:style-name="T648"> → Creates </text:span><text:span text:style-name="T624">shallow copies</text:span></text:p>
      <text:p text:style-name="P513"><text:tab/></text:p>
      <text:p text:style-name="P513"><text:tab/><text:tab/>restaurantCopy.name = ‘pizzeria’</text:p>
      <text:p text:style-name="P513"><text:tab/><text:tab/>original restaurant.name is Different → Different objects.</text:p>
      <text:p text:style-name="P513"/>
      <text:p text:style-name="P43"><text:span text:style-name="T648">R</text:span><text:span text:style-name="T644">est Pattern and Parameters</text:span></text:p>
      <text:p text:style-name="P514">Looks exactly the same as Spread Operator (…)</text:p>
      <text:p text:style-name="P220"><text:span text:style-name="T644">Does the </text:span><text:span text:style-name="T621">opposite of spread</text:span><text:span text:style-name="T644"> </text:span></text:p>
      <text:p text:style-name="P220"><text:span text:style-name="T644"><text:tab/>Rest pattern used to </text:span><text:span text:style-name="T656">collect multiple elements and compress into Array</text:span></text:p>
      <text:p text:style-name="P534"/>
      <text:p text:style-name="P44"><text:span text:style-name="T644">1. Destructuring </text:span><text:span text:style-name="T655">with Rest</text:span></text:p>
      <text:p text:style-name="P221"><text:span text:style-name="T644"><text:tab/>Spread → Right side of Assignment </text:span><text:span text:style-name="T650">(</text:span><text:span text:style-name="T644">=</text:span><text:span text:style-name="T650">)</text:span><text:span text:style-name="T644"> </text:span></text:p>
      <text:p text:style-name="P515"><text:tab/><text:tab/>eg arr = [1, 2, ...[3, 4]]</text:p>
      <text:p text:style-name="P515"><text:tab/></text:p>
      <text:p text:style-name="P221"><text:span text:style-name="T644"><text:tab/>Rest → </text:span><text:span text:style-name="T656">Left side of Assignment </text:span><text:span text:style-name="T657">(</text:span><text:span text:style-name="T656">=</text:span><text:span text:style-name="T657">)</text:span><text:span text:style-name="T656"> </text:span></text:p>
      <text:p text:style-name="P515"><text:tab/><text:tab/>eg [a, b, ...others] = [1, 2, ...[3, 4]]</text:p>
      <text:p text:style-name="P220"><text:span text:style-name="T644"><text:tab/><text:tab/><text:tab/></text:span><text:span text:style-name="T649">→ a=1, b=2, others = [3,4,5]</text:span></text:p>
      <text:p text:style-name="P220"><text:span text:style-name="T649"><text:tab/><text:tab/><text:tab/></text:span><text:span text:style-name="T651">Rest ‘others’ collects all other elements unused in reassignment operator.</text:span></text:p>
      <text:p text:style-name="P516"/>
      <text:p text:style-name="P516"/>
      <text:p text:style-name="P223"><text:soft-page-break/><text:span text:style-name="T651"><text:tab/>R</text:span><text:span text:style-name="T644">est </text:span><text:span text:style-name="T621">does not collect skipped</text:span><text:span text:style-name="T644"> elements</text:span></text:p>
      <text:p text:style-name="P465"><text:span text:style-name="T515"><text:tab/><text:tab/></text:span><text:span text:style-name="T661">Rest m</text:span><text:span text:style-name="T662">ust be </text:span><text:span text:style-name="T663">last</text:span><text:span text:style-name="T662"> in destructuring assignment </text:span></text:p>
      <text:p text:style-name="P517"><text:tab/></text:p>
      <text:p text:style-name="P224"><text:span text:style-name="T652"><text:tab/><text:tab/>eg </text:span><text:span text:style-name="T644">[pizza, , risotto, </text:span><text:span text:style-name="T621">...otherFood</text:span><text:span text:style-name="T644">] = [...restaurant.starterMenu, ....mainMenu]</text:span></text:p>
      <text:p text:style-name="P222"><text:span text:style-name="T649"><text:tab/><text:tab/><text:tab/></text:span><text:span text:style-name="T653">rest on left → condense,</text:span></text:p>
      <text:p text:style-name="P222"><text:span text:style-name="T653"><text:tab/><text:tab/><text:tab/></text:span><text:span text:style-name="T654">s</text:span><text:span text:style-name="T653">pread on right = combine both methods.</text:span></text:p>
      <text:p text:style-name="P518"/>
      <text:p text:style-name="P225"><text:span text:style-name="T653"><text:tab/>R</text:span><text:span text:style-name="T644">est also works on objects</text:span></text:p>
      <text:p text:style-name="P519"><text:tab/><text:tab/>eg const {sat, ...weekDays} = restaurant.openingHours</text:p>
      <text:p text:style-name="P519"><text:tab/><text:tab/><text:tab/>sat → open: 11, close: 8;</text:p>
      <text:p text:style-name="P519"><text:tab/><text:tab/><text:tab/>weekDays → thurs:{…}, fri: {…} </text:p>
      <text:p text:style-name="P520"><text:tab/></text:p>
      <text:p text:style-name="P45"><text:span text:style-name="T649">2. </text:span><text:span text:style-name="T644">Rest in Functions</text:span></text:p>
      <text:p text:style-name="P466"><text:span text:style-name="T516"><text:tab/></text:span><text:span text:style-name="T517">Spread = pass multiple arguments into a function by expanding Array</text:span></text:p>
      <text:p text:style-name="P521"><text:tab/></text:p>
      <text:p text:style-name="P467"><text:span text:style-name="T517"><text:tab/>Rest = <text:s/></text:span><text:span text:style-name="T532">condensing all numbers into one Array</text:span><text:span text:style-name="T518">, used as a Parameter </text:span><text:span text:style-name="T519">(commonly used)</text:span></text:p>
      <text:p text:style-name="P522"><text:tab/></text:p>
      <text:p text:style-name="P466"><text:span text:style-name="T518"><text:tab/><text:tab/>eg const add = function(</text:span><text:span text:style-name="T558">...numbers</text:span><text:span text:style-name="T518">){</text:span></text:p>
      <text:p text:style-name="P522"><text:tab/><text:tab/><text:tab/>let sum = 0;</text:p>
      <text:p text:style-name="P522"><text:tab/><text:tab/><text:tab/>for (I=0; I&lt;numbers.length; i++) sum+= numbers[i]}</text:p>
      <text:p text:style-name="P522"/>
      <text:p text:style-name="P466"><text:span text:style-name="T518"><text:tab/><text:tab/></text:span><text:span text:style-name="T558">...numbers</text:span><text:span text:style-name="T518"> → Takes ANY amount of numbers as argument and condenses into one Array for looped calculation</text:span></text:p>
      <text:p text:style-name="P522"/>
      <text:p text:style-name="P466"><text:span text:style-name="T518"><text:tab/></text:span><text:span text:style-name="T606">Using rest to collect Parameters</text:span></text:p>
      <text:p text:style-name="P466"><text:span text:style-name="T518"><text:tab/><text:tab/></text:span><text:span text:style-name="T519">eg function(mainIngredient, </text:span><text:span text:style-name="T559">...otherIngredients</text:span><text:span text:style-name="T519">) {log(mainIng, otherIng)}</text:span></text:p>
      <text:p text:style-name="P523"><text:tab/><text:tab/></text:p>
      <text:p text:style-name="P523"><text:tab/><text:tab/>restaurant.orderPizza(‘pepperoni’, ‘mushroom’, ‘cheese’)</text:p>
      <text:p text:style-name="P466"><text:span text:style-name="T519"><text:tab/><text:tab/><text:tab/>mainIng → Pepperoni, </text:span><text:span text:style-name="T559">otherIng = [mushroom, cheese]</text:span></text:p>
      <text:p text:style-name="P523"/>
      <text:p text:style-name="P296"><text:span text:style-name="T577">S</text:span><text:span text:style-name="T576">ummary:</text:span></text:p>
      <text:p text:style-name="P296"><text:span text:style-name="T576"><text:tab/></text:span><text:span text:style-name="T545">Spread</text:span><text:span text:style-name="T576"> = used where we would write </text:span><text:span text:style-name="T560">V</text:span><text:span text:style-name="T545">alues</text:span><text:span text:style-name="T576"> separate by Commas</text:span></text:p>
      <text:p text:style-name="P296"><text:span text:style-name="T576"><text:tab/></text:span><text:span text:style-name="T545">Rest</text:span><text:span text:style-name="T576"> Pattern = used where we would write </text:span><text:span text:style-name="T545">Variables</text:span><text:span text:style-name="T576"> separated by Commas. </text:span><text:span text:style-name="T578">NOT VALUES</text:span></text:p>
      <text:p text:style-name="P524"/>
      <text:p text:style-name="P524"/>
      <text:p text:style-name="P537">Short Circuiting (&amp;&amp; and ||)</text:p>
      <text:p text:style-name="P525">They can use and return ANY data type + short-circuit.</text:p>
      <text:p text:style-name="P525"/>
      <text:p text:style-name="P19"><text:span text:style-name="T580">Or operator || → Short circuiting means </text:span><text:span text:style-name="T656">Return first Truthy value</text:span><text:span text:style-name="T580">.</text:span></text:p>
      <text:p text:style-name="P525"><text:tab/>Eg log(3 || ‘Jonas’)</text:p>
      <text:p text:style-name="P525"><text:tab/><text:tab/>→ 3, Jonas not even evaluated.</text:p>
      <text:p text:style-name="P526"><text:tab/></text:p>
      <text:p text:style-name="P526"><text:tab/>Eg log(undefined || null)</text:p>
      <text:p text:style-name="P126"><text:span text:style-name="T580"><text:tab/><text:tab/>→ returns </text:span><text:span text:style-name="T616">null</text:span><text:span text:style-name="T580"> even though it is falsy. Because undefined is Falsy.</text:span></text:p>
      <text:p text:style-name="P525"/>
      <text:p text:style-name="P468"><text:span text:style-name="T520"><text:tab/></text:span><text:span text:style-name="T521">Checking number and </text:span><text:span text:style-name="T561">Setting default values</text:span></text:p>
      <text:p text:style-name="P468"><text:span text:style-name="T521"><text:tab/><text:tab/>const </text:span><text:span text:style-name="T561">guest1 = restaurant.numGuests || 10</text:span></text:p>
      <text:p text:style-name="P527"><text:tab/><text:tab/>log(guest1)</text:p>
      <text:p text:style-name="P527"><text:tab/><text:tab/><text:tab/>if guest1 exists → .numGuest = Truthy → returns number</text:p>
      <text:p text:style-name="P527"><text:tab/><text:tab/><text:tab/>if guest1 is undefined → Sets default value 10</text:p>
      <text:p text:style-name="P469"><text:span text:style-name="T521">N</text:span><text:span text:style-name="T484">OTE: </text:span><text:span text:style-name="T818">DOES NOT WORK IF numGuest = 0</text:span><text:span text:style-name="T484"> → returns undefined and sets defaul value.</text:span></text:p>
      <text:p text:style-name="P468"><text:span text:style-name="T521"><text:tab/><text:tab/></text:span><text:span text:style-name="T522">Solution in next lecture</text:span></text:p>
      <text:p text:style-name="P20"><text:soft-page-break/><text:span text:style-name="T581">A</text:span><text:span text:style-name="T580">nd operator &amp;&amp; → Short circuit evaluation </text:span><text:span text:style-name="T656">Returns first Falsy value</text:span></text:p>
      <text:p text:style-name="P528"><text:tab/>Opposite of Or ||</text:p>
      <text:p text:style-name="P582"><text:span text:style-name="T522"><text:tab/></text:span><text:span text:style-name="T523">And Operator continues evaluation if values are True</text:span><text:span text:style-name="T522">. Any false = stop evaluation.</text:span></text:p>
      <text:p text:style-name="P528"><text:tab/></text:p>
      <text:p text:style-name="P528"><text:tab/>eg log(0 &amp;&amp; ‘jonas’) → 0</text:p>
      <text:p text:style-name="P528"><text:tab/>eg log(7 &amp;&amp; ‘jonas’) → ‘jonas’ because neither are false</text:p>
      <text:p text:style-name="P528"/>
      <text:p text:style-name="P20"><text:span text:style-name="T576"><text:tab/></text:span><text:span text:style-name="T583">Practical exmaple → checking if method exists + call </text:span><text:span text:style-name="T584">(replace </text:span><text:span text:style-name="T667">if</text:span><text:span text:style-name="T584">)</text:span></text:p>
      <text:p text:style-name="P529"><text:tab/><text:tab/>if (restaurant.orderPiza) {restaurant.orderPizza(‘cheese’, ‘ham’)}</text:p>
      <text:p text:style-name="P529"/>
      <text:p text:style-name="P20"><text:span text:style-name="T579"><text:tab/><text:tab/></text:span><text:span text:style-name="T664">Replace if statement</text:span><text:span text:style-name="T579"> with simple &amp;&amp; operator:</text:span></text:p>
      <text:p text:style-name="P20"><text:span text:style-name="T579"><text:tab/><text:tab/><text:tab/></text:span><text:span text:style-name="T569">restaurant.orderPizza &amp;&amp; restaurant.orderPizza(‘cheese’)</text:span></text:p>
      <text:p text:style-name="P525"/>
      <text:p text:style-name="P126"><text:span text:style-name="T580"><text:tab/><text:tab/><text:tab/>→ </text:span><text:span text:style-name="T582">if undefined = short circuit evaluation and </text:span><text:span text:style-name="T666">NOTHING WILL HAPPEN</text:span><text:span text:style-name="T582">.</text:span></text:p>
      <text:p text:style-name="P530"><text:tab/><text:tab/><text:tab/>→ if truthy → Calls function.</text:p>
      <text:p text:style-name="P525"><text:tab/></text:p>
      <text:p text:style-name="P538">Nullish Coalescing Operator ??</text:p>
      <text:p text:style-name="P21"><text:span text:style-name="T576"><text:tab/></text:span><text:span text:style-name="T819">Solve 0 issue with Or Operator</text:span></text:p>
      <text:p text:style-name="P531"/>
      <text:p text:style-name="P127"><text:span text:style-name="T580"><text:tab/>const </text:span><text:span text:style-name="T616">guests = restaurant.numGuests || 10</text:span></text:p>
      <text:p text:style-name="P127"><text:span text:style-name="T580"><text:tab/><text:tab/>if numGuests = 0 → Replaced by default value 10 (</text:span><text:span text:style-name="T616">UNDESIRED</text:span><text:span text:style-name="T580">)</text:span></text:p>
      <text:p text:style-name="P531"/>
      <text:p text:style-name="P127"><text:span text:style-name="T580"><text:tab/></text:span><text:span text:style-name="T586">Nullish </text:span><text:span text:style-name="T580">?? works almost the same way as </text:span><text:span text:style-name="T586">Or</text:span><text:span text:style-name="T580"> || → </text:span><text:span text:style-name="T658">returns FIRSTY TRUTHY</text:span></text:p>
      <text:p text:style-name="P531"><text:tab/><text:tab/>const guests = restaurant.numGuests ?? 10;</text:p>
      <text:p text:style-name="P531"><text:tab/></text:p>
      <text:p text:style-name="P127"><text:span text:style-name="T580"><text:tab/><text:tab/></text:span><text:span text:style-name="T585">log(guests) → </text:span><text:span text:style-name="T659">0 (</text:span><text:span text:style-name="T625">CORRECT VALUE</text:span><text:span text:style-name="T659">)</text:span></text:p>
      <text:p text:style-name="P532"/>
      <text:p text:style-name="P231"><text:span text:style-name="T580"><text:tab/></text:span><text:span text:style-name="T681">Nullish = only </text:span><text:span text:style-name="T682">null</text:span><text:span text:style-name="T681"> and </text:span><text:span text:style-name="T682">undefined</text:span><text:span text:style-name="T681"> treated as </text:span><text:span text:style-name="T682">falsy</text:span><text:span text:style-name="T681"> (</text:span><text:span text:style-name="T682">NOT 0 or ‘ ‘)</text:span></text:p>
      <text:p text:style-name="P226"><text:span text:style-name="T682"><text:tab/><text:tab/></text:span><text:span text:style-name="T687"> 0 and ‘ ‘ → Truthy</text:span></text:p>
      <text:p text:style-name="P539"/>
      <text:p text:style-name="P46"><text:span text:style-name="T687">L</text:span><text:span text:style-name="T686">ogical Assignment Operators -</text:span><text:span text:style-name="T688"> </text:span><text:span text:style-name="T689">3 New L.A.O introduced in ES21.</text:span></text:p>
      <text:p text:style-name="P540"/>
      <text:p text:style-name="P581"><text:span text:style-name="T691"><text:tab/></text:span><text:span text:style-name="T753">1. </text:span><text:span text:style-name="T755">Logical </text:span><text:span text:style-name="T753">Or </text:span><text:span text:style-name="T754">Assignment Operator</text:span><text:span text:style-name="T753"> ||=</text:span></text:p>
      <text:p text:style-name="P541"><text:tab/><text:tab/>Concise way of setting default values</text:p>
      <text:p text:style-name="P541"><text:tab/><text:tab/><text:tab/>eg rest1.numGuests = rest1.numGuests || 10; </text:p>
      <text:p text:style-name="P541"><text:tab/><text:tab/><text:span text:style-name="T157">rest1.numGuests ||= 10 → </text:span>sets Default Value if numGuests = undefined.</text:p>
      <text:p text:style-name="P541"/>
      <text:p text:style-name="P541"><text:span text:style-name="T834"><text:tab/></text:span><text:span text:style-name="T195">2. </text:span><text:span text:style-name="T196">Logical </text:span><text:span text:style-name="T195">Nullish Assignment Operator ??=</text:span></text:p>
      <text:p text:style-name="P541"><text:tab/><text:tab/><text:span text:style-name="T834">Solves 0 falsey issue with Or Assignment. Some values ARE 0! </text:span></text:p>
      <text:p text:style-name="P541"><text:tab/><text:tab/><text:span text:style-name="T471">ONLY null or undefined = Falsy</text:span></text:p>
      <text:p text:style-name="P541"/>
      <text:p text:style-name="P541"><text:tab/><text:tab/><text:span text:style-name="T834">eg rest1.numGuests ??= 10;</text:span></text:p>
      <text:p text:style-name="P541"/>
      <text:p text:style-name="P541"><text:span text:style-name="T835"><text:tab/></text:span><text:span text:style-name="T196">3. Logical And Assignment Operator &amp;&amp;=</text:span></text:p>
      <text:p text:style-name="P542"><text:tab/><text:tab/><text:span text:style-name="T838">Always continue evaluation if values are True.</text:span><text:tab/><text:tab/></text:p>
      <text:p text:style-name="P545"><text:tab/><text:tab/>Short circuits at falsy value. If value = Truthy → sets default value</text:p>
      <text:p text:style-name="P541"><text:tab/><text:tab/><text:span text:style-name="T835">If falsy → </text:span><text:span text:style-name="T837">Element is NOT added + return undefined.</text:span></text:p>
      <text:p text:style-name="P541"><text:tab/><text:tab/></text:p>
      <text:p text:style-name="P541"><text:tab/><text:tab/><text:span text:style-name="T836">eg rest1.owner &amp;&amp;= ‘Anonymous’</text:span></text:p>
      <text:p text:style-name="P541"/>
      <text:p text:style-name="P543">eg <text:span text:style-name="T157">team1 &lt; team2</text:span> &amp;&amp; c<text:span text:style-name="T157">onsole.log(‘team1 wins’)</text:span> → <text:span text:style-name="T839">Evaluates log because &lt; is true.</text:span></text:p>
      <text:p text:style-name="P543"/>
      <text:p text:style-name="P580"><text:soft-page-break/>Looping Arrays – For-of Loop</text:p>
      <text:p text:style-name="P544"><text:tab/>Instead of creating for loop with all conditions (i=0; length; i++)</text:p>
      <text:p text:style-name="P544"/>
      <text:p text:style-name="P544"><text:span text:style-name="T283"><text:tab/></text:span><text:span text:style-name="T282">for</text:span><text:span text:style-name="T185"> (const X </text:span><text:span text:style-name="T282">of</text:span><text:span text:style-name="T185"> Array)</text:span> console.log(X)</text:p>
      <text:p text:style-name="P544"><text:tab/><text:tab/>→ Each iteration of Array will be logged as X (name anything)</text:p>
      <text:p text:style-name="P544"><text:tab/></text:p>
      <text:p text:style-name="P598"><text:span text:style-name="T711"><text:tab/></text:span><text:span text:style-name="T696">continue</text:span><text:span text:style-name="T725"> and </text:span><text:span text:style-name="T696">break</text:span><text:span text:style-name="T725"> can be used</text:span></text:p>
      <text:p text:style-name="P546"><text:tab/></text:p>
      <text:p text:style-name="P598"><text:span text:style-name="T712"><text:tab/></text:span><text:span text:style-name="T758">How to get Index using For-Of? → Use </text:span><text:span text:style-name="T756">.entries</text:span><text:span text:style-name="T758"> method</text:span></text:p>
      <text:p text:style-name="P598"><text:span text:style-name="T712"><text:tab/><text:tab/>for (const X of </text:span><text:span text:style-name="T692">Array.entries()</text:span><text:span text:style-name="T712">) log(x)</text:span></text:p>
      <text:p text:style-name="P546"><text:tab/><text:tab/><text:tab/>→ [0, ‘element’]</text:p>
      <text:p text:style-name="P546"><text:tab/><text:tab/><text:tab/><text:tab/>X[0] = Index number, X[1] = ‘element’</text:p>
      <text:p text:style-name="P546"><text:tab/><text:tab/></text:p>
      <text:p text:style-name="P598"><text:span text:style-name="T712"><text:tab/><text:tab/></text:span><text:span text:style-name="T713">Destructure in For-of loop:</text:span></text:p>
      <text:p text:style-name="P598"><text:span text:style-name="T713"><text:tab/><text:tab/><text:tab/>for (const</text:span><text:span text:style-name="T693"> [Index, Element</text:span><text:span text:style-name="T713">] of Array.entries()) {log(index, element)}</text:span></text:p>
      <text:p text:style-name="P546"><text:tab/><text:tab/><text:tab/><text:tab/></text:p>
      <text:p text:style-name="P70"><text:span text:style-name="T772">E</text:span><text:span text:style-name="T771">nhanced Object Literals</text:span></text:p>
      <text:p text:style-name="P599"><text:span text:style-name="T712">O</text:span><text:span text:style-name="T710">bject literal = writing object literally in code inside Curly Braces Syntax</text:span></text:p>
      <text:p text:style-name="P547">ES6 → 3 ways to make writing OL easier</text:p>
      <text:p text:style-name="P547"/>
      <text:p text:style-name="P600"><text:span text:style-name="T714"><text:tab/></text:span><text:span text:style-name="T759">1. Adding object into another object</text:span></text:p>
      <text:p text:style-name="P600"><text:span text:style-name="T714"><text:tab/><text:tab/></text:span><text:span text:style-name="T715">openingHours = {…….}</text:span></text:p>
      <text:p text:style-name="P548"><text:tab/><text:tab/>Restaurant = {…….}</text:p>
      <text:p text:style-name="P548"><text:tab/></text:p>
      <text:p text:style-name="P600"><text:span text:style-name="T715"><text:tab/><text:tab/></text:span><text:span text:style-name="T802">BEFORE: to add OH to restaurant:</text:span></text:p>
      <text:p text:style-name="P827"><text:tab/><text:tab/><text:tab/>restaurant = {…</text:p>
      <text:p text:style-name="P600"><text:span text:style-name="T802"><text:tab/><text:tab/><text:tab/><text:tab/><text:tab/>openingHours: openingHours} → refer to external object <text:tab/><text:tab/><text:tab/><text:tab/><text:tab/><text:tab/><text:tab/><text:tab/><text:tab/><text:tab/><text:tab/><text:tab/></text:span><text:span text:style-name="T803">(same name)</text:span></text:p>
      <text:p text:style-name="P548"><text:tab/><text:tab/>ES6 Enhanced OL: </text:p>
      <text:p text:style-name="P548"><text:tab/><text:tab/><text:tab/>restaurant = {…</text:p>
      <text:p text:style-name="P600"><text:span text:style-name="T715"><text:tab/><text:tab/><text:tab/><text:tab/><text:tab/>openinghours,} <text:tab/><text:tab/>→ </text:span><text:span text:style-name="T716">simply enter object name</text:span></text:p>
      <text:p text:style-name="P549"><text:tab/></text:p>
      <text:p text:style-name="P600"><text:span text:style-name="T716"><text:tab/></text:span><text:span text:style-name="T760">2. Writing Methods</text:span></text:p>
      <text:p text:style-name="P550"><text:tab/>ES6 → No longer need to create property and set to function (like all other propertyes)</text:p>
      <text:p text:style-name="P550"/>
      <text:p text:style-name="P600"><text:span text:style-name="T717"><text:tab/><text:tab/></text:span><text:span text:style-name="T803">BEFORE:</text:span></text:p>
      <text:p text:style-name="P828"><text:tab/><text:tab/><text:tab/>order: function(starterIndex, mainIndex) {……}</text:p>
      <text:p text:style-name="P550"><text:tab/><text:tab/>ES6:</text:p>
      <text:p text:style-name="P600"><text:span text:style-name="T717"><text:tab/><text:tab/><text:tab/>order(starterIndex, mainIndex) {…}<text:tab/><text:tab/>→ remove </text:span><text:span text:style-name="T694">Colon</text:span><text:span text:style-name="T717"> and </text:span><text:span text:style-name="T694">Function</text:span></text:p>
      <text:p text:style-name="P550"><text:tab/><text:tab/></text:p>
      <text:p text:style-name="P600"><text:span text:style-name="T717"><text:tab/></text:span><text:span text:style-name="T760">3. Compute property names</text:span></text:p>
      <text:p text:style-name="P550"><text:tab/>Instead of writing each property name manually and literally</text:p>
      <text:p text:style-name="P600"><text:span text:style-name="T717"><text:tab/>Can refer to other </text:span><text:span text:style-name="T694">Objects/Arrays</text:span><text:span text:style-name="T717">, or pass calculations </text:span><text:span text:style-name="T718">through </text:span><text:span text:style-name="T695">Template Literal</text:span></text:p>
      <text:p text:style-name="P600"><text:span text:style-name="T695"><text:tab/><text:tab/></text:span><text:span text:style-name="T719">(can even </text:span><text:span text:style-name="T784">destructure</text:span><text:span text:style-name="T719"> if necessary)</text:span></text:p>
      <text:p text:style-name="P550"><text:tab/></text:p>
      <text:p text:style-name="P550"><text:tab/>eg const weekdays = [mon, tues, wed]</text:p>
      <text:p text:style-name="P550"><text:tab/>openingHours = {</text:p>
      <text:p text:style-name="P600"><text:span text:style-name="T717"><text:tab/><text:tab/></text:span><text:span text:style-name="T694">[weekdays[0]]</text:span><text:span text:style-name="T717"> : {…},</text:span></text:p>
      <text:p text:style-name="P550"><text:tab/><text:tab/>[weekdays[1]]: {…},</text:p>
      <text:p text:style-name="P600"><text:span text:style-name="T717"><text:tab/><text:tab/></text:span><text:span text:style-name="T694">[day-${2+2}]</text:span><text:span text:style-name="T717">: {…}}</text:span></text:p>
      <text:p text:style-name="P550"/>
      <text:p text:style-name="P550"><text:tab/><text:tab/>→ property names become mon, tues, and day-4</text:p>
      <text:p text:style-name="P71"><text:soft-page-break/><text:span text:style-name="T773">O</text:span><text:span text:style-name="T771">ptional Chaining ( . ? )</text:span></text:p>
      <text:p text:style-name="P551">Useful for retrievnig nested objects, without knowing whether they exist.</text:p>
      <text:p text:style-name="P551"/>
      <text:p text:style-name="P71"><text:span text:style-name="T710"><text:tab/></text:span><text:span text:style-name="T843">eg log(restaurant.openingHours.mon)</text:span></text:p>
      <text:p text:style-name="P602"><text:span text:style-name="T710"><text:tab/><text:tab/>→ Undefined because </text:span><text:span text:style-name="T690">mon property does not exist</text:span></text:p>
      <text:p text:style-name="P603"><text:tab/><text:tab/></text:p>
      <text:p text:style-name="P603"><text:tab/><text:tab/>log(restaurant.openingHours.mon.open)</text:p>
      <text:p text:style-name="P602"><text:span text:style-name="T710"><text:tab/><text:tab/><text:tab/>→ Error because</text:span><text:span text:style-name="T690"> Undefined.open</text:span></text:p>
      <text:p text:style-name="P577"/>
      <text:p text:style-name="P71"><text:span text:style-name="T690"><text:tab/></text:span><text:span text:style-name="T840">Use if statement to check</text:span><text:span text:style-name="T841"> IF EXIST, THEN check opening hour</text:span></text:p>
      <text:p text:style-name="P551"><text:tab/><text:tab/>if (x.mon) log(x.mon.open)</text:p>
      <text:p text:style-name="P71"><text:span text:style-name="T710"><text:tab/><text:tab/><text:tab/>→ </text:span><text:span text:style-name="T720">gets read of Error, but many things to check. </text:span></text:p>
      <text:p text:style-name="P551"/>
      <text:p text:style-name="P71"><text:span text:style-name="T710"><text:tab/></text:span><text:span text:style-name="T720">Optional chaining Operator ? solves this issue </text:span></text:p>
      <text:p text:style-name="P71"><text:span text:style-name="T720"><text:tab/><text:tab/></text:span><text:span text:style-name="T726">If certain property does NOT EXIST → Immediately return Undefined</text:span></text:p>
      <text:p text:style-name="P576"/>
      <text:p text:style-name="P601"><text:span text:style-name="T720"><text:tab/></text:span><text:span text:style-name="T678">ADD </text:span><text:span text:style-name="T671">?</text:span><text:span text:style-name="T678"> Behind property checked</text:span></text:p>
      <text:p text:style-name="P409"><text:span text:style-name="T729"><text:tab/><text:tab/>restaurant.openingHours.</text:span><text:span text:style-name="T697">mon?</text:span><text:span text:style-name="T729">.open</text:span></text:p>
      <text:p text:style-name="P552"><text:tab/><text:tab/><text:tab/>→ If mon does NOT EXIST → return undefined</text:p>
      <text:p text:style-name="P552"/>
      <text:p text:style-name="P409"><text:span text:style-name="T729"><text:tab/></text:span><text:span text:style-name="T700">Multiple Optional Chaining</text:span><text:span text:style-name="T730"> → does openingHour even exist?</text:span></text:p>
      <text:p text:style-name="P553"><text:tab/><text:tab/>Restaurant.openingHours?.mon?.open</text:p>
      <text:p text:style-name="P553"><text:tab/><text:tab/><text:tab/>→ If OH exists, check Monday.</text:p>
      <text:p text:style-name="P553"/>
      <text:p text:style-name="P409"><text:span text:style-name="T730"><text:tab/></text:span><text:span text:style-name="T762">Practical example – </text:span><text:span text:style-name="T763">Looping days into Optional chaining - </text:span><text:span text:style-name="T732">check opening hours everyday</text:span></text:p>
      <text:p text:style-name="P554"><text:tab/><text:tab/>const days = [‘mon’, ‘tues’, ‘wed’...etc]</text:p>
      <text:p text:style-name="P554"><text:tab/></text:p>
      <text:p text:style-name="P554"><text:tab/><text:tab/>for (const day of days) {</text:p>
      <text:p text:style-name="P411"><text:span text:style-name="T732"><text:tab/><text:tab/><text:tab/></text:span><text:span text:style-name="T733">const open = </text:span><text:span text:style-name="T732">restaurant.openingHours.</text:span><text:span text:style-name="T703">[day]</text:span><text:span text:style-name="T732">?.open <text:s text:c="2"/></text:span><text:span text:style-name="T703">??</text:span><text:span text:style-name="T732"> <text:s text:c="2"/>‘&lt;</text:span><text:span text:style-name="T733">closed&gt;’</text:span></text:p>
      <text:p text:style-name="P411"><text:span text:style-name="T733"><text:tab/><text:tab/><text:tab/></text:span><text:span text:style-name="T734">log(‘ on ${day} we are open at ${open]’</text:span><text:span text:style-name="T732">}</text:span></text:p>
      <text:p text:style-name="P555"/>
      <text:p text:style-name="P410"><text:span text:style-name="T731"><text:tab/>*</text:span><text:span text:style-name="T701">note if we want to use Variable name as Property name → Put in [ ] brackets</text:span></text:p>
      <text:p text:style-name="P410"><text:span text:style-name="T675">* </text:span><text:span text:style-name="T676">Nullish operator works well with chaining</text:span><text:span text:style-name="T677"> </text:span><text:span text:style-name="T702">- </text:span><text:span text:style-name="T735">chaining looks for exist, nullish looks for 0</text:span></text:p>
      <text:p text:style-name="P556"/>
      <text:p text:style-name="P557"><text:tab/></text:p>
      <text:p text:style-name="P412"><text:span text:style-name="T735"><text:tab/></text:span><text:span text:style-name="T764">Practical example – Optional chaining with methods + calling</text:span></text:p>
      <text:p text:style-name="P410"><text:span text:style-name="T736"><text:tab/><text:tab/>restaurant.o</text:span><text:span text:style-name="T704">rder?.(0,1)</text:span><text:span text:style-name="T736"> <text:s text:c="2"/>?? ‘</text:span><text:span text:style-name="T737">Method does not exist’</text:span></text:p>
      <text:p text:style-name="P558"><text:tab/><text:tab/><text:tab/>→ if order method exists, pass arguments</text:p>
      <text:p text:style-name="P558"><text:tab/><text:tab/></text:p>
      <text:p text:style-name="P410"><text:span text:style-name="T736"><text:tab/><text:tab/></text:span><text:span text:style-name="T737">Note Always use with Nullish operator → Return default value </text:span><text:span text:style-name="T738">so users know</text:span></text:p>
      <text:p text:style-name="P559"/>
      <text:p text:style-name="P560"><text:tab/></text:p>
      <text:p text:style-name="P412"><text:span text:style-name="T738"><text:tab/></text:span><text:span text:style-name="T765">Practical example – Checking if array exists </text:span><text:span text:style-name="T739">eg checking how many arrays</text:span></text:p>
      <text:p text:style-name="P561"><text:tab/><text:tab/>users = [ {name: ‘Jon, age: 25}, {name: ‘Abe’, age:20} ]</text:p>
      <text:p text:style-name="P561"><text:tab/></text:p>
      <text:p text:style-name="P410"><text:span text:style-name="T739"><text:tab/><text:tab/>log (</text:span><text:span text:style-name="T705">users[0]?.name</text:span><text:span text:style-name="T739"> ?? “user array empty”)<text:tab/></text:span></text:p>
      <text:p text:style-name="P561"><text:tab/><text:tab/><text:tab/>→ If user[0] exists, print name</text:p>
      <text:p text:style-name="P561"><text:tab/></text:p>
      <text:p text:style-name="P561"/>
      <text:p text:style-name="P561"/>
      <text:p text:style-name="P561"/>
      <text:p text:style-name="P561"/>
      <text:p text:style-name="P72"><text:soft-page-break/><text:span text:style-name="T779">L</text:span><text:span text:style-name="T778">ooping Objects (non iterable) indirectly</text:span></text:p>
      <text:p text:style-name="P562"><text:tab/>Different options: Looping over Property names? Values? Both?</text:p>
      <text:p text:style-name="P562"><text:tab/></text:p>
      <text:p text:style-name="P72"><text:span text:style-name="T728"><text:tab/></text:span><text:span text:style-name="T778">1. Loop over Property names (Keys)</text:span></text:p>
      <text:p text:style-name="P562"><text:tab/><text:tab/>Need to Loop over an Array of keys</text:p>
      <text:p text:style-name="P72"><text:span text:style-name="T728"><text:tab/></text:span><text:span text:style-name="T679">Use </text:span><text:span text:style-name="T672">Object.keys() </text:span><text:span text:style-name="T679">to retrieve Keys in a object</text:span></text:p>
      <text:p text:style-name="P561"><text:tab/></text:p>
      <text:p text:style-name="P410"><text:span text:style-name="T739"><text:tab/></text:span><text:span text:style-name="T741">const propNames = </text:span><text:span text:style-name="T707">Object.keys</text:span><text:span text:style-name="T706">(openingHours</text:span><text:span text:style-name="T740">) →</text:span><text:span text:style-name="T706"> Array of keys</text:span><text:span text:style-name="T740"> [‘thu’, ‘fri’, ‘sat’]</text:span></text:p>
      <text:p text:style-name="P561"/>
      <text:p text:style-name="P413"><text:span text:style-name="T739"><text:tab/></text:span><text:span text:style-name="T740">for (const day in </text:span><text:span text:style-name="T707">Object.keys</text:span><text:span text:style-name="T706">(openingHours)) </text:span><text:span text:style-name="T740">{log(day)} </text:span></text:p>
      <text:p text:style-name="P563"/>
      <text:p text:style-name="P564"><text:tab/></text:p>
      <text:p text:style-name="P414"><text:span text:style-name="T740"><text:tab/></text:span><text:span text:style-name="T766">2. Loop over property values</text:span></text:p>
      <text:p text:style-name="P413"><text:span text:style-name="T742"><text:tab/></text:span><text:span text:style-name="T680">Use</text:span><text:span text:style-name="T673"> Object.values()</text:span></text:p>
      <text:p text:style-name="P578"/>
      <text:p text:style-name="P583"><text:span text:style-name="T571"><text:tab/></text:span><text:span text:style-name="T536">const propValues = </text:span><text:span text:style-name="T571">Object.values(openingHours)</text:span><text:span text:style-name="T536"> → Array of values [{..}, {..}, {..}]</text:span></text:p>
      <text:p text:style-name="P565"/>
      <text:p text:style-name="P565"/>
      <text:p text:style-name="P583"><text:span text:style-name="T536"><text:tab/></text:span><text:span text:style-name="T610">3. Loop over Enter Object (names + values)</text:span></text:p>
      <text:p text:style-name="P688"><text:span text:style-name="T721"><text:tab/></text:span><text:span text:style-name="T680">Use</text:span><text:span text:style-name="T673"> Object.</text:span><text:span text:style-name="T674">entries</text:span><text:span text:style-name="T673">()</text:span></text:p>
      <text:p text:style-name="P579"/>
      <text:p text:style-name="P566"><text:tab/>Similar to Array.entries() → Returns key and value. BUT not used as a method</text:p>
      <text:p text:style-name="P566"/>
      <text:p text:style-name="P584"><text:span text:style-name="T537"><text:tab/></text:span><text:span text:style-name="T572">Object.entries(openingHours)</text:span><text:span text:style-name="T537">; → </text:span><text:span text:style-name="T538">Array of Arrays [[“thu”, {…}], [“fri”, {…}]]</text:span></text:p>
      <text:p text:style-name="P567"/>
      <text:p text:style-name="P584"><text:span text:style-name="T538"><text:tab/></text:span><text:span text:style-name="T611">Using loop to destructure Object.entries </text:span><text:span text:style-name="T612">[key, value]</text:span></text:p>
      <text:p text:style-name="P585"><text:span text:style-name="T533"><text:tab/><text:tab/>for (const </text:span><text:span text:style-name="T570">[key {open, close}] </text:span><text:span text:style-name="T533">of Array) {</text:span></text:p>
      <text:p text:style-name="P568"><text:tab/><text:tab/><text:tab/>log(We open on ${key}, at ${open} and close at {$close}}</text:p>
      <text:p text:style-name="P568"/>
      <text:p text:style-name="P591"><text:span text:style-name="T643">#</text:span><text:span text:style-name="T638">Challenge </text:span><text:span text:style-name="T643">Notes</text:span></text:p>
      <text:p text:style-name="P569">Note: To access properties in Object using variables</text:p>
      <text:p text:style-name="P590"><text:span text:style-name="T638"><text:tab/></text:span><text:span text:style-name="T621">Object [ variablename ]</text:span><text:span text:style-name="T638"> → Same as object.team1</text:span></text:p>
      <text:p text:style-name="P569"><text:tab/>ONLY THIS <text:s/>WORKS</text:p>
      <text:p text:style-name="P569"/>
      <text:p text:style-name="P73"><text:span text:style-name="T774">S</text:span><text:span text:style-name="T771">ets</text:span></text:p>
      <text:p text:style-name="P277"><text:span text:style-name="T771">ES6 </text:span><text:span text:style-name="T775">i</text:span><text:span text:style-name="T771">ntroduced Sets and Maps (New Data structures). In past, only Objects and Arrays.</text:span></text:p>
      <text:p text:style-name="P278"><text:span text:style-name="T771">Set is a collection of </text:span><text:span text:style-name="T757">unique values</text:span><text:span text:style-name="T771">. Cannot have </text:span><text:span text:style-name="T683">duplicates</text:span></text:p>
      <text:p text:style-name="P570"/>
      <text:p text:style-name="P289"><text:span text:style-name="T638">const variableName = </text:span><text:span text:style-name="T621">new Set( )</text:span></text:p>
      <text:p text:style-name="P689"><text:span text:style-name="T573"><text:tab/></text:span><text:span text:style-name="T539">Similar to Arrays → No key value pairs, </text:span><text:span text:style-name="T573">Iterable</text:span><text:span text:style-name="T539"> </text:span><text:span text:style-name="T540">(looped over using a for loop)</text:span></text:p>
      <text:p text:style-name="P570"><text:tab/>Different to Arrays → No duplicates, Order is Irrelevant</text:p>
      <text:p text:style-name="P571"><text:tab/></text:p>
      <text:p text:style-name="P587"><text:span text:style-name="T533"><text:tab/></text:span><text:span text:style-name="T607">Set methods</text:span></text:p>
      <text:p text:style-name="P586"><text:span text:style-name="T570"><text:tab/><text:tab/></text:span><text:span text:style-name="T562">.size </text:span><text:span text:style-name="T533">→ Number of elements in a set (not .length)</text:span></text:p>
      <text:p text:style-name="P570"/>
      <text:p text:style-name="P586"><text:span text:style-name="T533"><text:tab/><text:tab/></text:span><text:span text:style-name="T524">.</text:span><text:span text:style-name="T562">has</text:span><text:span text:style-name="T524"> </text:span><text:span text:style-name="T533">→ Checking element in a set </text:span></text:p>
      <text:p text:style-name="P570"><text:tab/><text:tab/>eg orderSet.has(‘bread’) → False</text:p>
      <text:p text:style-name="P570"/>
      <text:p text:style-name="P586"><text:span text:style-name="T570"><text:tab/><text:tab/></text:span><text:span text:style-name="T562">.add</text:span><text:span text:style-name="T533"> → Adds elements to set.</text:span></text:p>
      <text:p text:style-name="P586"><text:span text:style-name="T533"><text:tab/><text:tab/>.</text:span><text:span text:style-name="T574">delete</text:span><text:span text:style-name="T541"> → removes element</text:span></text:p>
      <text:p text:style-name="P572"/>
      <text:p text:style-name="P573"/>
      <text:p text:style-name="P690"><text:soft-page-break/><text:span text:style-name="T722">How to retrieve </text:span><text:span text:style-name="T723">Set</text:span><text:span text:style-name="T722"> </text:span><text:span text:style-name="T723">values</text:span><text:span text:style-name="T722">? → </text:span><text:span text:style-name="T752">NO WAY to retrieve</text:span><text:span text:style-name="T724"> </text:span><text:span text:style-name="T723">I</text:span><text:span text:style-name="T724">f need to retrieve, </text:span><text:span text:style-name="T727">use </text:span><text:span text:style-name="T698">Array</text:span><text:span text:style-name="T727"> instead of set.</text:span></text:p>
      <text:p text:style-name="P588"><text:span text:style-name="T533"><text:tab/><text:tab/></text:span><text:span text:style-name="T544">Eg </text:span><text:span text:style-name="T542">use Index → undefined </text:span></text:p>
      <text:p text:style-name="P574"><text:tab/><text:tab/></text:p>
      <text:p text:style-name="P588"><text:span text:style-name="T542"><text:tab/></text:span><text:span text:style-name="T852">Use case </text:span><text:span text:style-name="T853">of sets:</text:span><text:span text:style-name="T543"> Remove duplicate values of Arrays.</text:span></text:p>
      <text:p text:style-name="P575"><text:tab/><text:tab/>Eg staff = [‘waiter’, ‘chef’ ‘waiter’, ‘chef’, ‘manager’, ‘chef’]</text:p>
      <text:p text:style-name="P588"><text:span text:style-name="T543"><text:tab/><text:tab/>Use set to identify </text:span><text:span text:style-name="T575">how many unique positions</text:span><text:span text:style-name="T543">:</text:span></text:p>
      <text:p text:style-name="P575"><text:tab/><text:tab/><text:tab/>eg staffUnique = new Set(staff)</text:p>
      <text:p text:style-name="P575"/>
      <text:p text:style-name="P588"><text:span text:style-name="T543"><text:tab/>Unpack </text:span><text:span text:style-name="T854">Set → Array </text:span><text:span text:style-name="T855">(Spread operator...)</text:span></text:p>
      <text:p text:style-name="P589"><text:span text:style-name="T854"><text:tab/><text:tab/></text:span><text:span text:style-name="T881">staffUnique = </text:span><text:span text:style-name="T893">[...new Set(staff)]</text:span></text:p>
      <text:p text:style-name="P698"/>
      <text:p text:style-name="P588"><text:span text:style-name="T881"><text:tab/></text:span><text:span text:style-name="T882">Counting unique letters in a string</text:span></text:p>
      <text:p text:style-name="P699"><text:tab/><text:tab/>new Set(‘abcdeffffff’).size</text:p>
      <text:p text:style-name="P699"/>
      <text:p text:style-name="P699"/>
      <text:p text:style-name="P592"><text:span text:style-name="T902">M</text:span><text:span text:style-name="T901">aps</text:span></text:p>
      <text:p text:style-name="P700">Data structure used to map Values to Keys. (similar to objects)</text:p>
      <text:p text:style-name="P700">Object keys = Always strings</text:p>
      <text:p text:style-name="P700">Map keys = Any type of keys (even Object, Arrays, other Maps)</text:p>
      <text:p text:style-name="P700"/>
      <text:p text:style-name="P691"><text:span text:style-name="T906">const variableName = </text:span><text:span text:style-name="T907">new Map( )</text:span></text:p>
      <text:p text:style-name="P701"/>
      <text:p text:style-name="P702"><text:tab/>1. Create EMPTY map</text:p>
      <text:p text:style-name="P594"><text:span text:style-name="T880"><text:tab/>2. Add to map using </text:span><text:span text:style-name="T896">.set method </text:span><text:span text:style-name="T897">(</text:span><text:span text:style-name="T898">Key, Value)</text:span></text:p>
      <text:p text:style-name="P593"><text:span text:style-name="T880"><text:tab/><text:tab/></text:span><text:span text:style-name="T883">rest.set</text:span><text:span text:style-name="T884">(‘name’, ‘Pizzahut’)</text:span></text:p>
      <text:p text:style-name="P703"/>
      <text:p text:style-name="P593"><text:span text:style-name="T884"><text:tab/></text:span><text:span text:style-name="T885">3. set method RETURNS updated map → Allows us to </text:span><text:span text:style-name="T890">chain</text:span></text:p>
      <text:p text:style-name="P593"><text:span text:style-name="T885"><text:tab/><text:tab/>rest.set(1, ‘Italy’) <text:s/>→ </text:span><text:span text:style-name="T800">immediately returns updated map, so we can continue setting</text:span></text:p>
      <text:p text:style-name="P704"><text:tab/><text:tab/></text:p>
      <text:p text:style-name="P593"><text:span text:style-name="T885"><text:tab/><text:tab/>rest.</text:span><text:span text:style-name="T894">set</text:span><text:span text:style-name="T885">(1, ‘Italy).</text:span><text:span text:style-name="T894">set</text:span><text:span text:style-name="T885">(2, ‘Portugal’).</text:span><text:span text:style-name="T894">set</text:span><text:span text:style-name="T885">(3, ‘France’)</text:span></text:p>
      <text:p text:style-name="P704"><text:tab/></text:p>
      <text:p text:style-name="P593"><text:span text:style-name="T885"><text:tab/></text:span><text:span text:style-name="T886">eg Type of keys</text:span></text:p>
      <text:p text:style-name="P593"><text:span text:style-name="T886"><text:tab/><text:tab/>rest.set(</text:span><text:span text:style-name="T895">true</text:span><text:span text:style-name="T886">, ‘We are open’).set(</text:span><text:span text:style-name="T895">false</text:span><text:span text:style-name="T886">, ‘We are closed’)</text:span></text:p>
      <text:p text:style-name="P705"/>
      <text:p text:style-name="P595"><text:span text:style-name="T886">R</text:span><text:span text:style-name="T880">ead data from maps → </text:span><text:span text:style-name="T901">Use </text:span><text:span text:style-name="T908">Get method .get( )</text:span></text:p>
      <text:p text:style-name="P595"><text:span text:style-name="T886"><text:tab/></text:span><text:span text:style-name="T880">Key needs to be correct type, eg true vs ‘true’</text:span></text:p>
      <text:p text:style-name="P595"><text:span text:style-name="T886"><text:tab/><text:tab/></text:span><text:span text:style-name="T880">rest.get(‘name’)</text:span></text:p>
      <text:p text:style-name="P706"><text:tab/></text:p>
      <text:p text:style-name="P596"><text:span text:style-name="T880"><text:tab/></text:span><text:span text:style-name="T901">Passing </text:span><text:span text:style-name="T905">expressions into Get</text:span><text:span text:style-name="T901"> → eg True and False</text:span></text:p>
      <text:p text:style-name="P707"><text:tab/><text:tab/>eg Checking open/close times</text:p>
      <text:p text:style-name="P707"><text:tab/><text:tab/><text:tab/>const time = 10;</text:p>
      <text:p text:style-name="P707"><text:tab/><text:tab/></text:p>
      <text:p text:style-name="P596"><text:span text:style-name="T880"><text:tab/><text:tab/>rest.get( time &gt;</text:span><text:span text:style-name="T297"> rest.get(‘open’)</text:span><text:span text:style-name="T880"> &amp;&amp; time &lt; </text:span><text:span text:style-name="T297">rest.get(‘close’</text:span><text:span text:style-name="T880">))</text:span></text:p>
      <text:p text:style-name="P596"><text:span text:style-name="T880"><text:tab/><text:tab/><text:tab/></text:span><text:span text:style-name="T799">checks with the ‘open’ and ‘close’ key-value pairs</text:span></text:p>
      <text:p text:style-name="P596"><text:span text:style-name="T799"><text:tab/><text:tab/><text:tab/>returns </text:span><text:span text:style-name="T880">rest.get(true) OR rest.get(false) → Returns value <text:s/></text:span><text:span text:style-name="T887">(not too readable)</text:span></text:p>
      <text:p text:style-name="P708"/>
      <text:p text:style-name="P596"><text:span text:style-name="T887"><text:tab/></text:span><text:span text:style-name="T903">Methods </text:span><text:span text:style-name="T904">(similar to Sets)</text:span></text:p>
      <text:p text:style-name="P596"><text:span text:style-name="T880"><text:tab/></text:span><text:span text:style-name="T889">.</text:span><text:span text:style-name="T899">has</text:span><text:span text:style-name="T891"> ( )</text:span><text:span text:style-name="T887">→ Check keys</text:span></text:p>
      <text:p text:style-name="P708"><text:tab/><text:span text:style-name="T260">.</text:span><text:span text:style-name="T185">delete</text:span>( ) → Removes key</text:p>
      <text:p text:style-name="P596"><text:span text:style-name="T880"><text:tab/></text:span><text:span text:style-name="T889">.</text:span><text:span text:style-name="T900">size</text:span><text:span text:style-name="T892"> </text:span><text:span text:style-name="T888"><text:s/>→ Checks how many </text:span></text:p>
      <text:p text:style-name="P709"><text:tab/><text:span text:style-name="T260">.</text:span><text:span text:style-name="T185">clear</text:span> ( ) → Removes all key-value pairs</text:p>
      <text:p text:style-name="P709"/>
      <text:p text:style-name="P597"><text:soft-page-break/><text:span text:style-name="T888"><text:tab/>N</text:span><text:span text:style-name="T880">ote: Using Array and Object as keys</text:span></text:p>
      <text:p text:style-name="P710"/>
      <text:p text:style-name="P597"><text:span text:style-name="T880"><text:tab/>eg </text:span><text:span text:style-name="T901">Array</text:span><text:span text:style-name="T880"> → rest.set([1,2], ‘value’)</text:span></text:p>
      <text:p text:style-name="P597"><text:span text:style-name="T880"><text:tab/><text:tab/></text:span><text:span text:style-name="T820">CANNOT BE RETRIEVED</text:span><text:span text:style-name="T880"> BY rest.get([1,2]) → undefined</text:span></text:p>
      <text:p text:style-name="P692"><text:span text:style-name="T909"><text:tab/><text:tab/><text:tab/></text:span><text:span text:style-name="T821">NOT THE SAME objects (</text:span><text:span text:style-name="T822">in heap</text:span><text:span text:style-name="T821">, JS rules)</text:span></text:p>
      <text:p text:style-name="P710"><text:tab/><text:tab/></text:p>
      <text:p text:style-name="P693"><text:span text:style-name="T743"><text:tab/><text:tab/><text:tab/><text:tab/></text:span><text:span text:style-name="T744">Need to create array: const array = [1,2]. <text:tab/>rest.get(array)</text:span></text:p>
      <text:p text:style-name="P711"/>
      <text:p text:style-name="P693"><text:span text:style-name="T744"><text:tab/>eg </text:span><text:span text:style-name="T767">Object as key (eg DOM elements)</text:span></text:p>
      <text:p text:style-name="P711"/>
      <text:p text:style-name="P693"><text:span text:style-name="T744"><text:tab/><text:tab/>rest.set(</text:span><text:span text:style-name="T856">document.querySelector(‘h1’)</text:span><text:span text:style-name="T744">, ‘</text:span><text:span text:style-name="T745">Heading’)</text:span></text:p>
      <text:p text:style-name="P712"><text:tab/><text:tab/><text:tab/>key becomes the ‘h1’ object in DOM</text:p>
      <text:p text:style-name="P712"><text:tab/><text:tab/><text:tab/><text:tab/>Hover over console to see</text:p>
      <text:p text:style-name="P712"/>
      <text:p text:style-name="P694"><text:span text:style-name="T745"><text:tab/></text:span><text:span text:style-name="T761">Iteration in Maps</text:span></text:p>
      <text:p text:style-name="P693"><text:span text:style-name="T745"><text:tab/></text:span><text:span text:style-name="T746">Another way to add key-vales to maps without using .set (which can be messy)</text:span></text:p>
      <text:p text:style-name="P693"><text:span text:style-name="T746"><text:tab/></text:span><text:span text:style-name="T747">Use </text:span><text:span text:style-name="T699">Array or Arrays</text:span><text:span text:style-name="T747">, </text:span><text:span text:style-name="T284">instead of .set</text:span><text:span text:style-name="T747"> method</text:span></text:p>
      <text:p text:style-name="P713"/>
      <text:p text:style-name="P693"><text:span text:style-name="T746"><text:tab/></text:span><text:span text:style-name="T747">eg Quiz</text:span></text:p>
      <text:p text:style-name="P693"><text:span text:style-name="T747"><text:tab/>const qu</text:span><text:span text:style-name="T748">e</text:span><text:span text:style-name="T747">stion = new Map ([</text:span></text:p>
      <text:p text:style-name="P714"><text:tab/><text:tab/>[‘question’, ‘Best programming language?’], </text:p>
      <text:p text:style-name="P715"><text:tab/><text:tab/>[1, ‘C’], [2, ‘Javascript’],</text:p>
      <text:p text:style-name="P715"><text:tab/><text:tab/>[‘correct’, ‘Javascript’]</text:p>
      <text:p text:style-name="P715"><text:tab/><text:tab/>[true, ‘Correct’]</text:p>
      <text:p text:style-name="P715"><text:tab/><text:tab/>[false, ‘try again’]])</text:p>
      <text:p text:style-name="P715"/>
      <text:p text:style-name="P695"><text:span text:style-name="T747"><text:tab/></text:span><text:span text:style-name="T298">Maps are similar to objects</text:span></text:p>
      <text:p text:style-name="P695"><text:span text:style-name="T748"><text:tab/><text:tab/>Difference is Maps is Ordered and Iterab</text:span><text:span text:style-name="T751">le, </text:span><text:span text:style-name="T748">can have ANY data as Key</text:span></text:p>
      <text:p text:style-name="P716"><text:tab/><text:tab/>Objects is NOT</text:p>
      <text:p text:style-name="P716"><text:tab/></text:p>
      <text:p text:style-name="P693"><text:span text:style-name="T747"><text:tab/><text:tab/></text:span><text:span text:style-name="T768">Simple conversion from Object → Map</text:span></text:p>
      <text:p text:style-name="P693"><text:span text:style-name="T748"><text:tab/><text:tab/>eg Object.entries(openingHours) → </text:span><text:span text:style-name="T708">Returns Arrays in Array</text:span></text:p>
      <text:p text:style-name="P717"><text:tab/><text:tab/><text:tab/>Convert to map →</text:p>
      <text:p text:style-name="P717"><text:tab/><text:tab/><text:tab/><text:tab/>hoursMap = new Map(Object.entries(openingHours));</text:p>
      <text:p text:style-name="P717"/>
      <text:p text:style-name="P697"><text:span text:style-name="T748"><text:tab/><text:tab/></text:span><text:span text:style-name="T770">Convert Map → Object</text:span></text:p>
      <text:p text:style-name="P823"><text:span text:style-name="T781"><text:tab/><text:tab/></text:span><text:span text:style-name="T782">Unpack using spread …</text:span></text:p>
      <text:p text:style-name="P718"><text:tab/><text:tab/><text:tab/>eg const object = [...map])</text:p>
      <text:p text:style-name="P718"><text:tab/><text:tab/></text:p>
      <text:p text:style-name="P823"><text:span text:style-name="T782"><text:tab/><text:tab/></text:span><text:span text:style-name="T783">Access key/vlaues → mapName</text:span><text:span text:style-name="T684">.</text:span><text:span text:style-name="T685">keys()</text:span><text:span text:style-name="T783">, <text:s text:c="3"/>mapName</text:span><text:span text:style-name="T684">.</text:span><text:span text:style-name="T685">values</text:span><text:span text:style-name="T783"> method</text:span></text:p>
      <text:p text:style-name="P717"/>
      <text:p text:style-name="P693"><text:span text:style-name="T748"><text:tab/></text:span><text:span text:style-name="T769">Iterating Maps (Loops) – </text:span><text:span text:style-name="T299">Use case for restructuring Maps</text:span></text:p>
      <text:p text:style-name="P822"><text:span text:style-name="T300"><text:tab/></text:span><text:span text:style-name="T780">eg ONLY print keys that are NUMBERS</text:span></text:p>
      <text:p text:style-name="P719"><text:tab/></text:p>
      <text:p text:style-name="P719"><text:tab/>for (const [key, value] question) {</text:p>
      <text:p text:style-name="P719"><text:tab/><text:tab/>if (typeof key === ‘number’) log (${key}, ${answer})</text:p>
      <text:p text:style-name="P719"/>
      <text:p text:style-name="P696"><text:span text:style-name="T749"><text:tab/></text:span><text:span text:style-name="T770">eg Quiz</text:span></text:p>
      <text:p text:style-name="P696"><text:span text:style-name="T750"><text:tab/>log(</text:span><text:span text:style-name="T709">quiz.get</text:span><text:span text:style-name="T750">(quiz.get(answer) === quiz.get(‘correct)’)</text:span></text:p>
      <text:p text:style-name="P696"><text:span text:style-name="T750"><text:tab/><text:tab/></text:span><text:span text:style-name="T844">calculate true/false → Use as key to print message</text:span></text:p>
      <text:p text:style-name="P604"/>
      <text:p text:style-name="P605"><text:tab/></text:p>
      <text:p text:style-name="P826"><text:soft-page-break/><text:span text:style-name="T776">W</text:span><text:span text:style-name="T771">hich Data Structure to use? - </text:span><text:span text:style-name="T710">Array, Object, Set, Map</text:span></text:p>
      <text:p text:style-name="P720"/>
      <text:p text:style-name="P720">3 Sources of data</text:p>
      <text:p text:style-name="P824"><text:span text:style-name="T771"><text:tab/>1. From </text:span><text:span text:style-name="T683">program</text:span><text:span text:style-name="T771"> itself (written in source code)</text:span></text:p>
      <text:p text:style-name="P824"><text:span text:style-name="T771"><text:tab/>2. From </text:span><text:span text:style-name="T683">UI</text:span><text:span text:style-name="T771"> (data input from user, or written in DOM) – eg tasks in To-Do app</text:span></text:p>
      <text:p text:style-name="P824"><text:span text:style-name="T771"><text:tab/>3. From</text:span><text:span text:style-name="T683"> External sources</text:span><text:span text:style-name="T771"> (fetched from web API)</text:span></text:p>
      <text:p text:style-name="P720"/>
      <text:p text:style-name="P720"/>
      <text:p text:style-name="P721">What do we need? </text:p>
      <text:p text:style-name="P825"><text:span text:style-name="T771"><text:tab/></text:span><text:span text:style-name="T683">Simple list</text:span><text:span text:style-name="T771"> → Arrays or Sets</text:span></text:p>
      <text:p text:style-name="P825"><text:span text:style-name="T771"><text:tab/><text:tab/></text:span><text:span text:style-name="T757">Arrays vs Sets</text:span></text:p>
      <text:p text:style-name="P721"><text:tab/><text:tab/><text:tab/>Array → Store in Order</text:p>
      <text:p text:style-name="P721"><text:tab/><text:tab/><text:tab/><text:tab/>Might contain duplucate</text:p>
      <text:p text:style-name="P721"><text:tab/><text:tab/><text:tab/><text:tab/>Need to manipulate</text:p>
      <text:p text:style-name="P721"/>
      <text:p text:style-name="P721"><text:tab/><text:tab/><text:tab/>Sets → Work with Unique values</text:p>
      <text:p text:style-name="P721"><text:tab/><text:tab/><text:tab/><text:tab/>high performance (quicker search) (rare)</text:p>
      <text:p text:style-name="P721"><text:tab/><text:tab/><text:tab/><text:tab/>remove duplicates (rare)</text:p>
      <text:p text:style-name="P721"><text:tab/></text:p>
      <text:p text:style-name="P825"><text:span text:style-name="T771"><text:tab/></text:span><text:span text:style-name="T683">Key/Value pairs</text:span><text:span text:style-name="T771"> → Objects or Maps → Keys to DESCRIBE values</text:span></text:p>
      <text:p text:style-name="P825"><text:span text:style-name="T771"><text:tab/><text:tab/></text:span><text:span text:style-name="T757">Objects vs Maps</text:span></text:p>
      <text:p text:style-name="P721"><text:tab/><text:tab/><text:tab/>Object → Easier to write</text:p>
      <text:p text:style-name="P721"><text:tab/><text:tab/><text:tab/><text:tab/>Easy to access data with simple [ ]</text:p>
      <text:p text:style-name="P825"><text:span text:style-name="T771"><text:tab/><text:tab/><text:tab/><text:tab/></text:span><text:span text:style-name="T777">Use when need to</text:span><text:span text:style-name="T301"> include </text:span><text:span text:style-name="T303">functions </text:span><text:span text:style-name="T302">as values</text:span><text:span text:style-name="T301"> (methods)</text:span></text:p>
      <text:p text:style-name="P835"><text:tab/><text:tab/><text:tab/><text:tab/></text:p>
      <text:p text:style-name="P721"><text:tab/><text:tab/><text:tab/>Maps → Better performance</text:p>
      <text:p text:style-name="P721"><text:tab/><text:tab/><text:tab/><text:tab/>Keys can be ANY data type</text:p>
      <text:p text:style-name="P825"><text:span text:style-name="T771"><text:tab/><text:tab/><text:tab/><text:tab/>Easy to </text:span><text:span text:style-name="T683">Iterate</text:span><text:span text:style-name="T771"> and </text:span><text:span text:style-name="T683">compute size</text:span></text:p>
      <text:p text:style-name="P825"><text:span text:style-name="T683"><text:tab/><text:tab/><text:tab/><text:tab/></text:span><text:span text:style-name="T777">Use when need simple key to values</text:span></text:p>
      <text:p text:style-name="P825"><text:span text:style-name="T777"><text:tab/><text:tab/><text:tab/><text:tab/></text:span><text:span text:style-name="T301">Use for keys that are NOT strings</text:span></text:p>
      <text:p text:style-name="P721"><text:tab/><text:tab/></text:p>
      <text:p text:style-name="P721">Data from web API often come in JSON</text:p>
      <text:p text:style-name="P721"><text:tab/>eg Different Recipes</text:p>
      <text:p text:style-name="P721"><text:tab/><text:tab/>Array of Objects</text:p>
      <text:p text:style-name="P721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/>
      <text:p text:style-name="P805"><text:soft-page-break/>Working with Strings - <text:span text:style-name="T1021">Methods</text:span></text:p>
      <text:p text:style-name="P722"><text:tab/><text:span text:style-name="T260">.</text:span><text:span text:style-name="T185">indexOf</text:span><text:span text:style-name="T260">( )</text:span> → <text:s/>identify where letter first/Word appears</text:p>
      <text:p text:style-name="P722"><text:tab/><text:tab/>‘abc’.indexOf(‘c’) → 2</text:p>
      <text:p text:style-name="P722"><text:tab/><text:span text:style-name="T260">.</text:span><text:span text:style-name="T185">lastIndexOf</text:span><text:span text:style-name="T260">( )</text:span> → Last occurrence of letter / word</text:p>
      <text:p text:style-name="P722"><text:tab/><text:tab/>‘Hello bro Hello’.lastIndexOf(‘Hello’) → 10 (begin parameter)</text:p>
      <text:p text:style-name="P722"><text:tab/><text:tab/><text:span text:style-name="T1009">NOT FOUND = -1</text:span></text:p>
      <text:p text:style-name="P723"><text:tab/><text:span text:style-name="T260">.</text:span><text:span text:style-name="T198">slice</text:span><text:span text:style-name="T261">( )</text:span><text:span text:style-name="T1009"> → Use index to extract part of string. .</text:span><text:span text:style-name="T1010">slice(</text:span><text:span text:style-name="T182">start</text:span><text:span text:style-name="T1010">, </text:span><text:span text:style-name="T182">end</text:span><text:span text:style-name="T1010">)</text:span></text:p>
      <text:p text:style-name="P722"><text:tab/><text:tab/>‘<text:span text:style-name="T1009">ABC Airline’.slice(4) → ‘Airline’</text:span></text:p>
      <text:p text:style-name="P722"><text:tab/><text:tab/><text:span text:style-name="T1009">Note: Original string not changed. Strings are </text:span><text:span text:style-name="T285">UNMUTABLE</text:span></text:p>
      <text:p text:style-name="P858"><text:tab/><text:tab/><text:tab/></text:p>
      <text:p text:style-name="P725"><text:tab/><text:tab/><text:span text:style-name="T2">Extracting first word in a string - </text:span>From index 0 to first space</text:p>
      <text:p text:style-name="P724"><text:tab/><text:tab/><text:tab/>eg airline.slice<text:span text:style-name="T157">(0, indexOf(‘ ‘))</text:span></text:p>
      <text:p text:style-name="P796"/>
      <text:p text:style-name="P829">NOTE: String is a primitive → Shouldn’t have methods?! JS converts to obj then back to string.</text:p>
      <text:p text:style-name="P829"/>
      <text:p text:style-name="P726"><text:tab/><text:span text:style-name="T260">.</text:span><text:span text:style-name="T197">toLowerCase</text:span><text:span text:style-name="T262">()</text:span><text:span text:style-name="T1011"> → no arguments. Converts entire string to lowercase</text:span></text:p>
      <text:p text:style-name="P726"><text:tab/><text:span text:style-name="T260">.</text:span><text:span text:style-name="T197">toUpperCase</text:span><text:span text:style-name="T262">()</text:span><text:span text:style-name="T1011"> → converts to upper case</text:span></text:p>
      <text:p text:style-name="P726"/>
      <text:p text:style-name="P726"><text:tab/><text:tab/><text:span text:style-name="T15">Fixing input to correct casing</text:span></text:p>
      <text:p text:style-name="P726"><text:tab/><text:tab/><text:span text:style-name="T1011">eg passenger = ‘jOnAs’</text:span></text:p>
      <text:p text:style-name="P728"><text:tab/>1. Convert all to lower case:</text:p>
      <text:p text:style-name="P728"><text:tab/><text:tab/>passengerLower = passenger.toLowerCase()</text:p>
      <text:p text:style-name="P727"><text:span text:style-name="T1011"><text:tab/>2. Fi</text:span><text:span text:style-name="T1012">r</text:span><text:span text:style-name="T1011">st letter Upper case:</text:span></text:p>
      <text:p text:style-name="P727"><text:span text:style-name="T1011"><text:tab/><text:tab/>passengerCorrect = </text:span><text:span text:style-name="T1012">passengerLower</text:span><text:span text:style-name="T183">[0].upperCase</text:span><text:span text:style-name="T1012"> + passengerLower</text:span><text:span text:style-name="T183">.slice[1]</text:span></text:p>
      <text:p text:style-name="P727"><text:tab/><text:tab/><text:tab/><text:span text:style-name="T806">Combine different methods ‘J’ + ‘onas’</text:span></text:p>
      <text:p text:style-name="P830"/>
      <text:p text:style-name="P840"><text:tab/><text:span text:style-name="T2">Comparing emails</text:span></text:p>
      <text:p text:style-name="P840"><text:tab/>const email = ‘<text:a xlink:type="simple" xlink:href="mailto:hello@jonas.io" text:style-name="Internet_20_link" text:visited-style-name="Visited_20_Internet_20_Link">hello@jonas.io</text:a>’, const loginEmail = ‘ <text:s text:c="2"/><text:a xlink:type="simple" xlink:href="mailto:Hello@Jonas.io" text:style-name="Internet_20_link" text:visited-style-name="Visited_20_Internet_20_Link">Hello@Jonas.io</text:a>’</text:p>
      <text:p text:style-name="P840"><text:tab/></text:p>
      <text:p text:style-name="P840"><text:tab/><text:span text:style-name="T260">.</text:span><text:span text:style-name="T185">trim</text:span><text:span text:style-name="T260">()</text:span> → Removes spaces</text:p>
      <text:p text:style-name="P840"><text:tab/>normalise email = loginEmail.toLowerCase() .trim() </text:p>
      <text:p text:style-name="P840"><text:tab/><text:tab/><text:span text:style-name="T797">lc returns stirng, immediately call stirng method</text:span></text:p>
      <text:p text:style-name="P831"><text:tab/></text:p>
      <text:p text:style-name="P856"><text:span text:style-name="T804"><text:tab/> </text:span><text:span text:style-name="T421">email === normalisdEmail?</text:span></text:p>
      <text:p text:style-name="P841"><text:tab/></text:p>
      <text:p text:style-name="P840"><text:span text:style-name="T797"><text:tab/></text:span><text:span text:style-name="T16">Replacing</text:span></text:p>
      <text:p text:style-name="P840"><text:span text:style-name="T1013"><text:tab/></text:span><text:span text:style-name="T263">.replace</text:span><text:span text:style-name="T1013">(original, new)</text:span></text:p>
      <text:p text:style-name="P840"><text:tab/><text:tab/><text:span text:style-name="T1013">priceGB = ‘288,97£’</text:span></text:p>
      <text:p text:style-name="P856"><text:span text:style-name="T420"><text:tab/><text:tab/></text:span><text:span text:style-name="T421">priceUS = priceGB.replace(‘£’, ‘$’) .replace(‘,’, ‘.’) </text:span><text:span text:style-name="T805">chaining</text:span></text:p>
      <text:p text:style-name="P841"><text:tab/><text:tab/><text:tab/>→ 288.97$</text:p>
      <text:p text:style-name="P841"/>
      <text:p text:style-name="P856"><text:span text:style-name="T421"><text:tab/></text:span><text:span text:style-name="T431">Replacing words in a string</text:span></text:p>
      <text:p text:style-name="P841"><text:tab/>const phrase = ‘Walk to door 23, enter door 23’</text:p>
      <text:p text:style-name="P841"><text:tab/>phrase.replace(‘door’, ‘gate’) → Only replaces FIRST OCCURANCE</text:p>
      <text:p text:style-name="P279"><text:span text:style-name="T438"><text:tab/></text:span><text:span text:style-name="T444">.</text:span><text:span text:style-name="T456">replaceAll</text:span><text:span text:style-name="T438"> → replaces ALL occurrences</text:span></text:p>
      <text:p text:style-name="P841"/>
      <text:p text:style-name="P279"><text:span text:style-name="T438"><text:tab/><text:tab/></text:span><text:span text:style-name="T439">OR use </text:span><text:span text:style-name="T1014">regular expression</text:span></text:p>
      <text:p text:style-name="P279"><text:span text:style-name="T439"><text:tab/><text:tab/><text:tab/>1. put target string inside </text:span><text:span text:style-name="T450">/.../</text:span><text:span text:style-name="T439"> instead of quotes</text:span></text:p>
      <text:p text:style-name="P842"><text:tab/><text:tab/><text:tab/><text:tab/>x.replace(/door/, ‘gate’)</text:p>
      <text:p text:style-name="P279"><text:span text:style-name="T439"><text:tab/><text:tab/><text:tab/>2. all g, stands for </text:span><text:span text:style-name="T450">Global</text:span></text:p>
      <text:p text:style-name="P279"><text:span text:style-name="T439"><text:tab/><text:tab/><text:tab/><text:tab/>x.replace(</text:span><text:span text:style-name="T1014">/door/g</text:span><text:span text:style-name="T439">, ‘gate’)</text:span></text:p>
      <text:p text:style-name="P843"><text:tab/></text:p>
      <text:p text:style-name="P280"><text:soft-page-break/><text:span text:style-name="T439"><text:tab/></text:span><text:span text:style-name="T432">Strings and Booleans</text:span></text:p>
      <text:p text:style-name="P280"><text:span text:style-name="T439"><text:tab/></text:span><text:span text:style-name="T445">.</text:span><text:span text:style-name="T455">includes</text:span><text:span text:style-name="T445">() </text:span><text:span text:style-name="T439">→ Checks whether string has certain strings anywhere</text:span></text:p>
      <text:p text:style-name="P843"><text:tab/><text:tab/></text:p>
      <text:p text:style-name="P280"><text:span text:style-name="T439"><text:tab/></text:span><text:span text:style-name="T445">.</text:span><text:span text:style-name="T455">startsWith</text:span><text:span text:style-name="T445">()</text:span><text:span text:style-name="T439"> → Checks whether string starts with certain letters/string</text:span></text:p>
      <text:p text:style-name="P843"><text:tab/><text:tab/>eg ‘Airbus A320’.startsWith(‘Air’) → True</text:p>
      <text:p text:style-name="P843"><text:tab/><text:tab/></text:p>
      <text:p text:style-name="P280"><text:span text:style-name="T439"><text:tab/></text:span><text:span text:style-name="T445">.</text:span><text:span text:style-name="T455">endsWith</text:span><text:span text:style-name="T445">() </text:span><text:span text:style-name="T439">→ Whether strings end with certain letters/string</text:span></text:p>
      <text:p text:style-name="P843"/>
      <text:p text:style-name="P280"><text:span text:style-name="T439"><text:tab/></text:span><text:span text:style-name="T433">Splitting strings</text:span></text:p>
      <text:p text:style-name="P282"><text:span text:style-name="T440"><text:tab/></text:span><text:span text:style-name="T446">.</text:span><text:span text:style-name="T453">split</text:span><text:span text:style-name="T446">(divider)</text:span><text:span text:style-name="T440"> → Split strings at a </text:span><text:span text:style-name="T451">divider</text:span><text:span text:style-name="T440">, into an </text:span><text:span text:style-name="T451">Array</text:span></text:p>
      <text:p text:style-name="P281"><text:span text:style-name="T437"><text:tab/><text:tab/></text:span><text:span text:style-name="T440">eg ‘Leo Messi’.split(‘ ‘) → splits at space → [‘Leo’, ‘Messi’]</text:span></text:p>
      <text:p text:style-name="P844"><text:tab/></text:p>
      <text:p text:style-name="P281"><text:span text:style-name="T440"><text:tab/><text:tab/></text:span><text:span text:style-name="T441">Destructure + Split: </text:span></text:p>
      <text:p text:style-name="P281"><text:span text:style-name="T441"><text:tab/><text:tab/><text:tab/>const </text:span><text:span text:style-name="T452">[firstName, lastName]</text:span><text:span text:style-name="T441"> = ‘Leo Messi’.split(‘ ‘)</text:span></text:p>
      <text:p text:style-name="P845"><text:tab/><text:tab/></text:p>
      <text:p text:style-name="P281"><text:span text:style-name="T441"><text:tab/></text:span><text:span text:style-name="T434">Join strings (opposite of split)</text:span></text:p>
      <text:p text:style-name="P281"><text:span text:style-name="T441"><text:tab/></text:span><text:span text:style-name="T447">.</text:span><text:span text:style-name="T454">join</text:span><text:span text:style-name="T447">(divider)</text:span><text:span text:style-name="T441"> → Joins strings by adding divider </text:span></text:p>
      <text:p text:style-name="P845"><text:tab/><text:tab/></text:p>
      <text:p text:style-name="P281"><text:span text:style-name="T441"><text:tab/><text:tab/>1. Put strings into </text:span><text:span text:style-name="T452">Array</text:span></text:p>
      <text:p text:style-name="P845"><text:tab/><text:tab/>eg newName = [‘Mr.’, firstName, lastName.toUpperCase()].join(‘ ‘)</text:p>
      <text:p text:style-name="P845"><text:tab/><text:tab/><text:tab/>Mr. Leo MESSI</text:p>
      <text:p text:style-name="P845"/>
      <text:p text:style-name="P281"><text:span text:style-name="T441"><text:tab/></text:span><text:span text:style-name="T435">Padding a string → adding to a string until desired length</text:span></text:p>
      <text:p text:style-name="P281"><text:span text:style-name="T442"><text:tab/></text:span><text:span text:style-name="T448">.</text:span><text:span text:style-name="T457">padStart</text:span><text:span text:style-name="T448">(total </text:span><text:span text:style-name="T457">length</text:span><text:span text:style-name="T448">, ‘</text:span><text:span text:style-name="T457">element</text:span><text:span text:style-name="T448">’)</text:span></text:p>
      <text:p text:style-name="P281"><text:span text:style-name="T442"><text:tab/></text:span><text:span text:style-name="T448">.</text:span><text:span text:style-name="T458">padEnd</text:span><text:span text:style-name="T449">()</text:span><text:span text:style-name="T443"> → adds to end of string</text:span></text:p>
      <text:p text:style-name="P846"><text:tab/><text:tab/>eg ‘Alert’.padStart(10, ‘*’) .padEnd(15, ‘*) → *****Alert*****</text:p>
      <text:p text:style-name="P846"><text:tab/><text:tab/></text:p>
      <text:p text:style-name="P846"><text:tab/><text:tab/>Real world example – Credit card number</text:p>
      <text:p text:style-name="P846"><text:tab/><text:tab/>1. convert number to string (+ empty string)</text:p>
      <text:p text:style-name="P846"><text:tab/><text:tab/><text:tab/>str = number + ‘’</text:p>
      <text:p text:style-name="P846"><text:tab/><text:tab/>2. Take last 4 string using slice → str.slice(-4)</text:p>
      <text:p text:style-name="P846"><text:tab/><text:tab/>3. add padding padStart(str.length, ‘*’)</text:p>
      <text:p text:style-name="P846"><text:s/></text:p>
      <text:p text:style-name="P857"><text:span text:style-name="T422"><text:tab/></text:span><text:span text:style-name="T436">Repeat method</text:span></text:p>
      <text:p text:style-name="P857"><text:span text:style-name="T423"><text:tab/></text:span><text:span text:style-name="T429">.repeat</text:span><text:span text:style-name="T424">(number of times) → repeat string</text:span></text:p>
      <text:p text:style-name="P847"><text:tab/><text:tab/>eg message.repeat(5)</text:p>
      <text:p text:style-name="P847"><text:tab/></text:p>
      <text:p text:style-name="P847"><text:tab/></text:p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47"/>
      <text:p text:style-name="P854"><text:soft-page-break/>Section 10 – Functions</text:p>
      <text:p text:style-name="P848"/>
      <text:p text:style-name="P848"><text:tab/><text:span text:style-name="T845">ES5 OLD - </text:span><text:span text:style-name="T846">eg Create booking function</text:span></text:p>
      <text:p text:style-name="P610"><text:tab/>1. Create object with input</text:p>
      <text:p text:style-name="P606"><text:tab/><text:tab/><text:span text:style-name="T1022">createbooking = function (flightNum, numPassengers, price) {</text:span></text:p>
      <text:p text:style-name="P606"><text:tab/><text:tab/><text:tab/><text:span text:style-name="T1022">booking = {</text:span></text:p>
      <text:p text:style-name="P607"><text:tab/><text:tab/><text:tab/><text:tab/><text:span text:style-name="T1022">flightNum,<text:tab/></text:span><text:span text:style-name="T1024">→ Advanced operator (same as flightNum: flightNum)</text:span></text:p>
      <text:p text:style-name="P611"><text:tab/><text:tab/><text:tab/><text:tab/>numPassengers,</text:p>
      <text:p text:style-name="P611"><text:tab/><text:tab/><text:tab/><text:tab/>price}</text:p>
      <text:p text:style-name="P611"><text:tab/>2. Set default values (eg passenger and price)</text:p>
      <text:p text:style-name="P607"><text:tab/><text:tab/><text:span text:style-name="T1022">numPassenger = numPassnegers || 1 <text:tab/><text:tab/></text:span><text:span text:style-name="T1024">→ returns 1 if ‘undefined’</text:span></text:p>
      <text:p text:style-name="P862"/>
      <text:p text:style-name="P849"><text:span text:style-name="T1024"><text:tab/></text:span><text:span text:style-name="T918">ES6 – Cleaner way of defining </text:span><text:span text:style-name="T919">Default Values</text:span></text:p>
      <text:p text:style-name="P729"><text:span text:style-name="T1022"><text:tab/><text:tab/>1. set </text:span><text:span text:style-name="T184">directly in parameter</text:span><text:span text:style-name="T1022"> of functional</text:span></text:p>
      <text:p text:style-name="P729"><text:span text:style-name="T1022"><text:tab/><text:tab/>const createbooking = function{ flightNum,</text:span><text:span text:style-name="T184"> </text:span><text:span text:style-name="T1029">numPassengers </text:span><text:span text:style-name="T1031">= 1</text:span><text:span text:style-name="T1034">,</text:span><text:span text:style-name="T1032"> </text:span><text:span text:style-name="T1029">price = </text:span><text:span text:style-name="T1031">199</text:span><text:span text:style-name="T1022">)</text:span></text:p>
      <text:p text:style-name="P729"/>
      <text:p text:style-name="P730"><text:tab/><text:tab/>Default values can also use <text:span text:style-name="T157">values of other parameters</text:span> <text:span text:style-name="T470">passed before it</text:span></text:p>
      <text:p text:style-name="P730"><text:tab/><text:tab/><text:tab/>eg function ( flightNum,</text:p>
      <text:p text:style-name="P730"><text:tab/><text:tab/><text:tab/><text:tab/>numPassengers = 1;</text:p>
      <text:p text:style-name="P730"><text:tab/><text:tab/><text:tab/><text:tab/><text:span text:style-name="T1033">price = 199 * </text:span><text:span text:style-name="T1030">numPassengers</text:span>) {...}</text:p>
      <text:p text:style-name="P729"/>
      <text:p text:style-name="P731"><text:tab/><text:tab/>To skip a parameter, pass <text:span text:style-name="T157">Undefined</text:span></text:p>
      <text:p text:style-name="P731"><text:tab/><text:tab/><text:tab/>eg createBook('A380', undefined, 1000)</text:p>
      <text:p text:style-name="P731"/>
      <text:p text:style-name="P806">Passing Arguments to functions -&gt; values VS reference (Primitive vs <text:span text:style-name="T1037">Reference</text:span>)</text:p>
      <text:p text:style-name="P732"><text:tab/>eg Changing values of Obj in a Function:</text:p>
      <text:p text:style-name="P732"><text:tab/><text:tab/>const flight = '<text:span text:style-name="T311">LH9999</text:span>'</text:p>
      <text:p text:style-name="P732"><text:tab/><text:tab/>const jonas = {name: 'jonas smith'}<text:span text:style-name="T1035"> <text:tab/><text:tab/><text:tab/></text:span><text:span text:style-name="T847">-&gt; original values</text:span></text:p>
      <text:p text:style-name="P732"/>
      <text:p text:style-name="P732"><text:tab/><text:tab/>checkIn = function (flightNum, passenger) {</text:p>
      <text:p text:style-name="P732"><text:tab/><text:tab/><text:tab/>flightNum = '<text:span text:style-name="T310">LH1001</text:span>'<text:span text:style-name="T1035"><text:tab/><text:tab/><text:tab/>-&gt; changing values</text:span></text:p>
      <text:p text:style-name="P732"><text:tab/><text:tab/><text:tab/>passenger.name = <text:span text:style-name="T1038">'Mr. ' + passenger.name</text:span>}<text:span text:style-name="T1035"><text:tab/>-&gt; change string</text:span></text:p>
      <text:p text:style-name="P732"/>
      <text:p text:style-name="P732"><text:tab/>log(flight) <text:span text:style-name="T1035">-&gt; </text:span><text:span text:style-name="T312">LH999</text:span><text:span text:style-name="T1035"><text:tab/><text:tab/><text:tab/>(unchanged by function)</text:span></text:p>
      <text:p text:style-name="P733"><text:span text:style-name="T1035"><text:tab/></text:span><text:tab/><text:span text:style-name="T185">String</text:span><text:span text:style-name="T260"> = </text:span><text:span text:style-name="T185">Primitive</text:span><text:span text:style-name="T260"> type</text:span></text:p>
      <text:p text:style-name="P733"><text:tab/><text:tab/>When variable referred to in Function -&gt; <text:span text:style-name="T185">Creates a copy</text:span><text:span text:style-name="T260"> (different variable)</text:span> </text:p>
      <text:p text:style-name="P732"><text:tab/>log(<text:span text:style-name="T1036">jonas</text:span>) <text:span text:style-name="T1035"><text:s/>-&gt; </text:span><text:span text:style-name="T1039">Mr. Jonas Smith </text:span><text:span text:style-name="T1035"><text:tab/>(changed by function)</text:span></text:p>
      <text:p text:style-name="P733"><text:span text:style-name="T1035"><text:tab/></text:span><text:tab/><text:span text:style-name="T185">Object</text:span><text:span text:style-name="T260"> <text:s/>= </text:span><text:span text:style-name="T185">Reference</text:span><text:span text:style-name="T260"> type</text:span></text:p>
      <text:p text:style-name="P734"><text:tab/><text:tab/>Reference is copied -&gt; Points to <text:span text:style-name="T185">same object in memory Heap</text:span></text:p>
      <text:p text:style-name="P797"/>
      <text:p text:style-name="P734">Passing primitive in function = create copy outside of function</text:p>
      <text:p text:style-name="P859">Passing object as argument= potential change Object's values</text:p>
      <text:p text:style-name="P860"><text:tab/>Real word -&gt; Calling multiple functions on the same obj can easily create issues</text:p>
      <text:p text:style-name="P860"/>
      <text:p text:style-name="P735">JavaScript does NOT have <text:span text:style-name="T157">Passing by reference</text:span> (eg C++ can pass reference instead of value)</text:p>
      <text:p text:style-name="P735">JS only has <text:span text:style-name="T157">Passing by Value</text:span></text:p>
      <text:p text:style-name="P735"><text:tab/>JS pass reference into function (directs to the same memory heap) but does not pass BY a reference (important distinction) </text:p>
      <text:p text:style-name="P735"/>
      <text:p text:style-name="P735"/>
      <text:p text:style-name="P735"/>
      <text:p text:style-name="P735"/>
      <text:p text:style-name="P807"><text:soft-page-break/>First class <text:span text:style-name="T1041">Functions VS</text:span> Higher-order functions</text:p>
      <text:p text:style-name="P807"><text:span text:style-name="T17">JS treats functions as </text:span><text:span text:style-name="T19">First-class citizens</text:span><text:span text:style-name="T17"> -&gt; aka functions are </text:span><text:span text:style-name="T42">treated as values</text:span></text:p>
      <text:p text:style-name="P736"><text:tab/>In JS, functions are another type of Object (and Obj = values)</text:p>
      <text:p text:style-name="P736"><text:tab/><text:tab/>Allow functions to be stored in varaibles, passed into arguments</text:p>
      <text:p text:style-name="P737"><text:tab/><text:tab/>Return function FROM function</text:p>
      <text:p text:style-name="P808"><text:span text:style-name="T17"><text:tab/><text:tab/>Call methods to functions</text:span><text:span text:style-name="T148">...etc</text:span></text:p>
      <text:p text:style-name="P737"/>
      <text:p text:style-name="P808"><text:span text:style-name="T17"><text:tab/></text:span><text:span text:style-name="T157">Higher-Order Functions</text:span></text:p>
      <text:p text:style-name="P737"><text:tab/>2 types:</text:p>
      <text:p text:style-name="P737"><text:tab/>- A function that receives another function as an argument OR</text:p>
      <text:p text:style-name="P737"><text:tab/>- A function that returns a new function</text:p>
      <text:p text:style-name="P737"><text:tab/>- or Both</text:p>
      <text:p text:style-name="P737"/>
      <text:p text:style-name="P738"><text:tab/>eg 1. func receives another func</text:p>
      <text:p text:style-name="P809"><text:span text:style-name="T17"><text:tab/><text:tab/>const </text:span><text:span text:style-name="T860">greet</text:span><text:span text:style-name="T17"> = () =&gt; log('hello')</text:span></text:p>
      <text:p text:style-name="P809"><text:span text:style-name="T17"><text:tab/><text:tab/>btnClose.</text:span><text:span text:style-name="T861">addEventListener</text:span><text:span text:style-name="T17">('click', </text:span><text:span text:style-name="T861">greet</text:span><text:span text:style-name="T17">)</text:span></text:p>
      <text:p text:style-name="P738"/>
      <text:p text:style-name="P809"><text:span text:style-name="T17"><text:tab/><text:tab/></text:span><text:span text:style-name="T848">addEL </text:span><text:span text:style-name="T849">= </text:span><text:span text:style-name="T850">Higher order </text:span><text:span text:style-name="T848">receives ANOTHER function as input 'greet'</text:span></text:p>
      <text:p text:style-name="P624"><text:span text:style-name="T17"><text:tab/><text:tab/>Greet =</text:span><text:span text:style-name="T19"> Callback function</text:span><text:span text:style-name="T17"> -&gt; Because greet will be called later (only after 'click')</text:span></text:p>
      <text:p text:style-name="P612"/>
      <text:p text:style-name="P625"><text:span text:style-name="T17"><text:tab/></text:span><text:span text:style-name="T922">eg </text:span><text:span text:style-name="T921">2</text:span><text:span text:style-name="T922">. func </text:span><text:span text:style-name="T921">returns</text:span><text:span text:style-name="T922"> another func</text:span></text:p>
      <text:p text:style-name="P625"><text:span text:style-name="T922"><text:tab/></text:span><text:span text:style-name="T921"><text:tab/></text:span><text:span text:style-name="T860">function</text:span><text:span text:style-name="T921"> count() {</text:span></text:p>
      <text:p text:style-name="P739"><text:tab/><text:tab/><text:tab/>let counter = 0;</text:p>
      <text:p text:style-name="P625"><text:span text:style-name="T921"><text:tab/><text:tab/><text:tab/>return </text:span><text:span text:style-name="T860">function</text:span><text:span text:style-name="T921">() {</text:span></text:p>
      <text:p text:style-name="P739"><text:tab/><text:tab/><text:tab/><text:tab/>counter++}</text:p>
      <text:p text:style-name="P739"/>
      <text:p text:style-name="P739"><text:tab/>Note: There area no First-class functions in practice (only a concept).</text:p>
      <text:p text:style-name="P739"><text:tab/><text:tab/>Simply means JS treats function as values</text:p>
      <text:p text:style-name="P739"/>
      <text:p text:style-name="P658"><text:span text:style-name="T879">Functions accepting Callback Functions - Creating Higher Order functions</text:span><text:span text:style-name="T921"> </text:span><text:span text:style-name="T963"><text:s/>- VERY IMPORTANT</text:span></text:p>
      <text:p text:style-name="P627"><text:span text:style-name="T954"><text:tab/></text:span><text:span text:style-name="T956">Functions in Functions</text:span></text:p>
      <text:p text:style-name="P627"><text:span text:style-name="T961"><text:tab/></text:span><text:span text:style-name="T921">1. Create functions</text:span></text:p>
      <text:p text:style-name="P626"><text:span text:style-name="T954"><text:tab/><text:tab/></text:span><text:span text:style-name="T921">const oneWord = function(str){...}</text:span></text:p>
      <text:p text:style-name="P626"><text:span text:style-name="T954"><text:tab/><text:tab/></text:span><text:span text:style-name="T921">const firstWordUpper = function(str){...}</text:span></text:p>
      <text:p text:style-name="P740"/>
      <text:p text:style-name="P628"><text:span text:style-name="T954"><text:tab/></text:span><text:span text:style-name="T921">2. Create Higher-Order function (calling another function)\</text:span></text:p>
      <text:p text:style-name="P629"><text:span text:style-name="T921"><text:tab/></text:span><text:span text:style-name="T954"><text:tab/></text:span><text:span text:style-name="T921">const transformer = </text:span><text:span text:style-name="T955">function(str, </text:span><text:span text:style-name="T863">fn</text:span><text:span text:style-name="T955">)</text:span><text:span text:style-name="T921"> <text:s/></text:span><text:span text:style-name="T807">-&gt; function is a parameter</text:span></text:p>
      <text:p text:style-name="P861"><text:span text:style-name="T921"><text:tab/></text:span><text:span text:style-name="T954"><text:tab/></text:span><text:span text:style-name="T921"><text:tab/>{</text:span><text:span text:style-name="T931"> </text:span><text:span text:style-name="T921">log</text:span><text:span text:style-name="T931"> </text:span><text:span text:style-name="T921">(</text:span><text:span text:style-name="T861">fn</text:span><text:span text:style-name="T862"> </text:span><text:span text:style-name="T921">(str)</text:span><text:span text:style-name="T931"> </text:span><text:span text:style-name="T921">}<text:tab/><text:tab/></text:span><text:span text:style-name="T807">-&gt; pass str </text:span><text:span text:style-name="T808">in</text:span><text:span text:style-name="T807"> fn</text:span></text:p>
      <text:p text:style-name="P741"><text:tab/></text:p>
      <text:p text:style-name="P629"><text:span text:style-name="T931"><text:tab/></text:span><text:span text:style-name="T954"><text:tab/></text:span><text:span text:style-name="T921">transformer('Hello world', </text:span><text:span text:style-name="T923">oneWord</text:span><text:span text:style-name="T921">)</text:span><text:span text:style-name="T960"> -&gt; no brackets as it is a </text:span><text:span text:style-name="T983">callback function</text:span></text:p>
      <text:p text:style-name="P802"/>
      <text:p text:style-name="P630"><text:span text:style-name="T962"><text:tab/></text:span><text:span text:style-name="T921">Since functions are </text:span><text:span text:style-name="T923">objects</text:span><text:span text:style-name="T921">, they also have their own </text:span><text:span text:style-name="T923">methods</text:span></text:p>
      <text:p text:style-name="P630"><text:span text:style-name="T921"><text:tab/></text:span><text:span text:style-name="T962"><text:tab/></text:span><text:span text:style-name="T921">eg </text:span><text:span text:style-name="T925">function.name</text:span><text:span text:style-name="T921"> -&gt; returns name</text:span></text:p>
      <text:p text:style-name="P742"/>
      <text:p text:style-name="P631"><text:span text:style-name="T921"><text:tab/></text:span><text:span text:style-name="T879">Why is callback so important in JS?</text:span></text:p>
      <text:p text:style-name="P743"><text:tab/>Makes it easy to split code (functions) for easier management/reading</text:p>
      <text:p text:style-name="P631"><text:span text:style-name="T921"><text:tab/>Allows creation of </text:span><text:span text:style-name="T923">Abstraction</text:span><text:span text:style-name="T921"> </text:span></text:p>
      <text:p text:style-name="P660"><text:span text:style-name="T921"><text:tab/><text:tab/></text:span><text:span text:style-name="T932">Hide details of code </text:span></text:p>
      <text:p text:style-name="P744"><text:tab/><text:tab/>eg 'transformer' doesn't deal with code. Tasks are 'delegated' to lower-level functions.</text:p>
      <text:p text:style-name="P744"/>
      <text:p text:style-name="P744"/>
      <text:p text:style-name="P744"/>
      <text:p text:style-name="P685"><text:soft-page-break/><text:span text:style-name="T988">Function returns function</text:span><text:span text:style-name="T933"> </text:span></text:p>
      <text:p text:style-name="P661"><text:span text:style-name="T935"><text:tab/></text:span><text:span text:style-name="T933">1. create function + </text:span><text:span text:style-name="T964">return</text:span><text:span text:style-name="T933"> function</text:span></text:p>
      <text:p text:style-name="P661"><text:span text:style-name="T933"><text:tab/></text:span><text:span text:style-name="T935"><text:tab/></text:span><text:span text:style-name="T933">const greet = function(greeting) {</text:span></text:p>
      <text:p text:style-name="P661"><text:span text:style-name="T933"><text:tab/><text:tab/></text:span><text:span text:style-name="T935"><text:tab/></text:span><text:span text:style-name="T869">return</text:span><text:span text:style-name="T933"> function(name) {</text:span></text:p>
      <text:p text:style-name="P661"><text:span text:style-name="T933"><text:tab/><text:tab/><text:tab/></text:span><text:span text:style-name="T935"><text:tab/></text:span><text:span text:style-name="T933">log(`${greeting} ${name}`)</text:span><text:span text:style-name="T932"> </text:span><text:span text:style-name="T934">}}</text:span></text:p>
      <text:p text:style-name="P745"/>
      <text:p text:style-name="P662"><text:span text:style-name="T935"><text:tab/></text:span><text:span text:style-name="T932">2. to call functions -&gt; Call + assign function to a </text:span><text:span text:style-name="T860">variable</text:span></text:p>
      <text:p text:style-name="P662"><text:span text:style-name="T932"><text:tab/></text:span><text:span text:style-name="T935"><text:tab/></text:span><text:span text:style-name="T932">const </text:span><text:span text:style-name="T866">greeterHello</text:span><text:span text:style-name="T932"> = greet('Hello')</text:span></text:p>
      <text:p text:style-name="P746"/>
      <text:p text:style-name="P662"><text:span text:style-name="T935"><text:tab/></text:span><text:span text:style-name="T932">3. pass argument of inner function to </text:span><text:span text:style-name="T860">variable</text:span><text:span text:style-name="T932"> (assigned with function)</text:span></text:p>
      <text:p text:style-name="P662"><text:span text:style-name="T932"><text:tab/></text:span><text:span text:style-name="T935"><text:tab/></text:span><text:span text:style-name="T866">greeterHello</text:span><text:span text:style-name="T932">('Chris')</text:span></text:p>
      <text:p text:style-name="P662"><text:span text:style-name="T932"><text:tab/><text:tab/></text:span><text:span text:style-name="T935"><text:tab/></text:span><text:span text:style-name="T932">-&gt; function INNER function =&gt; 'Hello Chris'</text:span></text:p>
      <text:p text:style-name="P746"><text:tab/></text:p>
      <text:p text:style-name="P663"><text:span text:style-name="T932"><text:tab/>Note: This works because of a JS mechanism called </text:span><text:span text:style-name="T921">Closure</text:span><text:span text:style-name="T932">.</text:span></text:p>
      <text:p text:style-name="P747"/>
      <text:p text:style-name="P663"><text:span text:style-name="T932"><text:tab/>4. OR pass two </text:span><text:span text:style-name="T860">separate arguments</text:span></text:p>
      <text:p text:style-name="P747"><text:tab/><text:tab/>-&gt; greet('Hello')('Chris')</text:p>
      <text:p text:style-name="P747"/>
      <text:p text:style-name="P664"><text:span text:style-name="T932"><text:tab/></text:span><text:span text:style-name="T987">Use case</text:span><text:span text:style-name="T932">:</text:span></text:p>
      <text:p text:style-name="P748"><text:tab/>Functional Programming </text:p>
      <text:p text:style-name="P748"/>
      <text:p text:style-name="P810">Call and Apply methods</text:p>
      <text:p text:style-name="P665"><text:span text:style-name="T932">used on 'this' keyword</text:span><text:span text:style-name="T936"> -&gt; Set it manually</text:span></text:p>
      <text:p text:style-name="P749"/>
      <text:p text:style-name="P666"><text:span text:style-name="T936">1</text:span><text:span text:style-name="T932">. In objects, create a function</text:span></text:p>
      <text:p text:style-name="P750"><text:tab/>const virginAus = </text:p>
      <text:p text:style-name="P666"><text:span text:style-name="T932"><text:tab/>{... </text:span><text:span text:style-name="T866">book(flightNum, Name)</text:span><text:span text:style-name="T932"> {this.bookings.push( {flight: ${this.code} ${flightNum}})</text:span></text:p>
      <text:p text:style-name="P751"/>
      <text:p text:style-name="P751"><text:tab/>to call -&gt; virginAus.book(123, 'chris')</text:p>
      <text:p text:style-name="P751"/>
      <text:p text:style-name="P667"><text:span text:style-name="T932">2. What if same function in another object?</text:span><text:span text:style-name="T938"> eg tigerAir</text:span><text:span text:style-name="T932"> </text:span><text:span text:style-name="T825">Hard pasting = bad practice.</text:span></text:p>
      <text:p text:style-name="P751"/>
      <text:p text:style-name="P667"><text:span text:style-name="T932">3. Assign function to a </text:span><text:span text:style-name="T921">new variable</text:span></text:p>
      <text:p text:style-name="P751"><text:tab/>const book = virginAus.book;</text:p>
      <text:p text:style-name="P751"/>
      <text:p text:style-name="P667"><text:span text:style-name="T932"><text:tab/>BUT -&gt; </text:span><text:span text:style-name="T825">returns UNDEFINED</text:span><text:span text:style-name="T932">. </text:span></text:p>
      <text:p text:style-name="P667"><text:span text:style-name="T932"><text:tab/><text:tab/>becomes a</text:span><text:span text:style-name="T937"> regular</text:span><text:span text:style-name="T932"> function call when assigned -&gt; </text:span><text:span text:style-name="T825">NO 'this' keyword</text:span><text:span text:style-name="T826"> in functions</text:span></text:p>
      <text:p text:style-name="P751"/>
      <text:p text:style-name="P667"><text:span text:style-name="T932">4. Tell JS what 'this' keyword should be</text:span><text:span text:style-name="T939"> - </text:span><text:span text:style-name="T987">3 methods: .Call,. Apply, .Blind</text:span></text:p>
      <text:p text:style-name="P667"><text:span text:style-name="T932"><text:tab/></text:span><text:span text:style-name="T995">Call</text:span><text:span text:style-name="T987"> method</text:span></text:p>
      <text:p text:style-name="P619"><text:span text:style-name="T987"><text:tab/></text:span><text:span text:style-name="T991">calls function. T</text:span><text:span text:style-name="T987">ell JS which object to point to:</text:span></text:p>
      <text:p text:style-name="P667"><text:span text:style-name="T932"><text:tab/></text:span><text:span text:style-name="T921">book</text:span><text:span text:style-name="T955">.call(</text:span><text:span text:style-name="T864">OBJECTNAME</text:span><text:span text:style-name="T952">, </text:span><text:span text:style-name="T955">arguments</text:span><text:span text:style-name="T952">)</text:span></text:p>
      <text:p text:style-name="P752"><text:tab/><text:tab/></text:p>
      <text:p text:style-name="P668"><text:span text:style-name="T932"><text:tab/><text:tab/>eg book.call(</text:span><text:span text:style-name="T867">tigerAir</text:span><text:span text:style-name="T932">, 123, 'chris')</text:span><text:span text:style-name="T940"> </text:span></text:p>
      <text:p text:style-name="P680"><text:span text:style-name="T940"><text:tab/></text:span><text:span text:style-name="T932"><text:tab/>eg external call</text:span></text:p>
      <text:p text:style-name="P680"><text:span text:style-name="T932"><text:tab/><text:tab/><text:tab/>methodName.call({</text:span><text:span text:style-name="T921">answers</text:span><text:span text:style-name="T932">: [1,2,3]} <text:s/></text:span><text:span text:style-name="T59">-&gt; MUST BE OBJECT</text:span></text:p>
      <text:p text:style-name="P753"><text:tab/></text:p>
      <text:p text:style-name="P669"><text:span text:style-name="T932"><text:tab/></text:span><text:span text:style-name="T995">Apply</text:span><text:span text:style-name="T987"> method</text:span></text:p>
      <text:p text:style-name="P753"><text:tab/>Same as call -&gt; tells which 'this' keyword points to</text:p>
      <text:p text:style-name="P753"><text:tab/>Instead of accepting arguments, Apply only accepts Array of data</text:p>
      <text:p text:style-name="P669"><text:span text:style-name="T932"><text:tab/>book</text:span><text:span text:style-name="T952">.apply</text:span><text:span text:style-name="T932">(OBJECTNAME, </text:span><text:span text:style-name="T921">array</text:span><text:span text:style-name="T932">)</text:span><text:span text:style-name="T941"> -&gt; eg [123, 'chris']</text:span></text:p>
      <text:p text:style-name="P754"/>
      <text:p text:style-name="P670"><text:soft-page-break/><text:span text:style-name="T932"><text:tab/>BUT Apply isn't used often -&gt; Can do the same with </text:span><text:span text:style-name="T921">book</text:span><text:span text:style-name="T932">.</text:span><text:span text:style-name="T868">call</text:span><text:span text:style-name="T952">(OBJECT, </text:span><text:span text:style-name="T868">...array</text:span><text:span text:style-name="T952">) </text:span></text:p>
      <text:p text:style-name="P670"><text:span text:style-name="T932"><text:tab/><text:tab/></text:span><text:span text:style-name="T59">-&gt; spreads array into separate values</text:span></text:p>
      <text:p text:style-name="P671"><text:span text:style-name="T932"><text:tab/></text:span><text:span text:style-name="T998">Bind</text:span><text:span text:style-name="T987"> method (more important than </text:span><text:span text:style-name="T989">C</text:span><text:span text:style-name="T987">all)</text:span></text:p>
      <text:p text:style-name="P620"><text:span text:style-name="T987"><text:tab/>Sets OBJECTNAME for 'this'</text:span><text:span text:style-name="T992"> keyword</text:span><text:span text:style-name="T987">, instead of specifying everytime</text:span><text:span text:style-name="T992">.</text:span></text:p>
      <text:p text:style-name="P623"><text:span text:style-name="T987"><text:tab/></text:span><text:span text:style-name="T872">Bind </text:span><text:span text:style-name="T851">returns a NEW Function</text:span></text:p>
      <text:p text:style-name="P755"><text:tab/></text:p>
      <text:p text:style-name="P621"><text:span text:style-name="T991"><text:tab/></text:span><text:span text:style-name="T995">method.</text:span><text:span text:style-name="T998">Bind</text:span><text:span text:style-name="T995">(OBJECTNAME)</text:span><text:span text:style-name="T997"> <text:s text:c="2"/>-&gt; </text:span><text:span text:style-name="T987">assign to a </text:span><text:span text:style-name="T879">variable</text:span></text:p>
      <text:p text:style-name="P756"/>
      <text:p text:style-name="P620"><text:span text:style-name="T987"><text:tab/>eg const </text:span><text:span text:style-name="T879">bookGA</text:span><text:span text:style-name="T987"> = book.</text:span><text:span text:style-name="T879">bind</text:span><text:span text:style-name="T987">(govAirline)<text:tab/><text:tab/></text:span><text:span text:style-name="T208">points object method to GA object</text:span></text:p>
      <text:p text:style-name="P756"/>
      <text:p text:style-name="P757"><text:tab/>Create a booking function for all objects</text:p>
      <text:p text:style-name="P622"><text:span text:style-name="T987"><text:tab/><text:tab/></text:span><text:span text:style-name="T208">eg bookGA = book.bind(gA), bookANA = book.bind(ANA)</text:span></text:p>
      <text:p text:style-name="P757"/>
      <text:p text:style-name="P622"><text:span text:style-name="T987"><text:tab/><text:tab/></text:span><text:span text:style-name="T917">Presetting arguments</text:span><text:span text:style-name="T920"> using bind method </text:span><text:span text:style-name="T987"><text:s/></text:span><text:span text:style-name="T995">(</text:span><text:span text:style-name="T998">Partial Application</text:span><text:span text:style-name="T995">)</text:span><text:span text:style-name="T987"><text:tab/></text:span></text:p>
      <text:p text:style-name="P622"><text:span text:style-name="T987"><text:tab/><text:tab/><text:tab/></text:span><text:span text:style-name="T208">eg original function parameters booking(</text:span><text:span text:style-name="T315">flightNum</text:span><text:span text:style-name="T208">, </text:span><text:span text:style-name="T1015">name</text:span><text:span text:style-name="T208">)</text:span><text:span text:style-name="T987"><text:tab/></text:span></text:p>
      <text:p text:style-name="P622"><text:span text:style-name="T987"><text:tab/><text:tab/><text:tab/>bookGA235 = book.</text:span><text:span text:style-name="T879">bind</text:span><text:span text:style-name="T987">(govAirline, </text:span><text:span text:style-name="T315">235</text:span><text:span text:style-name="T987">)</text:span></text:p>
      <text:p text:style-name="P757"><text:tab/><text:tab/><text:tab/><text:tab/></text:p>
      <text:p text:style-name="P622"><text:span text:style-name="T987"><text:tab/><text:tab/><text:tab/><text:tab/>Now, book function only takes in ONE argument</text:span><text:span text:style-name="T993"> - </text:span><text:span text:style-name="T987">bookGA235(</text:span><text:span text:style-name="T1015">'jon</text:span><text:span text:style-name="T987">')</text:span></text:p>
      <text:p text:style-name="P758"><text:tab/></text:p>
      <text:p text:style-name="P669"><text:span text:style-name="T932"><text:tab/></text:span><text:span text:style-name="T948"><text:tab/></text:span><text:span text:style-name="T990">Common use case: </text:span><text:span text:style-name="T996">Event Listeners</text:span></text:p>
      <text:p text:style-name="P672"><text:span text:style-name="T932"><text:tab/><text:tab/></text:span><text:span text:style-name="T950"><text:tab/></text:span><text:span text:style-name="T128">eg object function -&gt; virginAus.buyPlane -&gt; prints "this" and +1 plane</text:span></text:p>
      <text:p text:style-name="P613"/>
      <text:p text:style-name="P673"><text:span text:style-name="T932"><text:tab/><text:tab/></text:span><text:span text:style-name="T984">document.querySelector(.button).addEventListener('click', </text:span><text:span text:style-name="T871">virginAus.buyPlane</text:span><text:span text:style-name="T984">)</text:span></text:p>
      <text:p text:style-name="P673"><text:span text:style-name="T932"><text:tab/><text:tab/><text:tab/></text:span><text:span text:style-name="T1042">Right now, "this" points to .button</text:span></text:p>
      <text:p text:style-name="P865"/>
      <text:p text:style-name="P673"><text:span text:style-name="T944"><text:tab/></text:span><text:span text:style-name="T987">Theory</text:span><text:span text:style-name="T932">: In</text:span><text:span text:style-name="T921"> Event</text:span><text:span text:style-name="T965"> handler function</text:span><text:span text:style-name="T942">, </text:span><text:span text:style-name="T953">'</text:span><text:span text:style-name="T827">this</text:span><text:span text:style-name="T953">' always point to </text:span><text:span text:style-name="T827">element the </text:span><text:span text:style-name="T828">E</text:span><text:span text:style-name="T827">vent handler is attached to.</text:span></text:p>
      <text:p text:style-name="P674"><text:span text:style-name="T932"><text:tab/><text:tab/><text:tab/>-&gt; </text:span><text:span text:style-name="T921">addEL is attached to the button.</text:span><text:span text:style-name="T932"> So 'this' refers to button.</text:span></text:p>
      <text:p text:style-name="P759"/>
      <text:p text:style-name="P675"><text:span text:style-name="T932"><text:tab/><text:tab/></text:span><text:span text:style-name="T809">Use bind</text:span><text:span text:style-name="T810"> -&gt;</text:span><text:span text:style-name="T943"> ...addEventListener('click', virginAus.buyPlane.</text:span><text:span text:style-name="T865">bind(virginAus)</text:span><text:span text:style-name="T943">)</text:span></text:p>
      <text:p text:style-name="P760"/>
      <text:p text:style-name="P678"><text:span text:style-name="T943"><text:tab/></text:span><text:span text:style-name="T932"><text:tab/></text:span></text:p>
      <text:p text:style-name="P678"><text:span text:style-name="T948"><text:tab/><text:tab/></text:span><text:span text:style-name="T987">Common use case: </text:span><text:span text:style-name="T998">Partial Application</text:span><text:span text:style-name="T987"> of a function</text:span></text:p>
      <text:p text:style-name="P679"><text:span text:style-name="T949"><text:tab/><text:tab/></text:span><text:span text:style-name="T950"><text:tab/></text:span><text:span text:style-name="T949">Creating a specific function from a generic function</text:span><text:span text:style-name="T932"><text:tab/><text:tab/></text:span></text:p>
      <text:p text:style-name="P679"><text:span text:style-name="T949"><text:tab/><text:tab/></text:span><text:span text:style-name="T950"><text:tab/></text:span><text:span text:style-name="T949">N</text:span><text:span text:style-name="T932">ot interested in 'this' but</text:span><text:span text:style-name="T945"> </text:span><text:span text:style-name="T932">use bind</text:span><text:span text:style-name="T945"> t</text:span><text:span text:style-name="T932">o </text:span><text:span text:style-name="T921">preset parameters</text:span></text:p>
      <text:p text:style-name="P761"/>
      <text:p text:style-name="P676"><text:span text:style-name="T932"><text:tab/><text:tab/></text:span><text:span text:style-name="T866">addTax</text:span><text:span text:style-name="T932"> = (</text:span><text:span text:style-name="T316">rate</text:span><text:span text:style-name="T932">, value) =&gt; rate + rate*value</text:span></text:p>
      <text:p text:style-name="P676"><text:span text:style-name="T932"><text:tab/><text:tab/><text:tab/></text:span><text:span text:style-name="T59">Set 'rate' using Partial Application bind</text:span></text:p>
      <text:p text:style-name="P761"/>
      <text:p text:style-name="P677"><text:span text:style-name="T932"><text:tab/><text:tab/><text:tab/>addVAT = </text:span><text:span text:style-name="T866">addTax</text:span><text:span text:style-name="T932">.</text:span><text:span text:style-name="T921">bind</text:span><text:span text:style-name="T932">(</text:span><text:span text:style-name="T1044">null</text:span><text:span text:style-name="T932">, </text:span><text:span text:style-name="T316">0.23</text:span><text:span text:style-name="T932">);</text:span><text:span text:style-name="T945"> <text:s/></text:span></text:p>
      <text:p text:style-name="P677"><text:span text:style-name="T945"><text:tab/><text:tab/><text:tab/><text:tab/>first argument of bind is '</text:span><text:span text:style-name="T966">this</text:span><text:span text:style-name="T945">' -&gt; set to </text:span><text:span text:style-name="T1045">null </text:span></text:p>
      <text:p text:style-name="P761"><text:tab/></text:p>
      <text:p text:style-name="P676"><text:span text:style-name="T932"><text:tab/><text:tab/></text:span><text:span text:style-name="T946"><text:tab/></text:span><text:span text:style-name="T947"><text:tab/></text:span><text:span text:style-name="T946">addVAT('100') -&gt; 123</text:span></text:p>
      <text:p text:style-name="P762"/>
      <text:p text:style-name="P762"/>
      <text:p text:style-name="P762"/>
      <text:p text:style-name="P762"/>
      <text:p text:style-name="P762"/>
      <text:p text:style-name="P762"/>
      <text:p text:style-name="P762"/>
      <text:p text:style-name="P762"/>
      <text:p text:style-name="P762"/>
      <text:p text:style-name="P681"><text:soft-page-break/><text:span text:style-name="T994">I</text:span><text:span text:style-name="T987">mmediately Invoked Function Expressions (IIFE)</text:span></text:p>
      <text:p text:style-name="P683"><text:span text:style-name="T932"><text:tab/></text:span><text:span text:style-name="T951">IIFE not used often in modern JS =&gt; To protect + encapsulate variables, simply use a block </text:span></text:p>
      <text:p text:style-name="P684"><text:span text:style-name="T951"><text:tab/></text:span><text:span text:style-name="T932"><text:tab/>{ <text:s text:c="2"/>const privateVariable = 10 }</text:span></text:p>
      <text:p text:style-name="P763"><text:tab/></text:p>
      <text:p text:style-name="P683"><text:span text:style-name="T951"><text:tab/></text:span><text:span text:style-name="T932">Sometimes we need function that executes once and never again.</text:span></text:p>
      <text:p text:style-name="P682"><text:span text:style-name="T932"><text:tab/></text:span><text:span text:style-name="T957">Wrap function expression in ( <text:s/>)</text:span></text:p>
      <text:p text:style-name="P764"><text:tab/><text:tab/>without assigning to variables</text:p>
      <text:p text:style-name="P632"><text:span text:style-name="T921"><text:tab/><text:tab/><text:tab/></text:span><text:span text:style-name="T930">( </text:span><text:span text:style-name="T870">function( ) {log(xxx)} </text:span><text:span text:style-name="T930">) ( )</text:span><text:span text:style-name="T967"> </text:span></text:p>
      <text:p text:style-name="P764"/>
      <text:p text:style-name="P763"><text:tab/><text:tab/>Also works for Arrow</text:p>
      <text:p text:style-name="P763"><text:tab/><text:tab/>( ( ) =&gt; log(xxx) )</text:p>
      <text:p text:style-name="P763"/>
      <text:p text:style-name="P633"><text:span text:style-name="T921"><text:tab/><text:tab/></text:span><text:span text:style-name="T879">Why was this invented? </text:span></text:p>
      <text:p text:style-name="P763"><text:tab/>Functions create scopes -&gt; One scope does not have access to variables in another scope. </text:p>
      <text:p text:style-name="P763"/>
      <text:p text:style-name="P633"><text:span text:style-name="T921">Inner scope has access to outer scope, but </text:span><text:span text:style-name="T968">outer</text:span><text:span text:style-name="T921"> scope </text:span><text:span text:style-name="T968">CANNOT </text:span><text:span text:style-name="T921">access inner scope variables</text:span></text:p>
      <text:p text:style-name="P763"><text:tab/></text:p>
      <text:p text:style-name="P633"><text:span text:style-name="T921">All data created inside a scope is </text:span><text:span text:style-name="T925">Private</text:span><text:span text:style-name="T921"> (</text:span><text:span text:style-name="T925">Encapsulated</text:span><text:span text:style-name="T921"> inside function scope)</text:span></text:p>
      <text:p text:style-name="P763"><text:tab/>Important in programming =&gt; Protect varialbes from being overwritten by other parts of program (hide them)</text:p>
      <text:p text:style-name="P763"/>
      <text:p text:style-name="P765"/>
      <text:p text:style-name="P811">Closures</text:p>
      <text:p text:style-name="P608"><text:span text:style-name="T879">When a function returns</text:span><text:span text:style-name="T1003"> -&gt;</text:span><text:span text:style-name="T879"> execution context is removed and variables are NOT accessible </text:span><text:span text:style-name="T1003">outside of the execution context. BUT variables can still be access through closure.</text:span></text:p>
      <text:p text:style-name="P767"/>
      <text:p text:style-name="P766">Closure is not manually created. It happens automatically in certain situations.</text:p>
      <text:p text:style-name="P766"/>
      <text:p text:style-name="P686"><text:span text:style-name="T879">Theory</text:span><text:span text:style-name="T921">: A <text:s/>function always has </text:span><text:span text:style-name="T955">access to the </text:span><text:span text:style-name="T863">Variable Environment</text:span><text:span text:style-name="T864"> of Execution Context </text:span><text:span text:style-name="T955">in which the </text:span><text:span text:style-name="T863">function was created</text:span><text:span text:style-name="T921">, even after the execution context is GONE. </text:span></text:p>
      <text:p text:style-name="P608"><text:span text:style-name="T879"><text:tab/><text:tab/></text:span><text:span text:style-name="T2">Function in global scope (not executed)</text:span></text:p>
      <text:p text:style-name="P767"><text:tab/><text:tab/>const secureBooking = function(){</text:p>
      <text:p text:style-name="P608"><text:span text:style-name="T879"><text:tab/><text:tab/><text:tab/>let </text:span><text:span text:style-name="T310">passengerCount = 0</text:span><text:span text:style-name="T879">;</text:span><text:span text:style-name="T1000"><text:tab/><text:tab/></text:span><text:span text:style-name="T1048">-&gt; variable that we want to access</text:span></text:p>
      <text:p text:style-name="P609"><text:tab/><text:tab/><text:tab/><text:tab/><text:tab/><text:tab/><text:tab/><text:tab/>-&gt;<text:span text:style-name="T260"> </text:span><text:span text:style-name="T1001">parent environment</text:span> of returned fn</text:p>
      <text:p text:style-name="P767"><text:tab/><text:tab/><text:tab/>return function(){</text:p>
      <text:p text:style-name="P608"><text:span text:style-name="T879"><text:tab/><text:tab/><text:tab/><text:tab/></text:span><text:span text:style-name="T310">passengerCount</text:span><text:span text:style-name="T879">++}} </text:span><text:span text:style-name="T1000"><text:tab/><text:tab/>-&gt; child function</text:span></text:p>
      <text:p text:style-name="P767"><text:tab/><text:tab/></text:p>
      <text:p text:style-name="P608"><text:span text:style-name="T879"><text:tab/><text:tab/></text:span><text:span text:style-name="T2">Assign function to variable + execute</text:span></text:p>
      <text:p text:style-name="P608"><text:span text:style-name="T879"><text:tab/><text:tab/>const book1 = secureBooking()<text:tab/><text:tab/>-&gt; </text:span><text:span text:style-name="T851">Execution </text:span><text:span text:style-name="T873">C</text:span><text:span text:style-name="T851">ontext is </text:span><text:span text:style-name="T874">born</text:span><text:span text:style-name="T851"> here</text:span><text:span text:style-name="T878">.</text:span></text:p>
      <text:p text:style-name="P608"><text:span text:style-name="T879"><text:tab/><text:tab/>book1()<text:tab/><text:tab/><text:tab/><text:tab/><text:tab/>-&gt; Can access '</text:span><text:span text:style-name="T310">passengerCount</text:span><text:span text:style-name="T879">' variable</text:span></text:p>
      <text:p text:style-name="P768"/>
      <text:p text:style-name="P635"><text:span text:style-name="T921">Function has access to </text:span><text:span text:style-name="T955">variables of its </text:span><text:span text:style-name="T925">PARENT</text:span><text:span text:style-name="T955"> </text:span><text:span text:style-name="T958">environment</text:span><text:span text:style-name="T921">, even AFTER parent is gone. </text:span></text:p>
      <text:p text:style-name="P767"/>
      <text:p text:style-name="P635"><text:span text:style-name="T1003">Analogy</text:span><text:span text:style-name="T970">: </text:span><text:span text:style-name="T921">Function carries a 'backpack' of variables, contains all variables that were present in the environment </text:span><text:span text:style-name="T970">where </text:span><text:span text:style-name="T921">function was created.</text:span></text:p>
      <text:p text:style-name="P769"/>
      <text:p text:style-name="P634"><text:span text:style-name="T999">Definition</text:span><text:span text:style-name="T969">: <text:s/></text:span><text:span text:style-name="T921">Closure = </text:span><text:span text:style-name="T926">Closed-over</text:span><text:span text:style-name="T959"> </text:span><text:span text:style-name="T955">Variable Environment</text:span><text:span text:style-name="T921"> </text:span><text:span text:style-name="T969">of the Execution Context (of function)</text:span><text:span text:style-name="T921">, </text:span><text:span text:style-name="T969">preserved after the </text:span><text:span text:style-name="T921">function </text:span><text:span text:style-name="T969">EC is gone.</text:span></text:p>
      <text:p text:style-name="P769"><text:tab/></text:p>
      <text:p text:style-name="P769"/>
      <text:p text:style-name="P769"/>
      <text:p text:style-name="P767"><text:soft-page-break/>1. when function is called, looks for variable in Current Scope</text:p>
      <text:p text:style-name="P767">2. Immediately goes to Closure to look for variable, even before looking at Scope Chain.</text:p>
      <text:p text:style-name="P635"><text:span text:style-name="T921"><text:tab/></text:span><text:span text:style-name="T925">Closure</text:span><text:span text:style-name="T955"> has priority over</text:span><text:span text:style-name="T925"> Scope Chain</text:span></text:p>
      <text:p text:style-name="P803"/>
      <text:p text:style-name="P770">No way to manually access Closed-over variables (Closures are not tangible. but can be observed).</text:p>
      <text:p text:style-name="P770"/>
      <text:p text:style-name="P636"><text:span text:style-name="T921"><text:tab/></text:span><text:span text:style-name="T879">Can however be observed in Internal Property in Console</text:span></text:p>
      <text:p text:style-name="P636"><text:span text:style-name="T921"><text:tab/></text:span><text:span text:style-name="T955">console.</text:span><text:span text:style-name="T925">dir</text:span><text:span text:style-name="T921">(booker) </text:span></text:p>
      <text:p text:style-name="P636"><text:span text:style-name="T921"><text:tab/><text:tab/>-&gt; '</text:span><text:span text:style-name="T923">scope</text:span><text:span text:style-name="T921">' internal property shows Variable Environment</text:span></text:p>
      <text:p text:style-name="P636"><text:span text:style-name="T921"><text:tab/><text:tab/>-&gt; </text:span><text:span text:style-name="T923">Closure</text:span><text:span text:style-name="T921"> points to secureBooking (the preserved parent variable environment)</text:span></text:p>
      <text:p text:style-name="P771"/>
      <text:p text:style-name="P637"><text:span text:style-name="T921"><text:tab/>eg </text:span><text:span text:style-name="T879">Reassigning functions can change Closed-over variable environment</text:span></text:p>
      <text:p text:style-name="P772"><text:tab/><text:tab/>eg function doesn't need to be returned</text:p>
      <text:p text:style-name="P772"><text:tab/></text:p>
      <text:p text:style-name="P637"><text:span text:style-name="T921"><text:tab/><text:tab/>const </text:span><text:span text:style-name="T860">g</text:span><text:span text:style-name="T921"> = function(){</text:span></text:p>
      <text:p text:style-name="P637"><text:span text:style-name="T921"><text:tab/><text:tab/><text:tab/>const </text:span><text:span text:style-name="T860">a = 23</text:span><text:span text:style-name="T921">;</text:span></text:p>
      <text:p text:style-name="P637"><text:span text:style-name="T921"><text:tab/><text:tab/><text:tab/>f = </text:span><text:span text:style-name="T316">function()</text:span><text:span text:style-name="T921">{ a * 2}}<text:tab/></text:span><text:span text:style-name="T17">-&gt; birth place</text:span></text:p>
      <text:p text:style-name="P773"/>
      <text:p text:style-name="P773"><text:tab/><text:tab/>f() -&gt; has access to a</text:p>
      <text:p text:style-name="P773"/>
      <text:p text:style-name="P637"><text:span text:style-name="T921"><text:tab/><text:tab/>const </text:span><text:span text:style-name="T860">h</text:span><text:span text:style-name="T921"> = function(){</text:span></text:p>
      <text:p text:style-name="P637"><text:span text:style-name="T921"><text:tab/><text:tab/><text:tab/>const </text:span><text:span text:style-name="T860">b = 999</text:span><text:span text:style-name="T921">;</text:span></text:p>
      <text:p text:style-name="P637"><text:span text:style-name="T921"><text:tab/><text:tab/><text:tab/>f = </text:span><text:span text:style-name="T316">function()</text:span><text:span text:style-name="T921">{ b * 2}}<text:tab/></text:span><text:span text:style-name="T17">-&gt; new 'birth place'</text:span></text:p>
      <text:p text:style-name="P773"/>
      <text:p text:style-name="P637"><text:span text:style-name="T921"><text:tab/><text:tab/>f() -&gt; No longer has access to a -&gt; now has </text:span><text:span text:style-name="T923">access to </text:span><text:span text:style-name="T861">b</text:span></text:p>
      <text:p text:style-name="P866"/>
      <text:p text:style-name="P638"><text:span text:style-name="T971"><text:tab/></text:span><text:span text:style-name="T879">eg </text:span><text:span text:style-name="T1004">Timer</text:span><text:span text:style-name="T971"><text:tab/></text:span></text:p>
      <text:p text:style-name="P639"><text:span text:style-name="T921"><text:tab/>const boardPassengers = function(</text:span><text:span text:style-name="T1017">n</text:span><text:span text:style-name="T921">, </text:span><text:span text:style-name="T1017">wait</text:span><text:span text:style-name="T921">) {</text:span></text:p>
      <text:p text:style-name="P639"><text:span text:style-name="T921"><text:tab/><text:tab/>const </text:span><text:span text:style-name="T1043">perGroup</text:span><text:span text:style-name="T921"> = n / 3;</text:span><text:span text:style-name="T972"><text:tab/><text:tab/><text:tab/>-</text:span><text:span text:style-name="T811">&gt; first Execution context ends</text:span></text:p>
      <text:p text:style-name="P772"/>
      <text:p text:style-name="P639"><text:span text:style-name="T921"><text:tab/><text:tab/>setTimer(function() {</text:span><text:span text:style-name="T972"><text:tab/><text:tab/><text:tab/><text:tab/></text:span><text:span text:style-name="T811">-&gt; still has access to parent VE</text:span></text:p>
      <text:p text:style-name="P639"><text:span text:style-name="T921"><text:tab/><text:tab/><text:tab/>log('all ${</text:span><text:span text:style-name="T1017">n</text:span><text:span text:style-name="T921">} passengers board'</text:span></text:p>
      <text:p text:style-name="P639"><text:span text:style-name="T921"><text:tab/><text:tab/><text:tab/>log(passengers board in 3 groups with ${</text:span><text:span text:style-name="T1043">pergroup</text:span><text:span text:style-name="T921">} passengers per group)</text:span></text:p>
      <text:p text:style-name="P639"><text:span text:style-name="T921"><text:tab/><text:tab/><text:tab/>}, </text:span><text:span text:style-name="T1017">wait</text:span><text:span text:style-name="T921"> * 1000</text:span><text:span text:style-name="T972">)</text:span></text:p>
      <text:p text:style-name="P640"><text:span text:style-name="T972"><text:tab/></text:span><text:span text:style-name="T921">}</text:span></text:p>
      <text:p text:style-name="P772"/>
      <text:p text:style-name="P640"><text:span text:style-name="T921"><text:tab/>setTimer is a </text:span><text:span text:style-name="T923">callback</text:span><text:span text:style-name="T921"> fn, called independently of boardPass fn. Still able to use variables.</text:span></text:p>
      <text:p text:style-name="P774"/>
      <text:p text:style-name="P774"/>
      <text:p text:style-name="P812"/>
      <text:p text:style-name="P812"/>
      <text:p text:style-name="P812"/>
      <text:p text:style-name="P812"/>
      <text:p text:style-name="P812"/>
      <text:p text:style-name="P812"/>
      <text:p text:style-name="P812"/>
      <text:p text:style-name="P812"/>
      <text:p text:style-name="P812"/>
      <text:p text:style-name="P812"/>
      <text:p text:style-name="P812"/>
      <text:p text:style-name="P812"/>
      <text:p text:style-name="P812"/>
      <text:p text:style-name="P812"><text:soft-page-break/>Section 11 - Arrays</text:p>
      <text:p text:style-name="P775"><text:tab/></text:p>
      <text:p text:style-name="P812">Simple array methods:</text:p>
      <text:p text:style-name="P775"><text:tab/><text:tab/></text:p>
      <text:p text:style-name="P641"><text:span text:style-name="T921"><text:tab/></text:span><text:span text:style-name="T955">.</text:span><text:span text:style-name="T925">slice</text:span><text:span text:style-name="T955">(start, end)</text:span><text:span text:style-name="T921"> -&gt; similar to slice for stirng. Returns range (doesn't include end)</text:span></text:p>
      <text:p text:style-name="P641"><text:span text:style-name="T921"><text:tab/><text:tab/>.slice() -&gt; blank returns creates a </text:span><text:span text:style-name="T923">'shell' copy</text:span><text:span text:style-name="T921"> of array (same as spread ... operator)</text:span></text:p>
      <text:p text:style-name="P775"><text:tab/><text:tab/><text:tab/>.slice() can be used when chaining</text:p>
      <text:p text:style-name="P775"><text:tab/></text:p>
      <text:p text:style-name="P641"><text:span text:style-name="T921"><text:tab/></text:span><text:span text:style-name="T925">.splice</text:span><text:span text:style-name="T955">(index, number of elements to delete)</text:span><text:span text:style-name="T921"> -&gt; similar to slice, BUT </text:span><text:span text:style-name="T861">mutates</text:span><text:span text:style-name="T921"> original array</text:span></text:p>
      <text:p text:style-name="P775"><text:tab/><text:tab/>common use: remove last element splice(-1)</text:p>
      <text:p text:style-name="P641"><text:span text:style-name="T921"><text:tab/><text:tab/></text:span><text:span text:style-name="T973"><text:tab/></text:span><text:span text:style-name="T921">eg [a,b,c,d] splice(1,2) -&gt; delete 2 elements at index[1] -&gt; [a,d]</text:span></text:p>
      <text:p text:style-name="P775"/>
      <text:p text:style-name="P643"><text:span text:style-name="T921"><text:tab/></text:span><text:span text:style-name="T955">.</text:span><text:span text:style-name="T925">reverse</text:span><text:span text:style-name="T955">()</text:span><text:span text:style-name="T921"> -&gt; reverse order of array, </text:span><text:span text:style-name="T861">mutates</text:span><text:span text:style-name="T921"> original array</text:span></text:p>
      <text:p text:style-name="P777"/>
      <text:p text:style-name="P643"><text:span text:style-name="T921"><text:tab/></text:span><text:span text:style-name="T925">.concat</text:span><text:span text:style-name="T921">(array to be added) -&gt; combines arrays</text:span></text:p>
      <text:p text:style-name="P777"><text:tab/><text:tab/>same as [...arr, ...arr2]</text:p>
      <text:p text:style-name="P776"><text:tab/></text:p>
      <text:p text:style-name="P642"><text:span text:style-name="T974"><text:tab/>.</text:span><text:span text:style-name="T927">join</text:span><text:span text:style-name="T974">(separator) -&gt; join array into string using seperator we specify (eg a-b-c-d)</text:span></text:p>
      <text:p text:style-name="P778"/>
      <text:p text:style-name="P644"><text:span text:style-name="T974"><text:tab/></text:span><text:span text:style-name="T955">.</text:span><text:span text:style-name="T925">at</text:span><text:span text:style-name="T955">(index) </text:span><text:span text:style-name="T921">-&gt; same as arr[index] but makes getting the </text:span><text:span text:style-name="T861">last</text:span><text:span text:style-name="T860"> element</text:span><text:span text:style-name="T921"> easier</text:span></text:p>
      <text:p text:style-name="P644"><text:span text:style-name="T921"><text:tab/><text:tab/></text:span><text:span text:style-name="T807">eg instead of arr[arr.length-1]</text:span></text:p>
      <text:p text:style-name="P832"><text:tab/><text:tab/><text:tab/>arr.at(-1)</text:p>
      <text:p text:style-name="P834"><text:span text:style-name="T17"><text:tab/><text:tab/>eg slicing then retrieving [a,c,b]</text:span><text:span text:style-name="T149"> <text:s text:c="3"/>- </text:span><text:span text:style-name="T17">arr.slice(-1)(0) -&gt; b</text:span></text:p>
      <text:p text:style-name="P644"><text:span text:style-name="T807"><text:tab/><text:tab/><text:tab/><text:tab/>arr.at(-1)</text:span><text:span text:style-name="T921"><text:tab/></text:span></text:p>
      <text:p text:style-name="P645"><text:span text:style-name="T921"><text:tab/><text:tab/>Also works on </text:span><text:span text:style-name="T923">strings</text:span><text:span text:style-name="T921"> 'hello'.at(-1) -&gt; 'o'</text:span></text:p>
      <text:p text:style-name="P779"/>
      <text:p text:style-name="P813">Looping over Arrays using ForEach</text:p>
      <text:p text:style-name="P779"/>
      <text:p text:style-name="P645"><text:span text:style-name="T921">Fundamentally different from For-Of</text:span><text:span text:style-name="T977"> -&gt; </text:span><text:span text:style-name="T830">continue </text:span><text:span text:style-name="T832">and </text:span><text:span text:style-name="T830">break</text:span><text:span text:style-name="T832"> statements don't work forEach.</text:span></text:p>
      <text:p text:style-name="P780"/>
      <text:p text:style-name="P780">forEach is a higher-order function -&gt; requires a callback function</text:p>
      <text:p text:style-name="P646"><text:span text:style-name="T921"><text:tab/></text:span><text:span text:style-name="T807">forEach calls the function (not us)</text:span><text:span text:style-name="T812">. We give forEach instructions.</text:span></text:p>
      <text:p text:style-name="P646"><text:span text:style-name="T921"><text:tab/><text:tab/>it calls the function when looping over array at each </text:span><text:span text:style-name="T923">iteration</text:span><text:span text:style-name="T921">, passing each element as an </text:span><text:span text:style-name="T1018">argument</text:span></text:p>
      <text:p text:style-name="P780"/>
      <text:p text:style-name="P659"><text:span text:style-name="T921">array.</text:span><text:span text:style-name="T923">forEach</text:span><text:span text:style-name="T921">(</text:span><text:span text:style-name="T317">function</text:span><text:span text:style-name="T921">(</text:span><text:span text:style-name="T1018">each element</text:span><text:span text:style-name="T921">) {})</text:span></text:p>
      <text:p text:style-name="P779"/>
      <text:p text:style-name="P780">const movements = [200, 450, 400]</text:p>
      <text:p text:style-name="P646"><text:span text:style-name="T921"><text:tab/>movements.</text:span><text:span text:style-name="T923">forEach</text:span><text:span text:style-name="T921">(function(movement){...}</text:span></text:p>
      <text:p text:style-name="P646"><text:span text:style-name="T921"><text:tab/></text:span><text:span text:style-name="T807">behind the scenes: 0: function(200)</text:span></text:p>
      <text:p text:style-name="P833"><text:tab/><text:tab/><text:tab/> <text:s text:c="6"/>1: function(450)</text:p>
      <text:p text:style-name="P780"/>
      <text:p text:style-name="P647"><text:span text:style-name="T921"><text:tab/></text:span><text:span text:style-name="T879">How to access index of forEach </text:span></text:p>
      <text:p text:style-name="P647"><text:span text:style-name="T921"><text:tab/><text:tab/></text:span><text:span text:style-name="T923">For-Of</text:span><text:span text:style-name="T921"> = for(const [index, movement] of movements.entries())</text:span></text:p>
      <text:p text:style-name="P781"/>
      <text:p text:style-name="P647"><text:span text:style-name="T921"><text:tab/><text:tab/></text:span><text:span text:style-name="T923">forEach</text:span><text:span text:style-name="T921"> actually passes </text:span><text:span text:style-name="T923">element</text:span><text:span text:style-name="T921">, </text:span><text:span text:style-name="T923">index</text:span><text:span text:style-name="T921">, and </text:span><text:span text:style-name="T923">entireArray</text:span><text:span text:style-name="T921"> into function </text:span><text:span text:style-name="T976">at</text:span><text:span text:style-name="T921"> </text:span><text:span text:style-name="T976">every</text:span><text:span text:style-name="T921"> loop</text:span></text:p>
      <text:p text:style-name="P781"><text:tab/><text:tab/></text:p>
      <text:p text:style-name="P647"><text:span text:style-name="T921"><text:tab/><text:tab/>eg movements.forEach(function</text:span><text:span text:style-name="T955">(</text:span><text:span text:style-name="T925">movement</text:span><text:span text:style-name="T955">, </text:span><text:span text:style-name="T1019">index</text:span><text:span text:style-name="T955">, </text:span><text:span text:style-name="T1040">array</text:span><text:span text:style-name="T955">)</text:span><text:span text:style-name="T921"> {</text:span><text:span text:style-name="T975"> <text:s text:c="4"/>-</text:span><text:span text:style-name="T38">&gt; order matters</text:span></text:p>
      <text:p text:style-name="P781"><text:tab/><text:tab/><text:tab/>log(movement, index, array)</text:p>
      <text:p text:style-name="P781"><text:tab/><text:tab/><text:tab/><text:tab/>-&gt; 200 0 [200,450,400]</text:p>
      <text:p text:style-name="P781"><text:tab/><text:tab/></text:p>
      <text:p text:style-name="P781"/>
      <text:p text:style-name="P814"><text:soft-page-break/>forEach is with Maps and Sets</text:p>
      <text:p text:style-name="P782">forEach is also available with Maps (array of key/value) and Sets (unique array)</text:p>
      <text:p text:style-name="P782"/>
      <text:p text:style-name="P648"><text:span text:style-name="T924"><text:tab/></text:span><text:span text:style-name="T923">map</text:span><text:span text:style-name="T921">.forEach(function(</text:span><text:span text:style-name="T925">value</text:span><text:span text:style-name="T955">, </text:span><text:span text:style-name="T1019">key</text:span><text:span text:style-name="T955">, </text:span><text:span text:style-name="T1040">entireMap</text:span><text:span text:style-name="T921">){})</text:span></text:p>
      <text:p text:style-name="P782"/>
      <text:p text:style-name="P649"><text:span text:style-name="T921"><text:tab/></text:span><text:span text:style-name="T923">set</text:span><text:span text:style-name="T921">.forEach(function(</text:span><text:span text:style-name="T831">value</text:span><text:span text:style-name="T955">, </text:span><text:span text:style-name="T831">key</text:span><text:span text:style-name="T955">, </text:span><text:span text:style-name="T1046">entireSet</text:span><text:span text:style-name="T921">){})</text:span></text:p>
      <text:p text:style-name="P650"><text:span text:style-name="T921"><text:tab/><text:tab/>Sets do NOT have </text:span><text:span text:style-name="T824">indexes</text:span><text:span text:style-name="T921"> or </text:span><text:span text:style-name="T824">keys</text:span><text:span text:style-name="T921"> -&gt; 'key' argument exists to be consistent</text:span></text:p>
      <text:p text:style-name="P783"/>
      <text:p text:style-name="P651"><text:span text:style-name="T921"><text:tab/><text:tab/>use </text:span><text:span text:style-name="T923">_</text:span><text:span text:style-name="T921"> as name for argument (value, _,</text:span><text:span text:style-name="T978"> </text:span><text:span text:style-name="T921">entireSet) -&gt; '_' means </text:span><text:span text:style-name="T923">throwaway</text:span></text:p>
      <text:p text:style-name="P798"/>
      <text:p text:style-name="P799"><text:tab/><text:tab/></text:p>
      <text:p text:style-name="P815">Bank app project</text:p>
      <text:p text:style-name="P784"/>
      <text:p text:style-name="P815">Creating DOM Elements</text:p>
      <text:p text:style-name="P784">Logging in/out -&gt; Change opacity of app interface.</text:p>
      <text:p text:style-name="P785"/>
      <text:p text:style-name="P785">Processing array of money depo/withdrawal:</text:p>
      <text:p text:style-name="P652"><text:span text:style-name="T982"><text:tab/></text:span><text:span text:style-name="T921">1. Creating function + determine parameter/data received by function</text:span></text:p>
      <text:p text:style-name="P786"/>
      <text:p text:style-name="P653"><text:span text:style-name="T982"><text:tab/></text:span><text:span text:style-name="T921">2. Use forEach for the targeted Array of data</text:span></text:p>
      <text:p text:style-name="P787"/>
      <text:p text:style-name="P653"><text:span text:style-name="T982"><text:tab/></text:span><text:span text:style-name="T921">3. Identify which HTML elements need to be manipulated/created</text:span></text:p>
      <text:p text:style-name="P653"><text:span text:style-name="T921"><text:tab/></text:span><text:span text:style-name="T982"><text:tab/></text:span><text:span text:style-name="T921">COPY ENTIRE SECTION OF HTML</text:span></text:p>
      <text:p text:style-name="P653"><text:span text:style-name="T982"><text:tab/></text:span><text:span text:style-name="T921">4. <text:s/>Put HTML elements into a Template Literal</text:span><text:span text:style-name="T982"> - </text:span><text:span text:style-name="T921">use ${...} to replace display </text:span><text:span text:style-name="T923">values</text:span><text:span text:style-name="T921"> or </text:span><text:span text:style-name="T861">CLASSES</text:span></text:p>
      <text:p text:style-name="P787"><text:tab/>eg const type = mov&gt;0? 'deposit' : 'withdrawal'</text:p>
      <text:p text:style-name="P653"><text:span text:style-name="T921"><text:tab/>eg &lt;div class="</text:span><text:span text:style-name="T860">movements__type--${type</text:span><text:span text:style-name="T921">}" -&gt; </text:span><text:span text:style-name="T807">Two possible classes to be changed into</text:span></text:p>
      <text:p text:style-name="P787"/>
      <text:p text:style-name="P653"><text:span text:style-name="T921">6. </text:span><text:span text:style-name="T981">Inside forEach, </text:span><text:span text:style-name="T979">Insert into HTML using .</text:span><text:span text:style-name="T928">insertAdjacentHTML(</text:span><text:span text:style-name="T318">option</text:span><text:span text:style-name="T929">, </text:span><text:span text:style-name="T1020">stringInsert</text:span><text:span text:style-name="T928"> )</text:span></text:p>
      <text:p text:style-name="P788"><text:tab/></text:p>
      <text:p text:style-name="P655"><text:span text:style-name="T980"><text:tab/></text:span><text:span text:style-name="T921">Select the </text:span><text:span text:style-name="T861">DOM</text:span><text:span text:style-name="T921"> element that is inserted to (eg movement-container div -&gt; </text:span><text:span text:style-name="T861">querySelect</text:span><text:span text:style-name="T921">-ed)</text:span></text:p>
      <text:p text:style-name="P654"><text:span text:style-name="T921"><text:tab/><text:tab/></text:span><text:span text:style-name="T861">containerMovements</text:span><text:span text:style-name="T921">.</text:span><text:span text:style-name="T925">insertAdjacentHTML(</text:span><text:span text:style-name="T929">'</text:span><text:span text:style-name="T318">afterbegin</text:span><text:span text:style-name="T929">', </text:span><text:span text:style-name="T1020">html</text:span><text:span text:style-name="T925">)</text:span></text:p>
      <text:p text:style-name="P804"/>
      <text:p text:style-name="P657"><text:span text:style-name="T923"><text:tab/></text:span><text:span text:style-name="T921"><text:tab/></text:span><text:span text:style-name="T982"><text:tab/></text:span><text:span text:style-name="T317">afterbegin</text:span><text:span text:style-name="T921"> = add every row AFTER BEGINNING of div (</text:span><text:span text:style-name="T923">newest top</text:span><text:span text:style-name="T921">)</text:span></text:p>
      <text:p text:style-name="P657"><text:span text:style-name="T921"><text:tab/><text:tab/></text:span><text:span text:style-name="T982"><text:tab/></text:span><text:span text:style-name="T317">beforeend</text:span><text:span text:style-name="T921"> = add row BEFORE END of div (</text:span><text:span text:style-name="T923">newest bottom</text:span><text:span text:style-name="T921">)</text:span></text:p>
      <text:p text:style-name="P789"><text:tab/><text:tab/><text:tab/></text:p>
      <text:p text:style-name="P656"><text:span text:style-name="T921">7. To overwrite existing HTML elements with updated data - use </text:span><text:span text:style-name="T925">innerHTML</text:span></text:p>
      <text:p text:style-name="P656"><text:span text:style-name="T921"><text:tab/>containerMovements.</text:span><text:span text:style-name="T923">innerHTML</text:span><text:span text:style-name="T921"> = ''<text:tab/><text:tab/>empty string</text:span></text:p>
      <text:p text:style-name="P657"><text:span text:style-name="T921"><text:tab/><text:tab/></text:span><text:span text:style-name="T17">.innerHTML reads all html content (including divs...etc)</text:span></text:p>
      <text:p text:style-name="P614"><text:tab/><text:tab/><text:tab/>.textContent only reads the displayed content</text:p>
      <text:p text:style-name="P614"/>
      <text:p text:style-name="P816"/>
      <text:p text:style-name="P816"/>
      <text:p text:style-name="P816"/>
      <text:p text:style-name="P816"/>
      <text:p text:style-name="P816"/>
      <text:p text:style-name="P816"/>
      <text:p text:style-name="P816"/>
      <text:p text:style-name="P816"/>
      <text:p text:style-name="P816"/>
      <text:p text:style-name="P816"/>
      <text:p text:style-name="P816"/>
      <text:p text:style-name="P816"><text:soft-page-break/>Data Transformations</text:p>
      <text:p text:style-name="P794">These methods are similar to forEach. However these can be chained, contribute to bigger functions</text:p>
      <text:p text:style-name="P817"/>
      <text:p text:style-name="P817">Map method</text:p>
      <text:p text:style-name="P615"><text:span text:style-name="T879"><text:tab/></text:span><text:span text:style-name="T998">Loop</text:span><text:span text:style-name="T879"> over Arrays</text:span><text:span text:style-name="T1008"> using</text:span><text:span text:style-name="T1006"> </text:span><text:span text:style-name="T985">callback</text:span></text:p>
      <text:p text:style-name="P618"><text:span text:style-name="T1006"><text:tab/></text:span><text:span text:style-name="T879"><text:tab/>A</text:span><text:span text:style-name="T1005">ccess to all 3 parameters (element, index, wholeArray)</text:span></text:p>
      <text:p text:style-name="P615"><text:span text:style-name="T879"><text:tab/>Creates a </text:span><text:span text:style-name="T305">new</text:span><text:span text:style-name="T998"> array</text:span><text:span text:style-name="T879"> (mapping original array to new array</text:span><text:span text:style-name="T1005">, must return)</text:span></text:p>
      <text:p text:style-name="P790"><text:tab/></text:p>
      <text:p text:style-name="P615"><text:span text:style-name="T879">same format as forEach - </text:span><text:span text:style-name="T998">Array.</text:span><text:span text:style-name="T1001">map</text:span><text:span text:style-name="T998">(</text:span><text:span text:style-name="T1049">function</text:span><text:span text:style-name="T998">(</text:span><text:span text:style-name="T1051">eachElement</text:span><text:span text:style-name="T998">){})</text:span></text:p>
      <text:p text:style-name="P616"><text:span text:style-name="T1005"><text:tab/></text:span><text:span text:style-name="T815">eg converting all movements to USD</text:span></text:p>
      <text:p text:style-name="P617"><text:span text:style-name="T879"><text:tab/>const </text:span><text:span text:style-name="T1002">movementsUSD</text:span><text:span text:style-name="T879"> = movements.</text:span><text:span text:style-name="T1002">map</text:span><text:span text:style-name="T879">(function(</text:span><text:span text:style-name="T1050">mov</text:span><text:span text:style-name="T879">){<text:tab/><text:tab/></text:span><text:span text:style-name="T797">must store new array</text:span></text:p>
      <text:p text:style-name="P617"><text:span text:style-name="T879"><text:tab/><text:tab/>return </text:span><text:span text:style-name="T1050">mov</text:span><text:span text:style-name="T879"> * </text:span><text:span text:style-name="T1052">eurToUsd</text:span><text:span text:style-name="T879">}</text:span></text:p>
      <text:p text:style-name="P792"/>
      <text:p text:style-name="P818"><text:span text:style-name="T150"><text:tab/></text:span>eg Creating user name using Map + forEach</text:p>
      <text:p text:style-name="P820"><text:tab/>user = 'John Smith'</text:p>
      <text:p text:style-name="P820"><text:tab/>user.toLowerCase().<text:span text:style-name="T157">split</text:span>(' ').<text:span text:style-name="T157">map</text:span>(function(name){<text:tab/><text:tab/><text:span text:style-name="T1023">split separates string.</text:span></text:p>
      <text:p text:style-name="P820"><text:tab/><text:tab/>return name[0]})<text:tab/><text:tab/><text:tab/><text:tab/><text:tab/><text:span text:style-name="T1023">map returns array ['j', 's']</text:span></text:p>
      <text:p text:style-name="P820"><text:span text:style-name="T1023"><text:tab/><text:tab/><text:tab/></text:span>.<text:span text:style-name="T157">join</text:span>('')<text:tab/><text:tab/><text:tab/><text:tab/><text:tab/><text:tab/><text:span text:style-name="T295">used on array -&gt; 'js'</text:span></text:p>
      <text:p text:style-name="P838"/>
      <text:p text:style-name="P819"><text:span text:style-name="T150"><text:tab/></text:span>eg create one userName for each account objects use <text:span text:style-name="T157">forEach</text:span> (not maps - we don't want an array)<text:span text:style-name="T306"><text:tab/></text:span></text:p>
      <text:p text:style-name="P821"><text:span text:style-name="T295"><text:tab/></text:span>array.forEach(function(acc){</text:p>
      <text:p text:style-name="P821"><text:tab/><text:tab/>array.<text:span text:style-name="T1047">username</text:span> = array.<text:span text:style-name="T157">owner.</text:span><text:span text:style-name="T842">lowercase().split(' ').maps(function(name){</text:span></text:p>
      <text:p text:style-name="P687"><text:tab/><text:tab/><text:tab/>return name[0]<text:span text:style-name="T1053">}</text:span>)</text:p>
      <text:p text:style-name="P687"><text:tab/><text:tab/><text:tab/><text:tab/>.join<text:span text:style-name="T1053">;}</text:span></text:p>
      <text:p text:style-name="P839"/>
      <text:p text:style-name="P867"><text:span text:style-name="T1054"><text:tab/><text:tab/></text:span>Adds a new property 'Username' to object, as the modified version of 'Owner'.</text:p>
      <text:p text:style-name="P868"><text:span text:style-name="T913"><text:tab/><text:tab/></text:span><text:span text:style-name="T914">Don't Return the array -&gt; doing something account object. aka </text:span><text:span text:style-name="T916">'side effects</text:span><text:span text:style-name="T914">'</text:span></text:p>
      <text:p text:style-name="P868"><text:span text:style-name="T915"><text:tab/><text:tab/></text:span><text:span text:style-name="T304">note* Each function should receive data instead of using global variable</text:span></text:p>
      <text:p text:style-name="P817"/>
      <text:p text:style-name="P817">Filter method</text:p>
      <text:p text:style-name="P615"><text:span text:style-name="T1002"><text:tab/></text:span><text:span text:style-name="T879">Filter for elements from original array that satisfies conditions</text:span><text:span text:style-name="T1007"> (</text:span><text:span text:style-name="T986">callback)</text:span></text:p>
      <text:p text:style-name="P790"><text:tab/><text:span text:style-name="T1055">return </text:span><text:span text:style-name="T264">Boolean</text:span><text:span text:style-name="T1055"> value</text:span></text:p>
      <text:p text:style-name="P793"><text:tab/><text:span text:style-name="T797">Access to all 3 parameters of array (element, index, wholeArray)</text:span></text:p>
      <text:p text:style-name="P800"/>
      <text:p text:style-name="P801"><text:tab/><text:span text:style-name="T208">eg const </text:span><text:span text:style-name="T251">deposits</text:span><text:span text:style-name="T208"> = movements.</text:span><text:span text:style-name="T260">filter</text:span><text:span text:style-name="T208">(</text:span><text:span text:style-name="T315">function</text:span><text:span text:style-name="T208">(</text:span><text:span text:style-name="T1015">mov</text:span><text:span text:style-name="T208">){</text:span></text:p>
      <text:p text:style-name="P801"><text:span text:style-name="T208"><text:tab/><text:tab/></text:span><text:span text:style-name="T252">return </text:span><text:span text:style-name="T1016">mov</text:span><text:span text:style-name="T252"> &gt; 0}</text:span></text:p>
      <text:p text:style-name="P793"><text:tab/></text:p>
      <text:p text:style-name="P801"><text:span text:style-name="T208"><text:tab/>any 'True' elements in array will be returned in the new </text:span><text:span text:style-name="T251">'deposit' </text:span><text:span text:style-name="T208">array [200, 400, 1]</text:span></text:p>
      <text:p text:style-name="P800"/>
      <text:p text:style-name="P817">Reduce</text:p>
      <text:p text:style-name="P790"><text:tab/>Boils down all elements of original array into one single value</text:p>
      <text:p text:style-name="P615"><text:span text:style-name="T879"><text:tab/></text:span><text:span text:style-name="T295">acc</text:span><text:span text:style-name="T309">umulator</text:span><text:span text:style-name="T879"> + current<text:tab/><text:tab/><text:tab/>eg </text:span><text:span text:style-name="T295">acc = accumulate</text:span><text:span text:style-name="T879"> -&gt; sum of all values</text:span></text:p>
      <text:p text:style-name="P790"/>
      <text:p text:style-name="P791"><text:tab/><text:span text:style-name="T1057">Reduce callback = </text:span><text:span text:style-name="T459">4</text:span><text:span text:style-name="T460"> parameters</text:span><text:span text:style-name="T462"> (</text:span><text:span text:style-name="T463">Acc, </text:span><text:span text:style-name="T464">curre</text:span><text:span text:style-name="T462">n</text:span><text:span text:style-name="T464">t,</text:span><text:span text:style-name="T462"> </text:span><text:span text:style-name="T464">in</text:span><text:span text:style-name="T462">dex, wholeArray</text:span><text:span text:style-name="T463">)</text:span></text:p>
      <text:p text:style-name="P795"><text:tab/></text:p>
      <text:p text:style-name="P875"><text:tab/>At each iteration, Accumulator + currentElement</text:p>
      <text:p text:style-name="P869"><text:span text:style-name="T910"><text:tab/><text:tab/></text:span><text:span text:style-name="T911">eg movements.</text:span><text:span text:style-name="T912">reduce</text:span><text:span text:style-name="T911">(function(</text:span><text:span text:style-name="T858">acc</text:span><text:span text:style-name="T912">, </text:span><text:span text:style-name="T319">cur</text:span><text:span text:style-name="T911">) {</text:span></text:p>
      <text:p text:style-name="P795"><text:tab/><text:tab/><text:tab/><text:span text:style-name="T1056">return </text:span><text:span text:style-name="T876">acc</text:span><text:span text:style-name="T1056"> + </text:span><text:span text:style-name="T313">cur</text:span><text:span text:style-name="T461">}, </text:span><text:span text:style-name="T1061">0</text:span><text:span text:style-name="T461">)</text:span></text:p>
      <text:p text:style-name="P836"/>
      <text:p text:style-name="P836"><text:tab/><text:span text:style-name="T465">Reduce method = 2 parameters:</text:span></text:p>
      <text:p text:style-name="P876"><text:tab/><text:tab/>1. Callback Function</text:p>
      <text:p text:style-name="P850"><text:tab/><text:tab/>2. Initial value of Accumulator (starts counting at X)</text:p>
      <text:p text:style-name="P837"><text:tab/><text:tab/><text:tab/><text:span text:style-name="T1025">movements.reduce(function(….)</text:span></text:p>
      <text:p text:style-name="P863"><text:span text:style-name="T1057"><text:tab/><text:tab/><text:tab/><text:tab/>{….}, </text:span><text:span text:style-name="T1060">0</text:span><text:span text:style-name="T1057">); → </text:span><text:span text:style-name="T1059">starts at 0</text:span></text:p>
      <text:p text:style-name="P899"/>
      <text:p text:style-name="P870"><text:soft-page-break/><text:span text:style-name="T425">N</text:span><text:span text:style-name="T426">ote* </text:span><text:span text:style-name="T427">Reduce must return 1 value at each iteration.</text:span></text:p>
      <text:p text:style-name="P871">DOESN’T HAVE TO BE THE SUM</text:p>
      <text:p text:style-name="P851"><text:tab/>eg Maximum value</text:p>
      <text:p text:style-name="P864"><text:span text:style-name="T1058"><text:tab/></text:span><text:span text:style-name="T417">movements.reduce(function(</text:span><text:span text:style-name="T875">arr</text:span><text:span text:style-name="T417">, </text:span><text:span text:style-name="T311">cur</text:span><text:span text:style-name="T417">){</text:span></text:p>
      <text:p text:style-name="P852"><text:tab/><text:tab/>return </text:p>
      <text:p text:style-name="P852"><text:tab/><text:tab/><text:span text:style-name="T1065">if (arr &gt; mov) return </text:span><text:span text:style-name="T877">arr</text:span><text:span text:style-name="T1065">;<text:tab/></text:span><text:span text:style-name="T816">return the saved bigger one</text:span></text:p>
      <text:p text:style-name="P852"><text:span text:style-name="T1065"><text:tab/><text:tab/>else return </text:span><text:span text:style-name="T314">mov</text:span><text:span text:style-name="T1065">;}<text:tab/><text:tab/></text:span><text:span text:style-name="T816">return mov if bigger</text:span></text:p>
      <text:p text:style-name="P877"><text:tab/><text:tab/>movements[0] );</text:p>
      <text:p text:style-name="P852"/>
      <text:p text:style-name="P855">Chaining methods</text:p>
      <text:p text:style-name="P853">Useful to display wanted data. Eg Sum of Deposits (+ve int), convert to USD</text:p>
      <text:p text:style-name="P853"/>
      <text:p text:style-name="P872"><text:span text:style-name="T428"><text:tab/>BUT .fiter(…).map(…).reduce(…) does not show WHICH STEP </text:span><text:span text:style-name="T1063">mistake</text:span><text:span text:style-name="T428"> occurs</text:span></text:p>
      <text:p text:style-name="P853"/>
      <text:p text:style-name="P873"><text:span text:style-name="T428">U</text:span><text:span text:style-name="T419">se </text:span><text:span text:style-name="T823">array parameter</text:span><text:span text:style-name="T419"> to see which operation in chain method happens.</text:span></text:p>
      <text:p text:style-name="P879"/>
      <text:p text:style-name="P874"><text:span text:style-name="T419">.</text:span><text:span text:style-name="T857">filter</text:span><text:span text:style-name="T419">(mov =&gt; mov &lt;0) <text:tab/><text:tab/></text:span><text:span text:style-name="T1026">*</text:span><text:span text:style-name="T1027">mistake because -ve int (withdrawal)</text:span></text:p>
      <text:p text:style-name="P874"><text:span text:style-name="T419">.</text:span><text:span text:style-name="T857">map</text:span><text:span text:style-name="T419">((move, I, </text:span><text:span text:style-name="T1064">arr</text:span><text:span text:style-name="T419">) =&gt; {</text:span><text:span text:style-name="T1062">log(arr)</text:span><text:span text:style-name="T419">; return mov * 1.1}</text:span></text:p>
      <text:p text:style-name="P874"><text:span text:style-name="T419">.</text:span><text:span text:style-name="T857">reduce</text:span><text:span text:style-name="T419">(…)</text:span></text:p>
      <text:p text:style-name="P879"/>
      <text:p text:style-name="P415"><text:span text:style-name="T430">arr = [-400, -650, -130] → mistake occurred at .</text:span><text:span text:style-name="T859">filter</text:span></text:p>
      <text:p text:style-name="P884"/>
      <text:p text:style-name="P884"/>
      <text:p text:style-name="P885">Find Method</text:p>
      <text:p text:style-name="P880">Used to retrieve ONE element of an array with conditions</text:p>
      <text:p text:style-name="P880">Callback function + Loop over array (similar to filter)</text:p>
      <text:p text:style-name="P886"><text:span text:style-name="T17"><text:tab/></text:span>Important differences</text:p>
      <text:p text:style-name="P881"><text:tab/><text:tab/><text:span text:style-name="T157">Filter</text:span> = <text:span text:style-name="T817">new array</text:span>, <text:span text:style-name="T851">all elements</text:span> that match</text:p>
      <text:p text:style-name="P881"><text:tab/><text:tab/><text:span text:style-name="T157">Find</text:span> = <text:span text:style-name="T817">element only</text:span>, <text:span text:style-name="T851">first</text:span> one only</text:p>
      <text:p text:style-name="P880"/>
      <text:p text:style-name="P880">eg const firstWithdrawal = movements.<text:span text:style-name="T185">find</text:span>(functions(mov){ return <text:span text:style-name="T157">mov &lt; <text:s/>0</text:span>}</text:p>
      <text:p text:style-name="P880"><text:tab/>Returns the first number &lt; 0</text:p>
      <text:p text:style-name="P880"/>
      <text:p text:style-name="P882"><text:tab/><text:span text:style-name="T2">Use case: common data structure - </text:span><text:span text:style-name="T5">Array of Objects</text:span><text:span text:style-name="T2"> (different accounts in an array)</text:span></text:p>
      <text:p text:style-name="P882"><text:tab/>Finding object based on property</text:p>
      <text:p text:style-name="P883"><text:tab/>All objects have similar structure, find can help find the needed one.<text:span text:style-name="T1066">\</text:span></text:p>
      <text:p text:style-name="P883"/>
      <text:p text:style-name="P887"/>
      <text:p text:style-name="P887"/>
      <text:p text:style-name="P887"/>
      <text:p text:style-name="P887"/>
      <text:p text:style-name="P887"/>
      <text:p text:style-name="P887">Implementing Login</text:p>
      <text:p text:style-name="P889"/>
      <text:p text:style-name="P889">1. Event listen to button</text:p>
      <text:p text:style-name="P887"><text:span text:style-name="T17"><text:tab/>Login button = Form element</text:span><text:span text:style-name="T151">. </text:span></text:p>
      <text:p text:style-name="P888"><text:span text:style-name="T151"><text:tab/></text:span><text:span text:style-name="T17">Form element allows <text:s/>Enter like Click</text:span></text:p>
      <text:p text:style-name="P887"><text:span text:style-name="T17"><text:tab/><text:tab/>Default HTML behaviour = page reload to submit form (stop this)</text:span></text:p>
      <text:p text:style-name="P887"><text:span text:style-name="T17"/></text:p>
      <text:p text:style-name="P887"><text:span text:style-name="T17"><text:tab/>btnLogin.addeventlistener('click',function(</text:span><text:span text:style-name="T1018">e</text:span><text:span text:style-name="T17">){</text:span></text:p>
      <text:p text:style-name="P887"><text:span text:style-name="T17"><text:tab/><text:tab/></text:span><text:span text:style-name="T1019">e</text:span><text:span text:style-name="T139">.</text:span><text:span text:style-name="T863">preventDefault()</text:span><text:span text:style-name="T17">;</text:span><text:span text:style-name="T152"><text:tab/><text:tab/></text:span><text:span text:style-name="T813">pass 'event' parameter + prevent form <text:s/>submitting</text:span></text:p>
      <text:p text:style-name="P887"><text:span text:style-name="T813"/></text:p>
      <text:p text:style-name="P889"><text:soft-page-break/>2. Find login details</text:p>
      <text:p text:style-name="P889"><text:span text:style-name="T17"><text:tab/></text:span><text:span text:style-name="T1067">btnLogin.addeventlistener('click',function(</text:span><text:span text:style-name="T1068">e</text:span><text:span text:style-name="T1067">){</text:span></text:p>
      <text:p text:style-name="P900"><text:span text:style-name="T153"><text:tab/><text:tab/></text:span><text:span text:style-name="T39">e</text:span><text:span text:style-name="T153">.</text:span><text:span text:style-name="T39">preventDefault()</text:span><text:span text:style-name="T153">;</text:span><text:span text:style-name="T17"><text:tab/></text:span></text:p>
      <text:p text:style-name="P889"><text:span text:style-name="T17"><text:tab/><text:tab/>accounts.find(function(</text:span><text:span text:style-name="T1018">acc</text:span><text:span text:style-name="T17">){</text:span></text:p>
      <text:p text:style-name="P889"><text:span text:style-name="T17"><text:tab/><text:tab/><text:tab/>return </text:span><text:span text:style-name="T1018">acc.owner</text:span><text:span text:style-name="T17"> === </text:span><text:span text:style-name="T317">inputLoginUsername.</text:span><text:span text:style-name="T829">value</text:span><text:span text:style-name="T17">})</text:span><text:span text:style-name="T154"> </text:span></text:p>
      <text:p text:style-name="P891"><text:span text:style-name="T154"/></text:p>
      <text:p text:style-name="P901"><text:span text:style-name="T17">input field already QuerySelected. </text:span><text:span text:style-name="T824">Value inside input area</text:span></text:p>
      <text:p text:style-name="P901"><text:span text:style-name="T824"/></text:p>
      <text:p text:style-name="P890"><text:span text:style-name="T1069">3</text:span>. <text:span text:style-name="T1069">Set current account</text:span></text:p>
      <text:p text:style-name="P892"><text:span text:style-name="T17"><text:tab/>Save account into variable in global scope -&gt; Used to access account for other functions</text:span></text:p>
      <text:p text:style-name="P892"><text:span text:style-name="T17"/></text:p>
      <text:p text:style-name="P892"><text:span text:style-name="T17"><text:tab/></text:span><text:span text:style-name="T19">let currentAccount;</text:span></text:p>
      <text:p text:style-name="P893"><text:span text:style-name="T17"><text:tab/></text:span><text:span text:style-name="T1028">btnLogin.addeventListener('click'........{</text:span></text:p>
      <text:p text:style-name="P902"><text:span text:style-name="T17"><text:tab/><text:tab/>...</text:span></text:p>
      <text:p text:style-name="P902"><text:span text:style-name="T17"><text:tab/><text:tab/>currentAccount = accounts.find(...)})</text:span></text:p>
      <text:p text:style-name="P902"><text:span text:style-name="T17"/></text:p>
      <text:p text:style-name="P894">4. Check Pin of currentAccount</text:p>
      <text:p text:style-name="P894"><text:span text:style-name="T17"><text:tab/>if (currentAccount</text:span><text:span text:style-name="T139">?</text:span><text:span text:style-name="T17">.pin === Number(</text:span><text:span text:style-name="T316">inputLoginPin.value</text:span><text:span text:style-name="T17">) {...}</text:span></text:p>
      <text:p text:style-name="P894"><text:span text:style-name="T17"/></text:p>
      <text:p text:style-name="P896"><text:span text:style-name="T42"/></text:p>
      <text:p text:style-name="P896"><text:span text:style-name="T40"><text:tab/></text:span><text:span text:style-name="T42">?</text:span><text:span text:style-name="T17"> is used for optional chaining -&gt; only execute code </text:span><text:span text:style-name="T824">IF VARIABLE EXISTS</text:span><text:span text:style-name="T833"> (prevent Error)</text:span></text:p>
      <text:p text:style-name="P896"><text:span text:style-name="T824"><text:tab/></text:span><text:span text:style-name="T807">if currentAccount = undefined, Error occurs</text:span></text:p>
      <text:p text:style-name="P896"><text:span text:style-name="T807"/></text:p>
      <text:p text:style-name="P895"><text:span text:style-name="T155">5</text:span><text:span text:style-name="T17">. </text:span><text:span text:style-name="T155">If Pin is correct, execute all DOM manipulating functions using currentAccount variable</text:span></text:p>
      <text:p text:style-name="P895"><text:span text:style-name="T155"/></text:p>
      <text:p text:style-name="P897"><text:span text:style-name="T17">6. Clear input fields</text:span></text:p>
      <text:p text:style-name="P898"><text:span text:style-name="T17"><text:tab/>inputLoginUsername.value = inputLoginPin.value = ''</text:span></text:p>
      <text:p text:style-name="P898"><text:span text:style-name="T17"><text:tab/>inputLoginPin.</text:span><text:span text:style-name="T307">blur()</text:span></text:p>
      <text:p text:style-name="P898"><text:span text:style-name="T307"/></text:p>
      <text:p text:style-name="P898"><text:span text:style-name="T307"><text:tab/>Blur method</text:span><text:span text:style-name="T17"> = </text:span><text:span text:style-name="T156">lose focus on HTML element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A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2-10T17:58:05.320000000</meta:creation-date>
    <dc:date>2022-03-16T10:22:03.179000000</dc:date>
    <meta:editing-duration>P11DT17H6M36S</meta:editing-duration>
    <meta:editing-cycles>560</meta:editing-cycles>
    <meta:generator>LibreOffice/7.3.1.3$Windows_X86_64 LibreOffice_project/a69ca51ded25f3eefd52d7bf9a5fad8c90b87951</meta:generator>
    <meta:document-statistic meta:table-count="0" meta:image-count="0" meta:object-count="0" meta:page-count="48" meta:paragraph-count="1809" meta:word-count="11203" meta:character-count="73230" meta:non-whitespace-character-count="61008"/>
  </office:meta>
</office:document-meta>
</file>